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000000"/>
    </style:style>
    <style:style style:name="ce5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  <style:text-properties fo:color="#000000"/>
    </style:style>
    <style:style style:name="ce8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ce18" style:family="table-cell" style:parent-style-name="Normal_London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  <style:text-properties fo:color="#000000"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T9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7.62cm" style:use-optimal-column-width="true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3.94229166666667cm" style:use-optimal-column-width="true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6.323541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6.5893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8" table:style-name="ta1">
        <table:table-column table:style-name="co1" table:default-cell-style-name="ce22"/>
        <table:table-column table:style-name="co2" table:default-cell-style-name="ce2"/>
        <table:table-column table:style-name="co3" table:default-cell-style-name="ce23"/>
        <table:table-column table:style-name="co4" table:number-columns-repeated="2" table:default-cell-style-name="ce6"/>
        <table:table-column table:style-name="co5" table:default-cell-style-name="ce4"/>
        <table:table-column table:style-name="co6" table:number-columns-repeated="2" table:default-cell-style-name="ce5"/>
        <table:table-column table:style-name="co6" table:number-columns-repeated="6" table:default-cell-style-name="ce6"/>
        <table:table-column table:style-name="co7" table:default-cell-style-name="ce6"/>
        <table:table-column table:style-name="co8" table:number-columns-repeated="16369" table:default-cell-style-name="ce6"/>
        <table:table-row table:style-name="ro1">
          <table:table-cell office:value-type="string" table:style-name="ce1">
            <text:p>Table 8: Area council tax for a dwelling occupied by two adults by band 2024 to 2025 [note a][note b]</text:p>
          </table:table-cell>
          <table:table-cell table:style-name="ce2"/>
          <table:table-cell table:style-name="ce3"/>
          <table:table-cell table:number-columns-repeated="2" table:style-name="ce1"/>
          <table:table-cell table:style-name="ce4"/>
          <table:table-cell table:number-columns-repeated="2" table:style-name="ce5"/>
          <table:table-cell table:number-columns-repeated="16376" table:style-name="ce6"/>
        </table:table-row>
        <table:table-row table:style-name="ro2">
          <table:table-cell office:value-type="string" table:style-name="ce8">
            <text:p>This worksheet contains 1 table. The data in this table are reported in pounds (£).</text:p>
          </table:table-cell>
          <table:table-cell table:style-name="ce2"/>
          <table:table-cell table:number-columns-repeated="3" table:style-name="ce8"/>
          <table:table-cell table:style-name="ce4"/>
          <table:table-cell table:number-columns-repeated="2" table:style-name="ce5"/>
          <table:table-cell table:number-columns-repeated="16376" table:style-name="ce6"/>
        </table:table-row>
        <table:table-row table:style-name="ro3">
          <table:table-cell office:value-type="string" table:style-name="ce9">
            <text:p>E Code</text:p>
          </table:table-cell>
          <table:table-cell office:value-type="string" table:style-name="ce9">
            <text:p>ONS Code</text:p>
          </table:table-cell>
          <table:table-cell office:value-type="string" table:style-name="ce10">
            <text:p>Authority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Class</text:p>
          </table:table-cell>
          <table:table-cell office:value-type="string" table:style-name="ce9">
            <text:p>Area</text:p>
          </table:table-cell>
          <table:table-cell office:value-type="string" table:style-name="ce11">
            <text:p>Band A</text:p>
          </table:table-cell>
          <table:table-cell office:value-type="string" table:style-name="ce11">
            <text:p>Band B</text:p>
          </table:table-cell>
          <table:table-cell office:value-type="string" table:style-name="ce11">
            <text:p>Band C</text:p>
          </table:table-cell>
          <table:table-cell office:value-type="string" table:style-name="ce11">
            <text:p>Band D</text:p>
          </table:table-cell>
          <table:table-cell office:value-type="string" table:style-name="ce11">
            <text:p>Band E</text:p>
          </table:table-cell>
          <table:table-cell office:value-type="string" table:style-name="ce11">
            <text:p>Band F</text:p>
          </table:table-cell>
          <table:table-cell office:value-type="string" table:style-name="ce11">
            <text:p>Band G<text:s/></text:p>
          </table:table-cell>
          <table:table-cell office:value-type="string" table:style-name="ce11">
            <text:p>Band H</text:p>
          </table:table-cell>
          <table:table-cell office:value-type="string" table:style-name="ce11">
            <text:p>Notes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E5010</text:p>
          </table:table-cell>
          <table:table-cell office:value-type="string" table:style-name="ce13">
            <text:p>E09000001</text:p>
          </table:table-cell>
          <table:table-cell office:value-type="string" table:style-name="ce14">
            <text:p>City of London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811.92666666666673" table:style-name="ce16">
            <text:p>811.93</text:p>
          </table:table-cell>
          <table:table-cell office:value-type="float" office:value="947.24777777777797" table:style-name="ce16">
            <text:p>947.25</text:p>
          </table:table-cell>
          <table:table-cell office:value-type="float" office:value="1082.568888888889" table:style-name="ce16">
            <text:p>1,082.57</text:p>
          </table:table-cell>
          <table:table-cell office:value-type="float" office:value="1217.8900000000001" table:style-name="ce16">
            <text:p>1,217.89</text:p>
          </table:table-cell>
          <table:table-cell office:value-type="float" office:value="1488.5322222222223" table:style-name="ce16">
            <text:p>1,488.53</text:p>
          </table:table-cell>
          <table:table-cell office:value-type="float" office:value="1759.1744444444446" table:style-name="ce16">
            <text:p>1,759.17</text:p>
          </table:table-cell>
          <table:table-cell office:value-type="float" office:value="2029.8166666666668" table:style-name="ce16">
            <text:p>2,029.82</text:p>
          </table:table-cell>
          <table:table-cell office:value-type="float" office:value="2435.7800000000002" table:style-name="ce16">
            <text:p>2,435.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11</text:p>
          </table:table-cell>
          <table:table-cell office:value-type="string" table:style-name="ce13">
            <text:p>E09000007</text:p>
          </table:table-cell>
          <table:table-cell office:value-type="string" table:style-name="ce17">
            <text:p>Camden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1340.58" table:style-name="ce16">
            <text:p>1,340.58</text:p>
          </table:table-cell>
          <table:table-cell office:value-type="float" office:value="1564.01" table:style-name="ce16">
            <text:p>1,564.01</text:p>
          </table:table-cell>
          <table:table-cell office:value-type="float" office:value="1787.4399999999998" table:style-name="ce16">
            <text:p>1,787.44</text:p>
          </table:table-cell>
          <table:table-cell office:value-type="float" office:value="2010.87" table:style-name="ce16">
            <text:p>2,010.87</text:p>
          </table:table-cell>
          <table:table-cell office:value-type="float" office:value="2457.73" table:style-name="ce16">
            <text:p>2,457.73</text:p>
          </table:table-cell>
          <table:table-cell office:value-type="float" office:value="2904.5899999999997" table:style-name="ce16">
            <text:p>2,904.59</text:p>
          </table:table-cell>
          <table:table-cell office:value-type="float" office:value="3351.45" table:style-name="ce16">
            <text:p>3,351.45</text:p>
          </table:table-cell>
          <table:table-cell office:value-type="float" office:value="4021.74" table:style-name="ce16">
            <text:p>4,021.7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12</text:p>
          </table:table-cell>
          <table:table-cell office:value-type="string" table:style-name="ce13">
            <text:p>E09000011</text:p>
          </table:table-cell>
          <table:table-cell office:value-type="string" table:style-name="ce17">
            <text:p>Greenwich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1280.3533333333335" table:style-name="ce16">
            <text:p>1,280.35</text:p>
          </table:table-cell>
          <table:table-cell office:value-type="float" office:value="1493.7455555555555" table:style-name="ce16">
            <text:p>1,493.75</text:p>
          </table:table-cell>
          <table:table-cell office:value-type="float" office:value="1707.1377777777777" table:style-name="ce16">
            <text:p>1,707.14</text:p>
          </table:table-cell>
          <table:table-cell office:value-type="float" office:value="1920.53" table:style-name="ce16">
            <text:p>1,920.53</text:p>
          </table:table-cell>
          <table:table-cell office:value-type="float" office:value="2347.3144444444442" table:style-name="ce16">
            <text:p>2,347.31</text:p>
          </table:table-cell>
          <table:table-cell office:value-type="float" office:value="2774.0988888888887" table:style-name="ce16">
            <text:p>2,774.10</text:p>
          </table:table-cell>
          <table:table-cell office:value-type="float" office:value="3200.8833333333332" table:style-name="ce16">
            <text:p>3,200.88</text:p>
          </table:table-cell>
          <table:table-cell office:value-type="float" office:value="3841.06" table:style-name="ce16">
            <text:p>3,841.0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13</text:p>
          </table:table-cell>
          <table:table-cell office:value-type="string" table:style-name="ce13">
            <text:p>E09000012</text:p>
          </table:table-cell>
          <table:table-cell office:value-type="string" table:style-name="ce17">
            <text:p>Hackney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1251.58" table:style-name="ce16">
            <text:p>1,251.58</text:p>
          </table:table-cell>
          <table:table-cell office:value-type="float" office:value="1460.1766666666667" table:style-name="ce16">
            <text:p>1,460.18</text:p>
          </table:table-cell>
          <table:table-cell office:value-type="float" office:value="1668.7733333333333" table:style-name="ce16">
            <text:p>1,668.77</text:p>
          </table:table-cell>
          <table:table-cell office:value-type="float" office:value="1877.37" table:style-name="ce16">
            <text:p>1,877.37</text:p>
          </table:table-cell>
          <table:table-cell office:value-type="float" office:value="2294.5633333333335" table:style-name="ce16">
            <text:p>2,294.56</text:p>
          </table:table-cell>
          <table:table-cell office:value-type="float" office:value="2711.7566666666662" table:style-name="ce16">
            <text:p>2,711.76</text:p>
          </table:table-cell>
          <table:table-cell office:value-type="float" office:value="3128.95" table:style-name="ce16">
            <text:p>3,128.95</text:p>
          </table:table-cell>
          <table:table-cell office:value-type="float" office:value="3754.74" table:style-name="ce16">
            <text:p>3,754.7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14</text:p>
          </table:table-cell>
          <table:table-cell office:value-type="string" table:style-name="ce13">
            <text:p>E09000013</text:p>
          </table:table-cell>
          <table:table-cell office:value-type="string" table:style-name="ce17">
            <text:p>Hammersmith &amp; Fulham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924.51333333333321" table:style-name="ce16">
            <text:p>924.51</text:p>
          </table:table-cell>
          <table:table-cell office:value-type="float" office:value="1078.5988888888887" table:style-name="ce16">
            <text:p>1,078.60</text:p>
          </table:table-cell>
          <table:table-cell office:value-type="float" office:value="1232.6844444444444" table:style-name="ce16">
            <text:p>1,232.68</text:p>
          </table:table-cell>
          <table:table-cell office:value-type="float" office:value="1386.77" table:style-name="ce16">
            <text:p>1,386.77</text:p>
          </table:table-cell>
          <table:table-cell office:value-type="float" office:value="1694.941111111111" table:style-name="ce16">
            <text:p>1,694.94</text:p>
          </table:table-cell>
          <table:table-cell office:value-type="float" office:value="2003.112222222222" table:style-name="ce16">
            <text:p>2,003.11</text:p>
          </table:table-cell>
          <table:table-cell office:value-type="float" office:value="2311.2833333333333" table:style-name="ce16">
            <text:p>2,311.28</text:p>
          </table:table-cell>
          <table:table-cell office:value-type="float" office:value="2773.54" table:style-name="ce16">
            <text:p>2,773.5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15</text:p>
          </table:table-cell>
          <table:table-cell office:value-type="string" table:style-name="ce13">
            <text:p>E09000019</text:p>
          </table:table-cell>
          <table:table-cell office:value-type="string" table:style-name="ce17">
            <text:p>Islington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1280.54" table:style-name="ce16">
            <text:p>1,280.54</text:p>
          </table:table-cell>
          <table:table-cell office:value-type="float" office:value="1493.9633333333334" table:style-name="ce16">
            <text:p>1,493.96</text:p>
          </table:table-cell>
          <table:table-cell office:value-type="float" office:value="1707.3866666666665" table:style-name="ce16">
            <text:p>1,707.39</text:p>
          </table:table-cell>
          <table:table-cell office:value-type="float" office:value="1920.81" table:style-name="ce16">
            <text:p>1,920.81</text:p>
          </table:table-cell>
          <table:table-cell office:value-type="float" office:value="2347.6566666666668" table:style-name="ce16">
            <text:p>2,347.66</text:p>
          </table:table-cell>
          <table:table-cell office:value-type="float" office:value="2774.5033333333331" table:style-name="ce16">
            <text:p>2,774.50</text:p>
          </table:table-cell>
          <table:table-cell office:value-type="float" office:value="3201.35" table:style-name="ce16">
            <text:p>3,201.35</text:p>
          </table:table-cell>
          <table:table-cell office:value-type="float" office:value="3841.6200000000003" table:style-name="ce16">
            <text:p>3,841.6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16</text:p>
          </table:table-cell>
          <table:table-cell office:value-type="string" table:style-name="ce13">
            <text:p>E09000020</text:p>
          </table:table-cell>
          <table:table-cell office:value-type="string" table:style-name="ce17">
            <text:p>Kensington &amp; Chelsea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1019.8999999999999" table:style-name="ce16">
            <text:p>1,019.90</text:p>
          </table:table-cell>
          <table:table-cell office:value-type="float" office:value="1189.8833333333332" table:style-name="ce16">
            <text:p>1,189.88</text:p>
          </table:table-cell>
          <table:table-cell office:value-type="float" office:value="1359.8666666666666" table:style-name="ce16">
            <text:p>1,359.87</text:p>
          </table:table-cell>
          <table:table-cell office:value-type="float" office:value="1529.85" table:style-name="ce16">
            <text:p>1,529.85</text:p>
          </table:table-cell>
          <table:table-cell office:value-type="float" office:value="1869.8166666666666" table:style-name="ce16">
            <text:p>1,869.82</text:p>
          </table:table-cell>
          <table:table-cell office:value-type="float" office:value="2209.7833333333333" table:style-name="ce16">
            <text:p>2,209.78</text:p>
          </table:table-cell>
          <table:table-cell office:value-type="float" office:value="2549.75" table:style-name="ce16">
            <text:p>2,549.75</text:p>
          </table:table-cell>
          <table:table-cell office:value-type="float" office:value="3059.7" table:style-name="ce16">
            <text:p>3,059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17</text:p>
          </table:table-cell>
          <table:table-cell office:value-type="string" table:style-name="ce13">
            <text:p>E09000022</text:p>
          </table:table-cell>
          <table:table-cell office:value-type="string" table:style-name="ce17">
            <text:p>Lambeth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1243.6066666666668" table:style-name="ce16">
            <text:p>1,243.61</text:p>
          </table:table-cell>
          <table:table-cell office:value-type="float" office:value="1450.8744444444446" table:style-name="ce16">
            <text:p>1,450.87</text:p>
          </table:table-cell>
          <table:table-cell office:value-type="float" office:value="1658.1422222222222" table:style-name="ce16">
            <text:p>1,658.14</text:p>
          </table:table-cell>
          <table:table-cell office:value-type="float" office:value="1865.41" table:style-name="ce16">
            <text:p>1,865.41</text:p>
          </table:table-cell>
          <table:table-cell office:value-type="float" office:value="2279.945555555556" table:style-name="ce16">
            <text:p>2,279.95</text:p>
          </table:table-cell>
          <table:table-cell office:value-type="float" office:value="2694.4811111111112" table:style-name="ce16">
            <text:p>2,694.48</text:p>
          </table:table-cell>
          <table:table-cell office:value-type="float" office:value="3109.0166666666669" table:style-name="ce16">
            <text:p>3,109.02</text:p>
          </table:table-cell>
          <table:table-cell office:value-type="float" office:value="3730.8200000000006" table:style-name="ce16">
            <text:p>3,730.8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18</text:p>
          </table:table-cell>
          <table:table-cell office:value-type="string" table:style-name="ce13">
            <text:p>E09000023</text:p>
          </table:table-cell>
          <table:table-cell office:value-type="string" table:style-name="ce17">
            <text:p>Lewisham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1358.6533333333334" table:style-name="ce16">
            <text:p>1,358.65</text:p>
          </table:table-cell>
          <table:table-cell office:value-type="float" office:value="1585.0955555555556" table:style-name="ce16">
            <text:p>1,585.10</text:p>
          </table:table-cell>
          <table:table-cell office:value-type="float" office:value="1811.5377777777778" table:style-name="ce16">
            <text:p>1,811.54</text:p>
          </table:table-cell>
          <table:table-cell office:value-type="float" office:value="2037.98" table:style-name="ce16">
            <text:p>2,037.98</text:p>
          </table:table-cell>
          <table:table-cell office:value-type="float" office:value="2490.8644444444444" table:style-name="ce16">
            <text:p>2,490.86</text:p>
          </table:table-cell>
          <table:table-cell office:value-type="float" office:value="2943.7488888888893" table:style-name="ce16">
            <text:p>2,943.75</text:p>
          </table:table-cell>
          <table:table-cell office:value-type="float" office:value="3396.6333333333332" table:style-name="ce16">
            <text:p>3,396.63</text:p>
          </table:table-cell>
          <table:table-cell office:value-type="float" office:value="4075.96" table:style-name="ce16">
            <text:p>4,075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19</text:p>
          </table:table-cell>
          <table:table-cell office:value-type="string" table:style-name="ce13">
            <text:p>E09000028</text:p>
          </table:table-cell>
          <table:table-cell office:value-type="string" table:style-name="ce17">
            <text:p>Southwark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1195.3200000000002" table:style-name="ce16">
            <text:p>1,195.32</text:p>
          </table:table-cell>
          <table:table-cell office:value-type="float" office:value="1394.54" table:style-name="ce16">
            <text:p>1,394.54</text:p>
          </table:table-cell>
          <table:table-cell office:value-type="float" office:value="1593.76" table:style-name="ce16">
            <text:p>1,593.76</text:p>
          </table:table-cell>
          <table:table-cell office:value-type="float" office:value="1792.98" table:style-name="ce16">
            <text:p>1,792.98</text:p>
          </table:table-cell>
          <table:table-cell office:value-type="float" office:value="2191.42" table:style-name="ce16">
            <text:p>2,191.42</text:p>
          </table:table-cell>
          <table:table-cell office:value-type="float" office:value="2589.86" table:style-name="ce16">
            <text:p>2,589.86</text:p>
          </table:table-cell>
          <table:table-cell office:value-type="float" office:value="2988.3" table:style-name="ce16">
            <text:p>2,988.30</text:p>
          </table:table-cell>
          <table:table-cell office:value-type="float" office:value="3585.96" table:style-name="ce16">
            <text:p>3,585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20</text:p>
          </table:table-cell>
          <table:table-cell office:value-type="string" table:style-name="ce13">
            <text:p>E09000030</text:p>
          </table:table-cell>
          <table:table-cell office:value-type="string" table:style-name="ce17">
            <text:p>Tower Hamlets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1117.0066666666667" table:style-name="ce16">
            <text:p>1,117.01</text:p>
          </table:table-cell>
          <table:table-cell office:value-type="float" office:value="1303.1744444444444" table:style-name="ce16">
            <text:p>1,303.17</text:p>
          </table:table-cell>
          <table:table-cell office:value-type="float" office:value="1489.3422222222223" table:style-name="ce16">
            <text:p>1,489.34</text:p>
          </table:table-cell>
          <table:table-cell office:value-type="float" office:value="1675.51" table:style-name="ce16">
            <text:p>1,675.51</text:p>
          </table:table-cell>
          <table:table-cell office:value-type="float" office:value="2047.8455555555556" table:style-name="ce16">
            <text:p>2,047.85</text:p>
          </table:table-cell>
          <table:table-cell office:value-type="float" office:value="2420.181111111111" table:style-name="ce16">
            <text:p>2,420.18</text:p>
          </table:table-cell>
          <table:table-cell office:value-type="float" office:value="2792.5166666666669" table:style-name="ce16">
            <text:p>2,792.52</text:p>
          </table:table-cell>
          <table:table-cell office:value-type="float" office:value="3351.02" table:style-name="ce16">
            <text:p>3,351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21</text:p>
          </table:table-cell>
          <table:table-cell office:value-type="string" table:style-name="ce13">
            <text:p>E09000032</text:p>
          </table:table-cell>
          <table:table-cell office:value-type="string" table:style-name="ce17">
            <text:p>Wandsworth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645.83999999999992" table:style-name="ce16">
            <text:p>645.84</text:p>
          </table:table-cell>
          <table:table-cell office:value-type="float" office:value="753.48" table:style-name="ce16">
            <text:p>753.48</text:p>
          </table:table-cell>
          <table:table-cell office:value-type="float" office:value="861.12" table:style-name="ce16">
            <text:p>861.12</text:p>
          </table:table-cell>
          <table:table-cell office:value-type="float" office:value="968.76" table:style-name="ce16">
            <text:p>968.76</text:p>
          </table:table-cell>
          <table:table-cell office:value-type="float" office:value="1184.04" table:style-name="ce16">
            <text:p>1,184.04</text:p>
          </table:table-cell>
          <table:table-cell office:value-type="float" office:value="1399.32" table:style-name="ce16">
            <text:p>1,399.32</text:p>
          </table:table-cell>
          <table:table-cell office:value-type="float" office:value="1614.6" table:style-name="ce16">
            <text:p>1,614.60</text:p>
          </table:table-cell>
          <table:table-cell office:value-type="float" office:value="1937.52" table:style-name="ce16">
            <text:p>1,937.5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22</text:p>
          </table:table-cell>
          <table:table-cell office:value-type="string" table:style-name="ce13">
            <text:p>E09000033</text:p>
          </table:table-cell>
          <table:table-cell office:value-type="string" table:style-name="ce17">
            <text:p>Westminster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ILB</text:p>
          </table:table-cell>
          <table:table-cell office:value-type="string" table:style-name="ce8">
            <text:p>Inner London</text:p>
          </table:table-cell>
          <table:table-cell office:value-type="float" office:value="650.01333333333332" table:style-name="ce16">
            <text:p>650.01</text:p>
          </table:table-cell>
          <table:table-cell office:value-type="float" office:value="758.34888888888884" table:style-name="ce16">
            <text:p>758.35</text:p>
          </table:table-cell>
          <table:table-cell office:value-type="float" office:value="866.68444444444447" table:style-name="ce16">
            <text:p>866.68</text:p>
          </table:table-cell>
          <table:table-cell office:value-type="float" office:value="975.02" table:style-name="ce16">
            <text:p>975.02</text:p>
          </table:table-cell>
          <table:table-cell office:value-type="float" office:value="1191.691111111111" table:style-name="ce16">
            <text:p>1,191.69</text:p>
          </table:table-cell>
          <table:table-cell office:value-type="float" office:value="1408.3622222222223" table:style-name="ce16">
            <text:p>1,408.36</text:p>
          </table:table-cell>
          <table:table-cell office:value-type="float" office:value="1625.0333333333333" table:style-name="ce16">
            <text:p>1,625.03</text:p>
          </table:table-cell>
          <table:table-cell office:value-type="float" office:value="1950.04" table:style-name="ce16">
            <text:p>1,950.0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0</text:p>
          </table:table-cell>
          <table:table-cell office:value-type="string" table:style-name="ce13">
            <text:p>E09000002</text:p>
          </table:table-cell>
          <table:table-cell office:value-type="string" table:style-name="ce17">
            <text:p>Barking &amp; Dagenham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335.1666666666667" table:style-name="ce16">
            <text:p>1,335.17</text:p>
          </table:table-cell>
          <table:table-cell office:value-type="float" office:value="1557.6944444444443" table:style-name="ce16">
            <text:p>1,557.69</text:p>
          </table:table-cell>
          <table:table-cell office:value-type="float" office:value="1780.2222222222222" table:style-name="ce16">
            <text:p>1,780.22</text:p>
          </table:table-cell>
          <table:table-cell office:value-type="float" office:value="2002.75" table:style-name="ce16">
            <text:p>2,002.75</text:p>
          </table:table-cell>
          <table:table-cell office:value-type="float" office:value="2447.8055555555557" table:style-name="ce16">
            <text:p>2,447.81</text:p>
          </table:table-cell>
          <table:table-cell office:value-type="float" office:value="2892.8611111111113" table:style-name="ce16">
            <text:p>2,892.86</text:p>
          </table:table-cell>
          <table:table-cell office:value-type="float" office:value="3337.9166666666665" table:style-name="ce16">
            <text:p>3,337.92</text:p>
          </table:table-cell>
          <table:table-cell office:value-type="float" office:value="4005.5" table:style-name="ce16">
            <text:p>4,005.5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1</text:p>
          </table:table-cell>
          <table:table-cell office:value-type="string" table:style-name="ce13">
            <text:p>E09000003</text:p>
          </table:table-cell>
          <table:table-cell office:value-type="string" table:style-name="ce17">
            <text:p>Barnet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295.4933333333333" table:style-name="ce16">
            <text:p>1,295.49</text:p>
          </table:table-cell>
          <table:table-cell office:value-type="float" office:value="1511.4088888888889" table:style-name="ce16">
            <text:p>1,511.41</text:p>
          </table:table-cell>
          <table:table-cell office:value-type="float" office:value="1727.3244444444445" table:style-name="ce16">
            <text:p>1,727.32</text:p>
          </table:table-cell>
          <table:table-cell office:value-type="float" office:value="1943.24" table:style-name="ce16">
            <text:p>1,943.24</text:p>
          </table:table-cell>
          <table:table-cell office:value-type="float" office:value="2375.0711111111109" table:style-name="ce16">
            <text:p>2,375.07</text:p>
          </table:table-cell>
          <table:table-cell office:value-type="float" office:value="2806.902222222222" table:style-name="ce16">
            <text:p>2,806.90</text:p>
          </table:table-cell>
          <table:table-cell office:value-type="float" office:value="3238.7333333333331" table:style-name="ce16">
            <text:p>3,238.73</text:p>
          </table:table-cell>
          <table:table-cell office:value-type="float" office:value="3886.48" table:style-name="ce16">
            <text:p>3,886.4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2</text:p>
          </table:table-cell>
          <table:table-cell office:value-type="string" table:style-name="ce13">
            <text:p>E09000004</text:p>
          </table:table-cell>
          <table:table-cell office:value-type="string" table:style-name="ce17">
            <text:p>Bexley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436.6933333333334" table:style-name="ce16">
            <text:p>1,436.69</text:p>
          </table:table-cell>
          <table:table-cell office:value-type="float" office:value="1676.142222222222" table:style-name="ce16">
            <text:p>1,676.14</text:p>
          </table:table-cell>
          <table:table-cell office:value-type="float" office:value="1915.5911111111111" table:style-name="ce16">
            <text:p>1,915.59</text:p>
          </table:table-cell>
          <table:table-cell office:value-type="float" office:value="2155.04" table:style-name="ce16">
            <text:p>2,155.04</text:p>
          </table:table-cell>
          <table:table-cell office:value-type="float" office:value="2633.9377777777777" table:style-name="ce16">
            <text:p>2,633.94</text:p>
          </table:table-cell>
          <table:table-cell office:value-type="float" office:value="3112.8355555555554" table:style-name="ce16">
            <text:p>3,112.84</text:p>
          </table:table-cell>
          <table:table-cell office:value-type="float" office:value="3591.7333333333331" table:style-name="ce16">
            <text:p>3,591.73</text:p>
          </table:table-cell>
          <table:table-cell office:value-type="float" office:value="4310.08" table:style-name="ce16">
            <text:p>4,310.0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3</text:p>
          </table:table-cell>
          <table:table-cell office:value-type="string" table:style-name="ce13">
            <text:p>E09000005</text:p>
          </table:table-cell>
          <table:table-cell office:value-type="string" table:style-name="ce17">
            <text:p>Brent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357.3666666666666" table:style-name="ce16">
            <text:p>1,357.37</text:p>
          </table:table-cell>
          <table:table-cell office:value-type="float" office:value="1583.5944444444444" table:style-name="ce16">
            <text:p>1,583.59</text:p>
          </table:table-cell>
          <table:table-cell office:value-type="float" office:value="1809.8222222222221" table:style-name="ce16">
            <text:p>1,809.82</text:p>
          </table:table-cell>
          <table:table-cell office:value-type="float" office:value="2036.05" table:style-name="ce16">
            <text:p>2,036.05</text:p>
          </table:table-cell>
          <table:table-cell office:value-type="float" office:value="2488.5055555555555" table:style-name="ce16">
            <text:p>2,488.51</text:p>
          </table:table-cell>
          <table:table-cell office:value-type="float" office:value="2940.9611111111108" table:style-name="ce16">
            <text:p>2,940.96</text:p>
          </table:table-cell>
          <table:table-cell office:value-type="float" office:value="3393.4166666666665" table:style-name="ce16">
            <text:p>3,393.42</text:p>
          </table:table-cell>
          <table:table-cell office:value-type="float" office:value="4072.1000000000004" table:style-name="ce16">
            <text:p>4,072.1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4</text:p>
          </table:table-cell>
          <table:table-cell office:value-type="string" table:style-name="ce13">
            <text:p>E09000006</text:p>
          </table:table-cell>
          <table:table-cell office:value-type="string" table:style-name="ce18">
            <text:p>Bromley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299.8066666666666" table:style-name="ce16">
            <text:p>1,299.81</text:p>
          </table:table-cell>
          <table:table-cell office:value-type="float" office:value="1516.4411111111112" table:style-name="ce16">
            <text:p>1,516.44</text:p>
          </table:table-cell>
          <table:table-cell office:value-type="float" office:value="1733.0755555555556" table:style-name="ce16">
            <text:p>1,733.08</text:p>
          </table:table-cell>
          <table:table-cell office:value-type="float" office:value="1949.71" table:style-name="ce16">
            <text:p>1,949.71</text:p>
          </table:table-cell>
          <table:table-cell office:value-type="float" office:value="2382.9788888888888" table:style-name="ce16">
            <text:p>2,382.98</text:p>
          </table:table-cell>
          <table:table-cell office:value-type="float" office:value="2816.2477777777776" table:style-name="ce16">
            <text:p>2,816.25</text:p>
          </table:table-cell>
          <table:table-cell office:value-type="float" office:value="3249.5166666666669" table:style-name="ce16">
            <text:p>3,249.52</text:p>
          </table:table-cell>
          <table:table-cell office:value-type="float" office:value="3899.42" table:style-name="ce16">
            <text:p>3,899.4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5</text:p>
          </table:table-cell>
          <table:table-cell office:value-type="string" table:style-name="ce13">
            <text:p>E09000008</text:p>
          </table:table-cell>
          <table:table-cell office:value-type="string" table:style-name="ce17">
            <text:p>Croydon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577.9399999999998" table:style-name="ce16">
            <text:p>1,577.94</text:p>
          </table:table-cell>
          <table:table-cell office:value-type="float" office:value="1840.9299999999998" table:style-name="ce16">
            <text:p>1,840.93</text:p>
          </table:table-cell>
          <table:table-cell office:value-type="float" office:value="2103.92" table:style-name="ce16">
            <text:p>2,103.92</text:p>
          </table:table-cell>
          <table:table-cell office:value-type="float" office:value="2366.91" table:style-name="ce16">
            <text:p>2,366.91</text:p>
          </table:table-cell>
          <table:table-cell office:value-type="float" office:value="2892.89" table:style-name="ce16">
            <text:p>2,892.89</text:p>
          </table:table-cell>
          <table:table-cell office:value-type="float" office:value="3418.87" table:style-name="ce16">
            <text:p>3,418.87</text:p>
          </table:table-cell>
          <table:table-cell office:value-type="float" office:value="3944.8499999999995" table:style-name="ce16">
            <text:p>3,944.85</text:p>
          </table:table-cell>
          <table:table-cell office:value-type="float" office:value="4733.82" table:style-name="ce16">
            <text:p>4,733.8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6</text:p>
          </table:table-cell>
          <table:table-cell office:value-type="string" table:style-name="ce13">
            <text:p>E09000009</text:p>
          </table:table-cell>
          <table:table-cell office:value-type="string" table:style-name="ce17">
            <text:p>Ealing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298.8933333333332" table:style-name="ce16">
            <text:p>1,298.89</text:p>
          </table:table-cell>
          <table:table-cell office:value-type="float" office:value="1515.3755555555554" table:style-name="ce16">
            <text:p>1,515.38</text:p>
          </table:table-cell>
          <table:table-cell office:value-type="float" office:value="1731.8577777777778" table:style-name="ce16">
            <text:p>1,731.86</text:p>
          </table:table-cell>
          <table:table-cell office:value-type="float" office:value="1948.34" table:style-name="ce16">
            <text:p>1,948.34</text:p>
          </table:table-cell>
          <table:table-cell office:value-type="float" office:value="2381.304444444444" table:style-name="ce16">
            <text:p>2,381.30</text:p>
          </table:table-cell>
          <table:table-cell office:value-type="float" office:value="2814.2688888888888" table:style-name="ce16">
            <text:p>2,814.27</text:p>
          </table:table-cell>
          <table:table-cell office:value-type="float" office:value="3247.2333333333331" table:style-name="ce16">
            <text:p>3,247.23</text:p>
          </table:table-cell>
          <table:table-cell office:value-type="float" office:value="3896.6799999999994" table:style-name="ce16">
            <text:p>3,896.6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7</text:p>
          </table:table-cell>
          <table:table-cell office:value-type="string" table:style-name="ce13">
            <text:p>E09000010</text:p>
          </table:table-cell>
          <table:table-cell office:value-type="string" table:style-name="ce17">
            <text:p>Enfield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376.9866666666667" table:style-name="ce16">
            <text:p>1,376.99</text:p>
          </table:table-cell>
          <table:table-cell office:value-type="float" office:value="1606.4844444444445" table:style-name="ce16">
            <text:p>1,606.48</text:p>
          </table:table-cell>
          <table:table-cell office:value-type="float" office:value="1835.9822222222222" table:style-name="ce16">
            <text:p>1,835.98</text:p>
          </table:table-cell>
          <table:table-cell office:value-type="float" office:value="2065.48" table:style-name="ce16">
            <text:p>2,065.48</text:p>
          </table:table-cell>
          <table:table-cell office:value-type="float" office:value="2524.4755555555553" table:style-name="ce16">
            <text:p>2,524.48</text:p>
          </table:table-cell>
          <table:table-cell office:value-type="float" office:value="2983.4711111111114" table:style-name="ce16">
            <text:p>2,983.47</text:p>
          </table:table-cell>
          <table:table-cell office:value-type="float" office:value="3442.4666666666667" table:style-name="ce16">
            <text:p>3,442.47</text:p>
          </table:table-cell>
          <table:table-cell office:value-type="float" office:value="4130.96" table:style-name="ce16">
            <text:p>4,130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8</text:p>
          </table:table-cell>
          <table:table-cell office:value-type="string" table:style-name="ce13">
            <text:p>E09000014</text:p>
          </table:table-cell>
          <table:table-cell office:value-type="string" table:style-name="ce17">
            <text:p>Haringey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404.88" table:style-name="ce16">
            <text:p>1,404.88</text:p>
          </table:table-cell>
          <table:table-cell office:value-type="float" office:value="1639.0266666666669" table:style-name="ce16">
            <text:p>1,639.03</text:p>
          </table:table-cell>
          <table:table-cell office:value-type="float" office:value="1873.1733333333334" table:style-name="ce16">
            <text:p>1,873.17</text:p>
          </table:table-cell>
          <table:table-cell office:value-type="float" office:value="2107.3200000000002" table:style-name="ce16">
            <text:p>2,107.32</text:p>
          </table:table-cell>
          <table:table-cell office:value-type="float" office:value="2575.6133333333332" table:style-name="ce16">
            <text:p>2,575.61</text:p>
          </table:table-cell>
          <table:table-cell office:value-type="float" office:value="3043.9066666666672" table:style-name="ce16">
            <text:p>3,043.91</text:p>
          </table:table-cell>
          <table:table-cell office:value-type="float" office:value="3512.2000000000003" table:style-name="ce16">
            <text:p>3,512.20</text:p>
          </table:table-cell>
          <table:table-cell office:value-type="float" office:value="4214.6400000000003" table:style-name="ce16">
            <text:p>4,214.6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39</text:p>
          </table:table-cell>
          <table:table-cell office:value-type="string" table:style-name="ce13">
            <text:p>E09000015</text:p>
          </table:table-cell>
          <table:table-cell office:value-type="string" table:style-name="ce17">
            <text:p>Harrow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524.2133333333336" table:style-name="ce16">
            <text:p>1,524.21</text:p>
          </table:table-cell>
          <table:table-cell office:value-type="float" office:value="1778.248888888889" table:style-name="ce16">
            <text:p>1,778.25</text:p>
          </table:table-cell>
          <table:table-cell office:value-type="float" office:value="2032.2844444444445" table:style-name="ce16">
            <text:p>2,032.28</text:p>
          </table:table-cell>
          <table:table-cell office:value-type="float" office:value="2286.3200000000002" table:style-name="ce16">
            <text:p>2,286.32</text:p>
          </table:table-cell>
          <table:table-cell office:value-type="float" office:value="2794.3911111111111" table:style-name="ce16">
            <text:p>2,794.39</text:p>
          </table:table-cell>
          <table:table-cell office:value-type="float" office:value="3302.4622222222224" table:style-name="ce16">
            <text:p>3,302.46</text:p>
          </table:table-cell>
          <table:table-cell office:value-type="float" office:value="3810.5333333333338" table:style-name="ce16">
            <text:p>3,810.53</text:p>
          </table:table-cell>
          <table:table-cell office:value-type="float" office:value="4572.6400000000003" table:style-name="ce16">
            <text:p>4,572.6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0</text:p>
          </table:table-cell>
          <table:table-cell office:value-type="string" table:style-name="ce13">
            <text:p>E09000016</text:p>
          </table:table-cell>
          <table:table-cell office:value-type="string" table:style-name="ce17">
            <text:p>Havering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471.9466666666667" table:style-name="ce16">
            <text:p>1,471.95</text:p>
          </table:table-cell>
          <table:table-cell office:value-type="float" office:value="1717.2711111111112" table:style-name="ce16">
            <text:p>1,717.27</text:p>
          </table:table-cell>
          <table:table-cell office:value-type="float" office:value="1962.5955555555556" table:style-name="ce16">
            <text:p>1,962.60</text:p>
          </table:table-cell>
          <table:table-cell office:value-type="float" office:value="2207.92" table:style-name="ce16">
            <text:p>2,207.92</text:p>
          </table:table-cell>
          <table:table-cell office:value-type="float" office:value="2698.568888888889" table:style-name="ce16">
            <text:p>2,698.57</text:p>
          </table:table-cell>
          <table:table-cell office:value-type="float" office:value="3189.2177777777779" table:style-name="ce16">
            <text:p>3,189.22</text:p>
          </table:table-cell>
          <table:table-cell office:value-type="float" office:value="3679.8666666666668" table:style-name="ce16">
            <text:p>3,679.87</text:p>
          </table:table-cell>
          <table:table-cell office:value-type="float" office:value="4415.84" table:style-name="ce16">
            <text:p>4,415.8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1</text:p>
          </table:table-cell>
          <table:table-cell office:value-type="string" table:style-name="ce13">
            <text:p>E09000017</text:p>
          </table:table-cell>
          <table:table-cell office:value-type="string" table:style-name="ce17">
            <text:p>Hillingdon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242.6066666666668" table:style-name="ce16">
            <text:p>1,242.61</text:p>
          </table:table-cell>
          <table:table-cell office:value-type="float" office:value="1449.7077777777779" table:style-name="ce16">
            <text:p>1,449.71</text:p>
          </table:table-cell>
          <table:table-cell office:value-type="float" office:value="1656.808888888889" table:style-name="ce16">
            <text:p>1,656.81</text:p>
          </table:table-cell>
          <table:table-cell office:value-type="float" office:value="1863.91" table:style-name="ce16">
            <text:p>1,863.91</text:p>
          </table:table-cell>
          <table:table-cell office:value-type="float" office:value="2278.1122222222225" table:style-name="ce16">
            <text:p>2,278.11</text:p>
          </table:table-cell>
          <table:table-cell office:value-type="float" office:value="2692.3144444444447" table:style-name="ce16">
            <text:p>2,692.31</text:p>
          </table:table-cell>
          <table:table-cell office:value-type="float" office:value="3106.5166666666669" table:style-name="ce16">
            <text:p>3,106.52</text:p>
          </table:table-cell>
          <table:table-cell office:value-type="float" office:value="3727.8200000000006" table:style-name="ce16">
            <text:p>3,727.8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2</text:p>
          </table:table-cell>
          <table:table-cell office:value-type="string" table:style-name="ce13">
            <text:p>E09000018</text:p>
          </table:table-cell>
          <table:table-cell office:value-type="string" table:style-name="ce17">
            <text:p>Hounslow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327.34" table:style-name="ce16">
            <text:p>1,327.34</text:p>
          </table:table-cell>
          <table:table-cell office:value-type="float" office:value="1548.5633333333333" table:style-name="ce16">
            <text:p>1,548.56</text:p>
          </table:table-cell>
          <table:table-cell office:value-type="float" office:value="1769.7866666666666" table:style-name="ce16">
            <text:p>1,769.79</text:p>
          </table:table-cell>
          <table:table-cell office:value-type="float" office:value="1991.01" table:style-name="ce16">
            <text:p>1,991.01</text:p>
          </table:table-cell>
          <table:table-cell office:value-type="float" office:value="2433.4566666666669" table:style-name="ce16">
            <text:p>2,433.46</text:p>
          </table:table-cell>
          <table:table-cell office:value-type="float" office:value="2875.9033333333336" table:style-name="ce16">
            <text:p>2,875.90</text:p>
          </table:table-cell>
          <table:table-cell office:value-type="float" office:value="3318.3500000000004" table:style-name="ce16">
            <text:p>3,318.35</text:p>
          </table:table-cell>
          <table:table-cell office:value-type="float" office:value="3982.02" table:style-name="ce16">
            <text:p>3,982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3</text:p>
          </table:table-cell>
          <table:table-cell office:value-type="string" table:style-name="ce13">
            <text:p>E09000021</text:p>
          </table:table-cell>
          <table:table-cell office:value-type="string" table:style-name="ce17">
            <text:p>Kingston-upon-Thames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583.5666666666666" table:style-name="ce16">
            <text:p>1,583.57</text:p>
          </table:table-cell>
          <table:table-cell office:value-type="float" office:value="1847.4944444444445" table:style-name="ce16">
            <text:p>1,847.49</text:p>
          </table:table-cell>
          <table:table-cell office:value-type="float" office:value="2111.422222222222" table:style-name="ce16">
            <text:p>2,111.42</text:p>
          </table:table-cell>
          <table:table-cell office:value-type="float" office:value="2375.35" table:style-name="ce16">
            <text:p>2,375.35</text:p>
          </table:table-cell>
          <table:table-cell office:value-type="float" office:value="2903.2055555555553" table:style-name="ce16">
            <text:p>2,903.21</text:p>
          </table:table-cell>
          <table:table-cell office:value-type="float" office:value="3431.0611111111111" table:style-name="ce16">
            <text:p>3,431.06</text:p>
          </table:table-cell>
          <table:table-cell office:value-type="float" office:value="3958.9166666666665" table:style-name="ce16">
            <text:p>3,958.92</text:p>
          </table:table-cell>
          <table:table-cell office:value-type="float" office:value="4750.7" table:style-name="ce16">
            <text:p>4,750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4</text:p>
          </table:table-cell>
          <table:table-cell office:value-type="string" table:style-name="ce13">
            <text:p>E09000024</text:p>
          </table:table-cell>
          <table:table-cell office:value-type="string" table:style-name="ce17">
            <text:p>Merton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332.8533333333335" table:style-name="ce16">
            <text:p>1,332.85</text:p>
          </table:table-cell>
          <table:table-cell office:value-type="float" office:value="1554.9955555555555" table:style-name="ce16">
            <text:p>1,555.00</text:p>
          </table:table-cell>
          <table:table-cell office:value-type="float" office:value="1777.1377777777777" table:style-name="ce16">
            <text:p>1,777.14</text:p>
          </table:table-cell>
          <table:table-cell office:value-type="float" office:value="1999.28" table:style-name="ce16">
            <text:p>1,999.28</text:p>
          </table:table-cell>
          <table:table-cell office:value-type="float" office:value="2443.5644444444442" table:style-name="ce16">
            <text:p>2,443.56</text:p>
          </table:table-cell>
          <table:table-cell office:value-type="float" office:value="2887.8488888888887" table:style-name="ce16">
            <text:p>2,887.85</text:p>
          </table:table-cell>
          <table:table-cell office:value-type="float" office:value="3332.1333333333332" table:style-name="ce16">
            <text:p>3,332.13</text:p>
          </table:table-cell>
          <table:table-cell office:value-type="float" office:value="3998.56" table:style-name="ce16">
            <text:p>3,998.5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5</text:p>
          </table:table-cell>
          <table:table-cell office:value-type="string" table:style-name="ce13">
            <text:p>E09000025</text:p>
          </table:table-cell>
          <table:table-cell office:value-type="string" table:style-name="ce17">
            <text:p>Newham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149.56" table:style-name="ce16">
            <text:p>1,149.56</text:p>
          </table:table-cell>
          <table:table-cell office:value-type="float" office:value="1341.1533333333332" table:style-name="ce16">
            <text:p>1,341.15</text:p>
          </table:table-cell>
          <table:table-cell office:value-type="float" office:value="1532.7466666666667" table:style-name="ce16">
            <text:p>1,532.75</text:p>
          </table:table-cell>
          <table:table-cell office:value-type="float" office:value="1724.34" table:style-name="ce16">
            <text:p>1,724.34</text:p>
          </table:table-cell>
          <table:table-cell office:value-type="float" office:value="2107.5266666666666" table:style-name="ce16">
            <text:p>2,107.53</text:p>
          </table:table-cell>
          <table:table-cell office:value-type="float" office:value="2490.7133333333331" table:style-name="ce16">
            <text:p>2,490.71</text:p>
          </table:table-cell>
          <table:table-cell office:value-type="float" office:value="2873.8999999999996" table:style-name="ce16">
            <text:p>2,873.90</text:p>
          </table:table-cell>
          <table:table-cell office:value-type="float" office:value="3448.68" table:style-name="ce16">
            <text:p>3,448.6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6</text:p>
          </table:table-cell>
          <table:table-cell office:value-type="string" table:style-name="ce13">
            <text:p>E09000026</text:p>
          </table:table-cell>
          <table:table-cell office:value-type="string" table:style-name="ce17">
            <text:p>Redbridge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393.2466666666667" table:style-name="ce16">
            <text:p>1,393.25</text:p>
          </table:table-cell>
          <table:table-cell office:value-type="float" office:value="1625.4544444444446" table:style-name="ce16">
            <text:p>1,625.45</text:p>
          </table:table-cell>
          <table:table-cell office:value-type="float" office:value="1857.6622222222222" table:style-name="ce16">
            <text:p>1,857.66</text:p>
          </table:table-cell>
          <table:table-cell office:value-type="float" office:value="2089.87" table:style-name="ce16">
            <text:p>2,089.87</text:p>
          </table:table-cell>
          <table:table-cell office:value-type="float" office:value="2554.2855555555557" table:style-name="ce16">
            <text:p>2,554.29</text:p>
          </table:table-cell>
          <table:table-cell office:value-type="float" office:value="3018.701111111111" table:style-name="ce16">
            <text:p>3,018.70</text:p>
          </table:table-cell>
          <table:table-cell office:value-type="float" office:value="3483.1166666666668" table:style-name="ce16">
            <text:p>3,483.12</text:p>
          </table:table-cell>
          <table:table-cell office:value-type="float" office:value="4179.74" table:style-name="ce16">
            <text:p>4,179.7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7</text:p>
          </table:table-cell>
          <table:table-cell office:value-type="string" table:style-name="ce13">
            <text:p>E09000027</text:p>
          </table:table-cell>
          <table:table-cell office:value-type="string" table:style-name="ce17">
            <text:p>Richmond-upon-Thames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509.1066666666666" table:style-name="ce16">
            <text:p>1,509.11</text:p>
          </table:table-cell>
          <table:table-cell office:value-type="float" office:value="1760.6244444444444" table:style-name="ce16">
            <text:p>1,760.62</text:p>
          </table:table-cell>
          <table:table-cell office:value-type="float" office:value="2012.142222222222" table:style-name="ce16">
            <text:p>2,012.14</text:p>
          </table:table-cell>
          <table:table-cell office:value-type="float" office:value="2263.66" table:style-name="ce16">
            <text:p>2,263.66</text:p>
          </table:table-cell>
          <table:table-cell office:value-type="float" office:value="2766.6955555555555" table:style-name="ce16">
            <text:p>2,766.70</text:p>
          </table:table-cell>
          <table:table-cell office:value-type="float" office:value="3269.7311111111107" table:style-name="ce16">
            <text:p>3,269.73</text:p>
          </table:table-cell>
          <table:table-cell office:value-type="float" office:value="3772.766666666666" table:style-name="ce16">
            <text:p>3,772.77</text:p>
          </table:table-cell>
          <table:table-cell office:value-type="float" office:value="4527.32" table:style-name="ce16">
            <text:p>4,527.3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8</text:p>
          </table:table-cell>
          <table:table-cell office:value-type="string" table:style-name="ce13">
            <text:p>E09000029</text:p>
          </table:table-cell>
          <table:table-cell office:value-type="string" table:style-name="ce17">
            <text:p>Sutton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444.12" table:style-name="ce16">
            <text:p>1,444.12</text:p>
          </table:table-cell>
          <table:table-cell office:value-type="float" office:value="1684.8066666666664" table:style-name="ce16">
            <text:p>1,684.81</text:p>
          </table:table-cell>
          <table:table-cell office:value-type="float" office:value="1925.4933333333331" table:style-name="ce16">
            <text:p>1,925.49</text:p>
          </table:table-cell>
          <table:table-cell office:value-type="float" office:value="2166.1799999999998" table:style-name="ce16">
            <text:p>2,166.18</text:p>
          </table:table-cell>
          <table:table-cell office:value-type="float" office:value="2647.5533333333333" table:style-name="ce16">
            <text:p>2,647.55</text:p>
          </table:table-cell>
          <table:table-cell office:value-type="float" office:value="3128.9266666666663" table:style-name="ce16">
            <text:p>3,128.93</text:p>
          </table:table-cell>
          <table:table-cell office:value-type="float" office:value="3610.2999999999997" table:style-name="ce16">
            <text:p>3,610.30</text:p>
          </table:table-cell>
          <table:table-cell office:value-type="float" office:value="4332.3599999999997" table:style-name="ce16">
            <text:p>4,332.3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5049</text:p>
          </table:table-cell>
          <table:table-cell office:value-type="string" table:style-name="ce13">
            <text:p>E09000031</text:p>
          </table:table-cell>
          <table:table-cell office:value-type="string" table:style-name="ce17">
            <text:p>Waltham Forest</text:p>
          </table:table-cell>
          <table:table-cell office:value-type="string" table:style-name="ce5">
            <text:p>L</text:p>
          </table:table-cell>
          <table:table-cell office:value-type="string" table:style-name="ce15">
            <text:p>OLB</text:p>
          </table:table-cell>
          <table:table-cell office:value-type="string" table:style-name="ce8">
            <text:p>Outer London</text:p>
          </table:table-cell>
          <table:table-cell office:value-type="float" office:value="1449.1466666666665" table:style-name="ce16">
            <text:p>1,449.15</text:p>
          </table:table-cell>
          <table:table-cell office:value-type="float" office:value="1690.671111111111" table:style-name="ce16">
            <text:p>1,690.67</text:p>
          </table:table-cell>
          <table:table-cell office:value-type="float" office:value="1932.1955555555553" table:style-name="ce16">
            <text:p>1,932.20</text:p>
          </table:table-cell>
          <table:table-cell office:value-type="float" office:value="2173.7199999999998" table:style-name="ce16">
            <text:p>2,173.72</text:p>
          </table:table-cell>
          <table:table-cell office:value-type="float" office:value="2656.7688888888888" table:style-name="ce16">
            <text:p>2,656.77</text:p>
          </table:table-cell>
          <table:table-cell office:value-type="float" office:value="3139.8177777777773" table:style-name="ce16">
            <text:p>3,139.82</text:p>
          </table:table-cell>
          <table:table-cell office:value-type="float" office:value="3622.8666666666663" table:style-name="ce16">
            <text:p>3,622.87</text:p>
          </table:table-cell>
          <table:table-cell office:value-type="float" office:value="4347.4399999999996" table:style-name="ce16">
            <text:p>4,347.4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01</text:p>
          </table:table-cell>
          <table:table-cell office:value-type="string" table:style-name="ce13">
            <text:p>E08000001</text:p>
          </table:table-cell>
          <table:table-cell office:value-type="string" table:style-name="ce19">
            <text:p>Bolton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431.6466666666665" table:style-name="ce16">
            <text:p>1,431.65</text:p>
          </table:table-cell>
          <table:table-cell office:value-type="float" office:value="1670.2544444444443" table:style-name="ce16">
            <text:p>1,670.25</text:p>
          </table:table-cell>
          <table:table-cell office:value-type="float" office:value="1908.862222222222" table:style-name="ce16">
            <text:p>1,908.86</text:p>
          </table:table-cell>
          <table:table-cell office:value-type="float" office:value="2147.4699999999998" table:style-name="ce16">
            <text:p>2,147.47</text:p>
          </table:table-cell>
          <table:table-cell office:value-type="float" office:value="2624.6855555555553" table:style-name="ce16">
            <text:p>2,624.69</text:p>
          </table:table-cell>
          <table:table-cell office:value-type="float" office:value="3101.9011111111108" table:style-name="ce16">
            <text:p>3,101.90</text:p>
          </table:table-cell>
          <table:table-cell office:value-type="float" office:value="3579.1166666666663" table:style-name="ce16">
            <text:p>3,579.12</text:p>
          </table:table-cell>
          <table:table-cell office:value-type="float" office:value="4294.9399999999996" table:style-name="ce16">
            <text:p>4,294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02</text:p>
          </table:table-cell>
          <table:table-cell office:value-type="string" table:style-name="ce13">
            <text:p>E08000002</text:p>
          </table:table-cell>
          <table:table-cell office:value-type="string" table:style-name="ce19">
            <text:p>Bury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525.8666666666668" table:style-name="ce16">
            <text:p>1,525.87</text:p>
          </table:table-cell>
          <table:table-cell office:value-type="float" office:value="1780.1777777777779" table:style-name="ce16">
            <text:p>1,780.18</text:p>
          </table:table-cell>
          <table:table-cell office:value-type="float" office:value="2034.4888888888891" table:style-name="ce16">
            <text:p>2,034.49</text:p>
          </table:table-cell>
          <table:table-cell office:value-type="float" office:value="2288.8000000000002" table:style-name="ce16">
            <text:p>2,288.80</text:p>
          </table:table-cell>
          <table:table-cell office:value-type="float" office:value="2797.4222222222224" table:style-name="ce16">
            <text:p>2,797.42</text:p>
          </table:table-cell>
          <table:table-cell office:value-type="float" office:value="3306.0444444444447" table:style-name="ce16">
            <text:p>3,306.04</text:p>
          </table:table-cell>
          <table:table-cell office:value-type="float" office:value="3814.6666666666665" table:style-name="ce16">
            <text:p>3,814.67</text:p>
          </table:table-cell>
          <table:table-cell office:value-type="float" office:value="4577.6000000000004" table:style-name="ce16">
            <text:p>4,577.6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03</text:p>
          </table:table-cell>
          <table:table-cell office:value-type="string" table:style-name="ce13">
            <text:p>E08000003</text:p>
          </table:table-cell>
          <table:table-cell office:value-type="string" table:style-name="ce19">
            <text:p>Manchester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378.8333333333333" table:style-name="ce16">
            <text:p>1,378.83</text:p>
          </table:table-cell>
          <table:table-cell office:value-type="float" office:value="1608.6388888888889" table:style-name="ce16">
            <text:p>1,608.64</text:p>
          </table:table-cell>
          <table:table-cell office:value-type="float" office:value="1838.4444444444443" table:style-name="ce16">
            <text:p>1,838.44</text:p>
          </table:table-cell>
          <table:table-cell office:value-type="float" office:value="2068.25" table:style-name="ce16">
            <text:p>2,068.25</text:p>
          </table:table-cell>
          <table:table-cell office:value-type="float" office:value="2527.8611111111113" table:style-name="ce16">
            <text:p>2,527.86</text:p>
          </table:table-cell>
          <table:table-cell office:value-type="float" office:value="2987.4722222222222" table:style-name="ce16">
            <text:p>2,987.47</text:p>
          </table:table-cell>
          <table:table-cell office:value-type="float" office:value="3447.0833333333335" table:style-name="ce16">
            <text:p>3,447.08</text:p>
          </table:table-cell>
          <table:table-cell office:value-type="float" office:value="4136.5" table:style-name="ce16">
            <text:p>4,136.5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04</text:p>
          </table:table-cell>
          <table:table-cell office:value-type="string" table:style-name="ce13">
            <text:p>E08000004</text:p>
          </table:table-cell>
          <table:table-cell office:value-type="string" table:style-name="ce19">
            <text:p>Oldham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554.2333333333331" table:style-name="ce16">
            <text:p>1,554.23</text:p>
          </table:table-cell>
          <table:table-cell office:value-type="float" office:value="1813.2722222222221" table:style-name="ce16">
            <text:p>1,813.27</text:p>
          </table:table-cell>
          <table:table-cell office:value-type="float" office:value="2072.3111111111111" table:style-name="ce16">
            <text:p>2,072.31</text:p>
          </table:table-cell>
          <table:table-cell office:value-type="float" office:value="2331.35" table:style-name="ce16">
            <text:p>2,331.35</text:p>
          </table:table-cell>
          <table:table-cell office:value-type="float" office:value="2849.4277777777775" table:style-name="ce16">
            <text:p>2,849.43</text:p>
          </table:table-cell>
          <table:table-cell office:value-type="float" office:value="3367.5055555555555" table:style-name="ce16">
            <text:p>3,367.51</text:p>
          </table:table-cell>
          <table:table-cell office:value-type="float" office:value="3885.5833333333335" table:style-name="ce16">
            <text:p>3,885.58</text:p>
          </table:table-cell>
          <table:table-cell office:value-type="float" office:value="4662.7" table:style-name="ce16">
            <text:p>4,662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05</text:p>
          </table:table-cell>
          <table:table-cell office:value-type="string" table:style-name="ce13">
            <text:p>E08000005</text:p>
          </table:table-cell>
          <table:table-cell office:value-type="string" table:style-name="ce19">
            <text:p>Rochdale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553.4933333333331" table:style-name="ce16">
            <text:p>1,553.49</text:p>
          </table:table-cell>
          <table:table-cell office:value-type="float" office:value="1812.4088888888887" table:style-name="ce16">
            <text:p>1,812.41</text:p>
          </table:table-cell>
          <table:table-cell office:value-type="float" office:value="2071.3244444444445" table:style-name="ce16">
            <text:p>2,071.32</text:p>
          </table:table-cell>
          <table:table-cell office:value-type="float" office:value="2330.2399999999998" table:style-name="ce16">
            <text:p>2,330.24</text:p>
          </table:table-cell>
          <table:table-cell office:value-type="float" office:value="2848.0711111111109" table:style-name="ce16">
            <text:p>2,848.07</text:p>
          </table:table-cell>
          <table:table-cell office:value-type="float" office:value="3365.9022222222216" table:style-name="ce16">
            <text:p>3,365.90</text:p>
          </table:table-cell>
          <table:table-cell office:value-type="float" office:value="3883.7333333333331" table:style-name="ce16">
            <text:p>3,883.73</text:p>
          </table:table-cell>
          <table:table-cell office:value-type="float" office:value="4660.4799999999996" table:style-name="ce16">
            <text:p>4,660.4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06</text:p>
          </table:table-cell>
          <table:table-cell office:value-type="string" table:style-name="ce13">
            <text:p>E08000006</text:p>
          </table:table-cell>
          <table:table-cell office:value-type="string" table:style-name="ce19">
            <text:p>Salford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549.64" table:style-name="ce16">
            <text:p>1,549.64</text:p>
          </table:table-cell>
          <table:table-cell office:value-type="float" office:value="1807.9133333333334" table:style-name="ce16">
            <text:p>1,807.91</text:p>
          </table:table-cell>
          <table:table-cell office:value-type="float" office:value="2066.1866666666665" table:style-name="ce16">
            <text:p>2,066.19</text:p>
          </table:table-cell>
          <table:table-cell office:value-type="float" office:value="2324.46" table:style-name="ce16">
            <text:p>2,324.46</text:p>
          </table:table-cell>
          <table:table-cell office:value-type="float" office:value="2841.0066666666667" table:style-name="ce16">
            <text:p>2,841.01</text:p>
          </table:table-cell>
          <table:table-cell office:value-type="float" office:value="3357.5533333333333" table:style-name="ce16">
            <text:p>3,357.55</text:p>
          </table:table-cell>
          <table:table-cell office:value-type="float" office:value="3874.1000000000004" table:style-name="ce16">
            <text:p>3,874.10</text:p>
          </table:table-cell>
          <table:table-cell office:value-type="float" office:value="4648.92" table:style-name="ce16">
            <text:p>4,648.9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07</text:p>
          </table:table-cell>
          <table:table-cell office:value-type="string" table:style-name="ce13">
            <text:p>E08000007</text:p>
          </table:table-cell>
          <table:table-cell office:value-type="string" table:style-name="ce19">
            <text:p>Stockport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564.4266666666667" table:style-name="ce16">
            <text:p>1,564.43</text:p>
          </table:table-cell>
          <table:table-cell office:value-type="float" office:value="1825.1644444444444" table:style-name="ce16">
            <text:p>1,825.16</text:p>
          </table:table-cell>
          <table:table-cell office:value-type="float" office:value="2085.902222222222" table:style-name="ce16">
            <text:p>2,085.90</text:p>
          </table:table-cell>
          <table:table-cell office:value-type="float" office:value="2346.64" table:style-name="ce16">
            <text:p>2,346.64</text:p>
          </table:table-cell>
          <table:table-cell office:value-type="float" office:value="2868.1155555555551" table:style-name="ce16">
            <text:p>2,868.12</text:p>
          </table:table-cell>
          <table:table-cell office:value-type="float" office:value="3389.5911111111109" table:style-name="ce16">
            <text:p>3,389.59</text:p>
          </table:table-cell>
          <table:table-cell office:value-type="float" office:value="3911.0666666666666" table:style-name="ce16">
            <text:p>3,911.07</text:p>
          </table:table-cell>
          <table:table-cell office:value-type="float" office:value="4693.28" table:style-name="ce16">
            <text:p>4,693.2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08</text:p>
          </table:table-cell>
          <table:table-cell office:value-type="string" table:style-name="ce13">
            <text:p>E08000008</text:p>
          </table:table-cell>
          <table:table-cell office:value-type="string" table:style-name="ce19">
            <text:p>Tameside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460.62" table:style-name="ce16">
            <text:p>1,460.62</text:p>
          </table:table-cell>
          <table:table-cell office:value-type="float" office:value="1704.0566666666664" table:style-name="ce16">
            <text:p>1,704.06</text:p>
          </table:table-cell>
          <table:table-cell office:value-type="float" office:value="1947.4933333333331" table:style-name="ce16">
            <text:p>1,947.49</text:p>
          </table:table-cell>
          <table:table-cell office:value-type="float" office:value="2190.9299999999998" table:style-name="ce16">
            <text:p>2,190.93</text:p>
          </table:table-cell>
          <table:table-cell office:value-type="float" office:value="2677.8033333333333" table:style-name="ce16">
            <text:p>2,677.80</text:p>
          </table:table-cell>
          <table:table-cell office:value-type="float" office:value="3164.6766666666663" table:style-name="ce16">
            <text:p>3,164.68</text:p>
          </table:table-cell>
          <table:table-cell office:value-type="float" office:value="3651.5499999999997" table:style-name="ce16">
            <text:p>3,651.55</text:p>
          </table:table-cell>
          <table:table-cell office:value-type="float" office:value="4381.8599999999997" table:style-name="ce16">
            <text:p>4,381.8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09</text:p>
          </table:table-cell>
          <table:table-cell office:value-type="string" table:style-name="ce13">
            <text:p>E08000009</text:p>
          </table:table-cell>
          <table:table-cell office:value-type="string" table:style-name="ce19">
            <text:p>Trafford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315.0733333333333" table:style-name="ce16">
            <text:p>1,315.07</text:p>
          </table:table-cell>
          <table:table-cell office:value-type="float" office:value="1534.2522222222221" table:style-name="ce16">
            <text:p>1,534.25</text:p>
          </table:table-cell>
          <table:table-cell office:value-type="float" office:value="1753.431111111111" table:style-name="ce16">
            <text:p>1,753.43</text:p>
          </table:table-cell>
          <table:table-cell office:value-type="float" office:value="1972.61" table:style-name="ce16">
            <text:p>1,972.61</text:p>
          </table:table-cell>
          <table:table-cell office:value-type="float" office:value="2410.9677777777779" table:style-name="ce16">
            <text:p>2,410.97</text:p>
          </table:table-cell>
          <table:table-cell office:value-type="float" office:value="2849.3255555555556" table:style-name="ce16">
            <text:p>2,849.33</text:p>
          </table:table-cell>
          <table:table-cell office:value-type="float" office:value="3287.6833333333329" table:style-name="ce16">
            <text:p>3,287.68</text:p>
          </table:table-cell>
          <table:table-cell office:value-type="float" office:value="3945.2199999999993" table:style-name="ce16">
            <text:p>3,945.2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210</text:p>
          </table:table-cell>
          <table:table-cell office:value-type="string" table:style-name="ce13">
            <text:p>E08000010</text:p>
          </table:table-cell>
          <table:table-cell office:value-type="string" table:style-name="ce20">
            <text:p>Wigan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Greater Manchester</text:p>
          </table:table-cell>
          <table:table-cell office:value-type="float" office:value="1282.42" table:style-name="ce16">
            <text:p>1,282.42</text:p>
          </table:table-cell>
          <table:table-cell office:value-type="float" office:value="1496.1566666666668" table:style-name="ce16">
            <text:p>1,496.16</text:p>
          </table:table-cell>
          <table:table-cell office:value-type="float" office:value="1709.8933333333334" table:style-name="ce16">
            <text:p>1,709.89</text:p>
          </table:table-cell>
          <table:table-cell office:value-type="float" office:value="1923.63" table:style-name="ce16">
            <text:p>1,923.63</text:p>
          </table:table-cell>
          <table:table-cell office:value-type="float" office:value="2351.1033333333335" table:style-name="ce16">
            <text:p>2,351.10</text:p>
          </table:table-cell>
          <table:table-cell office:value-type="float" office:value="2778.5766666666668" table:style-name="ce16">
            <text:p>2,778.58</text:p>
          </table:table-cell>
          <table:table-cell office:value-type="float" office:value="3206.05" table:style-name="ce16">
            <text:p>3,206.05</text:p>
          </table:table-cell>
          <table:table-cell office:value-type="float" office:value="3847.26" table:style-name="ce16">
            <text:p>3,847.2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301</text:p>
          </table:table-cell>
          <table:table-cell office:value-type="string" table:style-name="ce13">
            <text:p>E08000011</text:p>
          </table:table-cell>
          <table:table-cell office:value-type="string" table:style-name="ce19">
            <text:p>Knowsley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Merseyside</text:p>
          </table:table-cell>
          <table:table-cell office:value-type="float" office:value="1503.7" table:style-name="ce16">
            <text:p>1,503.70</text:p>
          </table:table-cell>
          <table:table-cell office:value-type="float" office:value="1754.3166666666668" table:style-name="ce16">
            <text:p>1,754.32</text:p>
          </table:table-cell>
          <table:table-cell office:value-type="float" office:value="2004.9333333333334" table:style-name="ce16">
            <text:p>2,004.93</text:p>
          </table:table-cell>
          <table:table-cell office:value-type="float" office:value="2255.5500000000002" table:style-name="ce16">
            <text:p>2,255.55</text:p>
          </table:table-cell>
          <table:table-cell office:value-type="float" office:value="2756.7833333333338" table:style-name="ce16">
            <text:p>2,756.78</text:p>
          </table:table-cell>
          <table:table-cell office:value-type="float" office:value="3258.0166666666669" table:style-name="ce16">
            <text:p>3,258.02</text:p>
          </table:table-cell>
          <table:table-cell office:value-type="float" office:value="3759.25" table:style-name="ce16">
            <text:p>3,759.25</text:p>
          </table:table-cell>
          <table:table-cell office:value-type="float" office:value="4511.1000000000004" table:style-name="ce16">
            <text:p>4,511.1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302</text:p>
          </table:table-cell>
          <table:table-cell office:value-type="string" table:style-name="ce13">
            <text:p>E08000012</text:p>
          </table:table-cell>
          <table:table-cell office:value-type="string" table:style-name="ce19">
            <text:p>Liverpool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Merseyside</text:p>
          </table:table-cell>
          <table:table-cell office:value-type="float" office:value="1613.5933333333332" table:style-name="ce16">
            <text:p>1,613.59</text:p>
          </table:table-cell>
          <table:table-cell office:value-type="float" office:value="1882.5255555555555" table:style-name="ce16">
            <text:p>1,882.53</text:p>
          </table:table-cell>
          <table:table-cell office:value-type="float" office:value="2151.4577777777777" table:style-name="ce16">
            <text:p>2,151.46</text:p>
          </table:table-cell>
          <table:table-cell office:value-type="float" office:value="2420.39" table:style-name="ce16">
            <text:p>2,420.39</text:p>
          </table:table-cell>
          <table:table-cell office:value-type="float" office:value="2958.2544444444443" table:style-name="ce16">
            <text:p>2,958.25</text:p>
          </table:table-cell>
          <table:table-cell office:value-type="float" office:value="3496.1188888888887" table:style-name="ce16">
            <text:p>3,496.12</text:p>
          </table:table-cell>
          <table:table-cell office:value-type="float" office:value="4033.9833333333331" table:style-name="ce16">
            <text:p>4,033.98</text:p>
          </table:table-cell>
          <table:table-cell office:value-type="float" office:value="4840.78" table:style-name="ce16">
            <text:p>4,840.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303</text:p>
          </table:table-cell>
          <table:table-cell office:value-type="string" table:style-name="ce13">
            <text:p>E08000013</text:p>
          </table:table-cell>
          <table:table-cell office:value-type="string" table:style-name="ce19">
            <text:p>St Helens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Merseyside</text:p>
          </table:table-cell>
          <table:table-cell office:value-type="float" office:value="1449.7333333333331" table:style-name="ce16">
            <text:p>1,449.73</text:p>
          </table:table-cell>
          <table:table-cell office:value-type="float" office:value="1691.3555555555554" table:style-name="ce16">
            <text:p>1,691.36</text:p>
          </table:table-cell>
          <table:table-cell office:value-type="float" office:value="1932.9777777777776" table:style-name="ce16">
            <text:p>1,932.98</text:p>
          </table:table-cell>
          <table:table-cell office:value-type="float" office:value="2174.6" table:style-name="ce16">
            <text:p>2,174.60</text:p>
          </table:table-cell>
          <table:table-cell office:value-type="float" office:value="2657.8444444444444" table:style-name="ce16">
            <text:p>2,657.84</text:p>
          </table:table-cell>
          <table:table-cell office:value-type="float" office:value="3141.088888888889" table:style-name="ce16">
            <text:p>3,141.09</text:p>
          </table:table-cell>
          <table:table-cell office:value-type="float" office:value="3624.3333333333335" table:style-name="ce16">
            <text:p>3,624.33</text:p>
          </table:table-cell>
          <table:table-cell office:value-type="float" office:value="4349.2" table:style-name="ce16">
            <text:p>4,349.2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304</text:p>
          </table:table-cell>
          <table:table-cell office:value-type="string" table:style-name="ce13">
            <text:p>E08000014</text:p>
          </table:table-cell>
          <table:table-cell office:value-type="string" table:style-name="ce19">
            <text:p>Sefton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Merseyside</text:p>
          </table:table-cell>
          <table:table-cell office:value-type="float" office:value="1559.12" table:style-name="ce16">
            <text:p>1,559.12</text:p>
          </table:table-cell>
          <table:table-cell office:value-type="float" office:value="1818.9733333333331" table:style-name="ce16">
            <text:p>1,818.97</text:p>
          </table:table-cell>
          <table:table-cell office:value-type="float" office:value="2078.8266666666664" table:style-name="ce16">
            <text:p>2,078.83</text:p>
          </table:table-cell>
          <table:table-cell office:value-type="float" office:value="2338.6799999999998" table:style-name="ce16">
            <text:p>2,338.68</text:p>
          </table:table-cell>
          <table:table-cell office:value-type="float" office:value="2858.3866666666668" table:style-name="ce16">
            <text:p>2,858.39</text:p>
          </table:table-cell>
          <table:table-cell office:value-type="float" office:value="3378.0933333333328" table:style-name="ce16">
            <text:p>3,378.09</text:p>
          </table:table-cell>
          <table:table-cell office:value-type="float" office:value="3897.7999999999997" table:style-name="ce16">
            <text:p>3,897.80</text:p>
          </table:table-cell>
          <table:table-cell office:value-type="float" office:value="4677.3599999999997" table:style-name="ce16">
            <text:p>4,677.3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305</text:p>
          </table:table-cell>
          <table:table-cell office:value-type="string" table:style-name="ce13">
            <text:p>E08000015</text:p>
          </table:table-cell>
          <table:table-cell office:value-type="string" table:style-name="ce19">
            <text:p>Wirral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Merseyside</text:p>
          </table:table-cell>
          <table:table-cell office:value-type="float" office:value="1508.96" table:style-name="ce16">
            <text:p>1,508.96</text:p>
          </table:table-cell>
          <table:table-cell office:value-type="float" office:value="1760.4533333333334" table:style-name="ce16">
            <text:p>1,760.45</text:p>
          </table:table-cell>
          <table:table-cell office:value-type="float" office:value="2011.9466666666667" table:style-name="ce16">
            <text:p>2,011.95</text:p>
          </table:table-cell>
          <table:table-cell office:value-type="float" office:value="2263.44" table:style-name="ce16">
            <text:p>2,263.44</text:p>
          </table:table-cell>
          <table:table-cell office:value-type="float" office:value="2766.4266666666667" table:style-name="ce16">
            <text:p>2,766.43</text:p>
          </table:table-cell>
          <table:table-cell office:value-type="float" office:value="3269.4133333333334" table:style-name="ce16">
            <text:p>3,269.41</text:p>
          </table:table-cell>
          <table:table-cell office:value-type="float" office:value="3772.3999999999996" table:style-name="ce16">
            <text:p>3,772.40</text:p>
          </table:table-cell>
          <table:table-cell office:value-type="float" office:value="4526.88" table:style-name="ce16">
            <text:p>4,526.8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401</text:p>
          </table:table-cell>
          <table:table-cell office:value-type="string" table:style-name="ce13">
            <text:p>E08000016</text:p>
          </table:table-cell>
          <table:table-cell office:value-type="string" table:style-name="ce19">
            <text:p>Barnsley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South Yorkshire</text:p>
          </table:table-cell>
          <table:table-cell office:value-type="float" office:value="1422.98" table:style-name="ce16">
            <text:p>1,422.98</text:p>
          </table:table-cell>
          <table:table-cell office:value-type="float" office:value="1660.1433333333332" table:style-name="ce16">
            <text:p>1,660.14</text:p>
          </table:table-cell>
          <table:table-cell office:value-type="float" office:value="1897.3066666666664" table:style-name="ce16">
            <text:p>1,897.31</text:p>
          </table:table-cell>
          <table:table-cell office:value-type="float" office:value="2134.4699999999998" table:style-name="ce16">
            <text:p>2,134.47</text:p>
          </table:table-cell>
          <table:table-cell office:value-type="float" office:value="2608.7966666666666" table:style-name="ce16">
            <text:p>2,608.80</text:p>
          </table:table-cell>
          <table:table-cell office:value-type="float" office:value="3083.123333333333" table:style-name="ce16">
            <text:p>3,083.12</text:p>
          </table:table-cell>
          <table:table-cell office:value-type="float" office:value="3557.4499999999994" table:style-name="ce16">
            <text:p>3,557.45</text:p>
          </table:table-cell>
          <table:table-cell office:value-type="float" office:value="4268.9399999999996" table:style-name="ce16">
            <text:p>4,268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402</text:p>
          </table:table-cell>
          <table:table-cell office:value-type="string" table:style-name="ce13">
            <text:p>E08000017</text:p>
          </table:table-cell>
          <table:table-cell office:value-type="string" table:style-name="ce19">
            <text:p>Doncaster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South Yorkshire</text:p>
          </table:table-cell>
          <table:table-cell office:value-type="float" office:value="1349.4066666666668" table:style-name="ce16">
            <text:p>1,349.41</text:p>
          </table:table-cell>
          <table:table-cell office:value-type="float" office:value="1574.3077777777776" table:style-name="ce16">
            <text:p>1,574.31</text:p>
          </table:table-cell>
          <table:table-cell office:value-type="float" office:value="1799.2088888888889" table:style-name="ce16">
            <text:p>1,799.21</text:p>
          </table:table-cell>
          <table:table-cell office:value-type="float" office:value="2024.11" table:style-name="ce16">
            <text:p>2,024.11</text:p>
          </table:table-cell>
          <table:table-cell office:value-type="float" office:value="2473.9122222222222" table:style-name="ce16">
            <text:p>2,473.91</text:p>
          </table:table-cell>
          <table:table-cell office:value-type="float" office:value="2923.7144444444443" table:style-name="ce16">
            <text:p>2,923.71</text:p>
          </table:table-cell>
          <table:table-cell office:value-type="float" office:value="3373.5166666666664" table:style-name="ce16">
            <text:p>3,373.52</text:p>
          </table:table-cell>
          <table:table-cell office:value-type="float" office:value="4048.2199999999993" table:style-name="ce16">
            <text:p>4,048.2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403</text:p>
          </table:table-cell>
          <table:table-cell office:value-type="string" table:style-name="ce13">
            <text:p>E08000018</text:p>
          </table:table-cell>
          <table:table-cell office:value-type="string" table:style-name="ce19">
            <text:p>Rotherham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South Yorkshire</text:p>
          </table:table-cell>
          <table:table-cell office:value-type="float" office:value="1473.92" table:style-name="ce16">
            <text:p>1,473.92</text:p>
          </table:table-cell>
          <table:table-cell office:value-type="float" office:value="1719.5733333333333" table:style-name="ce16">
            <text:p>1,719.57</text:p>
          </table:table-cell>
          <table:table-cell office:value-type="float" office:value="1965.2266666666667" table:style-name="ce16">
            <text:p>1,965.23</text:p>
          </table:table-cell>
          <table:table-cell office:value-type="float" office:value="2210.88" table:style-name="ce16">
            <text:p>2,210.88</text:p>
          </table:table-cell>
          <table:table-cell office:value-type="float" office:value="2702.1866666666665" table:style-name="ce16">
            <text:p>2,702.19</text:p>
          </table:table-cell>
          <table:table-cell office:value-type="float" office:value="3193.4933333333338" table:style-name="ce16">
            <text:p>3,193.49</text:p>
          </table:table-cell>
          <table:table-cell office:value-type="float" office:value="3684.8000000000006" table:style-name="ce16">
            <text:p>3,684.80</text:p>
          </table:table-cell>
          <table:table-cell office:value-type="float" office:value="4421.76" table:style-name="ce16">
            <text:p>4,421.7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404</text:p>
          </table:table-cell>
          <table:table-cell office:value-type="string" table:style-name="ce13">
            <text:p>E08000019</text:p>
          </table:table-cell>
          <table:table-cell office:value-type="string" table:style-name="ce17">
            <text:p>Sheffield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South Yorkshire</text:p>
          </table:table-cell>
          <table:table-cell office:value-type="float" office:value="1515.5" table:style-name="ce16">
            <text:p>1,515.50</text:p>
          </table:table-cell>
          <table:table-cell office:value-type="float" office:value="1768.0833333333333" table:style-name="ce16">
            <text:p>1,768.08</text:p>
          </table:table-cell>
          <table:table-cell office:value-type="float" office:value="2020.6666666666667" table:style-name="ce16">
            <text:p>2,020.67</text:p>
          </table:table-cell>
          <table:table-cell office:value-type="float" office:value="2273.25" table:style-name="ce16">
            <text:p>2,273.25</text:p>
          </table:table-cell>
          <table:table-cell office:value-type="float" office:value="2778.4166666666665" table:style-name="ce16">
            <text:p>2,778.42</text:p>
          </table:table-cell>
          <table:table-cell office:value-type="float" office:value="3283.5833333333335" table:style-name="ce16">
            <text:p>3,283.58</text:p>
          </table:table-cell>
          <table:table-cell office:value-type="float" office:value="3788.75" table:style-name="ce16">
            <text:p>3,788.75</text:p>
          </table:table-cell>
          <table:table-cell office:value-type="float" office:value="4546.5" table:style-name="ce16">
            <text:p>4,546.5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501</text:p>
          </table:table-cell>
          <table:table-cell office:value-type="string" table:style-name="ce8">
            <text:p>E08000037</text:p>
          </table:table-cell>
          <table:table-cell office:value-type="string" table:style-name="ce17">
            <text:p>Gateshead</text:p>
          </table:table-cell>
          <table:table-cell office:value-type="string" table:style-name="ce5">
            <text:p>NE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Tyne and Wear</text:p>
          </table:table-cell>
          <table:table-cell office:value-type="float" office:value="1633.9666666666665" table:style-name="ce16">
            <text:p>1,633.97</text:p>
          </table:table-cell>
          <table:table-cell office:value-type="float" office:value="1906.2944444444443" table:style-name="ce16">
            <text:p>1,906.29</text:p>
          </table:table-cell>
          <table:table-cell office:value-type="float" office:value="2178.6222222222223" table:style-name="ce16">
            <text:p>2,178.62</text:p>
          </table:table-cell>
          <table:table-cell office:value-type="float" office:value="2450.9499999999998" table:style-name="ce16">
            <text:p>2,450.95</text:p>
          </table:table-cell>
          <table:table-cell office:value-type="float" office:value="2995.6055555555554" table:style-name="ce16">
            <text:p>2,995.61</text:p>
          </table:table-cell>
          <table:table-cell office:value-type="float" office:value="3540.2611111111109" table:style-name="ce16">
            <text:p>3,540.26</text:p>
          </table:table-cell>
          <table:table-cell office:value-type="float" office:value="4084.9166666666665" table:style-name="ce16">
            <text:p>4,084.92</text:p>
          </table:table-cell>
          <table:table-cell office:value-type="float" office:value="4901.8999999999996" table:style-name="ce16">
            <text:p>4,901.9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502</text:p>
          </table:table-cell>
          <table:table-cell office:value-type="string" table:style-name="ce8">
            <text:p>E08000021</text:p>
          </table:table-cell>
          <table:table-cell office:value-type="string" table:style-name="ce17">
            <text:p>Newcastle-upon-Tyne</text:p>
          </table:table-cell>
          <table:table-cell office:value-type="string" table:style-name="ce5">
            <text:p>NE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Tyne and Wear</text:p>
          </table:table-cell>
          <table:table-cell office:value-type="float" office:value="1529.0600000000002" table:style-name="ce16">
            <text:p>1,529.06</text:p>
          </table:table-cell>
          <table:table-cell office:value-type="float" office:value="1783.9033333333334" table:style-name="ce16">
            <text:p>1,783.90</text:p>
          </table:table-cell>
          <table:table-cell office:value-type="float" office:value="2038.7466666666669" table:style-name="ce16">
            <text:p>2,038.75</text:p>
          </table:table-cell>
          <table:table-cell office:value-type="float" office:value="2293.59" table:style-name="ce16">
            <text:p>2,293.59</text:p>
          </table:table-cell>
          <table:table-cell office:value-type="float" office:value="2803.2766666666666" table:style-name="ce16">
            <text:p>2,803.28</text:p>
          </table:table-cell>
          <table:table-cell office:value-type="float" office:value="3312.9633333333336" table:style-name="ce16">
            <text:p>3,312.96</text:p>
          </table:table-cell>
          <table:table-cell office:value-type="float" office:value="3822.6500000000005" table:style-name="ce16">
            <text:p>3,822.65</text:p>
          </table:table-cell>
          <table:table-cell office:value-type="float" office:value="4587.18" table:style-name="ce16">
            <text:p>4,587.1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503</text:p>
          </table:table-cell>
          <table:table-cell office:value-type="string" table:style-name="ce8">
            <text:p>E08000022</text:p>
          </table:table-cell>
          <table:table-cell office:value-type="string" table:style-name="ce17">
            <text:p>North Tyneside</text:p>
          </table:table-cell>
          <table:table-cell office:value-type="string" table:style-name="ce5">
            <text:p>NE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Tyne and Wear</text:p>
          </table:table-cell>
          <table:table-cell office:value-type="float" office:value="1480.3133333333333" table:style-name="ce16">
            <text:p>1,480.31</text:p>
          </table:table-cell>
          <table:table-cell office:value-type="float" office:value="1727.0322222222221" table:style-name="ce16">
            <text:p>1,727.03</text:p>
          </table:table-cell>
          <table:table-cell office:value-type="float" office:value="1973.751111111111" table:style-name="ce16">
            <text:p>1,973.75</text:p>
          </table:table-cell>
          <table:table-cell office:value-type="float" office:value="2220.4699999999998" table:style-name="ce16">
            <text:p>2,220.47</text:p>
          </table:table-cell>
          <table:table-cell office:value-type="float" office:value="2713.9077777777775" table:style-name="ce16">
            <text:p>2,713.91</text:p>
          </table:table-cell>
          <table:table-cell office:value-type="float" office:value="3207.3455555555552" table:style-name="ce16">
            <text:p>3,207.35</text:p>
          </table:table-cell>
          <table:table-cell office:value-type="float" office:value="3700.7833333333328" table:style-name="ce16">
            <text:p>3,700.78</text:p>
          </table:table-cell>
          <table:table-cell office:value-type="float" office:value="4440.9399999999996" table:style-name="ce16">
            <text:p>4,440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504</text:p>
          </table:table-cell>
          <table:table-cell office:value-type="string" table:style-name="ce8">
            <text:p>E08000023</text:p>
          </table:table-cell>
          <table:table-cell office:value-type="string" table:style-name="ce17">
            <text:p>South Tyneside</text:p>
          </table:table-cell>
          <table:table-cell office:value-type="string" table:style-name="ce5">
            <text:p>NE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Tyne and Wear</text:p>
          </table:table-cell>
          <table:table-cell office:value-type="float" office:value="1464.7533333333333" table:style-name="ce16">
            <text:p>1,464.75</text:p>
          </table:table-cell>
          <table:table-cell office:value-type="float" office:value="1708.8788888888889" table:style-name="ce16">
            <text:p>1,708.88</text:p>
          </table:table-cell>
          <table:table-cell office:value-type="float" office:value="1953.0044444444445" table:style-name="ce16">
            <text:p>1,953.00</text:p>
          </table:table-cell>
          <table:table-cell office:value-type="float" office:value="2197.13" table:style-name="ce16">
            <text:p>2,197.13</text:p>
          </table:table-cell>
          <table:table-cell office:value-type="float" office:value="2685.3811111111113" table:style-name="ce16">
            <text:p>2,685.38</text:p>
          </table:table-cell>
          <table:table-cell office:value-type="float" office:value="3173.6322222222225" table:style-name="ce16">
            <text:p>3,173.63</text:p>
          </table:table-cell>
          <table:table-cell office:value-type="float" office:value="3661.8833333333337" table:style-name="ce16">
            <text:p>3,661.88</text:p>
          </table:table-cell>
          <table:table-cell office:value-type="float" office:value="4394.26" table:style-name="ce16">
            <text:p>4,394.2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505</text:p>
          </table:table-cell>
          <table:table-cell office:value-type="string" table:style-name="ce8">
            <text:p>E08000024</text:p>
          </table:table-cell>
          <table:table-cell office:value-type="string" table:style-name="ce17">
            <text:p>Sunderland</text:p>
          </table:table-cell>
          <table:table-cell office:value-type="string" table:style-name="ce5">
            <text:p>NE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Tyne and Wear</text:p>
          </table:table-cell>
          <table:table-cell office:value-type="float" office:value="1331.0666666666666" table:style-name="ce16">
            <text:p>1,331.07</text:p>
          </table:table-cell>
          <table:table-cell office:value-type="float" office:value="1552.911111111111" table:style-name="ce16">
            <text:p>1,552.91</text:p>
          </table:table-cell>
          <table:table-cell office:value-type="float" office:value="1774.7555555555555" table:style-name="ce16">
            <text:p>1,774.76</text:p>
          </table:table-cell>
          <table:table-cell office:value-type="float" office:value="1996.6" table:style-name="ce16">
            <text:p>1,996.60</text:p>
          </table:table-cell>
          <table:table-cell office:value-type="float" office:value="2440.2888888888888" table:style-name="ce16">
            <text:p>2,440.29</text:p>
          </table:table-cell>
          <table:table-cell office:value-type="float" office:value="2883.9777777777776" table:style-name="ce16">
            <text:p>2,883.98</text:p>
          </table:table-cell>
          <table:table-cell office:value-type="float" office:value="3327.6666666666665" table:style-name="ce16">
            <text:p>3,327.67</text:p>
          </table:table-cell>
          <table:table-cell office:value-type="float" office:value="3993.1999999999994" table:style-name="ce16">
            <text:p>3,993.2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601</text:p>
          </table:table-cell>
          <table:table-cell office:value-type="string" table:style-name="ce8">
            <text:p>E08000025</text:p>
          </table:table-cell>
          <table:table-cell office:value-type="string" table:style-name="ce17">
            <text:p>Birmingham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Midlands</text:p>
          </table:table-cell>
          <table:table-cell office:value-type="float" office:value="1393.9733333333334" table:style-name="ce16">
            <text:p>1,393.97</text:p>
          </table:table-cell>
          <table:table-cell office:value-type="float" office:value="1626.3022222222223" table:style-name="ce16">
            <text:p>1,626.30</text:p>
          </table:table-cell>
          <table:table-cell office:value-type="float" office:value="1858.6311111111111" table:style-name="ce16">
            <text:p>1,858.63</text:p>
          </table:table-cell>
          <table:table-cell office:value-type="float" office:value="2090.96" table:style-name="ce16">
            <text:p>2,090.96</text:p>
          </table:table-cell>
          <table:table-cell office:value-type="float" office:value="2555.617777777778" table:style-name="ce16">
            <text:p>2,555.62</text:p>
          </table:table-cell>
          <table:table-cell office:value-type="float" office:value="3020.2755555555555" table:style-name="ce16">
            <text:p>3,020.28</text:p>
          </table:table-cell>
          <table:table-cell office:value-type="float" office:value="3484.9333333333334" table:style-name="ce16">
            <text:p>3,484.93</text:p>
          </table:table-cell>
          <table:table-cell office:value-type="float" office:value="4181.92" table:style-name="ce16">
            <text:p>4,181.9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602</text:p>
          </table:table-cell>
          <table:table-cell office:value-type="string" table:style-name="ce8">
            <text:p>E08000026</text:p>
          </table:table-cell>
          <table:table-cell office:value-type="string" table:style-name="ce17">
            <text:p>Coventry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Midlands</text:p>
          </table:table-cell>
          <table:table-cell office:value-type="float" office:value="1530.4333333333334" table:style-name="ce16">
            <text:p>1,530.43</text:p>
          </table:table-cell>
          <table:table-cell office:value-type="float" office:value="1785.5055555555557" table:style-name="ce16">
            <text:p>1,785.51</text:p>
          </table:table-cell>
          <table:table-cell office:value-type="float" office:value="2040.5777777777778" table:style-name="ce16">
            <text:p>2,040.58</text:p>
          </table:table-cell>
          <table:table-cell office:value-type="float" office:value="2295.65" table:style-name="ce16">
            <text:p>2,295.65</text:p>
          </table:table-cell>
          <table:table-cell office:value-type="float" office:value="2805.7944444444447" table:style-name="ce16">
            <text:p>2,805.79</text:p>
          </table:table-cell>
          <table:table-cell office:value-type="float" office:value="3315.9388888888889" table:style-name="ce16">
            <text:p>3,315.94</text:p>
          </table:table-cell>
          <table:table-cell office:value-type="float" office:value="3826.0833333333335" table:style-name="ce16">
            <text:p>3,826.08</text:p>
          </table:table-cell>
          <table:table-cell office:value-type="float" office:value="4591.3" table:style-name="ce16">
            <text:p>4,591.3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603</text:p>
          </table:table-cell>
          <table:table-cell office:value-type="string" table:style-name="ce8">
            <text:p>E08000027</text:p>
          </table:table-cell>
          <table:table-cell office:value-type="string" table:style-name="ce17">
            <text:p>Dudley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Midlands</text:p>
          </table:table-cell>
          <table:table-cell office:value-type="float" office:value="1291.6400000000001" table:style-name="ce16">
            <text:p>1,291.64</text:p>
          </table:table-cell>
          <table:table-cell office:value-type="float" office:value="1506.9133333333334" table:style-name="ce16">
            <text:p>1,506.91</text:p>
          </table:table-cell>
          <table:table-cell office:value-type="float" office:value="1722.1866666666667" table:style-name="ce16">
            <text:p>1,722.19</text:p>
          </table:table-cell>
          <table:table-cell office:value-type="float" office:value="1937.46" table:style-name="ce16">
            <text:p>1,937.46</text:p>
          </table:table-cell>
          <table:table-cell office:value-type="float" office:value="2368.0066666666667" table:style-name="ce16">
            <text:p>2,368.01</text:p>
          </table:table-cell>
          <table:table-cell office:value-type="float" office:value="2798.5533333333333" table:style-name="ce16">
            <text:p>2,798.55</text:p>
          </table:table-cell>
          <table:table-cell office:value-type="float" office:value="3229.1000000000004" table:style-name="ce16">
            <text:p>3,229.10</text:p>
          </table:table-cell>
          <table:table-cell office:value-type="float" office:value="3874.92" table:style-name="ce16">
            <text:p>3,874.9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604</text:p>
          </table:table-cell>
          <table:table-cell office:value-type="string" table:style-name="ce8">
            <text:p>E08000028</text:p>
          </table:table-cell>
          <table:table-cell office:value-type="string" table:style-name="ce17">
            <text:p>Sandwell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Midlands</text:p>
          </table:table-cell>
          <table:table-cell office:value-type="float" office:value="1351.8866666666665" table:style-name="ce16">
            <text:p>1,351.89</text:p>
          </table:table-cell>
          <table:table-cell office:value-type="float" office:value="1577.201111111111" table:style-name="ce16">
            <text:p>1,577.20</text:p>
          </table:table-cell>
          <table:table-cell office:value-type="float" office:value="1802.5155555555555" table:style-name="ce16">
            <text:p>1,802.52</text:p>
          </table:table-cell>
          <table:table-cell office:value-type="float" office:value="2027.83" table:style-name="ce16">
            <text:p>2,027.83</text:p>
          </table:table-cell>
          <table:table-cell office:value-type="float" office:value="2478.4588888888884" table:style-name="ce16">
            <text:p>2,478.46</text:p>
          </table:table-cell>
          <table:table-cell office:value-type="float" office:value="2929.0877777777778" table:style-name="ce16">
            <text:p>2,929.09</text:p>
          </table:table-cell>
          <table:table-cell office:value-type="float" office:value="3379.7166666666662" table:style-name="ce16">
            <text:p>3,379.72</text:p>
          </table:table-cell>
          <table:table-cell office:value-type="float" office:value="4055.6600000000003" table:style-name="ce16">
            <text:p>4,055.6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605</text:p>
          </table:table-cell>
          <table:table-cell office:value-type="string" table:style-name="ce8">
            <text:p>E08000029</text:p>
          </table:table-cell>
          <table:table-cell office:value-type="string" table:style-name="ce17">
            <text:p>Solihull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Midlands</text:p>
          </table:table-cell>
          <table:table-cell office:value-type="float" office:value="1322.8200000000002" table:style-name="ce16">
            <text:p>1,322.82</text:p>
          </table:table-cell>
          <table:table-cell office:value-type="float" office:value="1543.29" table:style-name="ce16">
            <text:p>1,543.29</text:p>
          </table:table-cell>
          <table:table-cell office:value-type="float" office:value="1763.76" table:style-name="ce16">
            <text:p>1,763.76</text:p>
          </table:table-cell>
          <table:table-cell office:value-type="float" office:value="1984.23" table:style-name="ce16">
            <text:p>1,984.23</text:p>
          </table:table-cell>
          <table:table-cell office:value-type="float" office:value="2425.17" table:style-name="ce16">
            <text:p>2,425.17</text:p>
          </table:table-cell>
          <table:table-cell office:value-type="float" office:value="2866.11" table:style-name="ce16">
            <text:p>2,866.11</text:p>
          </table:table-cell>
          <table:table-cell office:value-type="float" office:value="3307.05" table:style-name="ce16">
            <text:p>3,307.05</text:p>
          </table:table-cell>
          <table:table-cell office:value-type="float" office:value="3968.46" table:style-name="ce16">
            <text:p>3,968.4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606</text:p>
          </table:table-cell>
          <table:table-cell office:value-type="string" table:style-name="ce8">
            <text:p>E08000030</text:p>
          </table:table-cell>
          <table:table-cell office:value-type="string" table:style-name="ce17">
            <text:p>Walsall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Midlands</text:p>
          </table:table-cell>
          <table:table-cell office:value-type="float" office:value="1583.5333333333335" table:style-name="ce16">
            <text:p>1,583.53</text:p>
          </table:table-cell>
          <table:table-cell office:value-type="float" office:value="1847.4555555555557" table:style-name="ce16">
            <text:p>1,847.46</text:p>
          </table:table-cell>
          <table:table-cell office:value-type="float" office:value="2111.3777777777777" table:style-name="ce16">
            <text:p>2,111.38</text:p>
          </table:table-cell>
          <table:table-cell office:value-type="float" office:value="2375.3000000000002" table:style-name="ce16">
            <text:p>2,375.30</text:p>
          </table:table-cell>
          <table:table-cell office:value-type="float" office:value="2903.1444444444446" table:style-name="ce16">
            <text:p>2,903.14</text:p>
          </table:table-cell>
          <table:table-cell office:value-type="float" office:value="3430.9888888888891" table:style-name="ce16">
            <text:p>3,430.99</text:p>
          </table:table-cell>
          <table:table-cell office:value-type="float" office:value="3958.8333333333335" table:style-name="ce16">
            <text:p>3,958.83</text:p>
          </table:table-cell>
          <table:table-cell office:value-type="float" office:value="4750.6000000000004" table:style-name="ce16">
            <text:p>4,750.6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607</text:p>
          </table:table-cell>
          <table:table-cell office:value-type="string" table:style-name="ce8">
            <text:p>E08000031</text:p>
          </table:table-cell>
          <table:table-cell office:value-type="string" table:style-name="ce17">
            <text:p>Wolverhampton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Midlands</text:p>
          </table:table-cell>
          <table:table-cell office:value-type="float" office:value="1530.0133333333333" table:style-name="ce16">
            <text:p>1,530.01</text:p>
          </table:table-cell>
          <table:table-cell office:value-type="float" office:value="1785.0155555555555" table:style-name="ce16">
            <text:p>1,785.02</text:p>
          </table:table-cell>
          <table:table-cell office:value-type="float" office:value="2040.0177777777778" table:style-name="ce16">
            <text:p>2,040.02</text:p>
          </table:table-cell>
          <table:table-cell office:value-type="float" office:value="2295.02" table:style-name="ce16">
            <text:p>2,295.02</text:p>
          </table:table-cell>
          <table:table-cell office:value-type="float" office:value="2805.0244444444447" table:style-name="ce16">
            <text:p>2,805.02</text:p>
          </table:table-cell>
          <table:table-cell office:value-type="float" office:value="3315.0288888888886" table:style-name="ce16">
            <text:p>3,315.03</text:p>
          </table:table-cell>
          <table:table-cell office:value-type="float" office:value="3825.0333333333338" table:style-name="ce16">
            <text:p>3,825.03</text:p>
          </table:table-cell>
          <table:table-cell office:value-type="float" office:value="4590.04" table:style-name="ce16">
            <text:p>4,590.0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701</text:p>
          </table:table-cell>
          <table:table-cell office:value-type="string" table:style-name="ce8">
            <text:p>E08000032</text:p>
          </table:table-cell>
          <table:table-cell office:value-type="string" table:style-name="ce17">
            <text:p>Bradford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Yorkshire</text:p>
          </table:table-cell>
          <table:table-cell office:value-type="float" office:value="1370.2333333333331" table:style-name="ce16">
            <text:p>1,370.23</text:p>
          </table:table-cell>
          <table:table-cell office:value-type="float" office:value="1598.6055555555554" table:style-name="ce16">
            <text:p>1,598.61</text:p>
          </table:table-cell>
          <table:table-cell office:value-type="float" office:value="1826.9777777777776" table:style-name="ce16">
            <text:p>1,826.98</text:p>
          </table:table-cell>
          <table:table-cell office:value-type="float" office:value="2055.35" table:style-name="ce16">
            <text:p>2,055.35</text:p>
          </table:table-cell>
          <table:table-cell office:value-type="float" office:value="2512.0944444444444" table:style-name="ce16">
            <text:p>2,512.09</text:p>
          </table:table-cell>
          <table:table-cell office:value-type="float" office:value="2968.838888888889" table:style-name="ce16">
            <text:p>2,968.84</text:p>
          </table:table-cell>
          <table:table-cell office:value-type="float" office:value="3425.5833333333335" table:style-name="ce16">
            <text:p>3,425.58</text:p>
          </table:table-cell>
          <table:table-cell office:value-type="float" office:value="4110.7" table:style-name="ce16">
            <text:p>4,110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702</text:p>
          </table:table-cell>
          <table:table-cell office:value-type="string" table:style-name="ce8">
            <text:p>E08000033</text:p>
          </table:table-cell>
          <table:table-cell office:value-type="string" table:style-name="ce17">
            <text:p>Calderdale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Yorkshire</text:p>
          </table:table-cell>
          <table:table-cell office:value-type="float" office:value="1460.26" table:style-name="ce16">
            <text:p>1,460.26</text:p>
          </table:table-cell>
          <table:table-cell office:value-type="float" office:value="1703.6366666666665" table:style-name="ce16">
            <text:p>1,703.64</text:p>
          </table:table-cell>
          <table:table-cell office:value-type="float" office:value="1947.0133333333333" table:style-name="ce16">
            <text:p>1,947.01</text:p>
          </table:table-cell>
          <table:table-cell office:value-type="float" office:value="2190.39" table:style-name="ce16">
            <text:p>2,190.39</text:p>
          </table:table-cell>
          <table:table-cell office:value-type="float" office:value="2677.143333333333" table:style-name="ce16">
            <text:p>2,677.14</text:p>
          </table:table-cell>
          <table:table-cell office:value-type="float" office:value="3163.8966666666665" table:style-name="ce16">
            <text:p>3,163.90</text:p>
          </table:table-cell>
          <table:table-cell office:value-type="float" office:value="3650.6499999999996" table:style-name="ce16">
            <text:p>3,650.65</text:p>
          </table:table-cell>
          <table:table-cell office:value-type="float" office:value="4380.78" table:style-name="ce16">
            <text:p>4,380.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703</text:p>
          </table:table-cell>
          <table:table-cell office:value-type="string" table:style-name="ce8">
            <text:p>E08000034</text:p>
          </table:table-cell>
          <table:table-cell office:value-type="string" table:style-name="ce17">
            <text:p>Kirklees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Yorkshire</text:p>
          </table:table-cell>
          <table:table-cell office:value-type="float" office:value="1471.7733333333333" table:style-name="ce16">
            <text:p>1,471.77</text:p>
          </table:table-cell>
          <table:table-cell office:value-type="float" office:value="1717.0688888888888" table:style-name="ce16">
            <text:p>1,717.07</text:p>
          </table:table-cell>
          <table:table-cell office:value-type="float" office:value="1962.3644444444444" table:style-name="ce16">
            <text:p>1,962.36</text:p>
          </table:table-cell>
          <table:table-cell office:value-type="float" office:value="2207.66" table:style-name="ce16">
            <text:p>2,207.66</text:p>
          </table:table-cell>
          <table:table-cell office:value-type="float" office:value="2698.2511111111107" table:style-name="ce16">
            <text:p>2,698.25</text:p>
          </table:table-cell>
          <table:table-cell office:value-type="float" office:value="3188.8422222222221" table:style-name="ce16">
            <text:p>3,188.84</text:p>
          </table:table-cell>
          <table:table-cell office:value-type="float" office:value="3679.4333333333325" table:style-name="ce16">
            <text:p>3,679.43</text:p>
          </table:table-cell>
          <table:table-cell office:value-type="float" office:value="4415.32" table:style-name="ce16">
            <text:p>4,415.3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704</text:p>
          </table:table-cell>
          <table:table-cell office:value-type="string" table:style-name="ce8">
            <text:p>E08000035</text:p>
          </table:table-cell>
          <table:table-cell office:value-type="string" table:style-name="ce17">
            <text:p>Leeds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Yorkshire</text:p>
          </table:table-cell>
          <table:table-cell office:value-type="float" office:value="1377.48" table:style-name="ce16">
            <text:p>1,377.48</text:p>
          </table:table-cell>
          <table:table-cell office:value-type="float" office:value="1607.06" table:style-name="ce16">
            <text:p>1,607.06</text:p>
          </table:table-cell>
          <table:table-cell office:value-type="float" office:value="1836.6399999999999" table:style-name="ce16">
            <text:p>1,836.64</text:p>
          </table:table-cell>
          <table:table-cell office:value-type="float" office:value="2066.2199999999998" table:style-name="ce16">
            <text:p>2,066.22</text:p>
          </table:table-cell>
          <table:table-cell office:value-type="float" office:value="2525.3799999999997" table:style-name="ce16">
            <text:p>2,525.38</text:p>
          </table:table-cell>
          <table:table-cell office:value-type="float" office:value="2984.5399999999995" table:style-name="ce16">
            <text:p>2,984.54</text:p>
          </table:table-cell>
          <table:table-cell office:value-type="float" office:value="3443.6999999999994" table:style-name="ce16">
            <text:p>3,443.70</text:p>
          </table:table-cell>
          <table:table-cell office:value-type="float" office:value="4132.4399999999996" table:style-name="ce16">
            <text:p>4,132.4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705</text:p>
          </table:table-cell>
          <table:table-cell office:value-type="string" table:style-name="ce8">
            <text:p>E08000036</text:p>
          </table:table-cell>
          <table:table-cell office:value-type="string" table:style-name="ce17">
            <text:p>Wakefield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MD</text:p>
          </table:table-cell>
          <table:table-cell office:value-type="string" table:style-name="ce8">
            <text:p>West Yorkshire</text:p>
          </table:table-cell>
          <table:table-cell office:value-type="float" office:value="1386.5333333333335" table:style-name="ce16">
            <text:p>1,386.53</text:p>
          </table:table-cell>
          <table:table-cell office:value-type="float" office:value="1617.6222222222225" table:style-name="ce16">
            <text:p>1,617.62</text:p>
          </table:table-cell>
          <table:table-cell office:value-type="float" office:value="1848.7111111111112" table:style-name="ce16">
            <text:p>1,848.71</text:p>
          </table:table-cell>
          <table:table-cell office:value-type="float" office:value="2079.8000000000002" table:style-name="ce16">
            <text:p>2,079.80</text:p>
          </table:table-cell>
          <table:table-cell office:value-type="float" office:value="2541.9777777777781" table:style-name="ce16">
            <text:p>2,541.98</text:p>
          </table:table-cell>
          <table:table-cell office:value-type="float" office:value="3004.1555555555556" table:style-name="ce16">
            <text:p>3,004.16</text:p>
          </table:table-cell>
          <table:table-cell office:value-type="float" office:value="3466.3333333333339" table:style-name="ce16">
            <text:p>3,466.33</text:p>
          </table:table-cell>
          <table:table-cell office:value-type="float" office:value="4159.6000000000004" table:style-name="ce16">
            <text:p>4,159.6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101</text:p>
          </table:table-cell>
          <table:table-cell office:value-type="string" table:style-name="ce8">
            <text:p>E06000022</text:p>
          </table:table-cell>
          <table:table-cell office:value-type="string" table:style-name="ce19">
            <text:p>Bath &amp; North East Somerset<text:span text:style-name="T9"><text:s/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36.9266666666667" table:style-name="ce16">
            <text:p>1,436.93</text:p>
          </table:table-cell>
          <table:table-cell office:value-type="float" office:value="1676.4144444444444" table:style-name="ce16">
            <text:p>1,676.41</text:p>
          </table:table-cell>
          <table:table-cell office:value-type="float" office:value="1915.902222222222" table:style-name="ce16">
            <text:p>1,915.90</text:p>
          </table:table-cell>
          <table:table-cell office:value-type="float" office:value="2155.39" table:style-name="ce16">
            <text:p>2,155.39</text:p>
          </table:table-cell>
          <table:table-cell office:value-type="float" office:value="2634.3655555555551" table:style-name="ce16">
            <text:p>2,634.37</text:p>
          </table:table-cell>
          <table:table-cell office:value-type="float" office:value="3113.3411111111109" table:style-name="ce16">
            <text:p>3,113.34</text:p>
          </table:table-cell>
          <table:table-cell office:value-type="float" office:value="3592.3166666666666" table:style-name="ce16">
            <text:p>3,592.32</text:p>
          </table:table-cell>
          <table:table-cell office:value-type="float" office:value="4310.78" table:style-name="ce16">
            <text:p>4,310.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202</text:p>
          </table:table-cell>
          <table:table-cell office:value-type="string" table:style-name="ce8">
            <text:p>E06000055</text:p>
          </table:table-cell>
          <table:table-cell office:value-type="string" table:style-name="ce17">
            <text:p>Bedford<text:span text:style-name="T9"><text:s/>UA</text:span></text:p>
          </table:table-cell>
          <table:table-cell office:value-type="string" table:style-name="ce17">
            <text:p>E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91.5066666666669" table:style-name="ce16">
            <text:p>1,491.51</text:p>
          </table:table-cell>
          <table:table-cell office:value-type="float" office:value="1740.0911111111113" table:style-name="ce16">
            <text:p>1,740.09</text:p>
          </table:table-cell>
          <table:table-cell office:value-type="float" office:value="1988.6755555555558" table:style-name="ce16">
            <text:p>1,988.68</text:p>
          </table:table-cell>
          <table:table-cell office:value-type="float" office:value="2237.2600000000002" table:style-name="ce16">
            <text:p>2,237.26</text:p>
          </table:table-cell>
          <table:table-cell office:value-type="float" office:value="2734.4288888888891" table:style-name="ce16">
            <text:p>2,734.43</text:p>
          </table:table-cell>
          <table:table-cell office:value-type="float" office:value="3231.5977777777784" table:style-name="ce16">
            <text:p>3,231.60</text:p>
          </table:table-cell>
          <table:table-cell office:value-type="float" office:value="3728.7666666666669" table:style-name="ce16">
            <text:p>3,728.77</text:p>
          </table:table-cell>
          <table:table-cell office:value-type="float" office:value="4474.5200000000004" table:style-name="ce16">
            <text:p>4,474.5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01</text:p>
          </table:table-cell>
          <table:table-cell office:value-type="string" table:style-name="ce8">
            <text:p>E06000008</text:p>
          </table:table-cell>
          <table:table-cell office:value-type="string" table:style-name="ce19">
            <text:p>Blackburn with Darwen<text:s/><text:span text:style-name="T9">UA</text:span></text:p>
          </table:table-cell>
          <table:table-cell office:value-type="string" table:style-name="ce17">
            <text:p>N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83.12" table:style-name="ce16">
            <text:p>1,483.12</text:p>
          </table:table-cell>
          <table:table-cell office:value-type="float" office:value="1730.3066666666664" table:style-name="ce16">
            <text:p>1,730.31</text:p>
          </table:table-cell>
          <table:table-cell office:value-type="float" office:value="1977.4933333333331" table:style-name="ce16">
            <text:p>1,977.49</text:p>
          </table:table-cell>
          <table:table-cell office:value-type="float" office:value="2224.6799999999998" table:style-name="ce16">
            <text:p>2,224.68</text:p>
          </table:table-cell>
          <table:table-cell office:value-type="float" office:value="2719.0533333333333" table:style-name="ce16">
            <text:p>2,719.05</text:p>
          </table:table-cell>
          <table:table-cell office:value-type="float" office:value="3213.4266666666663" table:style-name="ce16">
            <text:p>3,213.43</text:p>
          </table:table-cell>
          <table:table-cell office:value-type="float" office:value="3707.7999999999997" table:style-name="ce16">
            <text:p>3,707.80</text:p>
          </table:table-cell>
          <table:table-cell office:value-type="float" office:value="4449.3599999999997" table:style-name="ce16">
            <text:p>4,449.3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02</text:p>
          </table:table-cell>
          <table:table-cell office:value-type="string" table:style-name="ce8">
            <text:p>E06000009</text:p>
          </table:table-cell>
          <table:table-cell office:value-type="string" table:style-name="ce19">
            <text:p>Blackpool<text:span text:style-name="T9"><text:s/>UA</text:span></text:p>
          </table:table-cell>
          <table:table-cell office:value-type="string" table:style-name="ce17">
            <text:p>N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18" table:style-name="ce16">
            <text:p>1,518.00</text:p>
          </table:table-cell>
          <table:table-cell office:value-type="float" office:value="1771" table:style-name="ce16">
            <text:p>1,771.00</text:p>
          </table:table-cell>
          <table:table-cell office:value-type="float" office:value="2024" table:style-name="ce16">
            <text:p>2,024.00</text:p>
          </table:table-cell>
          <table:table-cell office:value-type="float" office:value="2277" table:style-name="ce16">
            <text:p>2,277.00</text:p>
          </table:table-cell>
          <table:table-cell office:value-type="float" office:value="2783" table:style-name="ce16">
            <text:p>2,783.00</text:p>
          </table:table-cell>
          <table:table-cell office:value-type="float" office:value="3289" table:style-name="ce16">
            <text:p>3,289.00</text:p>
          </table:table-cell>
          <table:table-cell office:value-type="float" office:value="3795" table:style-name="ce16">
            <text:p>3,795.00</text:p>
          </table:table-cell>
          <table:table-cell office:value-type="float" office:value="4554" table:style-name="ce16">
            <text:p>4,554.0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204</text:p>
          </table:table-cell>
          <table:table-cell office:value-type="string" table:style-name="ce8">
            <text:p>E06000058</text:p>
          </table:table-cell>
          <table:table-cell office:value-type="string" table:style-name="ce19">
            <text:p>Bournemouth, Christchurch &amp; Poole<text:s/><text:span text:style-name="T10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38.1333333333332" table:style-name="ce16">
            <text:p>1,438.13</text:p>
          </table:table-cell>
          <table:table-cell office:value-type="float" office:value="1677.8222222222221" table:style-name="ce16">
            <text:p>1,677.82</text:p>
          </table:table-cell>
          <table:table-cell office:value-type="float" office:value="1917.5111111111109" table:style-name="ce16">
            <text:p>1,917.51</text:p>
          </table:table-cell>
          <table:table-cell office:value-type="float" office:value="2157.1999999999998" table:style-name="ce16">
            <text:p>2,157.20</text:p>
          </table:table-cell>
          <table:table-cell office:value-type="float" office:value="2636.5777777777776" table:style-name="ce16">
            <text:p>2,636.58</text:p>
          </table:table-cell>
          <table:table-cell office:value-type="float" office:value="3115.9555555555553" table:style-name="ce16">
            <text:p>3,115.96</text:p>
          </table:table-cell>
          <table:table-cell office:value-type="float" office:value="3595.333333333333" table:style-name="ce16">
            <text:p>3,595.33</text:p>
          </table:table-cell>
          <table:table-cell office:value-type="float" office:value="4314.3999999999996" table:style-name="ce16">
            <text:p>4,314.4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301</text:p>
          </table:table-cell>
          <table:table-cell office:value-type="string" table:style-name="ce8">
            <text:p>E06000036</text:p>
          </table:table-cell>
          <table:table-cell office:value-type="string" table:style-name="ce19">
            <text:p>Bracknell Forest<text:span text:style-name="T9"><text:s/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367.5333333333335" table:style-name="ce16">
            <text:p>1,367.53</text:p>
          </table:table-cell>
          <table:table-cell office:value-type="float" office:value="1595.4555555555557" table:style-name="ce16">
            <text:p>1,595.46</text:p>
          </table:table-cell>
          <table:table-cell office:value-type="float" office:value="1823.377777777778" table:style-name="ce16">
            <text:p>1,823.38</text:p>
          </table:table-cell>
          <table:table-cell office:value-type="float" office:value="2051.3000000000002" table:style-name="ce16">
            <text:p>2,051.30</text:p>
          </table:table-cell>
          <table:table-cell office:value-type="float" office:value="2507.1444444444446" table:style-name="ce16">
            <text:p>2,507.14</text:p>
          </table:table-cell>
          <table:table-cell office:value-type="float" office:value="2962.9888888888891" table:style-name="ce16">
            <text:p>2,962.99</text:p>
          </table:table-cell>
          <table:table-cell office:value-type="float" office:value="3418.8333333333339" table:style-name="ce16">
            <text:p>3,418.83</text:p>
          </table:table-cell>
          <table:table-cell office:value-type="float" office:value="4102.6000000000004" table:style-name="ce16">
            <text:p>4,102.6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401</text:p>
          </table:table-cell>
          <table:table-cell office:value-type="string" table:style-name="ce8">
            <text:p>E06000043</text:p>
          </table:table-cell>
          <table:table-cell office:value-type="string" table:style-name="ce19">
            <text:p>Brighton &amp; Hove<text:s/><text:span text:style-name="T9"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59.3466666666666" table:style-name="ce16">
            <text:p>1,559.35</text:p>
          </table:table-cell>
          <table:table-cell office:value-type="float" office:value="1819.2377777777776" table:style-name="ce16">
            <text:p>1,819.24</text:p>
          </table:table-cell>
          <table:table-cell office:value-type="float" office:value="2079.1288888888889" table:style-name="ce16">
            <text:p>2,079.13</text:p>
          </table:table-cell>
          <table:table-cell office:value-type="float" office:value="2339.02" table:style-name="ce16">
            <text:p>2,339.02</text:p>
          </table:table-cell>
          <table:table-cell office:value-type="float" office:value="2858.8022222222226" table:style-name="ce16">
            <text:p>2,858.80</text:p>
          </table:table-cell>
          <table:table-cell office:value-type="float" office:value="3378.5844444444442" table:style-name="ce16">
            <text:p>3,378.58</text:p>
          </table:table-cell>
          <table:table-cell office:value-type="float" office:value="3898.3666666666668" table:style-name="ce16">
            <text:p>3,898.37</text:p>
          </table:table-cell>
          <table:table-cell office:value-type="float" office:value="4678.04" table:style-name="ce16">
            <text:p>4,678.0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102</text:p>
          </table:table-cell>
          <table:table-cell office:value-type="string" table:style-name="ce8">
            <text:p>E06000023</text:p>
          </table:table-cell>
          <table:table-cell office:value-type="string" table:style-name="ce19">
            <text:p>Bristol<text:s/><text:span text:style-name="T9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640.2133333333336" table:style-name="ce16">
            <text:p>1,640.21</text:p>
          </table:table-cell>
          <table:table-cell office:value-type="float" office:value="1913.5822222222223" table:style-name="ce16">
            <text:p>1,913.58</text:p>
          </table:table-cell>
          <table:table-cell office:value-type="float" office:value="2186.9511111111115" table:style-name="ce16">
            <text:p>2,186.95</text:p>
          </table:table-cell>
          <table:table-cell office:value-type="float" office:value="2460.3200000000002" table:style-name="ce16">
            <text:p>2,460.32</text:p>
          </table:table-cell>
          <table:table-cell office:value-type="float" office:value="3007.057777777778" table:style-name="ce16">
            <text:p>3,007.06</text:p>
          </table:table-cell>
          <table:table-cell office:value-type="float" office:value="3553.7955555555559" table:style-name="ce16">
            <text:p>3,553.80</text:p>
          </table:table-cell>
          <table:table-cell office:value-type="float" office:value="4100.5333333333338" table:style-name="ce16">
            <text:p>4,100.53</text:p>
          </table:table-cell>
          <table:table-cell office:value-type="float" office:value="4920.6400000000003" table:style-name="ce16">
            <text:p>4,920.6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402</text:p>
          </table:table-cell>
          <table:table-cell office:value-type="string" table:style-name="ce8">
            <text:p>E06000060</text:p>
          </table:table-cell>
          <table:table-cell office:value-type="string" table:style-name="ce19">
            <text:p>Buckinghamshire<text:s/><text:span text:style-name="T10"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24.0866666666668" table:style-name="ce16">
            <text:p>1,524.09</text:p>
          </table:table-cell>
          <table:table-cell office:value-type="float" office:value="1778.1011111111111" table:style-name="ce16">
            <text:p>1,778.10</text:p>
          </table:table-cell>
          <table:table-cell office:value-type="float" office:value="2032.1155555555556" table:style-name="ce16">
            <text:p>2,032.12</text:p>
          </table:table-cell>
          <table:table-cell office:value-type="float" office:value="2286.13" table:style-name="ce16">
            <text:p>2,286.13</text:p>
          </table:table-cell>
          <table:table-cell office:value-type="float" office:value="2794.1588888888891" table:style-name="ce16">
            <text:p>2,794.16</text:p>
          </table:table-cell>
          <table:table-cell office:value-type="float" office:value="3302.1877777777781" table:style-name="ce16">
            <text:p>3,302.19</text:p>
          </table:table-cell>
          <table:table-cell office:value-type="float" office:value="3810.2166666666672" table:style-name="ce16">
            <text:p>3,810.22</text:p>
          </table:table-cell>
          <table:table-cell office:value-type="float" office:value="4572.26" table:style-name="ce16">
            <text:p>4,572.2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203</text:p>
          </table:table-cell>
          <table:table-cell office:value-type="string" table:style-name="ce8">
            <text:p>E06000056</text:p>
          </table:table-cell>
          <table:table-cell office:value-type="string" table:style-name="ce17">
            <text:p>Central Bedfordshire<text:s/><text:span text:style-name="T9">UA</text:span></text:p>
          </table:table-cell>
          <table:table-cell office:value-type="string" table:style-name="ce17">
            <text:p>E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17.0333333333335" table:style-name="ce16">
            <text:p>1,517.03</text:p>
          </table:table-cell>
          <table:table-cell office:value-type="float" office:value="1769.8722222222225" table:style-name="ce16">
            <text:p>1,769.87</text:p>
          </table:table-cell>
          <table:table-cell office:value-type="float" office:value="2022.7111111111112" table:style-name="ce16">
            <text:p>2,022.71</text:p>
          </table:table-cell>
          <table:table-cell office:value-type="float" office:value="2275.5500000000002" table:style-name="ce16">
            <text:p>2,275.55</text:p>
          </table:table-cell>
          <table:table-cell office:value-type="float" office:value="2781.2277777777781" table:style-name="ce16">
            <text:p>2,781.23</text:p>
          </table:table-cell>
          <table:table-cell office:value-type="float" office:value="3286.9055555555556" table:style-name="ce16">
            <text:p>3,286.91</text:p>
          </table:table-cell>
          <table:table-cell office:value-type="float" office:value="3792.5833333333335" table:style-name="ce16">
            <text:p>3,792.58</text:p>
          </table:table-cell>
          <table:table-cell office:value-type="float" office:value="4551.1000000000004" table:style-name="ce16">
            <text:p>4,551.1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603</text:p>
          </table:table-cell>
          <table:table-cell office:value-type="string" table:style-name="ce8">
            <text:p>E06000049</text:p>
          </table:table-cell>
          <table:table-cell office:value-type="string" table:style-name="ce17">
            <text:p>Cheshire East<text:s/><text:span text:style-name="T9">UA</text:span></text:p>
          </table:table-cell>
          <table:table-cell office:value-type="string" table:style-name="ce17">
            <text:p>N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78.1266666666666" table:style-name="ce16">
            <text:p>1,478.13</text:p>
          </table:table-cell>
          <table:table-cell office:value-type="float" office:value="1724.4811111111112" table:style-name="ce16">
            <text:p>1,724.48</text:p>
          </table:table-cell>
          <table:table-cell office:value-type="float" office:value="1970.8355555555556" table:style-name="ce16">
            <text:p>1,970.84</text:p>
          </table:table-cell>
          <table:table-cell office:value-type="float" office:value="2217.19" table:style-name="ce16">
            <text:p>2,217.19</text:p>
          </table:table-cell>
          <table:table-cell office:value-type="float" office:value="2709.8988888888889" table:style-name="ce16">
            <text:p>2,709.90</text:p>
          </table:table-cell>
          <table:table-cell office:value-type="float" office:value="3202.6077777777778" table:style-name="ce16">
            <text:p>3,202.61</text:p>
          </table:table-cell>
          <table:table-cell office:value-type="float" office:value="3695.3166666666666" table:style-name="ce16">
            <text:p>3,695.32</text:p>
          </table:table-cell>
          <table:table-cell office:value-type="float" office:value="4434.38" table:style-name="ce16">
            <text:p>4,434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604</text:p>
          </table:table-cell>
          <table:table-cell office:value-type="string" table:style-name="ce8">
            <text:p>E06000050</text:p>
          </table:table-cell>
          <table:table-cell office:value-type="string" table:style-name="ce17">
            <text:p>Cheshire West and Chester<text:span text:style-name="T9"><text:s/>UA</text:span></text:p>
          </table:table-cell>
          <table:table-cell office:value-type="string" table:style-name="ce17">
            <text:p>N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18.0533333333333" table:style-name="ce16">
            <text:p>1,518.05</text:p>
          </table:table-cell>
          <table:table-cell office:value-type="float" office:value="1771.0622222222221" table:style-name="ce16">
            <text:p>1,771.06</text:p>
          </table:table-cell>
          <table:table-cell office:value-type="float" office:value="2024.0711111111111" table:style-name="ce16">
            <text:p>2,024.07</text:p>
          </table:table-cell>
          <table:table-cell office:value-type="float" office:value="2277.08" table:style-name="ce16">
            <text:p>2,277.08</text:p>
          </table:table-cell>
          <table:table-cell office:value-type="float" office:value="2783.0977777777775" table:style-name="ce16">
            <text:p>2,783.10</text:p>
          </table:table-cell>
          <table:table-cell office:value-type="float" office:value="3289.1155555555556" table:style-name="ce16">
            <text:p>3,289.12</text:p>
          </table:table-cell>
          <table:table-cell office:value-type="float" office:value="3795.1333333333332" table:style-name="ce16">
            <text:p>3,795.13</text:p>
          </table:table-cell>
          <table:table-cell office:value-type="float" office:value="4554.16" table:style-name="ce16">
            <text:p>4,554.1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801</text:p>
          </table:table-cell>
          <table:table-cell office:value-type="string" table:style-name="ce8">
            <text:p>E06000052</text:p>
          </table:table-cell>
          <table:table-cell office:value-type="string" table:style-name="ce17">
            <text:p>Cornwall<text:s/><text:span text:style-name="T9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61.6933333333334" table:style-name="ce16">
            <text:p>1,561.69</text:p>
          </table:table-cell>
          <table:table-cell office:value-type="float" office:value="1821.9755555555555" table:style-name="ce16">
            <text:p>1,821.98</text:p>
          </table:table-cell>
          <table:table-cell office:value-type="float" office:value="2082.2577777777778" table:style-name="ce16">
            <text:p>2,082.26</text:p>
          </table:table-cell>
          <table:table-cell office:value-type="float" office:value="2342.54" table:style-name="ce16">
            <text:p>2,342.54</text:p>
          </table:table-cell>
          <table:table-cell office:value-type="float" office:value="2863.1044444444442" table:style-name="ce16">
            <text:p>2,863.10</text:p>
          </table:table-cell>
          <table:table-cell office:value-type="float" office:value="3383.6688888888889" table:style-name="ce16">
            <text:p>3,383.67</text:p>
          </table:table-cell>
          <table:table-cell office:value-type="float" office:value="3904.2333333333331" table:style-name="ce16">
            <text:p>3,904.23</text:p>
          </table:table-cell>
          <table:table-cell office:value-type="float" office:value="4685.08" table:style-name="ce16">
            <text:p>4,685.0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901</text:p>
          </table:table-cell>
          <table:table-cell office:value-type="string" table:style-name="ce8">
            <text:p>E06000063</text:p>
          </table:table-cell>
          <table:table-cell office:value-type="string" table:style-name="ce17">
            <text:p>Cumberland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UA</text:p>
          </table:table-cell>
          <table:table-cell office:value-type="string" table:style-name="ce8">
            <text:p>-</text:p>
          </table:table-cell>
          <table:table-cell office:value-type="float" office:value="1522.5533333333333" table:style-name="ce16">
            <text:p>1,522.55</text:p>
          </table:table-cell>
          <table:table-cell office:value-type="float" office:value="1776.3122222222221" table:style-name="ce16">
            <text:p>1,776.31</text:p>
          </table:table-cell>
          <table:table-cell office:value-type="float" office:value="2030.0711111111111" table:style-name="ce16">
            <text:p>2,030.07</text:p>
          </table:table-cell>
          <table:table-cell office:value-type="float" office:value="2283.83" table:style-name="ce16">
            <text:p>2,283.83</text:p>
          </table:table-cell>
          <table:table-cell office:value-type="float" office:value="2791.3477777777775" table:style-name="ce16">
            <text:p>2,791.35</text:p>
          </table:table-cell>
          <table:table-cell office:value-type="float" office:value="3298.8655555555556" table:style-name="ce16">
            <text:p>3,298.87</text:p>
          </table:table-cell>
          <table:table-cell office:value-type="float" office:value="3806.3833333333332" table:style-name="ce16">
            <text:p>3,806.38</text:p>
          </table:table-cell>
          <table:table-cell office:value-type="float" office:value="4567.66" table:style-name="ce16">
            <text:p>4,567.6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301</text:p>
          </table:table-cell>
          <table:table-cell office:value-type="string" table:style-name="ce8">
            <text:p>E06000005</text:p>
          </table:table-cell>
          <table:table-cell office:value-type="string" table:style-name="ce19">
            <text:p>Darlington<text:s/><text:span text:style-name="T9">UA</text:span></text:p>
          </table:table-cell>
          <table:table-cell office:value-type="string" table:style-name="ce17">
            <text:p>N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05.9066666666668" table:style-name="ce16">
            <text:p>1,505.91</text:p>
          </table:table-cell>
          <table:table-cell office:value-type="float" office:value="1756.8911111111111" table:style-name="ce16">
            <text:p>1,756.89</text:p>
          </table:table-cell>
          <table:table-cell office:value-type="float" office:value="2007.8755555555556" table:style-name="ce16">
            <text:p>2,007.88</text:p>
          </table:table-cell>
          <table:table-cell office:value-type="float" office:value="2258.86" table:style-name="ce16">
            <text:p>2,258.86</text:p>
          </table:table-cell>
          <table:table-cell office:value-type="float" office:value="2760.8288888888892" table:style-name="ce16">
            <text:p>2,760.83</text:p>
          </table:table-cell>
          <table:table-cell office:value-type="float" office:value="3262.7977777777778" table:style-name="ce16">
            <text:p>3,262.80</text:p>
          </table:table-cell>
          <table:table-cell office:value-type="float" office:value="3764.7666666666669" table:style-name="ce16">
            <text:p>3,764.77</text:p>
          </table:table-cell>
          <table:table-cell office:value-type="float" office:value="4517.72" table:style-name="ce16">
            <text:p>4,517.7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001</text:p>
          </table:table-cell>
          <table:table-cell office:value-type="string" table:style-name="ce8">
            <text:p>E06000015</text:p>
          </table:table-cell>
          <table:table-cell office:value-type="string" table:style-name="ce19">
            <text:p>Derby<text:s/><text:span text:style-name="T9">UA</text:span></text:p>
          </table:table-cell>
          <table:table-cell office:value-type="string" table:style-name="ce17">
            <text:p>E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04.8999999999999" table:style-name="ce16">
            <text:p>1,404.90</text:p>
          </table:table-cell>
          <table:table-cell office:value-type="float" office:value="1639.05" table:style-name="ce16">
            <text:p>1,639.05</text:p>
          </table:table-cell>
          <table:table-cell office:value-type="float" office:value="1873.1999999999998" table:style-name="ce16">
            <text:p>1,873.20</text:p>
          </table:table-cell>
          <table:table-cell office:value-type="float" office:value="2107.35" table:style-name="ce16">
            <text:p>2,107.35</text:p>
          </table:table-cell>
          <table:table-cell office:value-type="float" office:value="2575.6499999999996" table:style-name="ce16">
            <text:p>2,575.65</text:p>
          </table:table-cell>
          <table:table-cell office:value-type="float" office:value="3043.95" table:style-name="ce16">
            <text:p>3,043.95</text:p>
          </table:table-cell>
          <table:table-cell office:value-type="float" office:value="3512.25" table:style-name="ce16">
            <text:p>3,512.25</text:p>
          </table:table-cell>
          <table:table-cell office:value-type="float" office:value="4214.7" table:style-name="ce16">
            <text:p>4,214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203</text:p>
          </table:table-cell>
          <table:table-cell office:value-type="string" table:style-name="ce8">
            <text:p>E06000059</text:p>
          </table:table-cell>
          <table:table-cell office:value-type="string" table:style-name="ce19">
            <text:p>Dorset Council<text:s/><text:span text:style-name="T10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669.0866666666668" table:style-name="ce16">
            <text:p>1,669.09</text:p>
          </table:table-cell>
          <table:table-cell office:value-type="float" office:value="1947.2677777777778" table:style-name="ce16">
            <text:p>1,947.27</text:p>
          </table:table-cell>
          <table:table-cell office:value-type="float" office:value="2225.4488888888891" table:style-name="ce16">
            <text:p>2,225.45</text:p>
          </table:table-cell>
          <table:table-cell office:value-type="float" office:value="2503.63" table:style-name="ce16">
            <text:p>2,503.63</text:p>
          </table:table-cell>
          <table:table-cell office:value-type="float" office:value="3059.9922222222222" table:style-name="ce16">
            <text:p>3,059.99</text:p>
          </table:table-cell>
          <table:table-cell office:value-type="float" office:value="3616.3544444444447" table:style-name="ce16">
            <text:p>3,616.35</text:p>
          </table:table-cell>
          <table:table-cell office:value-type="float" office:value="4172.7166666666672" table:style-name="ce16">
            <text:p>4,172.72</text:p>
          </table:table-cell>
          <table:table-cell office:value-type="float" office:value="5007.26" table:style-name="ce16">
            <text:p>5,007.2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302</text:p>
          </table:table-cell>
          <table:table-cell office:value-type="string" table:style-name="ce8">
            <text:p>E06000047</text:p>
          </table:table-cell>
          <table:table-cell office:value-type="string" table:style-name="ce17">
            <text:p>Durham<text:s/><text:span text:style-name="T9">UA</text:span></text:p>
          </table:table-cell>
          <table:table-cell office:value-type="string" table:style-name="ce17">
            <text:p>N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620.7933333333333" table:style-name="ce16">
            <text:p>1,620.79</text:p>
          </table:table-cell>
          <table:table-cell office:value-type="float" office:value="1890.9255555555558" table:style-name="ce16">
            <text:p>1,890.93</text:p>
          </table:table-cell>
          <table:table-cell office:value-type="float" office:value="2161.057777777778" table:style-name="ce16">
            <text:p>2,161.06</text:p>
          </table:table-cell>
          <table:table-cell office:value-type="float" office:value="2431.19" table:style-name="ce16">
            <text:p>2,431.19</text:p>
          </table:table-cell>
          <table:table-cell office:value-type="float" office:value="2971.4544444444446" table:style-name="ce16">
            <text:p>2,971.45</text:p>
          </table:table-cell>
          <table:table-cell office:value-type="float" office:value="3511.7188888888891" table:style-name="ce16">
            <text:p>3,511.72</text:p>
          </table:table-cell>
          <table:table-cell office:value-type="float" office:value="4051.9833333333331" table:style-name="ce16">
            <text:p>4,051.98</text:p>
          </table:table-cell>
          <table:table-cell office:value-type="float" office:value="4862.38" table:style-name="ce16">
            <text:p>4,862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001</text:p>
          </table:table-cell>
          <table:table-cell office:value-type="string" table:style-name="ce8">
            <text:p>E06000011</text:p>
          </table:table-cell>
          <table:table-cell office:value-type="string" table:style-name="ce20">
            <text:p>East Riding of Yorkshire<text:s/><text:span text:style-name="T9">UA</text:span></text:p>
          </table:table-cell>
          <table:table-cell office:value-type="string" table:style-name="ce17">
            <text:p>YH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86.9266666666667" table:style-name="ce16">
            <text:p>1,486.93</text:p>
          </table:table-cell>
          <table:table-cell office:value-type="float" office:value="1734.7477777777776" table:style-name="ce16">
            <text:p>1,734.75</text:p>
          </table:table-cell>
          <table:table-cell office:value-type="float" office:value="1982.5688888888888" table:style-name="ce16">
            <text:p>1,982.57</text:p>
          </table:table-cell>
          <table:table-cell office:value-type="float" office:value="2230.39" table:style-name="ce16">
            <text:p>2,230.39</text:p>
          </table:table-cell>
          <table:table-cell office:value-type="float" office:value="2726.0322222222221" table:style-name="ce16">
            <text:p>2,726.03</text:p>
          </table:table-cell>
          <table:table-cell office:value-type="float" office:value="3221.6744444444444" table:style-name="ce16">
            <text:p>3,221.67</text:p>
          </table:table-cell>
          <table:table-cell office:value-type="float" office:value="3717.3166666666666" table:style-name="ce16">
            <text:p>3,717.32</text:p>
          </table:table-cell>
          <table:table-cell office:value-type="float" office:value="4460.78" table:style-name="ce16">
            <text:p>4,460.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601</text:p>
          </table:table-cell>
          <table:table-cell office:value-type="string" table:style-name="ce8">
            <text:p>E06000006</text:p>
          </table:table-cell>
          <table:table-cell office:value-type="string" table:style-name="ce17">
            <text:p>Halton<text:span text:style-name="T9"><text:s/>UA</text:span></text:p>
          </table:table-cell>
          <table:table-cell office:value-type="string" table:style-name="ce17">
            <text:p>N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24.5333333333335" table:style-name="ce16">
            <text:p>1,424.53</text:p>
          </table:table-cell>
          <table:table-cell office:value-type="float" office:value="1661.9555555555557" table:style-name="ce16">
            <text:p>1,661.96</text:p>
          </table:table-cell>
          <table:table-cell office:value-type="float" office:value="1899.377777777778" table:style-name="ce16">
            <text:p>1,899.38</text:p>
          </table:table-cell>
          <table:table-cell office:value-type="float" office:value="2136.8000000000002" table:style-name="ce16">
            <text:p>2,136.80</text:p>
          </table:table-cell>
          <table:table-cell office:value-type="float" office:value="2611.6444444444446" table:style-name="ce16">
            <text:p>2,611.64</text:p>
          </table:table-cell>
          <table:table-cell office:value-type="float" office:value="3086.4888888888891" table:style-name="ce16">
            <text:p>3,086.49</text:p>
          </table:table-cell>
          <table:table-cell office:value-type="float" office:value="3561.3333333333339" table:style-name="ce16">
            <text:p>3,561.33</text:p>
          </table:table-cell>
          <table:table-cell office:value-type="float" office:value="4273.6000000000004" table:style-name="ce16">
            <text:p>4,273.6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701</text:p>
          </table:table-cell>
          <table:table-cell office:value-type="string" table:style-name="ce8">
            <text:p>E06000001</text:p>
          </table:table-cell>
          <table:table-cell office:value-type="string" table:style-name="ce17">
            <text:p>Hartlepool<text:s/><text:span text:style-name="T9">UA</text:span></text:p>
          </table:table-cell>
          <table:table-cell office:value-type="string" table:style-name="ce17">
            <text:p>N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86.8999999999999" table:style-name="ce16">
            <text:p>1,586.90</text:p>
          </table:table-cell>
          <table:table-cell office:value-type="float" office:value="1851.3833333333334" table:style-name="ce16">
            <text:p>1,851.38</text:p>
          </table:table-cell>
          <table:table-cell office:value-type="float" office:value="2115.8666666666668" table:style-name="ce16">
            <text:p>2,115.87</text:p>
          </table:table-cell>
          <table:table-cell office:value-type="float" office:value="2380.35" table:style-name="ce16">
            <text:p>2,380.35</text:p>
          </table:table-cell>
          <table:table-cell office:value-type="float" office:value="2909.3166666666666" table:style-name="ce16">
            <text:p>2,909.32</text:p>
          </table:table-cell>
          <table:table-cell office:value-type="float" office:value="3438.2833333333333" table:style-name="ce16">
            <text:p>3,438.28</text:p>
          </table:table-cell>
          <table:table-cell office:value-type="float" office:value="3967.25" table:style-name="ce16">
            <text:p>3,967.25</text:p>
          </table:table-cell>
          <table:table-cell office:value-type="float" office:value="4760.7" table:style-name="ce16">
            <text:p>4,760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801</text:p>
          </table:table-cell>
          <table:table-cell office:value-type="string" table:style-name="ce8">
            <text:p>E06000019</text:p>
          </table:table-cell>
          <table:table-cell office:value-type="string" table:style-name="ce20">
            <text:p>Herefordshire<text:s/><text:span text:style-name="T9">UA</text:span></text:p>
          </table:table-cell>
          <table:table-cell office:value-type="string" table:style-name="ce17">
            <text:p>W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53.0066666666669" table:style-name="ce16">
            <text:p>1,553.01</text:p>
          </table:table-cell>
          <table:table-cell office:value-type="float" office:value="1811.8411111111113" table:style-name="ce16">
            <text:p>1,811.84</text:p>
          </table:table-cell>
          <table:table-cell office:value-type="float" office:value="2070.6755555555555" table:style-name="ce16">
            <text:p>2,070.68</text:p>
          </table:table-cell>
          <table:table-cell office:value-type="float" office:value="2329.5100000000002" table:style-name="ce16">
            <text:p>2,329.51</text:p>
          </table:table-cell>
          <table:table-cell office:value-type="float" office:value="2847.1788888888891" table:style-name="ce16">
            <text:p>2,847.18</text:p>
          </table:table-cell>
          <table:table-cell office:value-type="float" office:value="3364.8477777777784" table:style-name="ce16">
            <text:p>3,364.85</text:p>
          </table:table-cell>
          <table:table-cell office:value-type="float" office:value="3882.5166666666669" table:style-name="ce16">
            <text:p>3,882.52</text:p>
          </table:table-cell>
          <table:table-cell office:value-type="float" office:value="4659.0200000000004" table:style-name="ce16">
            <text:p>4,659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101</text:p>
          </table:table-cell>
          <table:table-cell office:value-type="string" table:style-name="ce8">
            <text:p>E06000046</text:p>
          </table:table-cell>
          <table:table-cell office:value-type="string" table:style-name="ce20">
            <text:p>Isle of Wight Council<text:s/><text:span text:style-name="T9"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82.38" table:style-name="ce16">
            <text:p>1,582.38</text:p>
          </table:table-cell>
          <table:table-cell office:value-type="float" office:value="1846.1100000000001" table:style-name="ce16">
            <text:p>1,846.11</text:p>
          </table:table-cell>
          <table:table-cell office:value-type="float" office:value="2109.84" table:style-name="ce16">
            <text:p>2,109.84</text:p>
          </table:table-cell>
          <table:table-cell office:value-type="float" office:value="2373.5700000000002" table:style-name="ce16">
            <text:p>2,373.57</text:p>
          </table:table-cell>
          <table:table-cell office:value-type="float" office:value="2901.03" table:style-name="ce16">
            <text:p>2,901.03</text:p>
          </table:table-cell>
          <table:table-cell office:value-type="float" office:value="3428.4900000000002" table:style-name="ce16">
            <text:p>3,428.49</text:p>
          </table:table-cell>
          <table:table-cell office:value-type="float" office:value="3955.9500000000003" table:style-name="ce16">
            <text:p>3,955.95</text:p>
          </table:table-cell>
          <table:table-cell office:value-type="float" office:value="4747.1400000000003" table:style-name="ce16">
            <text:p>4,747.1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4001</text:p>
          </table:table-cell>
          <table:table-cell office:value-type="string" table:style-name="ce8">
            <text:p>E06000053</text:p>
          </table:table-cell>
          <table:table-cell office:value-type="string" table:style-name="ce17">
            <text:p>Isles of Scilly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238.2333333333331" table:style-name="ce16">
            <text:p>1,238.23</text:p>
          </table:table-cell>
          <table:table-cell office:value-type="float" office:value="1444.6055555555554" table:style-name="ce16">
            <text:p>1,444.61</text:p>
          </table:table-cell>
          <table:table-cell office:value-type="float" office:value="1650.9777777777776" table:style-name="ce16">
            <text:p>1,650.98</text:p>
          </table:table-cell>
          <table:table-cell office:value-type="float" office:value="1857.35" table:style-name="ce16">
            <text:p>1,857.35</text:p>
          </table:table-cell>
          <table:table-cell office:value-type="float" office:value="2270.0944444444444" table:style-name="ce16">
            <text:p>2,270.09</text:p>
          </table:table-cell>
          <table:table-cell office:value-type="float" office:value="2682.838888888889" table:style-name="ce16">
            <text:p>2,682.84</text:p>
          </table:table-cell>
          <table:table-cell office:value-type="float" office:value="3095.5833333333335" table:style-name="ce16">
            <text:p>3,095.58</text:p>
          </table:table-cell>
          <table:table-cell office:value-type="float" office:value="3714.6999999999994" table:style-name="ce16">
            <text:p>3,714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002</text:p>
          </table:table-cell>
          <table:table-cell office:value-type="string" table:style-name="ce8">
            <text:p>E06000010</text:p>
          </table:table-cell>
          <table:table-cell office:value-type="string" table:style-name="ce19">
            <text:p>Kingston-upon-Hull<text:span text:style-name="T9"><text:s/>UA</text:span></text:p>
          </table:table-cell>
          <table:table-cell office:value-type="string" table:style-name="ce17">
            <text:p>YH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385.8200000000002" table:style-name="ce16">
            <text:p>1,385.82</text:p>
          </table:table-cell>
          <table:table-cell office:value-type="float" office:value="1616.79" table:style-name="ce16">
            <text:p>1,616.79</text:p>
          </table:table-cell>
          <table:table-cell office:value-type="float" office:value="1847.76" table:style-name="ce16">
            <text:p>1,847.76</text:p>
          </table:table-cell>
          <table:table-cell office:value-type="float" office:value="2078.73" table:style-name="ce16">
            <text:p>2,078.73</text:p>
          </table:table-cell>
          <table:table-cell office:value-type="float" office:value="2540.67" table:style-name="ce16">
            <text:p>2,540.67</text:p>
          </table:table-cell>
          <table:table-cell office:value-type="float" office:value="3002.61" table:style-name="ce16">
            <text:p>3,002.61</text:p>
          </table:table-cell>
          <table:table-cell office:value-type="float" office:value="3464.55" table:style-name="ce16">
            <text:p>3,464.55</text:p>
          </table:table-cell>
          <table:table-cell office:value-type="float" office:value="4157.46" table:style-name="ce16">
            <text:p>4,157.4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401</text:p>
          </table:table-cell>
          <table:table-cell office:value-type="string" table:style-name="ce8">
            <text:p>E06000016</text:p>
          </table:table-cell>
          <table:table-cell office:value-type="string" table:style-name="ce19">
            <text:p>Leicester<text:span text:style-name="T9"><text:s/>UA</text:span></text:p>
          </table:table-cell>
          <table:table-cell office:value-type="string" table:style-name="ce17">
            <text:p>E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28.3400000000001" table:style-name="ce16">
            <text:p>1,528.34</text:p>
          </table:table-cell>
          <table:table-cell office:value-type="float" office:value="1783.0633333333335" table:style-name="ce16">
            <text:p>1,783.06</text:p>
          </table:table-cell>
          <table:table-cell office:value-type="float" office:value="2037.7866666666669" table:style-name="ce16">
            <text:p>2,037.79</text:p>
          </table:table-cell>
          <table:table-cell office:value-type="float" office:value="2292.5100000000002" table:style-name="ce16">
            <text:p>2,292.51</text:p>
          </table:table-cell>
          <table:table-cell office:value-type="float" office:value="2801.9566666666669" table:style-name="ce16">
            <text:p>2,801.96</text:p>
          </table:table-cell>
          <table:table-cell office:value-type="float" office:value="3311.4033333333336" table:style-name="ce16">
            <text:p>3,311.40</text:p>
          </table:table-cell>
          <table:table-cell office:value-type="float" office:value="3820.8500000000004" table:style-name="ce16">
            <text:p>3,820.85</text:p>
          </table:table-cell>
          <table:table-cell office:value-type="float" office:value="4585.0200000000004" table:style-name="ce16">
            <text:p>4,585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201</text:p>
          </table:table-cell>
          <table:table-cell office:value-type="string" table:style-name="ce8">
            <text:p>E06000032</text:p>
          </table:table-cell>
          <table:table-cell office:value-type="string" table:style-name="ce19">
            <text:p>Luton<text:span text:style-name="T9"><text:s/>UA</text:span></text:p>
          </table:table-cell>
          <table:table-cell office:value-type="string" table:style-name="ce17">
            <text:p>E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73.3333333333333" table:style-name="ce16">
            <text:p>1,473.33</text:p>
          </table:table-cell>
          <table:table-cell office:value-type="float" office:value="1718.8888888888889" table:style-name="ce16">
            <text:p>1,718.89</text:p>
          </table:table-cell>
          <table:table-cell office:value-type="float" office:value="1964.4444444444443" table:style-name="ce16">
            <text:p>1,964.44</text:p>
          </table:table-cell>
          <table:table-cell office:value-type="float" office:value="2210" table:style-name="ce16">
            <text:p>2,210.00</text:p>
          </table:table-cell>
          <table:table-cell office:value-type="float" office:value="2701.1111111111113" table:style-name="ce16">
            <text:p>2,701.11</text:p>
          </table:table-cell>
          <table:table-cell office:value-type="float" office:value="3192.2222222222222" table:style-name="ce16">
            <text:p>3,192.22</text:p>
          </table:table-cell>
          <table:table-cell office:value-type="float" office:value="3683.3333333333335" table:style-name="ce16">
            <text:p>3,683.33</text:p>
          </table:table-cell>
          <table:table-cell office:value-type="float" office:value="4420" table:style-name="ce16">
            <text:p>4,420.0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01</text:p>
          </table:table-cell>
          <table:table-cell office:value-type="string" table:style-name="ce8">
            <text:p>E06000035</text:p>
          </table:table-cell>
          <table:table-cell office:value-type="string" table:style-name="ce19">
            <text:p>Medway<text:span text:style-name="T9"><text:s/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05.5666666666666" table:style-name="ce16">
            <text:p>1,405.57</text:p>
          </table:table-cell>
          <table:table-cell office:value-type="float" office:value="1639.8277777777776" table:style-name="ce16">
            <text:p>1,639.83</text:p>
          </table:table-cell>
          <table:table-cell office:value-type="float" office:value="1874.0888888888887" table:style-name="ce16">
            <text:p>1,874.09</text:p>
          </table:table-cell>
          <table:table-cell office:value-type="float" office:value="2108.35" table:style-name="ce16">
            <text:p>2,108.35</text:p>
          </table:table-cell>
          <table:table-cell office:value-type="float" office:value="2576.8722222222223" table:style-name="ce16">
            <text:p>2,576.87</text:p>
          </table:table-cell>
          <table:table-cell office:value-type="float" office:value="3045.3944444444442" table:style-name="ce16">
            <text:p>3,045.39</text:p>
          </table:table-cell>
          <table:table-cell office:value-type="float" office:value="3513.9166666666665" table:style-name="ce16">
            <text:p>3,513.92</text:p>
          </table:table-cell>
          <table:table-cell office:value-type="float" office:value="4216.7" table:style-name="ce16">
            <text:p>4,216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702</text:p>
          </table:table-cell>
          <table:table-cell office:value-type="string" table:style-name="ce8">
            <text:p>E06000002</text:p>
          </table:table-cell>
          <table:table-cell office:value-type="string" table:style-name="ce19">
            <text:p>Middlesbrough<text:span text:style-name="T9"><text:s/>UA</text:span></text:p>
          </table:table-cell>
          <table:table-cell office:value-type="string" table:style-name="ce17">
            <text:p>N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80.0066666666669" table:style-name="ce16">
            <text:p>1,580.01</text:p>
          </table:table-cell>
          <table:table-cell office:value-type="float" office:value="1843.3411111111111" table:style-name="ce16">
            <text:p>1,843.34</text:p>
          </table:table-cell>
          <table:table-cell office:value-type="float" office:value="2106.6755555555555" table:style-name="ce16">
            <text:p>2,106.68</text:p>
          </table:table-cell>
          <table:table-cell office:value-type="float" office:value="2370.0100000000002" table:style-name="ce16">
            <text:p>2,370.01</text:p>
          </table:table-cell>
          <table:table-cell office:value-type="float" office:value="2896.6788888888891" table:style-name="ce16">
            <text:p>2,896.68</text:p>
          </table:table-cell>
          <table:table-cell office:value-type="float" office:value="3423.3477777777784" table:style-name="ce16">
            <text:p>3,423.35</text:p>
          </table:table-cell>
          <table:table-cell office:value-type="float" office:value="3950.0166666666669" table:style-name="ce16">
            <text:p>3,950.02</text:p>
          </table:table-cell>
          <table:table-cell office:value-type="float" office:value="4740.0200000000004" table:style-name="ce16">
            <text:p>4,740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401</text:p>
          </table:table-cell>
          <table:table-cell office:value-type="string" table:style-name="ce8">
            <text:p>E06000042</text:p>
          </table:table-cell>
          <table:table-cell office:value-type="string" table:style-name="ce17">
            <text:p>Milton Keynes<text:span text:style-name="T9"><text:s/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33.64" table:style-name="ce16">
            <text:p>1,433.64</text:p>
          </table:table-cell>
          <table:table-cell office:value-type="float" office:value="1672.5800000000002" table:style-name="ce16">
            <text:p>1,672.58</text:p>
          </table:table-cell>
          <table:table-cell office:value-type="float" office:value="1911.52" table:style-name="ce16">
            <text:p>1,911.52</text:p>
          </table:table-cell>
          <table:table-cell office:value-type="float" office:value="2150.46" table:style-name="ce16">
            <text:p>2,150.46</text:p>
          </table:table-cell>
          <table:table-cell office:value-type="float" office:value="2628.34" table:style-name="ce16">
            <text:p>2,628.34</text:p>
          </table:table-cell>
          <table:table-cell office:value-type="float" office:value="3106.22" table:style-name="ce16">
            <text:p>3,106.22</text:p>
          </table:table-cell>
          <table:table-cell office:value-type="float" office:value="3584.1000000000004" table:style-name="ce16">
            <text:p>3,584.10</text:p>
          </table:table-cell>
          <table:table-cell office:value-type="float" office:value="4300.92" table:style-name="ce16">
            <text:p>4,300.9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003</text:p>
          </table:table-cell>
          <table:table-cell office:value-type="string" table:style-name="ce8">
            <text:p>E06000012</text:p>
          </table:table-cell>
          <table:table-cell office:value-type="string" table:style-name="ce17">
            <text:p>North East Lincolnshire<text:span text:style-name="T9"><text:s/>UA</text:span></text:p>
          </table:table-cell>
          <table:table-cell office:value-type="string" table:style-name="ce17">
            <text:p>YH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17.46" table:style-name="ce16">
            <text:p>1,517.46</text:p>
          </table:table-cell>
          <table:table-cell office:value-type="float" office:value="1770.37" table:style-name="ce16">
            <text:p>1,770.37</text:p>
          </table:table-cell>
          <table:table-cell office:value-type="float" office:value="2023.28" table:style-name="ce16">
            <text:p>2,023.28</text:p>
          </table:table-cell>
          <table:table-cell office:value-type="float" office:value="2276.19" table:style-name="ce16">
            <text:p>2,276.19</text:p>
          </table:table-cell>
          <table:table-cell office:value-type="float" office:value="2782.01" table:style-name="ce16">
            <text:p>2,782.01</text:p>
          </table:table-cell>
          <table:table-cell office:value-type="float" office:value="3287.83" table:style-name="ce16">
            <text:p>3,287.83</text:p>
          </table:table-cell>
          <table:table-cell office:value-type="float" office:value="3793.6499999999996" table:style-name="ce16">
            <text:p>3,793.65</text:p>
          </table:table-cell>
          <table:table-cell office:value-type="float" office:value="4552.38" table:style-name="ce16">
            <text:p>4,552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004</text:p>
          </table:table-cell>
          <table:table-cell office:value-type="string" table:style-name="ce8">
            <text:p>E06000013</text:p>
          </table:table-cell>
          <table:table-cell office:value-type="string" table:style-name="ce19">
            <text:p>North Lincolnshire<text:s/><text:span text:style-name="T11">UA</text:span></text:p>
          </table:table-cell>
          <table:table-cell office:value-type="string" table:style-name="ce17">
            <text:p>YH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21.8933333333334" table:style-name="ce16">
            <text:p>1,421.89</text:p>
          </table:table-cell>
          <table:table-cell office:value-type="float" office:value="1658.8755555555556" table:style-name="ce16">
            <text:p>1,658.88</text:p>
          </table:table-cell>
          <table:table-cell office:value-type="float" office:value="1895.857777777778" table:style-name="ce16">
            <text:p>1,895.86</text:p>
          </table:table-cell>
          <table:table-cell office:value-type="float" office:value="2132.84" table:style-name="ce16">
            <text:p>2,132.84</text:p>
          </table:table-cell>
          <table:table-cell office:value-type="float" office:value="2606.8044444444445" table:style-name="ce16">
            <text:p>2,606.80</text:p>
          </table:table-cell>
          <table:table-cell office:value-type="float" office:value="3080.7688888888893" table:style-name="ce16">
            <text:p>3,080.77</text:p>
          </table:table-cell>
          <table:table-cell office:value-type="float" office:value="3554.7333333333336" table:style-name="ce16">
            <text:p>3,554.73</text:p>
          </table:table-cell>
          <table:table-cell office:value-type="float" office:value="4265.68" table:style-name="ce16">
            <text:p>4,265.6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801</text:p>
          </table:table-cell>
          <table:table-cell office:value-type="string" table:style-name="ce8">
            <text:p>E06000061</text:p>
          </table:table-cell>
          <table:table-cell office:value-type="string" table:style-name="ce19">
            <text:p>North Northamptonshire</text:p>
          </table:table-cell>
          <table:table-cell office:value-type="string" table:style-name="ce17">
            <text:p>E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60.8933333333334" table:style-name="ce16">
            <text:p>1,460.89</text:p>
          </table:table-cell>
          <table:table-cell office:value-type="float" office:value="1704.3755555555556" table:style-name="ce16">
            <text:p>1,704.38</text:p>
          </table:table-cell>
          <table:table-cell office:value-type="float" office:value="1947.857777777778" table:style-name="ce16">
            <text:p>1,947.86</text:p>
          </table:table-cell>
          <table:table-cell office:value-type="float" office:value="2191.34" table:style-name="ce16">
            <text:p>2,191.34</text:p>
          </table:table-cell>
          <table:table-cell office:value-type="float" office:value="2678.3044444444445" table:style-name="ce16">
            <text:p>2,678.30</text:p>
          </table:table-cell>
          <table:table-cell office:value-type="float" office:value="3165.2688888888893" table:style-name="ce16">
            <text:p>3,165.27</text:p>
          </table:table-cell>
          <table:table-cell office:value-type="float" office:value="3652.233333333334" table:style-name="ce16">
            <text:p>3,652.23</text:p>
          </table:table-cell>
          <table:table-cell office:value-type="float" office:value="4382.68" table:style-name="ce16">
            <text:p>4,382.6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104</text:p>
          </table:table-cell>
          <table:table-cell office:value-type="string" table:style-name="ce8">
            <text:p>E06000024</text:p>
          </table:table-cell>
          <table:table-cell office:value-type="string" table:style-name="ce19">
            <text:p>North Somerset<text:s/><text:span text:style-name="T9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43.5733333333333" table:style-name="ce16">
            <text:p>1,443.57</text:p>
          </table:table-cell>
          <table:table-cell office:value-type="float" office:value="1684.1688888888889" table:style-name="ce16">
            <text:p>1,684.17</text:p>
          </table:table-cell>
          <table:table-cell office:value-type="float" office:value="1924.7644444444445" table:style-name="ce16">
            <text:p>1,924.76</text:p>
          </table:table-cell>
          <table:table-cell office:value-type="float" office:value="2165.36" table:style-name="ce16">
            <text:p>2,165.36</text:p>
          </table:table-cell>
          <table:table-cell office:value-type="float" office:value="2646.5511111111114" table:style-name="ce16">
            <text:p>2,646.55</text:p>
          </table:table-cell>
          <table:table-cell office:value-type="float" office:value="3127.7422222222222" table:style-name="ce16">
            <text:p>3,127.74</text:p>
          </table:table-cell>
          <table:table-cell office:value-type="float" office:value="3608.9333333333334" table:style-name="ce16">
            <text:p>3,608.93</text:p>
          </table:table-cell>
          <table:table-cell office:value-type="float" office:value="4330.72" table:style-name="ce16">
            <text:p>4,330.7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702</text:p>
          </table:table-cell>
          <table:table-cell office:value-type="string" table:style-name="ce8">
            <text:p>E06000065</text:p>
          </table:table-cell>
          <table:table-cell office:value-type="string" table:style-name="ce17">
            <text:p>North Yorkshire</text:p>
          </table:table-cell>
          <table:table-cell office:value-type="string" table:style-name="ce5">
            <text:p>YH</text:p>
          </table:table-cell>
          <table:table-cell office:value-type="string" table:style-name="ce15">
            <text:p>UA</text:p>
          </table:table-cell>
          <table:table-cell office:value-type="string" table:style-name="ce8">
            <text:p>-</text:p>
          </table:table-cell>
          <table:table-cell office:value-type="float" office:value="1521.9666666666665" table:style-name="ce16">
            <text:p>1,521.97</text:p>
          </table:table-cell>
          <table:table-cell office:value-type="float" office:value="1775.6277777777775" table:style-name="ce16">
            <text:p>1,775.63</text:p>
          </table:table-cell>
          <table:table-cell office:value-type="float" office:value="2029.2888888888888" table:style-name="ce16">
            <text:p>2,029.29</text:p>
          </table:table-cell>
          <table:table-cell office:value-type="float" office:value="2282.9499999999998" table:style-name="ce16">
            <text:p>2,282.95</text:p>
          </table:table-cell>
          <table:table-cell office:value-type="float" office:value="2790.2722222222219" table:style-name="ce16">
            <text:p>2,790.27</text:p>
          </table:table-cell>
          <table:table-cell office:value-type="float" office:value="3297.5944444444444" table:style-name="ce16">
            <text:p>3,297.59</text:p>
          </table:table-cell>
          <table:table-cell office:value-type="float" office:value="3804.9166666666665" table:style-name="ce16">
            <text:p>3,804.92</text:p>
          </table:table-cell>
          <table:table-cell office:value-type="float" office:value="4565.8999999999996" table:style-name="ce16">
            <text:p>4,565.9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901</text:p>
          </table:table-cell>
          <table:table-cell office:value-type="string" table:style-name="ce8">
            <text:p>E06000057</text:p>
          </table:table-cell>
          <table:table-cell office:value-type="string" table:style-name="ce17">
            <text:p>Northumberland<text:s/><text:span text:style-name="T9">UA</text:span></text:p>
          </table:table-cell>
          <table:table-cell office:value-type="string" table:style-name="ce17">
            <text:p>N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70.2066666666667" table:style-name="ce16">
            <text:p>1,570.21</text:p>
          </table:table-cell>
          <table:table-cell office:value-type="float" office:value="1831.9077777777775" table:style-name="ce16">
            <text:p>1,831.91</text:p>
          </table:table-cell>
          <table:table-cell office:value-type="float" office:value="2093.6088888888889" table:style-name="ce16">
            <text:p>2,093.61</text:p>
          </table:table-cell>
          <table:table-cell office:value-type="float" office:value="2355.31" table:style-name="ce16">
            <text:p>2,355.31</text:p>
          </table:table-cell>
          <table:table-cell office:value-type="float" office:value="2878.7122222222224" table:style-name="ce16">
            <text:p>2,878.71</text:p>
          </table:table-cell>
          <table:table-cell office:value-type="float" office:value="3402.1144444444444" table:style-name="ce16">
            <text:p>3,402.11</text:p>
          </table:table-cell>
          <table:table-cell office:value-type="float" office:value="3925.5166666666669" table:style-name="ce16">
            <text:p>3,925.52</text:p>
          </table:table-cell>
          <table:table-cell office:value-type="float" office:value="4710.62" table:style-name="ce16">
            <text:p>4,710.6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001</text:p>
          </table:table-cell>
          <table:table-cell office:value-type="string" table:style-name="ce8">
            <text:p>E06000018</text:p>
          </table:table-cell>
          <table:table-cell office:value-type="string" table:style-name="ce19">
            <text:p>Nottingham<text:s/><text:span text:style-name="T9">UA</text:span></text:p>
          </table:table-cell>
          <table:table-cell office:value-type="string" table:style-name="ce17">
            <text:p>E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686.46" table:style-name="ce16">
            <text:p>1,686.46</text:p>
          </table:table-cell>
          <table:table-cell office:value-type="float" office:value="1967.5366666666669" table:style-name="ce16">
            <text:p>1,967.54</text:p>
          </table:table-cell>
          <table:table-cell office:value-type="float" office:value="2248.6133333333332" table:style-name="ce16">
            <text:p>2,248.61</text:p>
          </table:table-cell>
          <table:table-cell office:value-type="float" office:value="2529.69" table:style-name="ce16">
            <text:p>2,529.69</text:p>
          </table:table-cell>
          <table:table-cell office:value-type="float" office:value="3091.8433333333332" table:style-name="ce16">
            <text:p>3,091.84</text:p>
          </table:table-cell>
          <table:table-cell office:value-type="float" office:value="3653.9966666666669" table:style-name="ce16">
            <text:p>3,654.00</text:p>
          </table:table-cell>
          <table:table-cell office:value-type="float" office:value="4216.1499999999996" table:style-name="ce16">
            <text:p>4,216.15</text:p>
          </table:table-cell>
          <table:table-cell office:value-type="float" office:value="5059.38" table:style-name="ce16">
            <text:p>5,059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501</text:p>
          </table:table-cell>
          <table:table-cell office:value-type="string" table:style-name="ce8">
            <text:p>E06000031</text:p>
          </table:table-cell>
          <table:table-cell office:value-type="string" table:style-name="ce19">
            <text:p>Peterborough<text:span text:style-name="T9"><text:s/>UA</text:span></text:p>
          </table:table-cell>
          <table:table-cell office:value-type="string" table:style-name="ce17">
            <text:p>E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388.4333333333334" table:style-name="ce16">
            <text:p>1,388.43</text:p>
          </table:table-cell>
          <table:table-cell office:value-type="float" office:value="1619.838888888889" table:style-name="ce16">
            <text:p>1,619.84</text:p>
          </table:table-cell>
          <table:table-cell office:value-type="float" office:value="1851.2444444444445" table:style-name="ce16">
            <text:p>1,851.24</text:p>
          </table:table-cell>
          <table:table-cell office:value-type="float" office:value="2082.65" table:style-name="ce16">
            <text:p>2,082.65</text:p>
          </table:table-cell>
          <table:table-cell office:value-type="float" office:value="2545.4611111111112" table:style-name="ce16">
            <text:p>2,545.46</text:p>
          </table:table-cell>
          <table:table-cell office:value-type="float" office:value="3008.2722222222224" table:style-name="ce16">
            <text:p>3,008.27</text:p>
          </table:table-cell>
          <table:table-cell office:value-type="float" office:value="3471.0833333333335" table:style-name="ce16">
            <text:p>3,471.08</text:p>
          </table:table-cell>
          <table:table-cell office:value-type="float" office:value="4165.3" table:style-name="ce16">
            <text:p>4,165.3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01</text:p>
          </table:table-cell>
          <table:table-cell office:value-type="string" table:style-name="ce8">
            <text:p>E06000026</text:p>
          </table:table-cell>
          <table:table-cell office:value-type="string" table:style-name="ce19">
            <text:p>Plymouth<text:s/><text:span text:style-name="T9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76.58" table:style-name="ce16">
            <text:p>1,476.58</text:p>
          </table:table-cell>
          <table:table-cell office:value-type="float" office:value="1722.6766666666667" table:style-name="ce16">
            <text:p>1,722.68</text:p>
          </table:table-cell>
          <table:table-cell office:value-type="float" office:value="1968.7733333333333" table:style-name="ce16">
            <text:p>1,968.77</text:p>
          </table:table-cell>
          <table:table-cell office:value-type="float" office:value="2214.87" table:style-name="ce16">
            <text:p>2,214.87</text:p>
          </table:table-cell>
          <table:table-cell office:value-type="float" office:value="2707.0633333333335" table:style-name="ce16">
            <text:p>2,707.06</text:p>
          </table:table-cell>
          <table:table-cell office:value-type="float" office:value="3199.2566666666662" table:style-name="ce16">
            <text:p>3,199.26</text:p>
          </table:table-cell>
          <table:table-cell office:value-type="float" office:value="3691.4499999999994" table:style-name="ce16">
            <text:p>3,691.45</text:p>
          </table:table-cell>
          <table:table-cell office:value-type="float" office:value="4429.74" table:style-name="ce16">
            <text:p>4,429.7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01</text:p>
          </table:table-cell>
          <table:table-cell office:value-type="string" table:style-name="ce8">
            <text:p>E06000044</text:p>
          </table:table-cell>
          <table:table-cell office:value-type="string" table:style-name="ce17">
            <text:p>Portsmouth<text:span text:style-name="T9"><text:s/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383.6333333333332" table:style-name="ce16">
            <text:p>1,383.63</text:p>
          </table:table-cell>
          <table:table-cell office:value-type="float" office:value="1614.2388888888886" table:style-name="ce16">
            <text:p>1,614.24</text:p>
          </table:table-cell>
          <table:table-cell office:value-type="float" office:value="1844.8444444444442" table:style-name="ce16">
            <text:p>1,844.84</text:p>
          </table:table-cell>
          <table:table-cell office:value-type="float" office:value="2075.4499999999998" table:style-name="ce16">
            <text:p>2,075.45</text:p>
          </table:table-cell>
          <table:table-cell office:value-type="float" office:value="2536.6611111111106" table:style-name="ce16">
            <text:p>2,536.66</text:p>
          </table:table-cell>
          <table:table-cell office:value-type="float" office:value="2997.8722222222223" table:style-name="ce16">
            <text:p>2,997.87</text:p>
          </table:table-cell>
          <table:table-cell office:value-type="float" office:value="3459.083333333333" table:style-name="ce16">
            <text:p>3,459.08</text:p>
          </table:table-cell>
          <table:table-cell office:value-type="float" office:value="4150.8999999999996" table:style-name="ce16">
            <text:p>4,150.9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303</text:p>
          </table:table-cell>
          <table:table-cell office:value-type="string" table:style-name="ce8">
            <text:p>E06000038</text:p>
          </table:table-cell>
          <table:table-cell office:value-type="string" table:style-name="ce17">
            <text:p>Reading<text:s/><text:span text:style-name="T9"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78.3133333333333" table:style-name="ce16">
            <text:p>1,578.31</text:p>
          </table:table-cell>
          <table:table-cell office:value-type="float" office:value="1841.3655555555551" table:style-name="ce16">
            <text:p>1,841.37</text:p>
          </table:table-cell>
          <table:table-cell office:value-type="float" office:value="2104.4177777777777" table:style-name="ce16">
            <text:p>2,104.42</text:p>
          </table:table-cell>
          <table:table-cell office:value-type="float" office:value="2367.4699999999998" table:style-name="ce16">
            <text:p>2,367.47</text:p>
          </table:table-cell>
          <table:table-cell office:value-type="float" office:value="2893.5744444444445" table:style-name="ce16">
            <text:p>2,893.57</text:p>
          </table:table-cell>
          <table:table-cell office:value-type="float" office:value="3419.6788888888887" table:style-name="ce16">
            <text:p>3,419.68</text:p>
          </table:table-cell>
          <table:table-cell office:value-type="float" office:value="3945.7833333333328" table:style-name="ce16">
            <text:p>3,945.78</text:p>
          </table:table-cell>
          <table:table-cell office:value-type="float" office:value="4734.9399999999996" table:style-name="ce16">
            <text:p>4,734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703</text:p>
          </table:table-cell>
          <table:table-cell office:value-type="string" table:style-name="ce8">
            <text:p>E06000003</text:p>
          </table:table-cell>
          <table:table-cell office:value-type="string" table:style-name="ce17">
            <text:p>Redcar &amp; Cleveland<text:s/><text:span text:style-name="T9">UA</text:span></text:p>
          </table:table-cell>
          <table:table-cell office:value-type="string" table:style-name="ce17">
            <text:p>N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39.36" table:style-name="ce16">
            <text:p>1,539.36</text:p>
          </table:table-cell>
          <table:table-cell office:value-type="float" office:value="1795.9199999999998" table:style-name="ce16">
            <text:p>1,795.92</text:p>
          </table:table-cell>
          <table:table-cell office:value-type="float" office:value="2052.48" table:style-name="ce16">
            <text:p>2,052.48</text:p>
          </table:table-cell>
          <table:table-cell office:value-type="float" office:value="2309.04" table:style-name="ce16">
            <text:p>2,309.04</text:p>
          </table:table-cell>
          <table:table-cell office:value-type="float" office:value="2822.16" table:style-name="ce16">
            <text:p>2,822.16</text:p>
          </table:table-cell>
          <table:table-cell office:value-type="float" office:value="3335.28" table:style-name="ce16">
            <text:p>3,335.28</text:p>
          </table:table-cell>
          <table:table-cell office:value-type="float" office:value="3848.3999999999996" table:style-name="ce16">
            <text:p>3,848.40</text:p>
          </table:table-cell>
          <table:table-cell office:value-type="float" office:value="4618.08" table:style-name="ce16">
            <text:p>4,618.0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402</text:p>
          </table:table-cell>
          <table:table-cell office:value-type="string" table:style-name="ce8">
            <text:p>E06000017</text:p>
          </table:table-cell>
          <table:table-cell office:value-type="string" table:style-name="ce14">
            <text:p>Rutland<text:s/><text:span text:style-name="T9">UA</text:span></text:p>
          </table:table-cell>
          <table:table-cell office:value-type="string" table:style-name="ce17">
            <text:p>E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695.5266666666666" table:style-name="ce16">
            <text:p>1,695.53</text:p>
          </table:table-cell>
          <table:table-cell office:value-type="float" office:value="1978.1144444444444" table:style-name="ce16">
            <text:p>1,978.11</text:p>
          </table:table-cell>
          <table:table-cell office:value-type="float" office:value="2260.7022222222222" table:style-name="ce16">
            <text:p>2,260.70</text:p>
          </table:table-cell>
          <table:table-cell office:value-type="float" office:value="2543.29" table:style-name="ce16">
            <text:p>2,543.29</text:p>
          </table:table-cell>
          <table:table-cell office:value-type="float" office:value="3108.4655555555555" table:style-name="ce16">
            <text:p>3,108.47</text:p>
          </table:table-cell>
          <table:table-cell office:value-type="float" office:value="3673.6411111111106" table:style-name="ce16">
            <text:p>3,673.64</text:p>
          </table:table-cell>
          <table:table-cell office:value-type="float" office:value="4238.8166666666666" table:style-name="ce16">
            <text:p>4,238.82</text:p>
          </table:table-cell>
          <table:table-cell office:value-type="float" office:value="5086.58" table:style-name="ce16">
            <text:p>5,086.5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202</text:p>
          </table:table-cell>
          <table:table-cell office:value-type="string" table:style-name="ce8">
            <text:p>E06000051</text:p>
          </table:table-cell>
          <table:table-cell office:value-type="string" table:style-name="ce17">
            <text:p>Shropshire<text:s/><text:span text:style-name="T9">UA</text:span></text:p>
          </table:table-cell>
          <table:table-cell office:value-type="string" table:style-name="ce17">
            <text:p>W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69.1066666666666" table:style-name="ce16">
            <text:p>1,469.11</text:p>
          </table:table-cell>
          <table:table-cell office:value-type="float" office:value="1713.9577777777777" table:style-name="ce16">
            <text:p>1,713.96</text:p>
          </table:table-cell>
          <table:table-cell office:value-type="float" office:value="1958.8088888888888" table:style-name="ce16">
            <text:p>1,958.81</text:p>
          </table:table-cell>
          <table:table-cell office:value-type="float" office:value="2203.66" table:style-name="ce16">
            <text:p>2,203.66</text:p>
          </table:table-cell>
          <table:table-cell office:value-type="float" office:value="2693.362222222222" table:style-name="ce16">
            <text:p>2,693.36</text:p>
          </table:table-cell>
          <table:table-cell office:value-type="float" office:value="3183.0644444444442" table:style-name="ce16">
            <text:p>3,183.06</text:p>
          </table:table-cell>
          <table:table-cell office:value-type="float" office:value="3672.766666666666" table:style-name="ce16">
            <text:p>3,672.77</text:p>
          </table:table-cell>
          <table:table-cell office:value-type="float" office:value="4407.32" table:style-name="ce16">
            <text:p>4,407.3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304</text:p>
          </table:table-cell>
          <table:table-cell office:value-type="string" table:style-name="ce8">
            <text:p>E06000039</text:p>
          </table:table-cell>
          <table:table-cell office:value-type="string" table:style-name="ce17">
            <text:p>Slough<text:span text:style-name="T9"><text:s/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57.7533333333333" table:style-name="ce16">
            <text:p>1,457.75</text:p>
          </table:table-cell>
          <table:table-cell office:value-type="float" office:value="1700.7122222222222" table:style-name="ce16">
            <text:p>1,700.71</text:p>
          </table:table-cell>
          <table:table-cell office:value-type="float" office:value="1943.6711111111113" table:style-name="ce16">
            <text:p>1,943.67</text:p>
          </table:table-cell>
          <table:table-cell office:value-type="float" office:value="2186.63" table:style-name="ce16">
            <text:p>2,186.63</text:p>
          </table:table-cell>
          <table:table-cell office:value-type="float" office:value="2672.5477777777778" table:style-name="ce16">
            <text:p>2,672.55</text:p>
          </table:table-cell>
          <table:table-cell office:value-type="float" office:value="3158.465555555556" table:style-name="ce16">
            <text:p>3,158.47</text:p>
          </table:table-cell>
          <table:table-cell office:value-type="float" office:value="3644.3833333333337" table:style-name="ce16">
            <text:p>3,644.38</text:p>
          </table:table-cell>
          <table:table-cell office:value-type="float" office:value="4373.26" table:style-name="ce16">
            <text:p>4,373.2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301</text:p>
          </table:table-cell>
          <table:table-cell office:value-type="string" table:style-name="ce8">
            <text:p>E06000066</text:p>
          </table:table-cell>
          <table:table-cell office:value-type="string" table:style-name="ce17">
            <text:p>Somerset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UA</text:p>
          </table:table-cell>
          <table:table-cell office:value-type="string" table:style-name="ce8">
            <text:p>-</text:p>
          </table:table-cell>
          <table:table-cell office:value-type="float" office:value="1511.3466666666666" table:style-name="ce16">
            <text:p>1,511.35</text:p>
          </table:table-cell>
          <table:table-cell office:value-type="float" office:value="1763.2377777777776" table:style-name="ce16">
            <text:p>1,763.24</text:p>
          </table:table-cell>
          <table:table-cell office:value-type="float" office:value="2015.1288888888889" table:style-name="ce16">
            <text:p>2,015.13</text:p>
          </table:table-cell>
          <table:table-cell office:value-type="float" office:value="2267.02" table:style-name="ce16">
            <text:p>2,267.02</text:p>
          </table:table-cell>
          <table:table-cell office:value-type="float" office:value="2770.8022222222226" table:style-name="ce16">
            <text:p>2,770.80</text:p>
          </table:table-cell>
          <table:table-cell office:value-type="float" office:value="3274.5844444444442" table:style-name="ce16">
            <text:p>3,274.58</text:p>
          </table:table-cell>
          <table:table-cell office:value-type="float" office:value="3778.3666666666668" table:style-name="ce16">
            <text:p>3,778.37</text:p>
          </table:table-cell>
          <table:table-cell office:value-type="float" office:value="4534.04" table:style-name="ce16">
            <text:p>4,534.0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103</text:p>
          </table:table-cell>
          <table:table-cell office:value-type="string" table:style-name="ce8">
            <text:p>E06000025</text:p>
          </table:table-cell>
          <table:table-cell office:value-type="string" table:style-name="ce17">
            <text:p>South Gloucestershire<text:s/><text:span text:style-name="T9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39.9266666666667" table:style-name="ce16">
            <text:p>1,539.93</text:p>
          </table:table-cell>
          <table:table-cell office:value-type="float" office:value="1796.5811111111111" table:style-name="ce16">
            <text:p>1,796.58</text:p>
          </table:table-cell>
          <table:table-cell office:value-type="float" office:value="2053.2355555555555" table:style-name="ce16">
            <text:p>2,053.24</text:p>
          </table:table-cell>
          <table:table-cell office:value-type="float" office:value="2309.89" table:style-name="ce16">
            <text:p>2,309.89</text:p>
          </table:table-cell>
          <table:table-cell office:value-type="float" office:value="2823.1988888888886" table:style-name="ce16">
            <text:p>2,823.20</text:p>
          </table:table-cell>
          <table:table-cell office:value-type="float" office:value="3336.5077777777778" table:style-name="ce16">
            <text:p>3,336.51</text:p>
          </table:table-cell>
          <table:table-cell office:value-type="float" office:value="3849.8166666666666" table:style-name="ce16">
            <text:p>3,849.82</text:p>
          </table:table-cell>
          <table:table-cell office:value-type="float" office:value="4619.78" table:style-name="ce16">
            <text:p>4,619.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02</text:p>
          </table:table-cell>
          <table:table-cell office:value-type="string" table:style-name="ce8">
            <text:p>E06000045</text:p>
          </table:table-cell>
          <table:table-cell office:value-type="string" table:style-name="ce17">
            <text:p>Southampton<text:s/><text:span text:style-name="T9"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37.9933333333331" table:style-name="ce16">
            <text:p>1,437.99</text:p>
          </table:table-cell>
          <table:table-cell office:value-type="float" office:value="1677.6588888888887" table:style-name="ce16">
            <text:p>1,677.66</text:p>
          </table:table-cell>
          <table:table-cell office:value-type="float" office:value="1917.3244444444442" table:style-name="ce16">
            <text:p>1,917.32</text:p>
          </table:table-cell>
          <table:table-cell office:value-type="float" office:value="2156.9899999999998" table:style-name="ce16">
            <text:p>2,156.99</text:p>
          </table:table-cell>
          <table:table-cell office:value-type="float" office:value="2636.3211111111109" table:style-name="ce16">
            <text:p>2,636.32</text:p>
          </table:table-cell>
          <table:table-cell office:value-type="float" office:value="3115.6522222222216" table:style-name="ce16">
            <text:p>3,115.65</text:p>
          </table:table-cell>
          <table:table-cell office:value-type="float" office:value="3594.9833333333331" table:style-name="ce16">
            <text:p>3,594.98</text:p>
          </table:table-cell>
          <table:table-cell office:value-type="float" office:value="4313.9799999999996" table:style-name="ce16">
            <text:p>4,313.9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01</text:p>
          </table:table-cell>
          <table:table-cell office:value-type="string" table:style-name="ce8">
            <text:p>E06000033</text:p>
          </table:table-cell>
          <table:table-cell office:value-type="string" table:style-name="ce17">
            <text:p>Southend-on-Sea<text:s/><text:span text:style-name="T9">UA</text:span></text:p>
          </table:table-cell>
          <table:table-cell office:value-type="string" table:style-name="ce17">
            <text:p>E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366.6666666666667" table:style-name="ce16">
            <text:p>1,366.67</text:p>
          </table:table-cell>
          <table:table-cell office:value-type="float" office:value="1594.4444444444443" table:style-name="ce16">
            <text:p>1,594.44</text:p>
          </table:table-cell>
          <table:table-cell office:value-type="float" office:value="1822.2222222222222" table:style-name="ce16">
            <text:p>1,822.22</text:p>
          </table:table-cell>
          <table:table-cell office:value-type="float" office:value="2050" table:style-name="ce16">
            <text:p>2,050.00</text:p>
          </table:table-cell>
          <table:table-cell office:value-type="float" office:value="2505.5555555555557" table:style-name="ce16">
            <text:p>2,505.56</text:p>
          </table:table-cell>
          <table:table-cell office:value-type="float" office:value="2961.1111111111113" table:style-name="ce16">
            <text:p>2,961.11</text:p>
          </table:table-cell>
          <table:table-cell office:value-type="float" office:value="3416.6666666666665" table:style-name="ce16">
            <text:p>3,416.67</text:p>
          </table:table-cell>
          <table:table-cell office:value-type="float" office:value="4100" table:style-name="ce16">
            <text:p>4,100.0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704</text:p>
          </table:table-cell>
          <table:table-cell office:value-type="string" table:style-name="ce8">
            <text:p>E06000004</text:p>
          </table:table-cell>
          <table:table-cell office:value-type="string" table:style-name="ce17">
            <text:p>Stockton-on-Tees<text:s/><text:span text:style-name="T9">UA</text:span></text:p>
          </table:table-cell>
          <table:table-cell office:value-type="string" table:style-name="ce17">
            <text:p>N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68.5666666666666" table:style-name="ce16">
            <text:p>1,568.57</text:p>
          </table:table-cell>
          <table:table-cell office:value-type="float" office:value="1829.9944444444445" table:style-name="ce16">
            <text:p>1,829.99</text:p>
          </table:table-cell>
          <table:table-cell office:value-type="float" office:value="2091.422222222222" table:style-name="ce16">
            <text:p>2,091.42</text:p>
          </table:table-cell>
          <table:table-cell office:value-type="float" office:value="2352.85" table:style-name="ce16">
            <text:p>2,352.85</text:p>
          </table:table-cell>
          <table:table-cell office:value-type="float" office:value="2875.7055555555553" table:style-name="ce16">
            <text:p>2,875.71</text:p>
          </table:table-cell>
          <table:table-cell office:value-type="float" office:value="3398.5611111111111" table:style-name="ce16">
            <text:p>3,398.56</text:p>
          </table:table-cell>
          <table:table-cell office:value-type="float" office:value="3921.4166666666665" table:style-name="ce16">
            <text:p>3,921.42</text:p>
          </table:table-cell>
          <table:table-cell office:value-type="float" office:value="4705.7" table:style-name="ce16">
            <text:p>4,705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401</text:p>
          </table:table-cell>
          <table:table-cell office:value-type="string" table:style-name="ce8">
            <text:p>E06000021</text:p>
          </table:table-cell>
          <table:table-cell office:value-type="string" table:style-name="ce17">
            <text:p>Stoke-on-Trent<text:span text:style-name="T9"><text:s/>UA</text:span></text:p>
          </table:table-cell>
          <table:table-cell office:value-type="string" table:style-name="ce17">
            <text:p>W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319.06" table:style-name="ce16">
            <text:p>1,319.06</text:p>
          </table:table-cell>
          <table:table-cell office:value-type="float" office:value="1538.9033333333332" table:style-name="ce16">
            <text:p>1,538.90</text:p>
          </table:table-cell>
          <table:table-cell office:value-type="float" office:value="1758.7466666666667" table:style-name="ce16">
            <text:p>1,758.75</text:p>
          </table:table-cell>
          <table:table-cell office:value-type="float" office:value="1978.59" table:style-name="ce16">
            <text:p>1,978.59</text:p>
          </table:table-cell>
          <table:table-cell office:value-type="float" office:value="2418.2766666666666" table:style-name="ce16">
            <text:p>2,418.28</text:p>
          </table:table-cell>
          <table:table-cell office:value-type="float" office:value="2857.9633333333331" table:style-name="ce16">
            <text:p>2,857.96</text:p>
          </table:table-cell>
          <table:table-cell office:value-type="float" office:value="3297.6499999999996" table:style-name="ce16">
            <text:p>3,297.65</text:p>
          </table:table-cell>
          <table:table-cell office:value-type="float" office:value="3957.1799999999994" table:style-name="ce16">
            <text:p>3,957.1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901</text:p>
          </table:table-cell>
          <table:table-cell office:value-type="string" table:style-name="ce8">
            <text:p>E06000030</text:p>
          </table:table-cell>
          <table:table-cell office:value-type="string" table:style-name="ce17">
            <text:p>Swindon<text:s/><text:span text:style-name="T9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65.36" table:style-name="ce16">
            <text:p>1,465.36</text:p>
          </table:table-cell>
          <table:table-cell office:value-type="float" office:value="1709.5866666666666" table:style-name="ce16">
            <text:p>1,709.59</text:p>
          </table:table-cell>
          <table:table-cell office:value-type="float" office:value="1953.8133333333333" table:style-name="ce16">
            <text:p>1,953.81</text:p>
          </table:table-cell>
          <table:table-cell office:value-type="float" office:value="2198.04" table:style-name="ce16">
            <text:p>2,198.04</text:p>
          </table:table-cell>
          <table:table-cell office:value-type="float" office:value="2686.4933333333333" table:style-name="ce16">
            <text:p>2,686.49</text:p>
          </table:table-cell>
          <table:table-cell office:value-type="float" office:value="3174.9466666666667" table:style-name="ce16">
            <text:p>3,174.95</text:p>
          </table:table-cell>
          <table:table-cell office:value-type="float" office:value="3663.3999999999996" table:style-name="ce16">
            <text:p>3,663.40</text:p>
          </table:table-cell>
          <table:table-cell office:value-type="float" office:value="4396.08" table:style-name="ce16">
            <text:p>4,396.0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201</text:p>
          </table:table-cell>
          <table:table-cell office:value-type="string" table:style-name="ce8">
            <text:p>E06000020</text:p>
          </table:table-cell>
          <table:table-cell office:value-type="string" table:style-name="ce17">
            <text:p>Telford &amp; Wrekin<text:span text:style-name="T9"><text:s/>UA</text:span></text:p>
          </table:table-cell>
          <table:table-cell office:value-type="string" table:style-name="ce17">
            <text:p>W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358.3266666666668" table:style-name="ce16">
            <text:p>1,358.33</text:p>
          </table:table-cell>
          <table:table-cell office:value-type="float" office:value="1584.7144444444446" table:style-name="ce16">
            <text:p>1,584.71</text:p>
          </table:table-cell>
          <table:table-cell office:value-type="float" office:value="1811.1022222222223" table:style-name="ce16">
            <text:p>1,811.10</text:p>
          </table:table-cell>
          <table:table-cell office:value-type="float" office:value="2037.49" table:style-name="ce16">
            <text:p>2,037.49</text:p>
          </table:table-cell>
          <table:table-cell office:value-type="float" office:value="2490.2655555555557" table:style-name="ce16">
            <text:p>2,490.27</text:p>
          </table:table-cell>
          <table:table-cell office:value-type="float" office:value="2943.0411111111111" table:style-name="ce16">
            <text:p>2,943.04</text:p>
          </table:table-cell>
          <table:table-cell office:value-type="float" office:value="3395.8166666666666" table:style-name="ce16">
            <text:p>3,395.82</text:p>
          </table:table-cell>
          <table:table-cell office:value-type="float" office:value="4074.98" table:style-name="ce16">
            <text:p>4,074.9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02</text:p>
          </table:table-cell>
          <table:table-cell office:value-type="string" table:style-name="ce8">
            <text:p>E06000034</text:p>
          </table:table-cell>
          <table:table-cell office:value-type="string" table:style-name="ce17">
            <text:p>Thurrock<text:span text:style-name="T9"><text:s/>UA</text:span></text:p>
          </table:table-cell>
          <table:table-cell office:value-type="string" table:style-name="ce17">
            <text:p>E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360.44" table:style-name="ce16">
            <text:p>1,360.44</text:p>
          </table:table-cell>
          <table:table-cell office:value-type="float" office:value="1587.18" table:style-name="ce16">
            <text:p>1,587.18</text:p>
          </table:table-cell>
          <table:table-cell office:value-type="float" office:value="1813.92" table:style-name="ce16">
            <text:p>1,813.92</text:p>
          </table:table-cell>
          <table:table-cell office:value-type="float" office:value="2040.66" table:style-name="ce16">
            <text:p>2,040.66</text:p>
          </table:table-cell>
          <table:table-cell office:value-type="float" office:value="2494.1400000000003" table:style-name="ce16">
            <text:p>2,494.14</text:p>
          </table:table-cell>
          <table:table-cell office:value-type="float" office:value="2947.6200000000003" table:style-name="ce16">
            <text:p>2,947.62</text:p>
          </table:table-cell>
          <table:table-cell office:value-type="float" office:value="3401.1000000000004" table:style-name="ce16">
            <text:p>3,401.10</text:p>
          </table:table-cell>
          <table:table-cell office:value-type="float" office:value="4081.3200000000006" table:style-name="ce16">
            <text:p>4,081.3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02</text:p>
          </table:table-cell>
          <table:table-cell office:value-type="string" table:style-name="ce8">
            <text:p>E06000027</text:p>
          </table:table-cell>
          <table:table-cell office:value-type="string" table:style-name="ce17">
            <text:p>Torbay<text:s/><text:span text:style-name="T9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95.2333333333331" table:style-name="ce16">
            <text:p>1,495.23</text:p>
          </table:table-cell>
          <table:table-cell office:value-type="float" office:value="1744.4388888888889" table:style-name="ce16">
            <text:p>1,744.44</text:p>
          </table:table-cell>
          <table:table-cell office:value-type="float" office:value="1993.6444444444444" table:style-name="ce16">
            <text:p>1,993.64</text:p>
          </table:table-cell>
          <table:table-cell office:value-type="float" office:value="2242.85" table:style-name="ce16">
            <text:p>2,242.85</text:p>
          </table:table-cell>
          <table:table-cell office:value-type="float" office:value="2741.2611111111109" table:style-name="ce16">
            <text:p>2,741.26</text:p>
          </table:table-cell>
          <table:table-cell office:value-type="float" office:value="3239.672222222222" table:style-name="ce16">
            <text:p>3,239.67</text:p>
          </table:table-cell>
          <table:table-cell office:value-type="float" office:value="3738.0833333333335" table:style-name="ce16">
            <text:p>3,738.08</text:p>
          </table:table-cell>
          <table:table-cell office:value-type="float" office:value="4485.7" table:style-name="ce16">
            <text:p>4,485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602</text:p>
          </table:table-cell>
          <table:table-cell office:value-type="string" table:style-name="ce8">
            <text:p>E06000007</text:p>
          </table:table-cell>
          <table:table-cell office:value-type="string" table:style-name="ce17">
            <text:p>Warrington<text:s/><text:span text:style-name="T9">UA</text:span></text:p>
          </table:table-cell>
          <table:table-cell office:value-type="string" table:style-name="ce17">
            <text:p>N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447.3999999999999" table:style-name="ce16">
            <text:p>1,447.40</text:p>
          </table:table-cell>
          <table:table-cell office:value-type="float" office:value="1688.6333333333332" table:style-name="ce16">
            <text:p>1,688.63</text:p>
          </table:table-cell>
          <table:table-cell office:value-type="float" office:value="1929.8666666666666" table:style-name="ce16">
            <text:p>1,929.87</text:p>
          </table:table-cell>
          <table:table-cell office:value-type="float" office:value="2171.1" table:style-name="ce16">
            <text:p>2,171.10</text:p>
          </table:table-cell>
          <table:table-cell office:value-type="float" office:value="2653.5666666666666" table:style-name="ce16">
            <text:p>2,653.57</text:p>
          </table:table-cell>
          <table:table-cell office:value-type="float" office:value="3136.0333333333333" table:style-name="ce16">
            <text:p>3,136.03</text:p>
          </table:table-cell>
          <table:table-cell office:value-type="float" office:value="3618.5" table:style-name="ce16">
            <text:p>3,618.50</text:p>
          </table:table-cell>
          <table:table-cell office:value-type="float" office:value="4342.2" table:style-name="ce16">
            <text:p>4,342.2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302</text:p>
          </table:table-cell>
          <table:table-cell office:value-type="string" table:style-name="ce8">
            <text:p>E06000037</text:p>
          </table:table-cell>
          <table:table-cell office:value-type="string" table:style-name="ce17">
            <text:p>West Berkshire<text:span text:style-name="T9"><text:s/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09.08" table:style-name="ce16">
            <text:p>1,509.08</text:p>
          </table:table-cell>
          <table:table-cell office:value-type="float" office:value="1760.5933333333332" table:style-name="ce16">
            <text:p>1,760.59</text:p>
          </table:table-cell>
          <table:table-cell office:value-type="float" office:value="2012.1066666666666" table:style-name="ce16">
            <text:p>2,012.11</text:p>
          </table:table-cell>
          <table:table-cell office:value-type="float" office:value="2263.62" table:style-name="ce16">
            <text:p>2,263.62</text:p>
          </table:table-cell>
          <table:table-cell office:value-type="float" office:value="2766.6466666666665" table:style-name="ce16">
            <text:p>2,766.65</text:p>
          </table:table-cell>
          <table:table-cell office:value-type="float" office:value="3269.6733333333332" table:style-name="ce16">
            <text:p>3,269.67</text:p>
          </table:table-cell>
          <table:table-cell office:value-type="float" office:value="3772.6999999999994" table:style-name="ce16">
            <text:p>3,772.70</text:p>
          </table:table-cell>
          <table:table-cell office:value-type="float" office:value="4527.24" table:style-name="ce16">
            <text:p>4,527.2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802</text:p>
          </table:table-cell>
          <table:table-cell office:value-type="string" table:style-name="ce8">
            <text:p>E06000062</text:p>
          </table:table-cell>
          <table:table-cell office:value-type="string" table:style-name="ce17">
            <text:p>West Northamptonshire</text:p>
          </table:table-cell>
          <table:table-cell office:value-type="string" table:style-name="ce17">
            <text:p>EM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00.2066666666667" table:style-name="ce16">
            <text:p>1,500.21</text:p>
          </table:table-cell>
          <table:table-cell office:value-type="float" office:value="1750.2411111111112" table:style-name="ce16">
            <text:p>1,750.24</text:p>
          </table:table-cell>
          <table:table-cell office:value-type="float" office:value="2000.2755555555555" table:style-name="ce16">
            <text:p>2,000.28</text:p>
          </table:table-cell>
          <table:table-cell office:value-type="float" office:value="2250.31" table:style-name="ce16">
            <text:p>2,250.31</text:p>
          </table:table-cell>
          <table:table-cell office:value-type="float" office:value="2750.3788888888889" table:style-name="ce16">
            <text:p>2,750.38</text:p>
          </table:table-cell>
          <table:table-cell office:value-type="float" office:value="3250.4477777777774" table:style-name="ce16">
            <text:p>3,250.45</text:p>
          </table:table-cell>
          <table:table-cell office:value-type="float" office:value="3750.5166666666669" table:style-name="ce16">
            <text:p>3,750.52</text:p>
          </table:table-cell>
          <table:table-cell office:value-type="float" office:value="4500.62" table:style-name="ce16">
            <text:p>4,500.6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902</text:p>
          </table:table-cell>
          <table:table-cell office:value-type="string" table:style-name="ce8">
            <text:p>E06000064</text:p>
          </table:table-cell>
          <table:table-cell office:value-type="string" table:style-name="ce17">
            <text:p>Westmorland and Furness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UA</text:p>
          </table:table-cell>
          <table:table-cell office:value-type="string" table:style-name="ce8">
            <text:p>-</text:p>
          </table:table-cell>
          <table:table-cell office:value-type="float" office:value="1518.3133333333333" table:style-name="ce16">
            <text:p>1,518.31</text:p>
          </table:table-cell>
          <table:table-cell office:value-type="float" office:value="1771.3655555555554" table:style-name="ce16">
            <text:p>1,771.37</text:p>
          </table:table-cell>
          <table:table-cell office:value-type="float" office:value="2024.4177777777777" table:style-name="ce16">
            <text:p>2,024.42</text:p>
          </table:table-cell>
          <table:table-cell office:value-type="float" office:value="2277.4699999999998" table:style-name="ce16">
            <text:p>2,277.47</text:p>
          </table:table-cell>
          <table:table-cell office:value-type="float" office:value="2783.5744444444445" table:style-name="ce16">
            <text:p>2,783.57</text:p>
          </table:table-cell>
          <table:table-cell office:value-type="float" office:value="3289.6788888888887" table:style-name="ce16">
            <text:p>3,289.68</text:p>
          </table:table-cell>
          <table:table-cell office:value-type="float" office:value="3795.7833333333328" table:style-name="ce16">
            <text:p>3,795.78</text:p>
          </table:table-cell>
          <table:table-cell office:value-type="float" office:value="4554.9399999999996" table:style-name="ce16">
            <text:p>4,554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902</text:p>
          </table:table-cell>
          <table:table-cell office:value-type="string" table:style-name="ce8">
            <text:p>E06000054</text:p>
          </table:table-cell>
          <table:table-cell office:value-type="string" table:style-name="ce17">
            <text:p>Wiltshire<text:s/><text:span text:style-name="T9">UA</text:span></text:p>
          </table:table-cell>
          <table:table-cell office:value-type="string" table:style-name="ce17">
            <text:p>SW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53.52" table:style-name="ce16">
            <text:p>1,553.52</text:p>
          </table:table-cell>
          <table:table-cell office:value-type="float" office:value="1812.44" table:style-name="ce16">
            <text:p>1,812.44</text:p>
          </table:table-cell>
          <table:table-cell office:value-type="float" office:value="2071.36" table:style-name="ce16">
            <text:p>2,071.36</text:p>
          </table:table-cell>
          <table:table-cell office:value-type="float" office:value="2330.2800000000002" table:style-name="ce16">
            <text:p>2,330.28</text:p>
          </table:table-cell>
          <table:table-cell office:value-type="float" office:value="2848.1200000000003" table:style-name="ce16">
            <text:p>2,848.12</text:p>
          </table:table-cell>
          <table:table-cell office:value-type="float" office:value="3365.9600000000005" table:style-name="ce16">
            <text:p>3,365.96</text:p>
          </table:table-cell>
          <table:table-cell office:value-type="float" office:value="3883.8000000000006" table:style-name="ce16">
            <text:p>3,883.80</text:p>
          </table:table-cell>
          <table:table-cell office:value-type="float" office:value="4660.5600000000004" table:style-name="ce16">
            <text:p>4,660.5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305</text:p>
          </table:table-cell>
          <table:table-cell office:value-type="string" table:style-name="ce8">
            <text:p>E06000040</text:p>
          </table:table-cell>
          <table:table-cell office:value-type="string" table:style-name="ce17">
            <text:p>Windsor &amp; Maidenhead<text:s/><text:span text:style-name="T9"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122.52" table:style-name="ce16">
            <text:p>1,122.52</text:p>
          </table:table-cell>
          <table:table-cell office:value-type="float" office:value="1309.6066666666666" table:style-name="ce16">
            <text:p>1,309.61</text:p>
          </table:table-cell>
          <table:table-cell office:value-type="float" office:value="1496.6933333333334" table:style-name="ce16">
            <text:p>1,496.69</text:p>
          </table:table-cell>
          <table:table-cell office:value-type="float" office:value="1683.78" table:style-name="ce16">
            <text:p>1,683.78</text:p>
          </table:table-cell>
          <table:table-cell office:value-type="float" office:value="2057.9533333333329" table:style-name="ce16">
            <text:p>2,057.95</text:p>
          </table:table-cell>
          <table:table-cell office:value-type="float" office:value="2432.1266666666666" table:style-name="ce16">
            <text:p>2,432.13</text:p>
          </table:table-cell>
          <table:table-cell office:value-type="float" office:value="2806.3" table:style-name="ce16">
            <text:p>2,806.30</text:p>
          </table:table-cell>
          <table:table-cell office:value-type="float" office:value="3367.56" table:style-name="ce16">
            <text:p>3,367.5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306</text:p>
          </table:table-cell>
          <table:table-cell office:value-type="string" table:style-name="ce8">
            <text:p>E06000041</text:p>
          </table:table-cell>
          <table:table-cell office:value-type="string" table:style-name="ce17">
            <text:p>Wokingham<text:s/><text:span text:style-name="T9">UA</text:span></text:p>
          </table:table-cell>
          <table:table-cell office:value-type="string" table:style-name="ce17">
            <text:p>SE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508.62" table:style-name="ce16">
            <text:p>1,508.62</text:p>
          </table:table-cell>
          <table:table-cell office:value-type="float" office:value="1760.0566666666664" table:style-name="ce16">
            <text:p>1,760.06</text:p>
          </table:table-cell>
          <table:table-cell office:value-type="float" office:value="2011.4933333333331" table:style-name="ce16">
            <text:p>2,011.49</text:p>
          </table:table-cell>
          <table:table-cell office:value-type="float" office:value="2262.9299999999998" table:style-name="ce16">
            <text:p>2,262.93</text:p>
          </table:table-cell>
          <table:table-cell office:value-type="float" office:value="2765.8033333333333" table:style-name="ce16">
            <text:p>2,765.80</text:p>
          </table:table-cell>
          <table:table-cell office:value-type="float" office:value="3268.6766666666663" table:style-name="ce16">
            <text:p>3,268.68</text:p>
          </table:table-cell>
          <table:table-cell office:value-type="float" office:value="3771.5499999999997" table:style-name="ce16">
            <text:p>3,771.55</text:p>
          </table:table-cell>
          <table:table-cell office:value-type="float" office:value="4525.8599999999997" table:style-name="ce16">
            <text:p>4,525.8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701</text:p>
          </table:table-cell>
          <table:table-cell office:value-type="string" table:style-name="ce8">
            <text:p>E06000014</text:p>
          </table:table-cell>
          <table:table-cell office:value-type="string" table:style-name="ce17">
            <text:p>York<text:s/><text:span text:style-name="T9">UA</text:span></text:p>
          </table:table-cell>
          <table:table-cell office:value-type="string" table:style-name="ce17">
            <text:p>YH</text:p>
          </table:table-cell>
          <table:table-cell office:value-type="string" table:style-name="ce21">
            <text:p>UA</text:p>
          </table:table-cell>
          <table:table-cell office:value-type="string" table:style-name="ce4">
            <text:p>-</text:p>
          </table:table-cell>
          <table:table-cell office:value-type="float" office:value="1368.7466666666667" table:style-name="ce16">
            <text:p>1,368.75</text:p>
          </table:table-cell>
          <table:table-cell office:value-type="float" office:value="1596.8711111111111" table:style-name="ce16">
            <text:p>1,596.87</text:p>
          </table:table-cell>
          <table:table-cell office:value-type="float" office:value="1824.9955555555555" table:style-name="ce16">
            <text:p>1,825.00</text:p>
          </table:table-cell>
          <table:table-cell office:value-type="float" office:value="2053.12" table:style-name="ce16">
            <text:p>2,053.12</text:p>
          </table:table-cell>
          <table:table-cell office:value-type="float" office:value="2509.3688888888887" table:style-name="ce16">
            <text:p>2,509.37</text:p>
          </table:table-cell>
          <table:table-cell office:value-type="float" office:value="2965.6177777777775" table:style-name="ce16">
            <text:p>2,965.62</text:p>
          </table:table-cell>
          <table:table-cell office:value-type="float" office:value="3421.8666666666668" table:style-name="ce16">
            <text:p>3,421.87</text:p>
          </table:table-cell>
          <table:table-cell office:value-type="float" office:value="4106.24" table:style-name="ce16">
            <text:p>4,106.2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531</text:p>
          </table:table-cell>
          <table:table-cell office:value-type="string" table:style-name="ce8">
            <text:p>E07000008</text:p>
          </table:table-cell>
          <table:table-cell office:value-type="string" table:style-name="ce19">
            <text:p>Cambridg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Cambridgeshire</text:p>
          </table:table-cell>
          <table:table-cell office:value-type="float" office:value="1499.3" table:style-name="ce16">
            <text:p>1,499.30</text:p>
          </table:table-cell>
          <table:table-cell office:value-type="float" office:value="1749.1833333333332" table:style-name="ce16">
            <text:p>1,749.18</text:p>
          </table:table-cell>
          <table:table-cell office:value-type="float" office:value="1999.0666666666666" table:style-name="ce16">
            <text:p>1,999.07</text:p>
          </table:table-cell>
          <table:table-cell office:value-type="float" office:value="2248.9499999999998" table:style-name="ce16">
            <text:p>2,248.95</text:p>
          </table:table-cell>
          <table:table-cell office:value-type="float" office:value="2748.7166666666662" table:style-name="ce16">
            <text:p>2,748.72</text:p>
          </table:table-cell>
          <table:table-cell office:value-type="float" office:value="3248.4833333333331" table:style-name="ce16">
            <text:p>3,248.48</text:p>
          </table:table-cell>
          <table:table-cell office:value-type="float" office:value="3748.25" table:style-name="ce16">
            <text:p>3,748.25</text:p>
          </table:table-cell>
          <table:table-cell office:value-type="float" office:value="4497.8999999999996" table:style-name="ce16">
            <text:p>4,497.9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532</text:p>
          </table:table-cell>
          <table:table-cell office:value-type="string" table:style-name="ce8">
            <text:p>E07000009</text:p>
          </table:table-cell>
          <table:table-cell office:value-type="string" table:style-name="ce19">
            <text:p>East Cambridgeshir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Cambridgeshire</text:p>
          </table:table-cell>
          <table:table-cell office:value-type="float" office:value="1509.9399999999998" table:style-name="ce16">
            <text:p>1,509.94</text:p>
          </table:table-cell>
          <table:table-cell office:value-type="float" office:value="1761.5966666666666" table:style-name="ce16">
            <text:p>1,761.60</text:p>
          </table:table-cell>
          <table:table-cell office:value-type="float" office:value="2013.2533333333331" table:style-name="ce16">
            <text:p>2,013.25</text:p>
          </table:table-cell>
          <table:table-cell office:value-type="float" office:value="2264.91" table:style-name="ce16">
            <text:p>2,264.91</text:p>
          </table:table-cell>
          <table:table-cell office:value-type="float" office:value="2768.2233333333334" table:style-name="ce16">
            <text:p>2,768.22</text:p>
          </table:table-cell>
          <table:table-cell office:value-type="float" office:value="3271.5366666666664" table:style-name="ce16">
            <text:p>3,271.54</text:p>
          </table:table-cell>
          <table:table-cell office:value-type="float" office:value="3774.8499999999995" table:style-name="ce16">
            <text:p>3,774.85</text:p>
          </table:table-cell>
          <table:table-cell office:value-type="float" office:value="4529.82" table:style-name="ce16">
            <text:p>4,529.8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533</text:p>
          </table:table-cell>
          <table:table-cell office:value-type="string" table:style-name="ce8">
            <text:p>E07000010</text:p>
          </table:table-cell>
          <table:table-cell office:value-type="string" table:style-name="ce19">
            <text:p>Fenland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Cambridgeshire</text:p>
          </table:table-cell>
          <table:table-cell office:value-type="float" office:value="1554.0666666666666" table:style-name="ce16">
            <text:p>1,554.07</text:p>
          </table:table-cell>
          <table:table-cell office:value-type="float" office:value="1813.0777777777776" table:style-name="ce16">
            <text:p>1,813.08</text:p>
          </table:table-cell>
          <table:table-cell office:value-type="float" office:value="2072.088888888889" table:style-name="ce16">
            <text:p>2,072.09</text:p>
          </table:table-cell>
          <table:table-cell office:value-type="float" office:value="2331.1" table:style-name="ce16">
            <text:p>2,331.10</text:p>
          </table:table-cell>
          <table:table-cell office:value-type="float" office:value="2849.1222222222223" table:style-name="ce16">
            <text:p>2,849.12</text:p>
          </table:table-cell>
          <table:table-cell office:value-type="float" office:value="3367.1444444444442" table:style-name="ce16">
            <text:p>3,367.14</text:p>
          </table:table-cell>
          <table:table-cell office:value-type="float" office:value="3885.1666666666665" table:style-name="ce16">
            <text:p>3,885.17</text:p>
          </table:table-cell>
          <table:table-cell office:value-type="float" office:value="4662.2" table:style-name="ce16">
            <text:p>4,662.2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551</text:p>
          </table:table-cell>
          <table:table-cell office:value-type="string" table:style-name="ce8">
            <text:p>E07000011</text:p>
          </table:table-cell>
          <table:table-cell office:value-type="string" table:style-name="ce20">
            <text:p>Huntingdonshir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Cambridgeshire</text:p>
          </table:table-cell>
          <table:table-cell office:value-type="float" office:value="1547.6733333333334" table:style-name="ce16">
            <text:p>1,547.67</text:p>
          </table:table-cell>
          <table:table-cell office:value-type="float" office:value="1805.6188888888892" table:style-name="ce16">
            <text:p>1,805.62</text:p>
          </table:table-cell>
          <table:table-cell office:value-type="float" office:value="2063.5644444444447" table:style-name="ce16">
            <text:p>2,063.56</text:p>
          </table:table-cell>
          <table:table-cell office:value-type="float" office:value="2321.5100000000002" table:style-name="ce16">
            <text:p>2,321.51</text:p>
          </table:table-cell>
          <table:table-cell office:value-type="float" office:value="2837.4011111111113" table:style-name="ce16">
            <text:p>2,837.40</text:p>
          </table:table-cell>
          <table:table-cell office:value-type="float" office:value="3353.2922222222228" table:style-name="ce16">
            <text:p>3,353.29</text:p>
          </table:table-cell>
          <table:table-cell office:value-type="float" office:value="3869.1833333333334" table:style-name="ce16">
            <text:p>3,869.18</text:p>
          </table:table-cell>
          <table:table-cell office:value-type="float" office:value="4643.0200000000004" table:style-name="ce16">
            <text:p>4,643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0536</text:p>
          </table:table-cell>
          <table:table-cell office:value-type="string" table:style-name="ce8">
            <text:p>E07000012</text:p>
          </table:table-cell>
          <table:table-cell office:value-type="string" table:style-name="ce20">
            <text:p>South Cambridgeshir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Cambridgeshire</text:p>
          </table:table-cell>
          <table:table-cell office:value-type="float" office:value="1535.9733333333334" table:style-name="ce16">
            <text:p>1,535.97</text:p>
          </table:table-cell>
          <table:table-cell office:value-type="float" office:value="1791.9688888888891" table:style-name="ce16">
            <text:p>1,791.97</text:p>
          </table:table-cell>
          <table:table-cell office:value-type="float" office:value="2047.9644444444446" table:style-name="ce16">
            <text:p>2,047.96</text:p>
          </table:table-cell>
          <table:table-cell office:value-type="float" office:value="2303.96" table:style-name="ce16">
            <text:p>2,303.96</text:p>
          </table:table-cell>
          <table:table-cell office:value-type="float" office:value="2815.9511111111115" table:style-name="ce16">
            <text:p>2,815.95</text:p>
          </table:table-cell>
          <table:table-cell office:value-type="float" office:value="3327.942222222222" table:style-name="ce16">
            <text:p>3,327.94</text:p>
          </table:table-cell>
          <table:table-cell office:value-type="float" office:value="3839.9333333333334" table:style-name="ce16">
            <text:p>3,839.93</text:p>
          </table:table-cell>
          <table:table-cell office:value-type="float" office:value="4607.92" table:style-name="ce16">
            <text:p>4,607.9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031</text:p>
          </table:table-cell>
          <table:table-cell office:value-type="string" table:style-name="ce8">
            <text:p>E07000032</text:p>
          </table:table-cell>
          <table:table-cell office:value-type="string" table:style-name="ce19">
            <text:p>Amber Valley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rbyshire</text:p>
          </table:table-cell>
          <table:table-cell office:value-type="float" office:value="1461.2533333333333" table:style-name="ce16">
            <text:p>1,461.25</text:p>
          </table:table-cell>
          <table:table-cell office:value-type="float" office:value="1704.7955555555554" table:style-name="ce16">
            <text:p>1,704.80</text:p>
          </table:table-cell>
          <table:table-cell office:value-type="float" office:value="1948.3377777777778" table:style-name="ce16">
            <text:p>1,948.34</text:p>
          </table:table-cell>
          <table:table-cell office:value-type="float" office:value="2191.88" table:style-name="ce16">
            <text:p>2,191.88</text:p>
          </table:table-cell>
          <table:table-cell office:value-type="float" office:value="2678.9644444444443" table:style-name="ce16">
            <text:p>2,678.96</text:p>
          </table:table-cell>
          <table:table-cell office:value-type="float" office:value="3166.048888888889" table:style-name="ce16">
            <text:p>3,166.05</text:p>
          </table:table-cell>
          <table:table-cell office:value-type="float" office:value="3653.1333333333337" table:style-name="ce16">
            <text:p>3,653.13</text:p>
          </table:table-cell>
          <table:table-cell office:value-type="float" office:value="4383.76" table:style-name="ce16">
            <text:p>4,383.7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032</text:p>
          </table:table-cell>
          <table:table-cell office:value-type="string" table:style-name="ce8">
            <text:p>E07000033</text:p>
          </table:table-cell>
          <table:table-cell office:value-type="string" table:style-name="ce17">
            <text:p>Bolsover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rbyshire</text:p>
          </table:table-cell>
          <table:table-cell office:value-type="float" office:value="1547.2266666666667" table:style-name="ce16">
            <text:p>1,547.23</text:p>
          </table:table-cell>
          <table:table-cell office:value-type="float" office:value="1805.097777777778" table:style-name="ce16">
            <text:p>1,805.10</text:p>
          </table:table-cell>
          <table:table-cell office:value-type="float" office:value="2062.9688888888891" table:style-name="ce16">
            <text:p>2,062.97</text:p>
          </table:table-cell>
          <table:table-cell office:value-type="float" office:value="2320.84" table:style-name="ce16">
            <text:p>2,320.84</text:p>
          </table:table-cell>
          <table:table-cell office:value-type="float" office:value="2836.5822222222223" table:style-name="ce16">
            <text:p>2,836.58</text:p>
          </table:table-cell>
          <table:table-cell office:value-type="float" office:value="3352.3244444444445" table:style-name="ce16">
            <text:p>3,352.32</text:p>
          </table:table-cell>
          <table:table-cell office:value-type="float" office:value="3868.0666666666675" table:style-name="ce16">
            <text:p>3,868.07</text:p>
          </table:table-cell>
          <table:table-cell office:value-type="float" office:value="4641.68" table:style-name="ce16">
            <text:p>4,641.6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033</text:p>
          </table:table-cell>
          <table:table-cell office:value-type="string" table:style-name="ce8">
            <text:p>E07000034</text:p>
          </table:table-cell>
          <table:table-cell office:value-type="string" table:style-name="ce17">
            <text:p>Chesterfield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rbyshire</text:p>
          </table:table-cell>
          <table:table-cell office:value-type="float" office:value="1419.9399999999998" table:style-name="ce16">
            <text:p>1,419.94</text:p>
          </table:table-cell>
          <table:table-cell office:value-type="float" office:value="1656.5966666666666" table:style-name="ce16">
            <text:p>1,656.60</text:p>
          </table:table-cell>
          <table:table-cell office:value-type="float" office:value="1893.2533333333331" table:style-name="ce16">
            <text:p>1,893.25</text:p>
          </table:table-cell>
          <table:table-cell office:value-type="float" office:value="2129.91" table:style-name="ce16">
            <text:p>2,129.91</text:p>
          </table:table-cell>
          <table:table-cell office:value-type="float" office:value="2603.2233333333334" table:style-name="ce16">
            <text:p>2,603.22</text:p>
          </table:table-cell>
          <table:table-cell office:value-type="float" office:value="3076.5366666666664" table:style-name="ce16">
            <text:p>3,076.54</text:p>
          </table:table-cell>
          <table:table-cell office:value-type="float" office:value="3549.85" table:style-name="ce16">
            <text:p>3,549.85</text:p>
          </table:table-cell>
          <table:table-cell office:value-type="float" office:value="4259.82" table:style-name="ce16">
            <text:p>4,259.8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035</text:p>
          </table:table-cell>
          <table:table-cell office:value-type="string" table:style-name="ce8">
            <text:p>E07000035</text:p>
          </table:table-cell>
          <table:table-cell office:value-type="string" table:style-name="ce17">
            <text:p>Derbyshire Dales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rbyshire</text:p>
          </table:table-cell>
          <table:table-cell office:value-type="float" office:value="1482.7066666666667" table:style-name="ce16">
            <text:p>1,482.71</text:p>
          </table:table-cell>
          <table:table-cell office:value-type="float" office:value="1729.8244444444445" table:style-name="ce16">
            <text:p>1,729.82</text:p>
          </table:table-cell>
          <table:table-cell office:value-type="float" office:value="1976.9422222222222" table:style-name="ce16">
            <text:p>1,976.94</text:p>
          </table:table-cell>
          <table:table-cell office:value-type="float" office:value="2224.06" table:style-name="ce16">
            <text:p>2,224.06</text:p>
          </table:table-cell>
          <table:table-cell office:value-type="float" office:value="2718.2955555555554" table:style-name="ce16">
            <text:p>2,718.30</text:p>
          </table:table-cell>
          <table:table-cell office:value-type="float" office:value="3212.5311111111109" table:style-name="ce16">
            <text:p>3,212.53</text:p>
          </table:table-cell>
          <table:table-cell office:value-type="float" office:value="3706.7666666666669" table:style-name="ce16">
            <text:p>3,706.77</text:p>
          </table:table-cell>
          <table:table-cell office:value-type="float" office:value="4448.12" table:style-name="ce16">
            <text:p>4,448.1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036</text:p>
          </table:table-cell>
          <table:table-cell office:value-type="string" table:style-name="ce8">
            <text:p>E07000036</text:p>
          </table:table-cell>
          <table:table-cell office:value-type="string" table:style-name="ce17">
            <text:p>Erewash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rbyshire</text:p>
          </table:table-cell>
          <table:table-cell office:value-type="float" office:value="1436.7466666666667" table:style-name="ce16">
            <text:p>1,436.75</text:p>
          </table:table-cell>
          <table:table-cell office:value-type="float" office:value="1676.2044444444446" table:style-name="ce16">
            <text:p>1,676.20</text:p>
          </table:table-cell>
          <table:table-cell office:value-type="float" office:value="1915.6622222222222" table:style-name="ce16">
            <text:p>1,915.66</text:p>
          </table:table-cell>
          <table:table-cell office:value-type="float" office:value="2155.12" table:style-name="ce16">
            <text:p>2,155.12</text:p>
          </table:table-cell>
          <table:table-cell office:value-type="float" office:value="2634.0355555555557" table:style-name="ce16">
            <text:p>2,634.04</text:p>
          </table:table-cell>
          <table:table-cell office:value-type="float" office:value="3112.951111111111" table:style-name="ce16">
            <text:p>3,112.95</text:p>
          </table:table-cell>
          <table:table-cell office:value-type="float" office:value="3591.8666666666668" table:style-name="ce16">
            <text:p>3,591.87</text:p>
          </table:table-cell>
          <table:table-cell office:value-type="float" office:value="4310.24" table:style-name="ce16">
            <text:p>4,310.2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037</text:p>
          </table:table-cell>
          <table:table-cell office:value-type="string" table:style-name="ce8">
            <text:p>E07000037</text:p>
          </table:table-cell>
          <table:table-cell office:value-type="string" table:style-name="ce17">
            <text:p>High Peak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rbyshire</text:p>
          </table:table-cell>
          <table:table-cell office:value-type="float" office:value="1445.98" table:style-name="ce16">
            <text:p>1,445.98</text:p>
          </table:table-cell>
          <table:table-cell office:value-type="float" office:value="1686.9766666666665" table:style-name="ce16">
            <text:p>1,686.98</text:p>
          </table:table-cell>
          <table:table-cell office:value-type="float" office:value="1927.9733333333331" table:style-name="ce16">
            <text:p>1,927.97</text:p>
          </table:table-cell>
          <table:table-cell office:value-type="float" office:value="2168.9699999999998" table:style-name="ce16">
            <text:p>2,168.97</text:p>
          </table:table-cell>
          <table:table-cell office:value-type="float" office:value="2650.9633333333331" table:style-name="ce16">
            <text:p>2,650.96</text:p>
          </table:table-cell>
          <table:table-cell office:value-type="float" office:value="3132.9566666666665" table:style-name="ce16">
            <text:p>3,132.96</text:p>
          </table:table-cell>
          <table:table-cell office:value-type="float" office:value="3614.9499999999994" table:style-name="ce16">
            <text:p>3,614.95</text:p>
          </table:table-cell>
          <table:table-cell office:value-type="float" office:value="4337.9399999999996" table:style-name="ce16">
            <text:p>4,337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038</text:p>
          </table:table-cell>
          <table:table-cell office:value-type="string" table:style-name="ce8">
            <text:p>E07000038</text:p>
          </table:table-cell>
          <table:table-cell office:value-type="string" table:style-name="ce14">
            <text:p>North East Derbyshire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rbyshire</text:p>
          </table:table-cell>
          <table:table-cell office:value-type="float" office:value="1497.4399999999998" table:style-name="ce16">
            <text:p>1,497.44</text:p>
          </table:table-cell>
          <table:table-cell office:value-type="float" office:value="1747.0133333333333" table:style-name="ce16">
            <text:p>1,747.01</text:p>
          </table:table-cell>
          <table:table-cell office:value-type="float" office:value="1996.5866666666666" table:style-name="ce16">
            <text:p>1,996.59</text:p>
          </table:table-cell>
          <table:table-cell office:value-type="float" office:value="2246.16" table:style-name="ce16">
            <text:p>2,246.16</text:p>
          </table:table-cell>
          <table:table-cell office:value-type="float" office:value="2745.3066666666664" table:style-name="ce16">
            <text:p>2,745.31</text:p>
          </table:table-cell>
          <table:table-cell office:value-type="float" office:value="3244.4533333333329" table:style-name="ce16">
            <text:p>3,244.45</text:p>
          </table:table-cell>
          <table:table-cell office:value-type="float" office:value="3743.5999999999995" table:style-name="ce16">
            <text:p>3,743.60</text:p>
          </table:table-cell>
          <table:table-cell office:value-type="float" office:value="4492.32" table:style-name="ce16">
            <text:p>4,492.3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039</text:p>
          </table:table-cell>
          <table:table-cell office:value-type="string" table:style-name="ce8">
            <text:p>E07000039</text:p>
          </table:table-cell>
          <table:table-cell office:value-type="string" table:style-name="ce17">
            <text:p>South Derbyshire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rbyshire</text:p>
          </table:table-cell>
          <table:table-cell office:value-type="float" office:value="1419.0266666666666" table:style-name="ce16">
            <text:p>1,419.03</text:p>
          </table:table-cell>
          <table:table-cell office:value-type="float" office:value="1655.5311111111109" table:style-name="ce16">
            <text:p>1,655.53</text:p>
          </table:table-cell>
          <table:table-cell office:value-type="float" office:value="1892.0355555555554" table:style-name="ce16">
            <text:p>1,892.04</text:p>
          </table:table-cell>
          <table:table-cell office:value-type="float" office:value="2128.54" table:style-name="ce16">
            <text:p>2,128.54</text:p>
          </table:table-cell>
          <table:table-cell office:value-type="float" office:value="2601.5488888888885" table:style-name="ce16">
            <text:p>2,601.55</text:p>
          </table:table-cell>
          <table:table-cell office:value-type="float" office:value="3074.557777777778" table:style-name="ce16">
            <text:p>3,074.56</text:p>
          </table:table-cell>
          <table:table-cell office:value-type="float" office:value="3547.5666666666666" table:style-name="ce16">
            <text:p>3,547.57</text:p>
          </table:table-cell>
          <table:table-cell office:value-type="float" office:value="4257.08" table:style-name="ce16">
            <text:p>4,257.0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31</text:p>
          </table:table-cell>
          <table:table-cell office:value-type="string" table:style-name="ce8">
            <text:p>E07000040</text:p>
          </table:table-cell>
          <table:table-cell office:value-type="string" table:style-name="ce17">
            <text:p>East Devon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von</text:p>
          </table:table-cell>
          <table:table-cell office:value-type="float" office:value="1565.46" table:style-name="ce16">
            <text:p>1,565.46</text:p>
          </table:table-cell>
          <table:table-cell office:value-type="float" office:value="1826.3700000000001" table:style-name="ce16">
            <text:p>1,826.37</text:p>
          </table:table-cell>
          <table:table-cell office:value-type="float" office:value="2087.2800000000002" table:style-name="ce16">
            <text:p>2,087.28</text:p>
          </table:table-cell>
          <table:table-cell office:value-type="float" office:value="2348.19" table:style-name="ce16">
            <text:p>2,348.19</text:p>
          </table:table-cell>
          <table:table-cell office:value-type="float" office:value="2870.01" table:style-name="ce16">
            <text:p>2,870.01</text:p>
          </table:table-cell>
          <table:table-cell office:value-type="float" office:value="3391.83" table:style-name="ce16">
            <text:p>3,391.83</text:p>
          </table:table-cell>
          <table:table-cell office:value-type="float" office:value="3913.6499999999996" table:style-name="ce16">
            <text:p>3,913.65</text:p>
          </table:table-cell>
          <table:table-cell office:value-type="float" office:value="4696.38" table:style-name="ce16">
            <text:p>4,696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32</text:p>
          </table:table-cell>
          <table:table-cell office:value-type="string" table:style-name="ce8">
            <text:p>E07000041</text:p>
          </table:table-cell>
          <table:table-cell office:value-type="string" table:style-name="ce17">
            <text:p>Exeter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von</text:p>
          </table:table-cell>
          <table:table-cell office:value-type="float" office:value="1513.48" table:style-name="ce16">
            <text:p>1,513.48</text:p>
          </table:table-cell>
          <table:table-cell office:value-type="float" office:value="1765.7266666666665" table:style-name="ce16">
            <text:p>1,765.73</text:p>
          </table:table-cell>
          <table:table-cell office:value-type="float" office:value="2017.9733333333331" table:style-name="ce16">
            <text:p>2,017.97</text:p>
          </table:table-cell>
          <table:table-cell office:value-type="float" office:value="2270.2199999999998" table:style-name="ce16">
            <text:p>2,270.22</text:p>
          </table:table-cell>
          <table:table-cell office:value-type="float" office:value="2774.7133333333331" table:style-name="ce16">
            <text:p>2,774.71</text:p>
          </table:table-cell>
          <table:table-cell office:value-type="float" office:value="3279.2066666666665" table:style-name="ce16">
            <text:p>3,279.21</text:p>
          </table:table-cell>
          <table:table-cell office:value-type="float" office:value="3783.6999999999994" table:style-name="ce16">
            <text:p>3,783.70</text:p>
          </table:table-cell>
          <table:table-cell office:value-type="float" office:value="4540.4399999999996" table:style-name="ce16">
            <text:p>4,540.4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33</text:p>
          </table:table-cell>
          <table:table-cell office:value-type="string" table:style-name="ce8">
            <text:p>E07000042</text:p>
          </table:table-cell>
          <table:table-cell office:value-type="string" table:style-name="ce17">
            <text:p>Mid Devon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von</text:p>
          </table:table-cell>
          <table:table-cell office:value-type="float" office:value="1602.78" table:style-name="ce16">
            <text:p>1,602.78</text:p>
          </table:table-cell>
          <table:table-cell office:value-type="float" office:value="1869.9100000000003" table:style-name="ce16">
            <text:p>1,869.91</text:p>
          </table:table-cell>
          <table:table-cell office:value-type="float" office:value="2137.04" table:style-name="ce16">
            <text:p>2,137.04</text:p>
          </table:table-cell>
          <table:table-cell office:value-type="float" office:value="2404.17" table:style-name="ce16">
            <text:p>2,404.17</text:p>
          </table:table-cell>
          <table:table-cell office:value-type="float" office:value="2938.4300000000003" table:style-name="ce16">
            <text:p>2,938.43</text:p>
          </table:table-cell>
          <table:table-cell office:value-type="float" office:value="3472.69" table:style-name="ce16">
            <text:p>3,472.69</text:p>
          </table:table-cell>
          <table:table-cell office:value-type="float" office:value="4006.9500000000003" table:style-name="ce16">
            <text:p>4,006.95</text:p>
          </table:table-cell>
          <table:table-cell office:value-type="float" office:value="4808.34" table:style-name="ce16">
            <text:p>4,808.3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34</text:p>
          </table:table-cell>
          <table:table-cell office:value-type="string" table:style-name="ce8">
            <text:p>E07000043</text:p>
          </table:table-cell>
          <table:table-cell office:value-type="string" table:style-name="ce17">
            <text:p>North Devon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von</text:p>
          </table:table-cell>
          <table:table-cell office:value-type="float" office:value="1596.26" table:style-name="ce16">
            <text:p>1,596.26</text:p>
          </table:table-cell>
          <table:table-cell office:value-type="float" office:value="1862.3033333333333" table:style-name="ce16">
            <text:p>1,862.30</text:p>
          </table:table-cell>
          <table:table-cell office:value-type="float" office:value="2128.3466666666664" table:style-name="ce16">
            <text:p>2,128.35</text:p>
          </table:table-cell>
          <table:table-cell office:value-type="float" office:value="2394.39" table:style-name="ce16">
            <text:p>2,394.39</text:p>
          </table:table-cell>
          <table:table-cell office:value-type="float" office:value="2926.4766666666665" table:style-name="ce16">
            <text:p>2,926.48</text:p>
          </table:table-cell>
          <table:table-cell office:value-type="float" office:value="3458.5633333333335" table:style-name="ce16">
            <text:p>3,458.56</text:p>
          </table:table-cell>
          <table:table-cell office:value-type="float" office:value="3990.6499999999996" table:style-name="ce16">
            <text:p>3,990.65</text:p>
          </table:table-cell>
          <table:table-cell office:value-type="float" office:value="4788.78" table:style-name="ce16">
            <text:p>4,788.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36</text:p>
          </table:table-cell>
          <table:table-cell office:value-type="string" table:style-name="ce8">
            <text:p>E07000044</text:p>
          </table:table-cell>
          <table:table-cell office:value-type="string" table:style-name="ce17">
            <text:p>South Hams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von</text:p>
          </table:table-cell>
          <table:table-cell office:value-type="float" office:value="1581.46" table:style-name="ce16">
            <text:p>1,581.46</text:p>
          </table:table-cell>
          <table:table-cell office:value-type="float" office:value="1845.0366666666669" table:style-name="ce16">
            <text:p>1,845.04</text:p>
          </table:table-cell>
          <table:table-cell office:value-type="float" office:value="2108.6133333333332" table:style-name="ce16">
            <text:p>2,108.61</text:p>
          </table:table-cell>
          <table:table-cell office:value-type="float" office:value="2372.19" table:style-name="ce16">
            <text:p>2,372.19</text:p>
          </table:table-cell>
          <table:table-cell office:value-type="float" office:value="2899.3433333333332" table:style-name="ce16">
            <text:p>2,899.34</text:p>
          </table:table-cell>
          <table:table-cell office:value-type="float" office:value="3426.4966666666669" table:style-name="ce16">
            <text:p>3,426.50</text:p>
          </table:table-cell>
          <table:table-cell office:value-type="float" office:value="3953.6499999999996" table:style-name="ce16">
            <text:p>3,953.65</text:p>
          </table:table-cell>
          <table:table-cell office:value-type="float" office:value="4744.38" table:style-name="ce16">
            <text:p>4,744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37</text:p>
          </table:table-cell>
          <table:table-cell office:value-type="string" table:style-name="ce8">
            <text:p>E07000045</text:p>
          </table:table-cell>
          <table:table-cell office:value-type="string" table:style-name="ce17">
            <text:p>Teignbridge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von</text:p>
          </table:table-cell>
          <table:table-cell office:value-type="float" office:value="1596.4666666666665" table:style-name="ce16">
            <text:p>1,596.47</text:p>
          </table:table-cell>
          <table:table-cell office:value-type="float" office:value="1862.5444444444443" table:style-name="ce16">
            <text:p>1,862.54</text:p>
          </table:table-cell>
          <table:table-cell office:value-type="float" office:value="2128.6222222222223" table:style-name="ce16">
            <text:p>2,128.62</text:p>
          </table:table-cell>
          <table:table-cell office:value-type="float" office:value="2394.6999999999998" table:style-name="ce16">
            <text:p>2,394.70</text:p>
          </table:table-cell>
          <table:table-cell office:value-type="float" office:value="2926.8555555555554" table:style-name="ce16">
            <text:p>2,926.86</text:p>
          </table:table-cell>
          <table:table-cell office:value-type="float" office:value="3459.0111111111109" table:style-name="ce16">
            <text:p>3,459.01</text:p>
          </table:table-cell>
          <table:table-cell office:value-type="float" office:value="3991.1666666666665" table:style-name="ce16">
            <text:p>3,991.17</text:p>
          </table:table-cell>
          <table:table-cell office:value-type="float" office:value="4789.3999999999996" table:style-name="ce16">
            <text:p>4,789.4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39</text:p>
          </table:table-cell>
          <table:table-cell office:value-type="string" table:style-name="ce8">
            <text:p>E07000046</text:p>
          </table:table-cell>
          <table:table-cell office:value-type="string" table:style-name="ce17">
            <text:p>Torridge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von</text:p>
          </table:table-cell>
          <table:table-cell office:value-type="float" office:value="1575.3" table:style-name="ce16">
            <text:p>1,575.30</text:p>
          </table:table-cell>
          <table:table-cell office:value-type="float" office:value="1837.8499999999997" table:style-name="ce16">
            <text:p>1,837.85</text:p>
          </table:table-cell>
          <table:table-cell office:value-type="float" office:value="2100.3999999999996" table:style-name="ce16">
            <text:p>2,100.40</text:p>
          </table:table-cell>
          <table:table-cell office:value-type="float" office:value="2362.9499999999998" table:style-name="ce16">
            <text:p>2,362.95</text:p>
          </table:table-cell>
          <table:table-cell office:value-type="float" office:value="2888.0499999999997" table:style-name="ce16">
            <text:p>2,888.05</text:p>
          </table:table-cell>
          <table:table-cell office:value-type="float" office:value="3413.1499999999996" table:style-name="ce16">
            <text:p>3,413.15</text:p>
          </table:table-cell>
          <table:table-cell office:value-type="float" office:value="3938.25" table:style-name="ce16">
            <text:p>3,938.25</text:p>
          </table:table-cell>
          <table:table-cell office:value-type="float" office:value="4725.8999999999996" table:style-name="ce16">
            <text:p>4,725.9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140</text:p>
          </table:table-cell>
          <table:table-cell office:value-type="string" table:style-name="ce8">
            <text:p>E07000047</text:p>
          </table:table-cell>
          <table:table-cell office:value-type="string" table:style-name="ce17">
            <text:p>West Devon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Devon</text:p>
          </table:table-cell>
          <table:table-cell office:value-type="float" office:value="1638.0333333333335" table:style-name="ce16">
            <text:p>1,638.03</text:p>
          </table:table-cell>
          <table:table-cell office:value-type="float" office:value="1911.0388888888892" table:style-name="ce16">
            <text:p>1,911.04</text:p>
          </table:table-cell>
          <table:table-cell office:value-type="float" office:value="2184.0444444444447" table:style-name="ce16">
            <text:p>2,184.04</text:p>
          </table:table-cell>
          <table:table-cell office:value-type="float" office:value="2457.0500000000002" table:style-name="ce16">
            <text:p>2,457.05</text:p>
          </table:table-cell>
          <table:table-cell office:value-type="float" office:value="3003.0611111111116" table:style-name="ce16">
            <text:p>3,003.06</text:p>
          </table:table-cell>
          <table:table-cell office:value-type="float" office:value="3549.0722222222225" table:style-name="ce16">
            <text:p>3,549.07</text:p>
          </table:table-cell>
          <table:table-cell office:value-type="float" office:value="4095.0833333333335" table:style-name="ce16">
            <text:p>4,095.08</text:p>
          </table:table-cell>
          <table:table-cell office:value-type="float" office:value="4914.1000000000004" table:style-name="ce16">
            <text:p>4,914.1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432</text:p>
          </table:table-cell>
          <table:table-cell office:value-type="string" table:style-name="ce8">
            <text:p>E07000061</text:p>
          </table:table-cell>
          <table:table-cell office:value-type="string" table:style-name="ce17">
            <text:p>Eastbourn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ast Sussex</text:p>
          </table:table-cell>
          <table:table-cell office:value-type="float" office:value="1610.9666666666665" table:style-name="ce16">
            <text:p>1,610.97</text:p>
          </table:table-cell>
          <table:table-cell office:value-type="float" office:value="1879.4611111111108" table:style-name="ce16">
            <text:p>1,879.46</text:p>
          </table:table-cell>
          <table:table-cell office:value-type="float" office:value="2147.9555555555553" table:style-name="ce16">
            <text:p>2,147.96</text:p>
          </table:table-cell>
          <table:table-cell office:value-type="float" office:value="2416.4499999999998" table:style-name="ce16">
            <text:p>2,416.45</text:p>
          </table:table-cell>
          <table:table-cell office:value-type="float" office:value="2953.4388888888884" table:style-name="ce16">
            <text:p>2,953.44</text:p>
          </table:table-cell>
          <table:table-cell office:value-type="float" office:value="3490.4277777777775" table:style-name="ce16">
            <text:p>3,490.43</text:p>
          </table:table-cell>
          <table:table-cell office:value-type="float" office:value="4027.4166666666665" table:style-name="ce16">
            <text:p>4,027.42</text:p>
          </table:table-cell>
          <table:table-cell office:value-type="float" office:value="4832.8999999999996" table:style-name="ce16">
            <text:p>4,832.9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433</text:p>
          </table:table-cell>
          <table:table-cell office:value-type="string" table:style-name="ce8">
            <text:p>E07000062</text:p>
          </table:table-cell>
          <table:table-cell office:value-type="string" table:style-name="ce17">
            <text:p>Hastings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ast Sussex</text:p>
          </table:table-cell>
          <table:table-cell office:value-type="float" office:value="1624.98" table:style-name="ce16">
            <text:p>1,624.98</text:p>
          </table:table-cell>
          <table:table-cell office:value-type="float" office:value="1895.8099999999997" table:style-name="ce16">
            <text:p>1,895.81</text:p>
          </table:table-cell>
          <table:table-cell office:value-type="float" office:value="2166.64" table:style-name="ce16">
            <text:p>2,166.64</text:p>
          </table:table-cell>
          <table:table-cell office:value-type="float" office:value="2437.4699999999998" table:style-name="ce16">
            <text:p>2,437.47</text:p>
          </table:table-cell>
          <table:table-cell office:value-type="float" office:value="2979.1299999999997" table:style-name="ce16">
            <text:p>2,979.13</text:p>
          </table:table-cell>
          <table:table-cell office:value-type="float" office:value="3520.7899999999995" table:style-name="ce16">
            <text:p>3,520.79</text:p>
          </table:table-cell>
          <table:table-cell office:value-type="float" office:value="4062.4499999999994" table:style-name="ce16">
            <text:p>4,062.45</text:p>
          </table:table-cell>
          <table:table-cell office:value-type="float" office:value="4874.9399999999996" table:style-name="ce16">
            <text:p>4,874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435</text:p>
          </table:table-cell>
          <table:table-cell office:value-type="string" table:style-name="ce8">
            <text:p>E07000063</text:p>
          </table:table-cell>
          <table:table-cell office:value-type="string" table:style-name="ce17">
            <text:p>Lewes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ast Sussex</text:p>
          </table:table-cell>
          <table:table-cell office:value-type="float" office:value="1668.9866666666667" table:style-name="ce16">
            <text:p>1,668.99</text:p>
          </table:table-cell>
          <table:table-cell office:value-type="float" office:value="1947.1511111111113" table:style-name="ce16">
            <text:p>1,947.15</text:p>
          </table:table-cell>
          <table:table-cell office:value-type="float" office:value="2225.3155555555554" table:style-name="ce16">
            <text:p>2,225.32</text:p>
          </table:table-cell>
          <table:table-cell office:value-type="float" office:value="2503.48" table:style-name="ce16">
            <text:p>2,503.48</text:p>
          </table:table-cell>
          <table:table-cell office:value-type="float" office:value="3059.8088888888888" table:style-name="ce16">
            <text:p>3,059.81</text:p>
          </table:table-cell>
          <table:table-cell office:value-type="float" office:value="3616.137777777778" table:style-name="ce16">
            <text:p>3,616.14</text:p>
          </table:table-cell>
          <table:table-cell office:value-type="float" office:value="4172.4666666666662" table:style-name="ce16">
            <text:p>4,172.47</text:p>
          </table:table-cell>
          <table:table-cell office:value-type="float" office:value="5006.96" table:style-name="ce16">
            <text:p>5,006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436</text:p>
          </table:table-cell>
          <table:table-cell office:value-type="string" table:style-name="ce8">
            <text:p>E07000064</text:p>
          </table:table-cell>
          <table:table-cell office:value-type="string" table:style-name="ce17">
            <text:p>Rother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ast Sussex</text:p>
          </table:table-cell>
          <table:table-cell office:value-type="float" office:value="1626.28" table:style-name="ce16">
            <text:p>1,626.28</text:p>
          </table:table-cell>
          <table:table-cell office:value-type="float" office:value="1897.3266666666668" table:style-name="ce16">
            <text:p>1,897.33</text:p>
          </table:table-cell>
          <table:table-cell office:value-type="float" office:value="2168.3733333333334" table:style-name="ce16">
            <text:p>2,168.37</text:p>
          </table:table-cell>
          <table:table-cell office:value-type="float" office:value="2439.42" table:style-name="ce16">
            <text:p>2,439.42</text:p>
          </table:table-cell>
          <table:table-cell office:value-type="float" office:value="2981.5133333333338" table:style-name="ce16">
            <text:p>2,981.51</text:p>
          </table:table-cell>
          <table:table-cell office:value-type="float" office:value="3523.6066666666666" table:style-name="ce16">
            <text:p>3,523.61</text:p>
          </table:table-cell>
          <table:table-cell office:value-type="float" office:value="4065.7000000000003" table:style-name="ce16">
            <text:p>4,065.70</text:p>
          </table:table-cell>
          <table:table-cell office:value-type="float" office:value="4878.84" table:style-name="ce16">
            <text:p>4,878.8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437</text:p>
          </table:table-cell>
          <table:table-cell office:value-type="string" table:style-name="ce8">
            <text:p>E07000065</text:p>
          </table:table-cell>
          <table:table-cell office:value-type="string" table:style-name="ce17">
            <text:p>Wealden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ast Sussex</text:p>
          </table:table-cell>
          <table:table-cell office:value-type="float" office:value="1656.02" table:style-name="ce16">
            <text:p>1,656.02</text:p>
          </table:table-cell>
          <table:table-cell office:value-type="float" office:value="1932.0233333333335" table:style-name="ce16">
            <text:p>1,932.02</text:p>
          </table:table-cell>
          <table:table-cell office:value-type="float" office:value="2208.0266666666666" table:style-name="ce16">
            <text:p>2,208.03</text:p>
          </table:table-cell>
          <table:table-cell office:value-type="float" office:value="2484.0300000000002" table:style-name="ce16">
            <text:p>2,484.03</text:p>
          </table:table-cell>
          <table:table-cell office:value-type="float" office:value="3036.0366666666669" table:style-name="ce16">
            <text:p>3,036.04</text:p>
          </table:table-cell>
          <table:table-cell office:value-type="float" office:value="3588.0433333333335" table:style-name="ce16">
            <text:p>3,588.04</text:p>
          </table:table-cell>
          <table:table-cell office:value-type="float" office:value="4140.05" table:style-name="ce16">
            <text:p>4,140.05</text:p>
          </table:table-cell>
          <table:table-cell office:value-type="float" office:value="4968.0600000000004" table:style-name="ce16">
            <text:p>4,968.0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31</text:p>
          </table:table-cell>
          <table:table-cell office:value-type="string" table:style-name="ce8">
            <text:p>E07000066</text:p>
          </table:table-cell>
          <table:table-cell office:value-type="string" table:style-name="ce17">
            <text:p>Basildon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39.6266666666666" table:style-name="ce16">
            <text:p>1,439.63</text:p>
          </table:table-cell>
          <table:table-cell office:value-type="float" office:value="1679.5644444444445" table:style-name="ce16">
            <text:p>1,679.56</text:p>
          </table:table-cell>
          <table:table-cell office:value-type="float" office:value="1919.5022222222224" table:style-name="ce16">
            <text:p>1,919.50</text:p>
          </table:table-cell>
          <table:table-cell office:value-type="float" office:value="2159.44" table:style-name="ce16">
            <text:p>2,159.44</text:p>
          </table:table-cell>
          <table:table-cell office:value-type="float" office:value="2639.3155555555554" table:style-name="ce16">
            <text:p>2,639.32</text:p>
          </table:table-cell>
          <table:table-cell office:value-type="float" office:value="3119.1911111111112" table:style-name="ce16">
            <text:p>3,119.19</text:p>
          </table:table-cell>
          <table:table-cell office:value-type="float" office:value="3599.0666666666671" table:style-name="ce16">
            <text:p>3,599.07</text:p>
          </table:table-cell>
          <table:table-cell office:value-type="float" office:value="4318.88" table:style-name="ce16">
            <text:p>4,318.8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32</text:p>
          </table:table-cell>
          <table:table-cell office:value-type="string" table:style-name="ce8">
            <text:p>E07000067</text:p>
          </table:table-cell>
          <table:table-cell office:value-type="string" table:style-name="ce17">
            <text:p>Braintre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06.3400000000001" table:style-name="ce16">
            <text:p>1,406.34</text:p>
          </table:table-cell>
          <table:table-cell office:value-type="float" office:value="1640.7300000000002" table:style-name="ce16">
            <text:p>1,640.73</text:p>
          </table:table-cell>
          <table:table-cell office:value-type="float" office:value="1875.1200000000001" table:style-name="ce16">
            <text:p>1,875.12</text:p>
          </table:table-cell>
          <table:table-cell office:value-type="float" office:value="2109.5100000000002" table:style-name="ce16">
            <text:p>2,109.51</text:p>
          </table:table-cell>
          <table:table-cell office:value-type="float" office:value="2578.29" table:style-name="ce16">
            <text:p>2,578.29</text:p>
          </table:table-cell>
          <table:table-cell office:value-type="float" office:value="3047.0700000000006" table:style-name="ce16">
            <text:p>3,047.07</text:p>
          </table:table-cell>
          <table:table-cell office:value-type="float" office:value="3515.8500000000004" table:style-name="ce16">
            <text:p>3,515.85</text:p>
          </table:table-cell>
          <table:table-cell office:value-type="float" office:value="4219.0200000000004" table:style-name="ce16">
            <text:p>4,219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33</text:p>
          </table:table-cell>
          <table:table-cell office:value-type="string" table:style-name="ce8">
            <text:p>E07000068</text:p>
          </table:table-cell>
          <table:table-cell office:value-type="string" table:style-name="ce17">
            <text:p>Brentwood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388.9733333333334" table:style-name="ce16">
            <text:p>1,388.97</text:p>
          </table:table-cell>
          <table:table-cell office:value-type="float" office:value="1620.4688888888891" table:style-name="ce16">
            <text:p>1,620.47</text:p>
          </table:table-cell>
          <table:table-cell office:value-type="float" office:value="1851.9644444444446" table:style-name="ce16">
            <text:p>1,851.96</text:p>
          </table:table-cell>
          <table:table-cell office:value-type="float" office:value="2083.46" table:style-name="ce16">
            <text:p>2,083.46</text:p>
          </table:table-cell>
          <table:table-cell office:value-type="float" office:value="2546.4511111111115" table:style-name="ce16">
            <text:p>2,546.45</text:p>
          </table:table-cell>
          <table:table-cell office:value-type="float" office:value="3009.442222222222" table:style-name="ce16">
            <text:p>3,009.44</text:p>
          </table:table-cell>
          <table:table-cell office:value-type="float" office:value="3472.4333333333334" table:style-name="ce16">
            <text:p>3,472.43</text:p>
          </table:table-cell>
          <table:table-cell office:value-type="float" office:value="4166.92" table:style-name="ce16">
            <text:p>4,166.9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34</text:p>
          </table:table-cell>
          <table:table-cell office:value-type="string" table:style-name="ce8">
            <text:p>E07000069</text:p>
          </table:table-cell>
          <table:table-cell office:value-type="string" table:style-name="ce17">
            <text:p>Castle Point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28.36" table:style-name="ce16">
            <text:p>1,428.36</text:p>
          </table:table-cell>
          <table:table-cell office:value-type="float" office:value="1666.4199999999998" table:style-name="ce16">
            <text:p>1,666.42</text:p>
          </table:table-cell>
          <table:table-cell office:value-type="float" office:value="1904.48" table:style-name="ce16">
            <text:p>1,904.48</text:p>
          </table:table-cell>
          <table:table-cell office:value-type="float" office:value="2142.54" table:style-name="ce16">
            <text:p>2,142.54</text:p>
          </table:table-cell>
          <table:table-cell office:value-type="float" office:value="2618.66" table:style-name="ce16">
            <text:p>2,618.66</text:p>
          </table:table-cell>
          <table:table-cell office:value-type="float" office:value="3094.78" table:style-name="ce16">
            <text:p>3,094.78</text:p>
          </table:table-cell>
          <table:table-cell office:value-type="float" office:value="3570.8999999999996" table:style-name="ce16">
            <text:p>3,570.90</text:p>
          </table:table-cell>
          <table:table-cell office:value-type="float" office:value="4285.08" table:style-name="ce16">
            <text:p>4,285.0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35</text:p>
          </table:table-cell>
          <table:table-cell office:value-type="string" table:style-name="ce8">
            <text:p>E07000070</text:p>
          </table:table-cell>
          <table:table-cell office:value-type="string" table:style-name="ce19">
            <text:p>Chelmsford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14.76" table:style-name="ce16">
            <text:p>1,414.76</text:p>
          </table:table-cell>
          <table:table-cell office:value-type="float" office:value="1650.5533333333333" table:style-name="ce16">
            <text:p>1,650.55</text:p>
          </table:table-cell>
          <table:table-cell office:value-type="float" office:value="1886.3466666666666" table:style-name="ce16">
            <text:p>1,886.35</text:p>
          </table:table-cell>
          <table:table-cell office:value-type="float" office:value="2122.14" table:style-name="ce16">
            <text:p>2,122.14</text:p>
          </table:table-cell>
          <table:table-cell office:value-type="float" office:value="2593.7266666666665" table:style-name="ce16">
            <text:p>2,593.73</text:p>
          </table:table-cell>
          <table:table-cell office:value-type="float" office:value="3065.3133333333335" table:style-name="ce16">
            <text:p>3,065.31</text:p>
          </table:table-cell>
          <table:table-cell office:value-type="float" office:value="3536.8999999999996" table:style-name="ce16">
            <text:p>3,536.90</text:p>
          </table:table-cell>
          <table:table-cell office:value-type="float" office:value="4244.28" table:style-name="ce16">
            <text:p>4,244.2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36</text:p>
          </table:table-cell>
          <table:table-cell office:value-type="string" table:style-name="ce8">
            <text:p>E07000071</text:p>
          </table:table-cell>
          <table:table-cell office:value-type="string" table:style-name="ce19">
            <text:p>Colchester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04.8666666666668" table:style-name="ce16">
            <text:p>1,404.87</text:p>
          </table:table-cell>
          <table:table-cell office:value-type="float" office:value="1639.0111111111114" table:style-name="ce16">
            <text:p>1,639.01</text:p>
          </table:table-cell>
          <table:table-cell office:value-type="float" office:value="1873.1555555555558" table:style-name="ce16">
            <text:p>1,873.16</text:p>
          </table:table-cell>
          <table:table-cell office:value-type="float" office:value="2107.3000000000002" table:style-name="ce16">
            <text:p>2,107.30</text:p>
          </table:table-cell>
          <table:table-cell office:value-type="float" office:value="2575.5888888888894" table:style-name="ce16">
            <text:p>2,575.59</text:p>
          </table:table-cell>
          <table:table-cell office:value-type="float" office:value="3043.8777777777777" table:style-name="ce16">
            <text:p>3,043.88</text:p>
          </table:table-cell>
          <table:table-cell office:value-type="float" office:value="3512.166666666667" table:style-name="ce16">
            <text:p>3,512.17</text:p>
          </table:table-cell>
          <table:table-cell office:value-type="float" office:value="4214.6000000000004" table:style-name="ce16">
            <text:p>4,214.6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37</text:p>
          </table:table-cell>
          <table:table-cell office:value-type="string" table:style-name="ce8">
            <text:p>E07000072</text:p>
          </table:table-cell>
          <table:table-cell office:value-type="string" table:style-name="ce19">
            <text:p>Epping Forest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00.4466666666667" table:style-name="ce16">
            <text:p>1,400.45</text:p>
          </table:table-cell>
          <table:table-cell office:value-type="float" office:value="1633.8544444444444" table:style-name="ce16">
            <text:p>1,633.85</text:p>
          </table:table-cell>
          <table:table-cell office:value-type="float" office:value="1867.2622222222224" table:style-name="ce16">
            <text:p>1,867.26</text:p>
          </table:table-cell>
          <table:table-cell office:value-type="float" office:value="2100.67" table:style-name="ce16">
            <text:p>2,100.67</text:p>
          </table:table-cell>
          <table:table-cell office:value-type="float" office:value="2567.4855555555559" table:style-name="ce16">
            <text:p>2,567.49</text:p>
          </table:table-cell>
          <table:table-cell office:value-type="float" office:value="3034.3011111111109" table:style-name="ce16">
            <text:p>3,034.30</text:p>
          </table:table-cell>
          <table:table-cell office:value-type="float" office:value="3501.1166666666668" table:style-name="ce16">
            <text:p>3,501.12</text:p>
          </table:table-cell>
          <table:table-cell office:value-type="float" office:value="4201.34" table:style-name="ce16">
            <text:p>4,201.3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38</text:p>
          </table:table-cell>
          <table:table-cell office:value-type="string" table:style-name="ce8">
            <text:p>E07000073</text:p>
          </table:table-cell>
          <table:table-cell office:value-type="string" table:style-name="ce19">
            <text:p>Harlow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26.98" table:style-name="ce16">
            <text:p>1,426.98</text:p>
          </table:table-cell>
          <table:table-cell office:value-type="float" office:value="1664.81" table:style-name="ce16">
            <text:p>1,664.81</text:p>
          </table:table-cell>
          <table:table-cell office:value-type="float" office:value="1902.6399999999999" table:style-name="ce16">
            <text:p>1,902.64</text:p>
          </table:table-cell>
          <table:table-cell office:value-type="float" office:value="2140.4699999999998" table:style-name="ce16">
            <text:p>2,140.47</text:p>
          </table:table-cell>
          <table:table-cell office:value-type="float" office:value="2616.1299999999997" table:style-name="ce16">
            <text:p>2,616.13</text:p>
          </table:table-cell>
          <table:table-cell office:value-type="float" office:value="3091.7899999999995" table:style-name="ce16">
            <text:p>3,091.79</text:p>
          </table:table-cell>
          <table:table-cell office:value-type="float" office:value="3567.4499999999994" table:style-name="ce16">
            <text:p>3,567.45</text:p>
          </table:table-cell>
          <table:table-cell office:value-type="float" office:value="4280.9399999999996" table:style-name="ce16">
            <text:p>4,280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39</text:p>
          </table:table-cell>
          <table:table-cell office:value-type="string" table:style-name="ce8">
            <text:p>E07000074</text:p>
          </table:table-cell>
          <table:table-cell office:value-type="string" table:style-name="ce19">
            <text:p>Maldon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29.8200000000002" table:style-name="ce16">
            <text:p>1,429.82</text:p>
          </table:table-cell>
          <table:table-cell office:value-type="float" office:value="1668.1233333333334" table:style-name="ce16">
            <text:p>1,668.12</text:p>
          </table:table-cell>
          <table:table-cell office:value-type="float" office:value="1906.4266666666667" table:style-name="ce16">
            <text:p>1,906.43</text:p>
          </table:table-cell>
          <table:table-cell office:value-type="float" office:value="2144.73" table:style-name="ce16">
            <text:p>2,144.73</text:p>
          </table:table-cell>
          <table:table-cell office:value-type="float" office:value="2621.3366666666666" table:style-name="ce16">
            <text:p>2,621.34</text:p>
          </table:table-cell>
          <table:table-cell office:value-type="float" office:value="3097.9433333333336" table:style-name="ce16">
            <text:p>3,097.94</text:p>
          </table:table-cell>
          <table:table-cell office:value-type="float" office:value="3574.55" table:style-name="ce16">
            <text:p>3,574.55</text:p>
          </table:table-cell>
          <table:table-cell office:value-type="float" office:value="4289.46" table:style-name="ce16">
            <text:p>4,289.4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40</text:p>
          </table:table-cell>
          <table:table-cell office:value-type="string" table:style-name="ce8">
            <text:p>E07000075</text:p>
          </table:table-cell>
          <table:table-cell office:value-type="string" table:style-name="ce19">
            <text:p>Rochford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50.24" table:style-name="ce16">
            <text:p>1,450.24</text:p>
          </table:table-cell>
          <table:table-cell office:value-type="float" office:value="1691.9466666666667" table:style-name="ce16">
            <text:p>1,691.95</text:p>
          </table:table-cell>
          <table:table-cell office:value-type="float" office:value="1933.6533333333334" table:style-name="ce16">
            <text:p>1,933.65</text:p>
          </table:table-cell>
          <table:table-cell office:value-type="float" office:value="2175.36" table:style-name="ce16">
            <text:p>2,175.36</text:p>
          </table:table-cell>
          <table:table-cell office:value-type="float" office:value="2658.7733333333335" table:style-name="ce16">
            <text:p>2,658.77</text:p>
          </table:table-cell>
          <table:table-cell office:value-type="float" office:value="3142.1866666666665" table:style-name="ce16">
            <text:p>3,142.19</text:p>
          </table:table-cell>
          <table:table-cell office:value-type="float" office:value="3625.6000000000004" table:style-name="ce16">
            <text:p>3,625.60</text:p>
          </table:table-cell>
          <table:table-cell office:value-type="float" office:value="4350.72" table:style-name="ce16">
            <text:p>4,350.7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42</text:p>
          </table:table-cell>
          <table:table-cell office:value-type="string" table:style-name="ce8">
            <text:p>E07000076</text:p>
          </table:table-cell>
          <table:table-cell office:value-type="string" table:style-name="ce19">
            <text:p>Tendring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396.1866666666667" table:style-name="ce16">
            <text:p>1,396.19</text:p>
          </table:table-cell>
          <table:table-cell office:value-type="float" office:value="1628.8844444444446" table:style-name="ce16">
            <text:p>1,628.88</text:p>
          </table:table-cell>
          <table:table-cell office:value-type="float" office:value="1861.5822222222223" table:style-name="ce16">
            <text:p>1,861.58</text:p>
          </table:table-cell>
          <table:table-cell office:value-type="float" office:value="2094.2800000000002" table:style-name="ce16">
            <text:p>2,094.28</text:p>
          </table:table-cell>
          <table:table-cell office:value-type="float" office:value="2559.6755555555555" table:style-name="ce16">
            <text:p>2,559.68</text:p>
          </table:table-cell>
          <table:table-cell office:value-type="float" office:value="3025.0711111111113" table:style-name="ce16">
            <text:p>3,025.07</text:p>
          </table:table-cell>
          <table:table-cell office:value-type="float" office:value="3490.4666666666672" table:style-name="ce16">
            <text:p>3,490.47</text:p>
          </table:table-cell>
          <table:table-cell office:value-type="float" office:value="4188.5600000000004" table:style-name="ce16">
            <text:p>4,188.5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544</text:p>
          </table:table-cell>
          <table:table-cell office:value-type="string" table:style-name="ce8">
            <text:p>E07000077</text:p>
          </table:table-cell>
          <table:table-cell office:value-type="string" table:style-name="ce19">
            <text:p>Uttlesford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Essex</text:p>
          </table:table-cell>
          <table:table-cell office:value-type="float" office:value="1432.64" table:style-name="ce16">
            <text:p>1,432.64</text:p>
          </table:table-cell>
          <table:table-cell office:value-type="float" office:value="1671.4133333333334" table:style-name="ce16">
            <text:p>1,671.41</text:p>
          </table:table-cell>
          <table:table-cell office:value-type="float" office:value="1910.1866666666667" table:style-name="ce16">
            <text:p>1,910.19</text:p>
          </table:table-cell>
          <table:table-cell office:value-type="float" office:value="2148.96" table:style-name="ce16">
            <text:p>2,148.96</text:p>
          </table:table-cell>
          <table:table-cell office:value-type="float" office:value="2626.5066666666667" table:style-name="ce16">
            <text:p>2,626.51</text:p>
          </table:table-cell>
          <table:table-cell office:value-type="float" office:value="3104.0533333333333" table:style-name="ce16">
            <text:p>3,104.05</text:p>
          </table:table-cell>
          <table:table-cell office:value-type="float" office:value="3581.6000000000004" table:style-name="ce16">
            <text:p>3,581.60</text:p>
          </table:table-cell>
          <table:table-cell office:value-type="float" office:value="4297.92" table:style-name="ce16">
            <text:p>4,297.9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631</text:p>
          </table:table-cell>
          <table:table-cell office:value-type="string" table:style-name="ce8">
            <text:p>E07000078</text:p>
          </table:table-cell>
          <table:table-cell office:value-type="string" table:style-name="ce19">
            <text:p>Cheltenham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Gloucestershire</text:p>
          </table:table-cell>
          <table:table-cell office:value-type="float" office:value="1437.9066666666668" table:style-name="ce16">
            <text:p>1,437.91</text:p>
          </table:table-cell>
          <table:table-cell office:value-type="float" office:value="1677.5577777777778" table:style-name="ce16">
            <text:p>1,677.56</text:p>
          </table:table-cell>
          <table:table-cell office:value-type="float" office:value="1917.2088888888891" table:style-name="ce16">
            <text:p>1,917.21</text:p>
          </table:table-cell>
          <table:table-cell office:value-type="float" office:value="2156.86" table:style-name="ce16">
            <text:p>2,156.86</text:p>
          </table:table-cell>
          <table:table-cell office:value-type="float" office:value="2636.1622222222227" table:style-name="ce16">
            <text:p>2,636.16</text:p>
          </table:table-cell>
          <table:table-cell office:value-type="float" office:value="3115.4644444444443" table:style-name="ce16">
            <text:p>3,115.46</text:p>
          </table:table-cell>
          <table:table-cell office:value-type="float" office:value="3594.7666666666669" table:style-name="ce16">
            <text:p>3,594.77</text:p>
          </table:table-cell>
          <table:table-cell office:value-type="float" office:value="4313.72" table:style-name="ce16">
            <text:p>4,313.7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632</text:p>
          </table:table-cell>
          <table:table-cell office:value-type="string" table:style-name="ce8">
            <text:p>E07000079</text:p>
          </table:table-cell>
          <table:table-cell office:value-type="string" table:style-name="ce19">
            <text:p>Cotswold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Gloucestershire</text:p>
          </table:table-cell>
          <table:table-cell office:value-type="float" office:value="1446.5133333333333" table:style-name="ce16">
            <text:p>1,446.51</text:p>
          </table:table-cell>
          <table:table-cell office:value-type="float" office:value="1687.5988888888887" table:style-name="ce16">
            <text:p>1,687.60</text:p>
          </table:table-cell>
          <table:table-cell office:value-type="float" office:value="1928.6844444444444" table:style-name="ce16">
            <text:p>1,928.68</text:p>
          </table:table-cell>
          <table:table-cell office:value-type="float" office:value="2169.77" table:style-name="ce16">
            <text:p>2,169.77</text:p>
          </table:table-cell>
          <table:table-cell office:value-type="float" office:value="2651.9411111111112" table:style-name="ce16">
            <text:p>2,651.94</text:p>
          </table:table-cell>
          <table:table-cell office:value-type="float" office:value="3134.112222222222" table:style-name="ce16">
            <text:p>3,134.11</text:p>
          </table:table-cell>
          <table:table-cell office:value-type="float" office:value="3616.2833333333333" table:style-name="ce16">
            <text:p>3,616.28</text:p>
          </table:table-cell>
          <table:table-cell office:value-type="float" office:value="4339.54" table:style-name="ce16">
            <text:p>4,339.5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633</text:p>
          </table:table-cell>
          <table:table-cell office:value-type="string" table:style-name="ce8">
            <text:p>E07000080</text:p>
          </table:table-cell>
          <table:table-cell office:value-type="string" table:style-name="ce17">
            <text:p>Forest of Dean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Gloucestershire</text:p>
          </table:table-cell>
          <table:table-cell office:value-type="float" office:value="1480.3333333333333" table:style-name="ce16">
            <text:p>1,480.33</text:p>
          </table:table-cell>
          <table:table-cell office:value-type="float" office:value="1727.0555555555557" table:style-name="ce16">
            <text:p>1,727.06</text:p>
          </table:table-cell>
          <table:table-cell office:value-type="float" office:value="1973.7777777777778" table:style-name="ce16">
            <text:p>1,973.78</text:p>
          </table:table-cell>
          <table:table-cell office:value-type="float" office:value="2220.5" table:style-name="ce16">
            <text:p>2,220.50</text:p>
          </table:table-cell>
          <table:table-cell office:value-type="float" office:value="2713.9444444444443" table:style-name="ce16">
            <text:p>2,713.94</text:p>
          </table:table-cell>
          <table:table-cell office:value-type="float" office:value="3207.3888888888887" table:style-name="ce16">
            <text:p>3,207.39</text:p>
          </table:table-cell>
          <table:table-cell office:value-type="float" office:value="3700.8333333333335" table:style-name="ce16">
            <text:p>3,700.83</text:p>
          </table:table-cell>
          <table:table-cell office:value-type="float" office:value="4441" table:style-name="ce16">
            <text:p>4,441.0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634</text:p>
          </table:table-cell>
          <table:table-cell office:value-type="string" table:style-name="ce8">
            <text:p>E07000081</text:p>
          </table:table-cell>
          <table:table-cell office:value-type="string" table:style-name="ce17">
            <text:p>Gloucester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Gloucestershire</text:p>
          </table:table-cell>
          <table:table-cell office:value-type="float" office:value="1430.2" table:style-name="ce16">
            <text:p>1,430.20</text:p>
          </table:table-cell>
          <table:table-cell office:value-type="float" office:value="1668.5666666666668" table:style-name="ce16">
            <text:p>1,668.57</text:p>
          </table:table-cell>
          <table:table-cell office:value-type="float" office:value="1906.9333333333334" table:style-name="ce16">
            <text:p>1,906.93</text:p>
          </table:table-cell>
          <table:table-cell office:value-type="float" office:value="2145.3000000000002" table:style-name="ce16">
            <text:p>2,145.30</text:p>
          </table:table-cell>
          <table:table-cell office:value-type="float" office:value="2622.0333333333338" table:style-name="ce16">
            <text:p>2,622.03</text:p>
          </table:table-cell>
          <table:table-cell office:value-type="float" office:value="3098.7666666666669" table:style-name="ce16">
            <text:p>3,098.77</text:p>
          </table:table-cell>
          <table:table-cell office:value-type="float" office:value="3575.5000000000005" table:style-name="ce16">
            <text:p>3,575.50</text:p>
          </table:table-cell>
          <table:table-cell office:value-type="float" office:value="4290.6000000000004" table:style-name="ce16">
            <text:p>4,290.6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635</text:p>
          </table:table-cell>
          <table:table-cell office:value-type="string" table:style-name="ce8">
            <text:p>E07000082</text:p>
          </table:table-cell>
          <table:table-cell office:value-type="string" table:style-name="ce17">
            <text:p>Stroud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Gloucestershire</text:p>
          </table:table-cell>
          <table:table-cell office:value-type="float" office:value="1506.8133333333333" table:style-name="ce16">
            <text:p>1,506.81</text:p>
          </table:table-cell>
          <table:table-cell office:value-type="float" office:value="1757.9488888888889" table:style-name="ce16">
            <text:p>1,757.95</text:p>
          </table:table-cell>
          <table:table-cell office:value-type="float" office:value="2009.0844444444442" table:style-name="ce16">
            <text:p>2,009.08</text:p>
          </table:table-cell>
          <table:table-cell office:value-type="float" office:value="2260.2199999999998" table:style-name="ce16">
            <text:p>2,260.22</text:p>
          </table:table-cell>
          <table:table-cell office:value-type="float" office:value="2762.491111111111" table:style-name="ce16">
            <text:p>2,762.49</text:p>
          </table:table-cell>
          <table:table-cell office:value-type="float" office:value="3264.7622222222217" table:style-name="ce16">
            <text:p>3,264.76</text:p>
          </table:table-cell>
          <table:table-cell office:value-type="float" office:value="3767.0333333333328" table:style-name="ce16">
            <text:p>3,767.03</text:p>
          </table:table-cell>
          <table:table-cell office:value-type="float" office:value="4520.4399999999996" table:style-name="ce16">
            <text:p>4,520.4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636</text:p>
          </table:table-cell>
          <table:table-cell office:value-type="string" table:style-name="ce8">
            <text:p>E07000083</text:p>
          </table:table-cell>
          <table:table-cell office:value-type="string" table:style-name="ce17">
            <text:p>Tewkesbury</text:p>
          </table:table-cell>
          <table:table-cell office:value-type="string" table:style-name="ce5">
            <text:p>S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Gloucestershire</text:p>
          </table:table-cell>
          <table:table-cell office:value-type="float" office:value="1417.4133333333332" table:style-name="ce16">
            <text:p>1,417.41</text:p>
          </table:table-cell>
          <table:table-cell office:value-type="float" office:value="1653.6488888888889" table:style-name="ce16">
            <text:p>1,653.65</text:p>
          </table:table-cell>
          <table:table-cell office:value-type="float" office:value="1889.8844444444444" table:style-name="ce16">
            <text:p>1,889.88</text:p>
          </table:table-cell>
          <table:table-cell office:value-type="float" office:value="2126.12" table:style-name="ce16">
            <text:p>2,126.12</text:p>
          </table:table-cell>
          <table:table-cell office:value-type="float" office:value="2598.5911111111109" table:style-name="ce16">
            <text:p>2,598.59</text:p>
          </table:table-cell>
          <table:table-cell office:value-type="float" office:value="3071.0622222222219" table:style-name="ce16">
            <text:p>3,071.06</text:p>
          </table:table-cell>
          <table:table-cell office:value-type="float" office:value="3543.5333333333333" table:style-name="ce16">
            <text:p>3,543.53</text:p>
          </table:table-cell>
          <table:table-cell office:value-type="float" office:value="4252.24" table:style-name="ce16">
            <text:p>4,252.2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31</text:p>
          </table:table-cell>
          <table:table-cell office:value-type="string" table:style-name="ce8">
            <text:p>E07000084</text:p>
          </table:table-cell>
          <table:table-cell office:value-type="string" table:style-name="ce17">
            <text:p>Basingstoke &amp; Dean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363.9333333333334" table:style-name="ce16">
            <text:p>1,363.93</text:p>
          </table:table-cell>
          <table:table-cell office:value-type="float" office:value="1591.2555555555557" table:style-name="ce16">
            <text:p>1,591.26</text:p>
          </table:table-cell>
          <table:table-cell office:value-type="float" office:value="1818.5777777777778" table:style-name="ce16">
            <text:p>1,818.58</text:p>
          </table:table-cell>
          <table:table-cell office:value-type="float" office:value="2045.9" table:style-name="ce16">
            <text:p>2,045.90</text:p>
          </table:table-cell>
          <table:table-cell office:value-type="float" office:value="2500.5444444444447" table:style-name="ce16">
            <text:p>2,500.54</text:p>
          </table:table-cell>
          <table:table-cell office:value-type="float" office:value="2955.1888888888889" table:style-name="ce16">
            <text:p>2,955.19</text:p>
          </table:table-cell>
          <table:table-cell office:value-type="float" office:value="3409.8333333333335" table:style-name="ce16">
            <text:p>3,409.83</text:p>
          </table:table-cell>
          <table:table-cell office:value-type="float" office:value="4091.8000000000006" table:style-name="ce16">
            <text:p>4,091.8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32</text:p>
          </table:table-cell>
          <table:table-cell office:value-type="string" table:style-name="ce8">
            <text:p>E07000085</text:p>
          </table:table-cell>
          <table:table-cell office:value-type="string" table:style-name="ce17">
            <text:p>East Hampshir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415.78" table:style-name="ce16">
            <text:p>1,415.78</text:p>
          </table:table-cell>
          <table:table-cell office:value-type="float" office:value="1651.7433333333333" table:style-name="ce16">
            <text:p>1,651.74</text:p>
          </table:table-cell>
          <table:table-cell office:value-type="float" office:value="1887.7066666666667" table:style-name="ce16">
            <text:p>1,887.71</text:p>
          </table:table-cell>
          <table:table-cell office:value-type="float" office:value="2123.67" table:style-name="ce16">
            <text:p>2,123.67</text:p>
          </table:table-cell>
          <table:table-cell office:value-type="float" office:value="2595.5966666666668" table:style-name="ce16">
            <text:p>2,595.60</text:p>
          </table:table-cell>
          <table:table-cell office:value-type="float" office:value="3067.5233333333331" table:style-name="ce16">
            <text:p>3,067.52</text:p>
          </table:table-cell>
          <table:table-cell office:value-type="float" office:value="3539.4500000000003" table:style-name="ce16">
            <text:p>3,539.45</text:p>
          </table:table-cell>
          <table:table-cell office:value-type="float" office:value="4247.34" table:style-name="ce16">
            <text:p>4,247.3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33</text:p>
          </table:table-cell>
          <table:table-cell office:value-type="string" table:style-name="ce8">
            <text:p>E07000086</text:p>
          </table:table-cell>
          <table:table-cell office:value-type="string" table:style-name="ce17">
            <text:p>Eastleigh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411.9666666666665" table:style-name="ce16">
            <text:p>1,411.97</text:p>
          </table:table-cell>
          <table:table-cell office:value-type="float" office:value="1647.2944444444443" table:style-name="ce16">
            <text:p>1,647.29</text:p>
          </table:table-cell>
          <table:table-cell office:value-type="float" office:value="1882.622222222222" table:style-name="ce16">
            <text:p>1,882.62</text:p>
          </table:table-cell>
          <table:table-cell office:value-type="float" office:value="2117.9499999999998" table:style-name="ce16">
            <text:p>2,117.95</text:p>
          </table:table-cell>
          <table:table-cell office:value-type="float" office:value="2588.6055555555554" table:style-name="ce16">
            <text:p>2,588.61</text:p>
          </table:table-cell>
          <table:table-cell office:value-type="float" office:value="3059.2611111111109" table:style-name="ce16">
            <text:p>3,059.26</text:p>
          </table:table-cell>
          <table:table-cell office:value-type="float" office:value="3529.9166666666661" table:style-name="ce16">
            <text:p>3,529.92</text:p>
          </table:table-cell>
          <table:table-cell office:value-type="float" office:value="4235.8999999999996" table:style-name="ce16">
            <text:p>4,235.9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34</text:p>
          </table:table-cell>
          <table:table-cell office:value-type="string" table:style-name="ce8">
            <text:p>E07000087</text:p>
          </table:table-cell>
          <table:table-cell office:value-type="string" table:style-name="ce17">
            <text:p>Fareham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375.6000000000001" table:style-name="ce16">
            <text:p>1,375.60</text:p>
          </table:table-cell>
          <table:table-cell office:value-type="float" office:value="1604.8666666666668" table:style-name="ce16">
            <text:p>1,604.87</text:p>
          </table:table-cell>
          <table:table-cell office:value-type="float" office:value="1834.1333333333334" table:style-name="ce16">
            <text:p>1,834.13</text:p>
          </table:table-cell>
          <table:table-cell office:value-type="float" office:value="2063.4" table:style-name="ce16">
            <text:p>2,063.40</text:p>
          </table:table-cell>
          <table:table-cell office:value-type="float" office:value="2521.9333333333334" table:style-name="ce16">
            <text:p>2,521.93</text:p>
          </table:table-cell>
          <table:table-cell office:value-type="float" office:value="2980.4666666666667" table:style-name="ce16">
            <text:p>2,980.47</text:p>
          </table:table-cell>
          <table:table-cell office:value-type="float" office:value="3439" table:style-name="ce16">
            <text:p>3,439.00</text:p>
          </table:table-cell>
          <table:table-cell office:value-type="float" office:value="4126.8" table:style-name="ce16">
            <text:p>4,126.8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35</text:p>
          </table:table-cell>
          <table:table-cell office:value-type="string" table:style-name="ce8">
            <text:p>E07000088</text:p>
          </table:table-cell>
          <table:table-cell office:value-type="string" table:style-name="ce17">
            <text:p>Gosport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421.9399999999998" table:style-name="ce16">
            <text:p>1,421.94</text:p>
          </table:table-cell>
          <table:table-cell office:value-type="float" office:value="1658.9299999999998" table:style-name="ce16">
            <text:p>1,658.93</text:p>
          </table:table-cell>
          <table:table-cell office:value-type="float" office:value="1895.9199999999998" table:style-name="ce16">
            <text:p>1,895.92</text:p>
          </table:table-cell>
          <table:table-cell office:value-type="float" office:value="2132.91" table:style-name="ce16">
            <text:p>2,132.91</text:p>
          </table:table-cell>
          <table:table-cell office:value-type="float" office:value="2606.89" table:style-name="ce16">
            <text:p>2,606.89</text:p>
          </table:table-cell>
          <table:table-cell office:value-type="float" office:value="3080.87" table:style-name="ce16">
            <text:p>3,080.87</text:p>
          </table:table-cell>
          <table:table-cell office:value-type="float" office:value="3554.85" table:style-name="ce16">
            <text:p>3,554.85</text:p>
          </table:table-cell>
          <table:table-cell office:value-type="float" office:value="4265.82" table:style-name="ce16">
            <text:p>4,265.8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36</text:p>
          </table:table-cell>
          <table:table-cell office:value-type="string" table:style-name="ce8">
            <text:p>E07000089</text:p>
          </table:table-cell>
          <table:table-cell office:value-type="string" table:style-name="ce17">
            <text:p>Hart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449.6266666666666" table:style-name="ce16">
            <text:p>1,449.63</text:p>
          </table:table-cell>
          <table:table-cell office:value-type="float" office:value="1691.2311111111112" table:style-name="ce16">
            <text:p>1,691.23</text:p>
          </table:table-cell>
          <table:table-cell office:value-type="float" office:value="1932.8355555555556" table:style-name="ce16">
            <text:p>1,932.84</text:p>
          </table:table-cell>
          <table:table-cell office:value-type="float" office:value="2174.44" table:style-name="ce16">
            <text:p>2,174.44</text:p>
          </table:table-cell>
          <table:table-cell office:value-type="float" office:value="2657.6488888888889" table:style-name="ce16">
            <text:p>2,657.65</text:p>
          </table:table-cell>
          <table:table-cell office:value-type="float" office:value="3140.8577777777778" table:style-name="ce16">
            <text:p>3,140.86</text:p>
          </table:table-cell>
          <table:table-cell office:value-type="float" office:value="3624.0666666666671" table:style-name="ce16">
            <text:p>3,624.07</text:p>
          </table:table-cell>
          <table:table-cell office:value-type="float" office:value="4348.88" table:style-name="ce16">
            <text:p>4,348.8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37</text:p>
          </table:table-cell>
          <table:table-cell office:value-type="string" table:style-name="ce8">
            <text:p>E07000090</text:p>
          </table:table-cell>
          <table:table-cell office:value-type="string" table:style-name="ce17">
            <text:p>Havant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406.9066666666668" table:style-name="ce16">
            <text:p>1,406.91</text:p>
          </table:table-cell>
          <table:table-cell office:value-type="float" office:value="1641.3911111111111" table:style-name="ce16">
            <text:p>1,641.39</text:p>
          </table:table-cell>
          <table:table-cell office:value-type="float" office:value="1875.8755555555556" table:style-name="ce16">
            <text:p>1,875.88</text:p>
          </table:table-cell>
          <table:table-cell office:value-type="float" office:value="2110.36" table:style-name="ce16">
            <text:p>2,110.36</text:p>
          </table:table-cell>
          <table:table-cell office:value-type="float" office:value="2579.3288888888892" table:style-name="ce16">
            <text:p>2,579.33</text:p>
          </table:table-cell>
          <table:table-cell office:value-type="float" office:value="3048.2977777777778" table:style-name="ce16">
            <text:p>3,048.30</text:p>
          </table:table-cell>
          <table:table-cell office:value-type="float" office:value="3517.2666666666669" table:style-name="ce16">
            <text:p>3,517.27</text:p>
          </table:table-cell>
          <table:table-cell office:value-type="float" office:value="4220.72" table:style-name="ce16">
            <text:p>4,220.7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38</text:p>
          </table:table-cell>
          <table:table-cell office:value-type="string" table:style-name="ce8">
            <text:p>E07000091</text:p>
          </table:table-cell>
          <table:table-cell office:value-type="string" table:style-name="ce17">
            <text:p>New Forest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462.1599999999999" table:style-name="ce16">
            <text:p>1,462.16</text:p>
          </table:table-cell>
          <table:table-cell office:value-type="float" office:value="1705.8533333333332" table:style-name="ce16">
            <text:p>1,705.85</text:p>
          </table:table-cell>
          <table:table-cell office:value-type="float" office:value="1949.5466666666664" table:style-name="ce16">
            <text:p>1,949.55</text:p>
          </table:table-cell>
          <table:table-cell office:value-type="float" office:value="2193.2399999999998" table:style-name="ce16">
            <text:p>2,193.24</text:p>
          </table:table-cell>
          <table:table-cell office:value-type="float" office:value="2680.6266666666666" table:style-name="ce16">
            <text:p>2,680.63</text:p>
          </table:table-cell>
          <table:table-cell office:value-type="float" office:value="3168.0133333333329" table:style-name="ce16">
            <text:p>3,168.01</text:p>
          </table:table-cell>
          <table:table-cell office:value-type="float" office:value="3655.3999999999996" table:style-name="ce16">
            <text:p>3,655.40</text:p>
          </table:table-cell>
          <table:table-cell office:value-type="float" office:value="4386.4799999999996" table:style-name="ce16">
            <text:p>4,386.4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40</text:p>
          </table:table-cell>
          <table:table-cell office:value-type="string" table:style-name="ce8">
            <text:p>E07000092</text:p>
          </table:table-cell>
          <table:table-cell office:value-type="string" table:style-name="ce17">
            <text:p>Rushmoor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406.8533333333335" table:style-name="ce16">
            <text:p>1,406.85</text:p>
          </table:table-cell>
          <table:table-cell office:value-type="float" office:value="1641.328888888889" table:style-name="ce16">
            <text:p>1,641.33</text:p>
          </table:table-cell>
          <table:table-cell office:value-type="float" office:value="1875.8044444444447" table:style-name="ce16">
            <text:p>1,875.80</text:p>
          </table:table-cell>
          <table:table-cell office:value-type="float" office:value="2110.2800000000002" table:style-name="ce16">
            <text:p>2,110.28</text:p>
          </table:table-cell>
          <table:table-cell office:value-type="float" office:value="2579.2311111111112" table:style-name="ce16">
            <text:p>2,579.23</text:p>
          </table:table-cell>
          <table:table-cell office:value-type="float" office:value="3048.1822222222227" table:style-name="ce16">
            <text:p>3,048.18</text:p>
          </table:table-cell>
          <table:table-cell office:value-type="float" office:value="3517.1333333333337" table:style-name="ce16">
            <text:p>3,517.13</text:p>
          </table:table-cell>
          <table:table-cell office:value-type="float" office:value="4220.5600000000004" table:style-name="ce16">
            <text:p>4,220.5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42</text:p>
          </table:table-cell>
          <table:table-cell office:value-type="string" table:style-name="ce8">
            <text:p>E07000093</text:p>
          </table:table-cell>
          <table:table-cell office:value-type="string" table:style-name="ce17">
            <text:p>Test Valley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392.72" table:style-name="ce16">
            <text:p>1,392.72</text:p>
          </table:table-cell>
          <table:table-cell office:value-type="float" office:value="1624.84" table:style-name="ce16">
            <text:p>1,624.84</text:p>
          </table:table-cell>
          <table:table-cell office:value-type="float" office:value="1856.96" table:style-name="ce16">
            <text:p>1,856.96</text:p>
          </table:table-cell>
          <table:table-cell office:value-type="float" office:value="2089.08" table:style-name="ce16">
            <text:p>2,089.08</text:p>
          </table:table-cell>
          <table:table-cell office:value-type="float" office:value="2553.3199999999997" table:style-name="ce16">
            <text:p>2,553.32</text:p>
          </table:table-cell>
          <table:table-cell office:value-type="float" office:value="3017.56" table:style-name="ce16">
            <text:p>3,017.56</text:p>
          </table:table-cell>
          <table:table-cell office:value-type="float" office:value="3481.7999999999997" table:style-name="ce16">
            <text:p>3,481.80</text:p>
          </table:table-cell>
          <table:table-cell office:value-type="float" office:value="4178.16" table:style-name="ce16">
            <text:p>4,178.1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743</text:p>
          </table:table-cell>
          <table:table-cell office:value-type="string" table:style-name="ce8">
            <text:p>E07000094</text:p>
          </table:table-cell>
          <table:table-cell office:value-type="string" table:style-name="ce17">
            <text:p>Winchester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ampshire</text:p>
          </table:table-cell>
          <table:table-cell office:value-type="float" office:value="1428.42" table:style-name="ce16">
            <text:p>1,428.42</text:p>
          </table:table-cell>
          <table:table-cell office:value-type="float" office:value="1666.49" table:style-name="ce16">
            <text:p>1,666.49</text:p>
          </table:table-cell>
          <table:table-cell office:value-type="float" office:value="1904.5600000000002" table:style-name="ce16">
            <text:p>1,904.56</text:p>
          </table:table-cell>
          <table:table-cell office:value-type="float" office:value="2142.63" table:style-name="ce16">
            <text:p>2,142.63</text:p>
          </table:table-cell>
          <table:table-cell office:value-type="float" office:value="2618.77" table:style-name="ce16">
            <text:p>2,618.77</text:p>
          </table:table-cell>
          <table:table-cell office:value-type="float" office:value="3094.9100000000003" table:style-name="ce16">
            <text:p>3,094.91</text:p>
          </table:table-cell>
          <table:table-cell office:value-type="float" office:value="3571.05" table:style-name="ce16">
            <text:p>3,571.05</text:p>
          </table:table-cell>
          <table:table-cell office:value-type="float" office:value="4285.26" table:style-name="ce16">
            <text:p>4,285.2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31</text:p>
          </table:table-cell>
          <table:table-cell office:value-type="string" table:style-name="ce8">
            <text:p>E07000095</text:p>
          </table:table-cell>
          <table:table-cell office:value-type="string" table:style-name="ce17">
            <text:p>Broxbourn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396.6599999999999" table:style-name="ce16">
            <text:p>1,396.66</text:p>
          </table:table-cell>
          <table:table-cell office:value-type="float" office:value="1629.4366666666665" table:style-name="ce16">
            <text:p>1,629.44</text:p>
          </table:table-cell>
          <table:table-cell office:value-type="float" office:value="1862.2133333333331" table:style-name="ce16">
            <text:p>1,862.21</text:p>
          </table:table-cell>
          <table:table-cell office:value-type="float" office:value="2094.9899999999998" table:style-name="ce16">
            <text:p>2,094.99</text:p>
          </table:table-cell>
          <table:table-cell office:value-type="float" office:value="2560.5433333333331" table:style-name="ce16">
            <text:p>2,560.54</text:p>
          </table:table-cell>
          <table:table-cell office:value-type="float" office:value="3026.0966666666664" table:style-name="ce16">
            <text:p>3,026.10</text:p>
          </table:table-cell>
          <table:table-cell office:value-type="float" office:value="3491.6499999999996" table:style-name="ce16">
            <text:p>3,491.65</text:p>
          </table:table-cell>
          <table:table-cell office:value-type="float" office:value="4189.9799999999996" table:style-name="ce16">
            <text:p>4,189.9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32</text:p>
          </table:table-cell>
          <table:table-cell office:value-type="string" table:style-name="ce8">
            <text:p>E07000096</text:p>
          </table:table-cell>
          <table:table-cell office:value-type="string" table:style-name="ce17">
            <text:p>Dacorum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458.6599999999999" table:style-name="ce16">
            <text:p>1,458.66</text:p>
          </table:table-cell>
          <table:table-cell office:value-type="float" office:value="1701.7699999999998" table:style-name="ce16">
            <text:p>1,701.77</text:p>
          </table:table-cell>
          <table:table-cell office:value-type="float" office:value="1944.8799999999999" table:style-name="ce16">
            <text:p>1,944.88</text:p>
          </table:table-cell>
          <table:table-cell office:value-type="float" office:value="2187.9899999999998" table:style-name="ce16">
            <text:p>2,187.99</text:p>
          </table:table-cell>
          <table:table-cell office:value-type="float" office:value="2674.21" table:style-name="ce16">
            <text:p>2,674.21</text:p>
          </table:table-cell>
          <table:table-cell office:value-type="float" office:value="3160.4299999999994" table:style-name="ce16">
            <text:p>3,160.43</text:p>
          </table:table-cell>
          <table:table-cell office:value-type="float" office:value="3646.6499999999996" table:style-name="ce16">
            <text:p>3,646.65</text:p>
          </table:table-cell>
          <table:table-cell office:value-type="float" office:value="4375.9799999999996" table:style-name="ce16">
            <text:p>4,375.9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33</text:p>
          </table:table-cell>
          <table:table-cell office:value-type="string" table:style-name="ce8">
            <text:p>E07000242</text:p>
          </table:table-cell>
          <table:table-cell office:value-type="string" table:style-name="ce17">
            <text:p>East Hertfordshir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483.5" table:style-name="ce16">
            <text:p>1,483.50</text:p>
          </table:table-cell>
          <table:table-cell office:value-type="float" office:value="1730.75" table:style-name="ce16">
            <text:p>1,730.75</text:p>
          </table:table-cell>
          <table:table-cell office:value-type="float" office:value="1978" table:style-name="ce16">
            <text:p>1,978.00</text:p>
          </table:table-cell>
          <table:table-cell office:value-type="float" office:value="2225.25" table:style-name="ce16">
            <text:p>2,225.25</text:p>
          </table:table-cell>
          <table:table-cell office:value-type="float" office:value="2719.75" table:style-name="ce16">
            <text:p>2,719.75</text:p>
          </table:table-cell>
          <table:table-cell office:value-type="float" office:value="3214.25" table:style-name="ce16">
            <text:p>3,214.25</text:p>
          </table:table-cell>
          <table:table-cell office:value-type="float" office:value="3708.75" table:style-name="ce16">
            <text:p>3,708.75</text:p>
          </table:table-cell>
          <table:table-cell office:value-type="float" office:value="4450.5" table:style-name="ce16">
            <text:p>4,450.5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34</text:p>
          </table:table-cell>
          <table:table-cell office:value-type="string" table:style-name="ce8">
            <text:p>E07000098</text:p>
          </table:table-cell>
          <table:table-cell office:value-type="string" table:style-name="ce17">
            <text:p>Hertsmer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452.7933333333333" table:style-name="ce16">
            <text:p>1,452.79</text:p>
          </table:table-cell>
          <table:table-cell office:value-type="float" office:value="1694.9255555555555" table:style-name="ce16">
            <text:p>1,694.93</text:p>
          </table:table-cell>
          <table:table-cell office:value-type="float" office:value="1937.0577777777778" table:style-name="ce16">
            <text:p>1,937.06</text:p>
          </table:table-cell>
          <table:table-cell office:value-type="float" office:value="2179.19" table:style-name="ce16">
            <text:p>2,179.19</text:p>
          </table:table-cell>
          <table:table-cell office:value-type="float" office:value="2663.4544444444446" table:style-name="ce16">
            <text:p>2,663.45</text:p>
          </table:table-cell>
          <table:table-cell office:value-type="float" office:value="3147.7188888888891" table:style-name="ce16">
            <text:p>3,147.72</text:p>
          </table:table-cell>
          <table:table-cell office:value-type="float" office:value="3631.9833333333336" table:style-name="ce16">
            <text:p>3,631.98</text:p>
          </table:table-cell>
          <table:table-cell office:value-type="float" office:value="4358.38" table:style-name="ce16">
            <text:p>4,358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35</text:p>
          </table:table-cell>
          <table:table-cell office:value-type="string" table:style-name="ce8">
            <text:p>E07000099</text:p>
          </table:table-cell>
          <table:table-cell office:value-type="string" table:style-name="ce17">
            <text:p>North Hertfordshir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483.9666666666665" table:style-name="ce16">
            <text:p>1,483.97</text:p>
          </table:table-cell>
          <table:table-cell office:value-type="float" office:value="1731.2944444444443" table:style-name="ce16">
            <text:p>1,731.29</text:p>
          </table:table-cell>
          <table:table-cell office:value-type="float" office:value="1978.622222222222" table:style-name="ce16">
            <text:p>1,978.62</text:p>
          </table:table-cell>
          <table:table-cell office:value-type="float" office:value="2225.9499999999998" table:style-name="ce16">
            <text:p>2,225.95</text:p>
          </table:table-cell>
          <table:table-cell office:value-type="float" office:value="2720.6055555555554" table:style-name="ce16">
            <text:p>2,720.61</text:p>
          </table:table-cell>
          <table:table-cell office:value-type="float" office:value="3215.2611111111109" table:style-name="ce16">
            <text:p>3,215.26</text:p>
          </table:table-cell>
          <table:table-cell office:value-type="float" office:value="3709.9166666666665" table:style-name="ce16">
            <text:p>3,709.92</text:p>
          </table:table-cell>
          <table:table-cell office:value-type="float" office:value="4451.8999999999996" table:style-name="ce16">
            <text:p>4,451.9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36</text:p>
          </table:table-cell>
          <table:table-cell office:value-type="string" table:style-name="ce8">
            <text:p>E07000240</text:p>
          </table:table-cell>
          <table:table-cell office:value-type="string" table:style-name="ce17">
            <text:p>St Albans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465.7" table:style-name="ce16">
            <text:p>1,465.70</text:p>
          </table:table-cell>
          <table:table-cell office:value-type="float" office:value="1709.9833333333336" table:style-name="ce16">
            <text:p>1,709.98</text:p>
          </table:table-cell>
          <table:table-cell office:value-type="float" office:value="1954.2666666666669" table:style-name="ce16">
            <text:p>1,954.27</text:p>
          </table:table-cell>
          <table:table-cell office:value-type="float" office:value="2198.5500000000002" table:style-name="ce16">
            <text:p>2,198.55</text:p>
          </table:table-cell>
          <table:table-cell office:value-type="float" office:value="2687.1166666666668" table:style-name="ce16">
            <text:p>2,687.12</text:p>
          </table:table-cell>
          <table:table-cell office:value-type="float" office:value="3175.6833333333334" table:style-name="ce16">
            <text:p>3,175.68</text:p>
          </table:table-cell>
          <table:table-cell office:value-type="float" office:value="3664.25" table:style-name="ce16">
            <text:p>3,664.25</text:p>
          </table:table-cell>
          <table:table-cell office:value-type="float" office:value="4397.1000000000004" table:style-name="ce16">
            <text:p>4,397.1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37</text:p>
          </table:table-cell>
          <table:table-cell office:value-type="string" table:style-name="ce8">
            <text:p>E07000243</text:p>
          </table:table-cell>
          <table:table-cell office:value-type="string" table:style-name="ce17">
            <text:p>Stevenage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450.6733333333334" table:style-name="ce16">
            <text:p>1,450.67</text:p>
          </table:table-cell>
          <table:table-cell office:value-type="float" office:value="1692.4522222222224" table:style-name="ce16">
            <text:p>1,692.45</text:p>
          </table:table-cell>
          <table:table-cell office:value-type="float" office:value="1934.2311111111112" table:style-name="ce16">
            <text:p>1,934.23</text:p>
          </table:table-cell>
          <table:table-cell office:value-type="float" office:value="2176.0100000000002" table:style-name="ce16">
            <text:p>2,176.01</text:p>
          </table:table-cell>
          <table:table-cell office:value-type="float" office:value="2659.5677777777778" table:style-name="ce16">
            <text:p>2,659.57</text:p>
          </table:table-cell>
          <table:table-cell office:value-type="float" office:value="3143.1255555555563" table:style-name="ce16">
            <text:p>3,143.13</text:p>
          </table:table-cell>
          <table:table-cell office:value-type="float" office:value="3626.6833333333334" table:style-name="ce16">
            <text:p>3,626.68</text:p>
          </table:table-cell>
          <table:table-cell office:value-type="float" office:value="4352.0200000000004" table:style-name="ce16">
            <text:p>4,352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38</text:p>
          </table:table-cell>
          <table:table-cell office:value-type="string" table:style-name="ce8">
            <text:p>E07000102</text:p>
          </table:table-cell>
          <table:table-cell office:value-type="string" table:style-name="ce17">
            <text:p>Three Rivers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466.58" table:style-name="ce16">
            <text:p>1,466.58</text:p>
          </table:table-cell>
          <table:table-cell office:value-type="float" office:value="1711.01" table:style-name="ce16">
            <text:p>1,711.01</text:p>
          </table:table-cell>
          <table:table-cell office:value-type="float" office:value="1955.4399999999998" table:style-name="ce16">
            <text:p>1,955.44</text:p>
          </table:table-cell>
          <table:table-cell office:value-type="float" office:value="2199.87" table:style-name="ce16">
            <text:p>2,199.87</text:p>
          </table:table-cell>
          <table:table-cell office:value-type="float" office:value="2688.73" table:style-name="ce16">
            <text:p>2,688.73</text:p>
          </table:table-cell>
          <table:table-cell office:value-type="float" office:value="3177.5899999999997" table:style-name="ce16">
            <text:p>3,177.59</text:p>
          </table:table-cell>
          <table:table-cell office:value-type="float" office:value="3666.4499999999994" table:style-name="ce16">
            <text:p>3,666.45</text:p>
          </table:table-cell>
          <table:table-cell office:value-type="float" office:value="4399.74" table:style-name="ce16">
            <text:p>4,399.7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39</text:p>
          </table:table-cell>
          <table:table-cell office:value-type="string" table:style-name="ce8">
            <text:p>E07000103</text:p>
          </table:table-cell>
          <table:table-cell office:value-type="string" table:style-name="ce17">
            <text:p>Watford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490.8666666666668" table:style-name="ce16">
            <text:p>1,490.87</text:p>
          </table:table-cell>
          <table:table-cell office:value-type="float" office:value="1739.3444444444447" table:style-name="ce16">
            <text:p>1,739.34</text:p>
          </table:table-cell>
          <table:table-cell office:value-type="float" office:value="1987.8222222222223" table:style-name="ce16">
            <text:p>1,987.82</text:p>
          </table:table-cell>
          <table:table-cell office:value-type="float" office:value="2236.3000000000002" table:style-name="ce16">
            <text:p>2,236.30</text:p>
          </table:table-cell>
          <table:table-cell office:value-type="float" office:value="2733.2555555555559" table:style-name="ce16">
            <text:p>2,733.26</text:p>
          </table:table-cell>
          <table:table-cell office:value-type="float" office:value="3230.2111111111112" table:style-name="ce16">
            <text:p>3,230.21</text:p>
          </table:table-cell>
          <table:table-cell office:value-type="float" office:value="3727.1666666666665" table:style-name="ce16">
            <text:p>3,727.17</text:p>
          </table:table-cell>
          <table:table-cell office:value-type="float" office:value="4472.6000000000004" table:style-name="ce16">
            <text:p>4,472.6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940</text:p>
          </table:table-cell>
          <table:table-cell office:value-type="string" table:style-name="ce8">
            <text:p>E07000241</text:p>
          </table:table-cell>
          <table:table-cell office:value-type="string" table:style-name="ce17">
            <text:p>Welwyn Hatfield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Hertfordshire</text:p>
          </table:table-cell>
          <table:table-cell office:value-type="float" office:value="1483.2533333333333" table:style-name="ce16">
            <text:p>1,483.25</text:p>
          </table:table-cell>
          <table:table-cell office:value-type="float" office:value="1730.4622222222222" table:style-name="ce16">
            <text:p>1,730.46</text:p>
          </table:table-cell>
          <table:table-cell office:value-type="float" office:value="1977.6711111111113" table:style-name="ce16">
            <text:p>1,977.67</text:p>
          </table:table-cell>
          <table:table-cell office:value-type="float" office:value="2224.88" table:style-name="ce16">
            <text:p>2,224.88</text:p>
          </table:table-cell>
          <table:table-cell office:value-type="float" office:value="2719.2977777777778" table:style-name="ce16">
            <text:p>2,719.30</text:p>
          </table:table-cell>
          <table:table-cell office:value-type="float" office:value="3213.715555555556" table:style-name="ce16">
            <text:p>3,213.72</text:p>
          </table:table-cell>
          <table:table-cell office:value-type="float" office:value="3708.1333333333337" table:style-name="ce16">
            <text:p>3,708.13</text:p>
          </table:table-cell>
          <table:table-cell office:value-type="float" office:value="4449.76" table:style-name="ce16">
            <text:p>4,449.7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31</text:p>
          </table:table-cell>
          <table:table-cell office:value-type="string" table:style-name="ce8">
            <text:p>E07000105</text:p>
          </table:table-cell>
          <table:table-cell office:value-type="string" table:style-name="ce17">
            <text:p>Ashford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468.12" table:style-name="ce16">
            <text:p>1,468.12</text:p>
          </table:table-cell>
          <table:table-cell office:value-type="float" office:value="1712.8066666666664" table:style-name="ce16">
            <text:p>1,712.81</text:p>
          </table:table-cell>
          <table:table-cell office:value-type="float" office:value="1957.4933333333331" table:style-name="ce16">
            <text:p>1,957.49</text:p>
          </table:table-cell>
          <table:table-cell office:value-type="float" office:value="2202.1799999999998" table:style-name="ce16">
            <text:p>2,202.18</text:p>
          </table:table-cell>
          <table:table-cell office:value-type="float" office:value="2691.5533333333333" table:style-name="ce16">
            <text:p>2,691.55</text:p>
          </table:table-cell>
          <table:table-cell office:value-type="float" office:value="3180.9266666666663" table:style-name="ce16">
            <text:p>3,180.93</text:p>
          </table:table-cell>
          <table:table-cell office:value-type="float" office:value="3670.2999999999997" table:style-name="ce16">
            <text:p>3,670.30</text:p>
          </table:table-cell>
          <table:table-cell office:value-type="float" office:value="4404.3599999999997" table:style-name="ce16">
            <text:p>4,404.3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32</text:p>
          </table:table-cell>
          <table:table-cell office:value-type="string" table:style-name="ce8">
            <text:p>E07000106</text:p>
          </table:table-cell>
          <table:table-cell office:value-type="string" table:style-name="ce17">
            <text:p>Canterbury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476.6466666666665" table:style-name="ce16">
            <text:p>1,476.65</text:p>
          </table:table-cell>
          <table:table-cell office:value-type="float" office:value="1722.7544444444443" table:style-name="ce16">
            <text:p>1,722.75</text:p>
          </table:table-cell>
          <table:table-cell office:value-type="float" office:value="1968.862222222222" table:style-name="ce16">
            <text:p>1,968.86</text:p>
          </table:table-cell>
          <table:table-cell office:value-type="float" office:value="2214.9699999999998" table:style-name="ce16">
            <text:p>2,214.97</text:p>
          </table:table-cell>
          <table:table-cell office:value-type="float" office:value="2707.1855555555553" table:style-name="ce16">
            <text:p>2,707.19</text:p>
          </table:table-cell>
          <table:table-cell office:value-type="float" office:value="3199.4011111111108" table:style-name="ce16">
            <text:p>3,199.40</text:p>
          </table:table-cell>
          <table:table-cell office:value-type="float" office:value="3691.6166666666663" table:style-name="ce16">
            <text:p>3,691.62</text:p>
          </table:table-cell>
          <table:table-cell office:value-type="float" office:value="4429.9399999999996" table:style-name="ce16">
            <text:p>4,429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33</text:p>
          </table:table-cell>
          <table:table-cell office:value-type="string" table:style-name="ce8">
            <text:p>E07000107</text:p>
          </table:table-cell>
          <table:table-cell office:value-type="string" table:style-name="ce17">
            <text:p>Dartford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449.78" table:style-name="ce16">
            <text:p>1,449.78</text:p>
          </table:table-cell>
          <table:table-cell office:value-type="float" office:value="1691.41" table:style-name="ce16">
            <text:p>1,691.41</text:p>
          </table:table-cell>
          <table:table-cell office:value-type="float" office:value="1933.04" table:style-name="ce16">
            <text:p>1,933.04</text:p>
          </table:table-cell>
          <table:table-cell office:value-type="float" office:value="2174.67" table:style-name="ce16">
            <text:p>2,174.67</text:p>
          </table:table-cell>
          <table:table-cell office:value-type="float" office:value="2657.9300000000003" table:style-name="ce16">
            <text:p>2,657.93</text:p>
          </table:table-cell>
          <table:table-cell office:value-type="float" office:value="3141.19" table:style-name="ce16">
            <text:p>3,141.19</text:p>
          </table:table-cell>
          <table:table-cell office:value-type="float" office:value="3624.4500000000003" table:style-name="ce16">
            <text:p>3,624.45</text:p>
          </table:table-cell>
          <table:table-cell office:value-type="float" office:value="4349.34" table:style-name="ce16">
            <text:p>4,349.3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34</text:p>
          </table:table-cell>
          <table:table-cell office:value-type="string" table:style-name="ce8">
            <text:p>E07000108</text:p>
          </table:table-cell>
          <table:table-cell office:value-type="string" table:style-name="ce17">
            <text:p>Dover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502.3266666666666" table:style-name="ce16">
            <text:p>1,502.33</text:p>
          </table:table-cell>
          <table:table-cell office:value-type="float" office:value="1752.7144444444443" table:style-name="ce16">
            <text:p>1,752.71</text:p>
          </table:table-cell>
          <table:table-cell office:value-type="float" office:value="2003.1022222222221" table:style-name="ce16">
            <text:p>2,003.10</text:p>
          </table:table-cell>
          <table:table-cell office:value-type="float" office:value="2253.4899999999998" table:style-name="ce16">
            <text:p>2,253.49</text:p>
          </table:table-cell>
          <table:table-cell office:value-type="float" office:value="2754.2655555555557" table:style-name="ce16">
            <text:p>2,754.27</text:p>
          </table:table-cell>
          <table:table-cell office:value-type="float" office:value="3255.0411111111107" table:style-name="ce16">
            <text:p>3,255.04</text:p>
          </table:table-cell>
          <table:table-cell office:value-type="float" office:value="3755.8166666666666" table:style-name="ce16">
            <text:p>3,755.82</text:p>
          </table:table-cell>
          <table:table-cell office:value-type="float" office:value="4506.9799999999996" table:style-name="ce16">
            <text:p>4,506.9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40</text:p>
          </table:table-cell>
          <table:table-cell office:value-type="string" table:style-name="ce8">
            <text:p>E07000112</text:p>
          </table:table-cell>
          <table:table-cell office:value-type="string" table:style-name="ce17">
            <text:p>Folkestone &amp; Hyth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551.2133333333336" table:style-name="ce16">
            <text:p>1,551.21</text:p>
          </table:table-cell>
          <table:table-cell office:value-type="float" office:value="1809.748888888889" table:style-name="ce16">
            <text:p>1,809.75</text:p>
          </table:table-cell>
          <table:table-cell office:value-type="float" office:value="2068.2844444444445" table:style-name="ce16">
            <text:p>2,068.28</text:p>
          </table:table-cell>
          <table:table-cell office:value-type="float" office:value="2326.8200000000002" table:style-name="ce16">
            <text:p>2,326.82</text:p>
          </table:table-cell>
          <table:table-cell office:value-type="float" office:value="2843.8911111111111" table:style-name="ce16">
            <text:p>2,843.89</text:p>
          </table:table-cell>
          <table:table-cell office:value-type="float" office:value="3360.9622222222224" table:style-name="ce16">
            <text:p>3,360.96</text:p>
          </table:table-cell>
          <table:table-cell office:value-type="float" office:value="3878.0333333333338" table:style-name="ce16">
            <text:p>3,878.03</text:p>
          </table:table-cell>
          <table:table-cell office:value-type="float" office:value="4653.6400000000003" table:style-name="ce16">
            <text:p>4,653.6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36</text:p>
          </table:table-cell>
          <table:table-cell office:value-type="string" table:style-name="ce8">
            <text:p>E07000109</text:p>
          </table:table-cell>
          <table:table-cell office:value-type="string" table:style-name="ce17">
            <text:p>Gravesham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470.1866666666667" table:style-name="ce16">
            <text:p>1,470.19</text:p>
          </table:table-cell>
          <table:table-cell office:value-type="float" office:value="1715.2177777777779" table:style-name="ce16">
            <text:p>1,715.22</text:p>
          </table:table-cell>
          <table:table-cell office:value-type="float" office:value="1960.248888888889" table:style-name="ce16">
            <text:p>1,960.25</text:p>
          </table:table-cell>
          <table:table-cell office:value-type="float" office:value="2205.2800000000002" table:style-name="ce16">
            <text:p>2,205.28</text:p>
          </table:table-cell>
          <table:table-cell office:value-type="float" office:value="2695.3422222222225" table:style-name="ce16">
            <text:p>2,695.34</text:p>
          </table:table-cell>
          <table:table-cell office:value-type="float" office:value="3185.4044444444448" table:style-name="ce16">
            <text:p>3,185.40</text:p>
          </table:table-cell>
          <table:table-cell office:value-type="float" office:value="3675.4666666666672" table:style-name="ce16">
            <text:p>3,675.47</text:p>
          </table:table-cell>
          <table:table-cell office:value-type="float" office:value="4410.5600000000004" table:style-name="ce16">
            <text:p>4,410.5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37</text:p>
          </table:table-cell>
          <table:table-cell office:value-type="string" table:style-name="ce8">
            <text:p>E07000110</text:p>
          </table:table-cell>
          <table:table-cell office:value-type="string" table:style-name="ce17">
            <text:p>Maidston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528.62" table:style-name="ce16">
            <text:p>1,528.62</text:p>
          </table:table-cell>
          <table:table-cell office:value-type="float" office:value="1783.3899999999999" table:style-name="ce16">
            <text:p>1,783.39</text:p>
          </table:table-cell>
          <table:table-cell office:value-type="float" office:value="2038.1599999999999" table:style-name="ce16">
            <text:p>2,038.16</text:p>
          </table:table-cell>
          <table:table-cell office:value-type="float" office:value="2292.9299999999998" table:style-name="ce16">
            <text:p>2,292.93</text:p>
          </table:table-cell>
          <table:table-cell office:value-type="float" office:value="2802.47" table:style-name="ce16">
            <text:p>2,802.47</text:p>
          </table:table-cell>
          <table:table-cell office:value-type="float" office:value="3312.0099999999998" table:style-name="ce16">
            <text:p>3,312.01</text:p>
          </table:table-cell>
          <table:table-cell office:value-type="float" office:value="3821.5499999999997" table:style-name="ce16">
            <text:p>3,821.55</text:p>
          </table:table-cell>
          <table:table-cell office:value-type="float" office:value="4585.8599999999997" table:style-name="ce16">
            <text:p>4,585.8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39</text:p>
          </table:table-cell>
          <table:table-cell office:value-type="string" table:style-name="ce8">
            <text:p>E07000111</text:p>
          </table:table-cell>
          <table:table-cell office:value-type="string" table:style-name="ce17">
            <text:p>Sevenoaks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537.7933333333333" table:style-name="ce16">
            <text:p>1,537.79</text:p>
          </table:table-cell>
          <table:table-cell office:value-type="float" office:value="1794.0922222222223" table:style-name="ce16">
            <text:p>1,794.09</text:p>
          </table:table-cell>
          <table:table-cell office:value-type="float" office:value="2050.3911111111111" table:style-name="ce16">
            <text:p>2,050.39</text:p>
          </table:table-cell>
          <table:table-cell office:value-type="float" office:value="2306.69" table:style-name="ce16">
            <text:p>2,306.69</text:p>
          </table:table-cell>
          <table:table-cell office:value-type="float" office:value="2819.2877777777776" table:style-name="ce16">
            <text:p>2,819.29</text:p>
          </table:table-cell>
          <table:table-cell office:value-type="float" office:value="3331.8855555555556" table:style-name="ce16">
            <text:p>3,331.89</text:p>
          </table:table-cell>
          <table:table-cell office:value-type="float" office:value="3844.4833333333331" table:style-name="ce16">
            <text:p>3,844.48</text:p>
          </table:table-cell>
          <table:table-cell office:value-type="float" office:value="4613.38" table:style-name="ce16">
            <text:p>4,613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41</text:p>
          </table:table-cell>
          <table:table-cell office:value-type="string" table:style-name="ce8">
            <text:p>E07000113</text:p>
          </table:table-cell>
          <table:table-cell office:value-type="string" table:style-name="ce17">
            <text:p>Swal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464.2666666666669" table:style-name="ce16">
            <text:p>1,464.27</text:p>
          </table:table-cell>
          <table:table-cell office:value-type="float" office:value="1708.3111111111111" table:style-name="ce16">
            <text:p>1,708.31</text:p>
          </table:table-cell>
          <table:table-cell office:value-type="float" office:value="1952.3555555555556" table:style-name="ce16">
            <text:p>1,952.36</text:p>
          </table:table-cell>
          <table:table-cell office:value-type="float" office:value="2196.4" table:style-name="ce16">
            <text:p>2,196.40</text:p>
          </table:table-cell>
          <table:table-cell office:value-type="float" office:value="2684.4888888888891" table:style-name="ce16">
            <text:p>2,684.49</text:p>
          </table:table-cell>
          <table:table-cell office:value-type="float" office:value="3172.577777777778" table:style-name="ce16">
            <text:p>3,172.58</text:p>
          </table:table-cell>
          <table:table-cell office:value-type="float" office:value="3660.6666666666665" table:style-name="ce16">
            <text:p>3,660.67</text:p>
          </table:table-cell>
          <table:table-cell office:value-type="float" office:value="4392.8" table:style-name="ce16">
            <text:p>4,392.8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42</text:p>
          </table:table-cell>
          <table:table-cell office:value-type="string" table:style-name="ce8">
            <text:p>E07000114</text:p>
          </table:table-cell>
          <table:table-cell office:value-type="string" table:style-name="ce17">
            <text:p>Thanet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517.6333333333332" table:style-name="ce16">
            <text:p>1,517.63</text:p>
          </table:table-cell>
          <table:table-cell office:value-type="float" office:value="1770.5722222222221" table:style-name="ce16">
            <text:p>1,770.57</text:p>
          </table:table-cell>
          <table:table-cell office:value-type="float" office:value="2023.5111111111109" table:style-name="ce16">
            <text:p>2,023.51</text:p>
          </table:table-cell>
          <table:table-cell office:value-type="float" office:value="2276.4499999999998" table:style-name="ce16">
            <text:p>2,276.45</text:p>
          </table:table-cell>
          <table:table-cell office:value-type="float" office:value="2782.3277777777776" table:style-name="ce16">
            <text:p>2,782.33</text:p>
          </table:table-cell>
          <table:table-cell office:value-type="float" office:value="3288.2055555555553" table:style-name="ce16">
            <text:p>3,288.21</text:p>
          </table:table-cell>
          <table:table-cell office:value-type="float" office:value="3794.0833333333335" table:style-name="ce16">
            <text:p>3,794.08</text:p>
          </table:table-cell>
          <table:table-cell office:value-type="float" office:value="4552.8999999999996" table:style-name="ce16">
            <text:p>4,552.9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43</text:p>
          </table:table-cell>
          <table:table-cell office:value-type="string" table:style-name="ce8">
            <text:p>E07000115</text:p>
          </table:table-cell>
          <table:table-cell office:value-type="string" table:style-name="ce17">
            <text:p>Tonbridge &amp; Malling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510.7666666666669" table:style-name="ce16">
            <text:p>1,510.77</text:p>
          </table:table-cell>
          <table:table-cell office:value-type="float" office:value="1762.5611111111111" table:style-name="ce16">
            <text:p>1,762.56</text:p>
          </table:table-cell>
          <table:table-cell office:value-type="float" office:value="2014.3555555555556" table:style-name="ce16">
            <text:p>2,014.36</text:p>
          </table:table-cell>
          <table:table-cell office:value-type="float" office:value="2266.15" table:style-name="ce16">
            <text:p>2,266.15</text:p>
          </table:table-cell>
          <table:table-cell office:value-type="float" office:value="2769.7388888888891" table:style-name="ce16">
            <text:p>2,769.74</text:p>
          </table:table-cell>
          <table:table-cell office:value-type="float" office:value="3273.327777777778" table:style-name="ce16">
            <text:p>3,273.33</text:p>
          </table:table-cell>
          <table:table-cell office:value-type="float" office:value="3776.9166666666665" table:style-name="ce16">
            <text:p>3,776.92</text:p>
          </table:table-cell>
          <table:table-cell office:value-type="float" office:value="4532.3" table:style-name="ce16">
            <text:p>4,532.3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244</text:p>
          </table:table-cell>
          <table:table-cell office:value-type="string" table:style-name="ce8">
            <text:p>E07000116</text:p>
          </table:table-cell>
          <table:table-cell office:value-type="string" table:style-name="ce17">
            <text:p>Tunbridge Wells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Kent</text:p>
          </table:table-cell>
          <table:table-cell office:value-type="float" office:value="1491.7733333333333" table:style-name="ce16">
            <text:p>1,491.77</text:p>
          </table:table-cell>
          <table:table-cell office:value-type="float" office:value="1740.402222222222" table:style-name="ce16">
            <text:p>1,740.40</text:p>
          </table:table-cell>
          <table:table-cell office:value-type="float" office:value="1989.0311111111109" table:style-name="ce16">
            <text:p>1,989.03</text:p>
          </table:table-cell>
          <table:table-cell office:value-type="float" office:value="2237.66" table:style-name="ce16">
            <text:p>2,237.66</text:p>
          </table:table-cell>
          <table:table-cell office:value-type="float" office:value="2734.9177777777777" table:style-name="ce16">
            <text:p>2,734.92</text:p>
          </table:table-cell>
          <table:table-cell office:value-type="float" office:value="3232.1755555555555" table:style-name="ce16">
            <text:p>3,232.18</text:p>
          </table:table-cell>
          <table:table-cell office:value-type="float" office:value="3729.4333333333325" table:style-name="ce16">
            <text:p>3,729.43</text:p>
          </table:table-cell>
          <table:table-cell office:value-type="float" office:value="4475.32" table:style-name="ce16">
            <text:p>4,475.3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33</text:p>
          </table:table-cell>
          <table:table-cell office:value-type="string" table:style-name="ce8">
            <text:p>E07000117</text:p>
          </table:table-cell>
          <table:table-cell office:value-type="string" table:style-name="ce17">
            <text:p>Burnley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564.7466666666667" table:style-name="ce16">
            <text:p>1,564.75</text:p>
          </table:table-cell>
          <table:table-cell office:value-type="float" office:value="1825.5377777777778" table:style-name="ce16">
            <text:p>1,825.54</text:p>
          </table:table-cell>
          <table:table-cell office:value-type="float" office:value="2086.3288888888887" table:style-name="ce16">
            <text:p>2,086.33</text:p>
          </table:table-cell>
          <table:table-cell office:value-type="float" office:value="2347.12" table:style-name="ce16">
            <text:p>2,347.12</text:p>
          </table:table-cell>
          <table:table-cell office:value-type="float" office:value="2868.7022222222222" table:style-name="ce16">
            <text:p>2,868.70</text:p>
          </table:table-cell>
          <table:table-cell office:value-type="float" office:value="3390.284444444444" table:style-name="ce16">
            <text:p>3,390.28</text:p>
          </table:table-cell>
          <table:table-cell office:value-type="float" office:value="3911.8666666666663" table:style-name="ce16">
            <text:p>3,911.87</text:p>
          </table:table-cell>
          <table:table-cell office:value-type="float" office:value="4694.24" table:style-name="ce16">
            <text:p>4,694.2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34</text:p>
          </table:table-cell>
          <table:table-cell office:value-type="string" table:style-name="ce8">
            <text:p>E07000118</text:p>
          </table:table-cell>
          <table:table-cell office:value-type="string" table:style-name="ce17">
            <text:p>Chorley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489.2066666666667" table:style-name="ce16">
            <text:p>1,489.21</text:p>
          </table:table-cell>
          <table:table-cell office:value-type="float" office:value="1737.4077777777777" table:style-name="ce16">
            <text:p>1,737.41</text:p>
          </table:table-cell>
          <table:table-cell office:value-type="float" office:value="1985.6088888888889" table:style-name="ce16">
            <text:p>1,985.61</text:p>
          </table:table-cell>
          <table:table-cell office:value-type="float" office:value="2233.81" table:style-name="ce16">
            <text:p>2,233.81</text:p>
          </table:table-cell>
          <table:table-cell office:value-type="float" office:value="2730.2122222222224" table:style-name="ce16">
            <text:p>2,730.21</text:p>
          </table:table-cell>
          <table:table-cell office:value-type="float" office:value="3226.6144444444444" table:style-name="ce16">
            <text:p>3,226.61</text:p>
          </table:table-cell>
          <table:table-cell office:value-type="float" office:value="3723.0166666666669" table:style-name="ce16">
            <text:p>3,723.02</text:p>
          </table:table-cell>
          <table:table-cell office:value-type="float" office:value="4467.62" table:style-name="ce16">
            <text:p>4,467.6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35</text:p>
          </table:table-cell>
          <table:table-cell office:value-type="string" table:style-name="ce8">
            <text:p>E07000119</text:p>
          </table:table-cell>
          <table:table-cell office:value-type="string" table:style-name="ce17">
            <text:p>Fylde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513.3066666666666" table:style-name="ce16">
            <text:p>1,513.31</text:p>
          </table:table-cell>
          <table:table-cell office:value-type="float" office:value="1765.5244444444445" table:style-name="ce16">
            <text:p>1,765.52</text:p>
          </table:table-cell>
          <table:table-cell office:value-type="float" office:value="2017.7422222222222" table:style-name="ce16">
            <text:p>2,017.74</text:p>
          </table:table-cell>
          <table:table-cell office:value-type="float" office:value="2269.96" table:style-name="ce16">
            <text:p>2,269.96</text:p>
          </table:table-cell>
          <table:table-cell office:value-type="float" office:value="2774.3955555555558" table:style-name="ce16">
            <text:p>2,774.40</text:p>
          </table:table-cell>
          <table:table-cell office:value-type="float" office:value="3278.8311111111111" table:style-name="ce16">
            <text:p>3,278.83</text:p>
          </table:table-cell>
          <table:table-cell office:value-type="float" office:value="3783.2666666666669" table:style-name="ce16">
            <text:p>3,783.27</text:p>
          </table:table-cell>
          <table:table-cell office:value-type="float" office:value="4539.92" table:style-name="ce16">
            <text:p>4,539.9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36</text:p>
          </table:table-cell>
          <table:table-cell office:value-type="string" table:style-name="ce8">
            <text:p>E07000120</text:p>
          </table:table-cell>
          <table:table-cell office:value-type="string" table:style-name="ce17">
            <text:p>Hyndburn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513.6466666666665" table:style-name="ce16">
            <text:p>1,513.65</text:p>
          </table:table-cell>
          <table:table-cell office:value-type="float" office:value="1765.921111111111" table:style-name="ce16">
            <text:p>1,765.92</text:p>
          </table:table-cell>
          <table:table-cell office:value-type="float" office:value="2018.1955555555553" table:style-name="ce16">
            <text:p>2,018.20</text:p>
          </table:table-cell>
          <table:table-cell office:value-type="float" office:value="2270.4699999999998" table:style-name="ce16">
            <text:p>2,270.47</text:p>
          </table:table-cell>
          <table:table-cell office:value-type="float" office:value="2775.0188888888888" table:style-name="ce16">
            <text:p>2,775.02</text:p>
          </table:table-cell>
          <table:table-cell office:value-type="float" office:value="3279.5677777777773" table:style-name="ce16">
            <text:p>3,279.57</text:p>
          </table:table-cell>
          <table:table-cell office:value-type="float" office:value="3784.1166666666663" table:style-name="ce16">
            <text:p>3,784.12</text:p>
          </table:table-cell>
          <table:table-cell office:value-type="float" office:value="4540.9399999999996" table:style-name="ce16">
            <text:p>4,540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37</text:p>
          </table:table-cell>
          <table:table-cell office:value-type="string" table:style-name="ce8">
            <text:p>E07000121</text:p>
          </table:table-cell>
          <table:table-cell office:value-type="string" table:style-name="ce17">
            <text:p>Lancaster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531.46" table:style-name="ce16">
            <text:p>1,531.46</text:p>
          </table:table-cell>
          <table:table-cell office:value-type="float" office:value="1786.7033333333334" table:style-name="ce16">
            <text:p>1,786.70</text:p>
          </table:table-cell>
          <table:table-cell office:value-type="float" office:value="2041.9466666666667" table:style-name="ce16">
            <text:p>2,041.95</text:p>
          </table:table-cell>
          <table:table-cell office:value-type="float" office:value="2297.19" table:style-name="ce16">
            <text:p>2,297.19</text:p>
          </table:table-cell>
          <table:table-cell office:value-type="float" office:value="2807.6766666666667" table:style-name="ce16">
            <text:p>2,807.68</text:p>
          </table:table-cell>
          <table:table-cell office:value-type="float" office:value="3318.1633333333334" table:style-name="ce16">
            <text:p>3,318.16</text:p>
          </table:table-cell>
          <table:table-cell office:value-type="float" office:value="3828.6499999999996" table:style-name="ce16">
            <text:p>3,828.65</text:p>
          </table:table-cell>
          <table:table-cell office:value-type="float" office:value="4594.38" table:style-name="ce16">
            <text:p>4,594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38</text:p>
          </table:table-cell>
          <table:table-cell office:value-type="string" table:style-name="ce8">
            <text:p>E07000122</text:p>
          </table:table-cell>
          <table:table-cell office:value-type="string" table:style-name="ce17">
            <text:p>Pendle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610.0466666666669" table:style-name="ce16">
            <text:p>1,610.05</text:p>
          </table:table-cell>
          <table:table-cell office:value-type="float" office:value="1878.387777777778" table:style-name="ce16">
            <text:p>1,878.39</text:p>
          </table:table-cell>
          <table:table-cell office:value-type="float" office:value="2146.7288888888888" table:style-name="ce16">
            <text:p>2,146.73</text:p>
          </table:table-cell>
          <table:table-cell office:value-type="float" office:value="2415.0700000000002" table:style-name="ce16">
            <text:p>2,415.07</text:p>
          </table:table-cell>
          <table:table-cell office:value-type="float" office:value="2951.7522222222224" table:style-name="ce16">
            <text:p>2,951.75</text:p>
          </table:table-cell>
          <table:table-cell office:value-type="float" office:value="3488.434444444445" table:style-name="ce16">
            <text:p>3,488.43</text:p>
          </table:table-cell>
          <table:table-cell office:value-type="float" office:value="4025.1166666666668" table:style-name="ce16">
            <text:p>4,025.12</text:p>
          </table:table-cell>
          <table:table-cell office:value-type="float" office:value="4830.1400000000003" table:style-name="ce16">
            <text:p>4,830.1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39</text:p>
          </table:table-cell>
          <table:table-cell office:value-type="string" table:style-name="ce8">
            <text:p>E07000123</text:p>
          </table:table-cell>
          <table:table-cell office:value-type="string" table:style-name="ce17">
            <text:p>Preston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576.9866666666667" table:style-name="ce16">
            <text:p>1,576.99</text:p>
          </table:table-cell>
          <table:table-cell office:value-type="float" office:value="1839.8177777777778" table:style-name="ce16">
            <text:p>1,839.82</text:p>
          </table:table-cell>
          <table:table-cell office:value-type="float" office:value="2102.6488888888889" table:style-name="ce16">
            <text:p>2,102.65</text:p>
          </table:table-cell>
          <table:table-cell office:value-type="float" office:value="2365.48" table:style-name="ce16">
            <text:p>2,365.48</text:p>
          </table:table-cell>
          <table:table-cell office:value-type="float" office:value="2891.1422222222222" table:style-name="ce16">
            <text:p>2,891.14</text:p>
          </table:table-cell>
          <table:table-cell office:value-type="float" office:value="3416.8044444444445" table:style-name="ce16">
            <text:p>3,416.80</text:p>
          </table:table-cell>
          <table:table-cell office:value-type="float" office:value="3942.4666666666662" table:style-name="ce16">
            <text:p>3,942.47</text:p>
          </table:table-cell>
          <table:table-cell office:value-type="float" office:value="4730.96" table:style-name="ce16">
            <text:p>4,730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40</text:p>
          </table:table-cell>
          <table:table-cell office:value-type="string" table:style-name="ce8">
            <text:p>E07000124</text:p>
          </table:table-cell>
          <table:table-cell office:value-type="string" table:style-name="ce17">
            <text:p>Ribble Valley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464.6000000000001" table:style-name="ce16">
            <text:p>1,464.60</text:p>
          </table:table-cell>
          <table:table-cell office:value-type="float" office:value="1708.7" table:style-name="ce16">
            <text:p>1,708.70</text:p>
          </table:table-cell>
          <table:table-cell office:value-type="float" office:value="1952.8000000000002" table:style-name="ce16">
            <text:p>1,952.80</text:p>
          </table:table-cell>
          <table:table-cell office:value-type="float" office:value="2196.9" table:style-name="ce16">
            <text:p>2,196.90</text:p>
          </table:table-cell>
          <table:table-cell office:value-type="float" office:value="2685.1000000000004" table:style-name="ce16">
            <text:p>2,685.10</text:p>
          </table:table-cell>
          <table:table-cell office:value-type="float" office:value="3173.3" table:style-name="ce16">
            <text:p>3,173.30</text:p>
          </table:table-cell>
          <table:table-cell office:value-type="float" office:value="3661.5" table:style-name="ce16">
            <text:p>3,661.50</text:p>
          </table:table-cell>
          <table:table-cell office:value-type="float" office:value="4393.8" table:style-name="ce16">
            <text:p>4,393.8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41</text:p>
          </table:table-cell>
          <table:table-cell office:value-type="string" table:style-name="ce8">
            <text:p>E07000125</text:p>
          </table:table-cell>
          <table:table-cell office:value-type="string" table:style-name="ce17">
            <text:p>Rossendale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542.14" table:style-name="ce16">
            <text:p>1,542.14</text:p>
          </table:table-cell>
          <table:table-cell office:value-type="float" office:value="1799.1633333333334" table:style-name="ce16">
            <text:p>1,799.16</text:p>
          </table:table-cell>
          <table:table-cell office:value-type="float" office:value="2056.1866666666665" table:style-name="ce16">
            <text:p>2,056.19</text:p>
          </table:table-cell>
          <table:table-cell office:value-type="float" office:value="2313.21" table:style-name="ce16">
            <text:p>2,313.21</text:p>
          </table:table-cell>
          <table:table-cell office:value-type="float" office:value="2827.2566666666667" table:style-name="ce16">
            <text:p>2,827.26</text:p>
          </table:table-cell>
          <table:table-cell office:value-type="float" office:value="3341.3033333333333" table:style-name="ce16">
            <text:p>3,341.30</text:p>
          </table:table-cell>
          <table:table-cell office:value-type="float" office:value="3855.3500000000004" table:style-name="ce16">
            <text:p>3,855.35</text:p>
          </table:table-cell>
          <table:table-cell office:value-type="float" office:value="4626.42" table:style-name="ce16">
            <text:p>4,626.4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42</text:p>
          </table:table-cell>
          <table:table-cell office:value-type="string" table:style-name="ce8">
            <text:p>E07000126</text:p>
          </table:table-cell>
          <table:table-cell office:value-type="string" table:style-name="ce17">
            <text:p>South Ribble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494.6866666666667" table:style-name="ce16">
            <text:p>1,494.69</text:p>
          </table:table-cell>
          <table:table-cell office:value-type="float" office:value="1743.8011111111111" table:style-name="ce16">
            <text:p>1,743.80</text:p>
          </table:table-cell>
          <table:table-cell office:value-type="float" office:value="1992.9155555555558" table:style-name="ce16">
            <text:p>1,992.92</text:p>
          </table:table-cell>
          <table:table-cell office:value-type="float" office:value="2242.0300000000002" table:style-name="ce16">
            <text:p>2,242.03</text:p>
          </table:table-cell>
          <table:table-cell office:value-type="float" office:value="2740.258888888889" table:style-name="ce16">
            <text:p>2,740.26</text:p>
          </table:table-cell>
          <table:table-cell office:value-type="float" office:value="3238.4877777777783" table:style-name="ce16">
            <text:p>3,238.49</text:p>
          </table:table-cell>
          <table:table-cell office:value-type="float" office:value="3736.7166666666672" table:style-name="ce16">
            <text:p>3,736.72</text:p>
          </table:table-cell>
          <table:table-cell office:value-type="float" office:value="4484.0600000000004" table:style-name="ce16">
            <text:p>4,484.0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43</text:p>
          </table:table-cell>
          <table:table-cell office:value-type="string" table:style-name="ce8">
            <text:p>E07000127</text:p>
          </table:table-cell>
          <table:table-cell office:value-type="string" table:style-name="ce17">
            <text:p>West Lancashire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502.02" table:style-name="ce16">
            <text:p>1,502.02</text:p>
          </table:table-cell>
          <table:table-cell office:value-type="float" office:value="1752.3566666666668" table:style-name="ce16">
            <text:p>1,752.36</text:p>
          </table:table-cell>
          <table:table-cell office:value-type="float" office:value="2002.6933333333336" table:style-name="ce16">
            <text:p>2,002.69</text:p>
          </table:table-cell>
          <table:table-cell office:value-type="float" office:value="2253.0300000000002" table:style-name="ce16">
            <text:p>2,253.03</text:p>
          </table:table-cell>
          <table:table-cell office:value-type="float" office:value="2753.7033333333334" table:style-name="ce16">
            <text:p>2,753.70</text:p>
          </table:table-cell>
          <table:table-cell office:value-type="float" office:value="3254.376666666667" table:style-name="ce16">
            <text:p>3,254.38</text:p>
          </table:table-cell>
          <table:table-cell office:value-type="float" office:value="3755.0500000000006" table:style-name="ce16">
            <text:p>3,755.05</text:p>
          </table:table-cell>
          <table:table-cell office:value-type="float" office:value="4506.0600000000004" table:style-name="ce16">
            <text:p>4,506.0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344</text:p>
          </table:table-cell>
          <table:table-cell office:value-type="string" table:style-name="ce8">
            <text:p>E07000128</text:p>
          </table:table-cell>
          <table:table-cell office:value-type="string" table:style-name="ce17">
            <text:p>Wyre</text:p>
          </table:table-cell>
          <table:table-cell office:value-type="string" table:style-name="ce5">
            <text:p>NW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ancashire</text:p>
          </table:table-cell>
          <table:table-cell office:value-type="float" office:value="1502.2466666666667" table:style-name="ce16">
            <text:p>1,502.25</text:p>
          </table:table-cell>
          <table:table-cell office:value-type="float" office:value="1752.6211111111111" table:style-name="ce16">
            <text:p>1,752.62</text:p>
          </table:table-cell>
          <table:table-cell office:value-type="float" office:value="2002.9955555555555" table:style-name="ce16">
            <text:p>2,003.00</text:p>
          </table:table-cell>
          <table:table-cell office:value-type="float" office:value="2253.37" table:style-name="ce16">
            <text:p>2,253.37</text:p>
          </table:table-cell>
          <table:table-cell office:value-type="float" office:value="2754.1188888888887" table:style-name="ce16">
            <text:p>2,754.12</text:p>
          </table:table-cell>
          <table:table-cell office:value-type="float" office:value="3254.8677777777775" table:style-name="ce16">
            <text:p>3,254.87</text:p>
          </table:table-cell>
          <table:table-cell office:value-type="float" office:value="3755.6166666666663" table:style-name="ce16">
            <text:p>3,755.62</text:p>
          </table:table-cell>
          <table:table-cell office:value-type="float" office:value="4506.74" table:style-name="ce16">
            <text:p>4,506.7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431</text:p>
          </table:table-cell>
          <table:table-cell office:value-type="string" table:style-name="ce8">
            <text:p>E07000129</text:p>
          </table:table-cell>
          <table:table-cell office:value-type="string" table:style-name="ce17">
            <text:p>Blaby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eicestershire</text:p>
          </table:table-cell>
          <table:table-cell office:value-type="float" office:value="1528.3400000000001" table:style-name="ce16">
            <text:p>1,528.34</text:p>
          </table:table-cell>
          <table:table-cell office:value-type="float" office:value="1783.0633333333335" table:style-name="ce16">
            <text:p>1,783.06</text:p>
          </table:table-cell>
          <table:table-cell office:value-type="float" office:value="2037.7866666666669" table:style-name="ce16">
            <text:p>2,037.79</text:p>
          </table:table-cell>
          <table:table-cell office:value-type="float" office:value="2292.5100000000002" table:style-name="ce16">
            <text:p>2,292.51</text:p>
          </table:table-cell>
          <table:table-cell office:value-type="float" office:value="2801.9566666666669" table:style-name="ce16">
            <text:p>2,801.96</text:p>
          </table:table-cell>
          <table:table-cell office:value-type="float" office:value="3311.4033333333336" table:style-name="ce16">
            <text:p>3,311.40</text:p>
          </table:table-cell>
          <table:table-cell office:value-type="float" office:value="3820.8500000000004" table:style-name="ce16">
            <text:p>3,820.85</text:p>
          </table:table-cell>
          <table:table-cell office:value-type="float" office:value="4585.0200000000004" table:style-name="ce16">
            <text:p>4,585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432</text:p>
          </table:table-cell>
          <table:table-cell office:value-type="string" table:style-name="ce8">
            <text:p>E07000130</text:p>
          </table:table-cell>
          <table:table-cell office:value-type="string" table:style-name="ce17">
            <text:p>Charnwood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eicestershire</text:p>
          </table:table-cell>
          <table:table-cell office:value-type="float" office:value="1479.54" table:style-name="ce16">
            <text:p>1,479.54</text:p>
          </table:table-cell>
          <table:table-cell office:value-type="float" office:value="1726.13" table:style-name="ce16">
            <text:p>1,726.13</text:p>
          </table:table-cell>
          <table:table-cell office:value-type="float" office:value="1972.72" table:style-name="ce16">
            <text:p>1,972.72</text:p>
          </table:table-cell>
          <table:table-cell office:value-type="float" office:value="2219.31" table:style-name="ce16">
            <text:p>2,219.31</text:p>
          </table:table-cell>
          <table:table-cell office:value-type="float" office:value="2712.49" table:style-name="ce16">
            <text:p>2,712.49</text:p>
          </table:table-cell>
          <table:table-cell office:value-type="float" office:value="3205.67" table:style-name="ce16">
            <text:p>3,205.67</text:p>
          </table:table-cell>
          <table:table-cell office:value-type="float" office:value="3698.8500000000004" table:style-name="ce16">
            <text:p>3,698.85</text:p>
          </table:table-cell>
          <table:table-cell office:value-type="float" office:value="4438.62" table:style-name="ce16">
            <text:p>4,438.6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433</text:p>
          </table:table-cell>
          <table:table-cell office:value-type="string" table:style-name="ce8">
            <text:p>E07000131</text:p>
          </table:table-cell>
          <table:table-cell office:value-type="string" table:style-name="ce17">
            <text:p>Harborough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eicestershire</text:p>
          </table:table-cell>
          <table:table-cell office:value-type="float" office:value="1474.9866666666667" table:style-name="ce16">
            <text:p>1,474.99</text:p>
          </table:table-cell>
          <table:table-cell office:value-type="float" office:value="1720.8177777777778" table:style-name="ce16">
            <text:p>1,720.82</text:p>
          </table:table-cell>
          <table:table-cell office:value-type="float" office:value="1966.6488888888889" table:style-name="ce16">
            <text:p>1,966.65</text:p>
          </table:table-cell>
          <table:table-cell office:value-type="float" office:value="2212.48" table:style-name="ce16">
            <text:p>2,212.48</text:p>
          </table:table-cell>
          <table:table-cell office:value-type="float" office:value="2704.1422222222222" table:style-name="ce16">
            <text:p>2,704.14</text:p>
          </table:table-cell>
          <table:table-cell office:value-type="float" office:value="3195.8044444444445" table:style-name="ce16">
            <text:p>3,195.80</text:p>
          </table:table-cell>
          <table:table-cell office:value-type="float" office:value="3687.4666666666662" table:style-name="ce16">
            <text:p>3,687.47</text:p>
          </table:table-cell>
          <table:table-cell office:value-type="float" office:value="4424.96" table:style-name="ce16">
            <text:p>4,424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434</text:p>
          </table:table-cell>
          <table:table-cell office:value-type="string" table:style-name="ce8">
            <text:p>E07000132</text:p>
          </table:table-cell>
          <table:table-cell office:value-type="string" table:style-name="ce17">
            <text:p>Hinckley &amp; Bosworth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eicestershire</text:p>
          </table:table-cell>
          <table:table-cell office:value-type="float" office:value="1462.7266666666667" table:style-name="ce16">
            <text:p>1,462.73</text:p>
          </table:table-cell>
          <table:table-cell office:value-type="float" office:value="1706.5144444444445" table:style-name="ce16">
            <text:p>1,706.51</text:p>
          </table:table-cell>
          <table:table-cell office:value-type="float" office:value="1950.3022222222223" table:style-name="ce16">
            <text:p>1,950.30</text:p>
          </table:table-cell>
          <table:table-cell office:value-type="float" office:value="2194.09" table:style-name="ce16">
            <text:p>2,194.09</text:p>
          </table:table-cell>
          <table:table-cell office:value-type="float" office:value="2681.6655555555558" table:style-name="ce16">
            <text:p>2,681.67</text:p>
          </table:table-cell>
          <table:table-cell office:value-type="float" office:value="3169.2411111111114" table:style-name="ce16">
            <text:p>3,169.24</text:p>
          </table:table-cell>
          <table:table-cell office:value-type="float" office:value="3656.8166666666675" table:style-name="ce16">
            <text:p>3,656.82</text:p>
          </table:table-cell>
          <table:table-cell office:value-type="float" office:value="4388.18" table:style-name="ce16">
            <text:p>4,388.1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436</text:p>
          </table:table-cell>
          <table:table-cell office:value-type="string" table:style-name="ce8">
            <text:p>E07000133</text:p>
          </table:table-cell>
          <table:table-cell office:value-type="string" table:style-name="ce17">
            <text:p>Melton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eicestershire</text:p>
          </table:table-cell>
          <table:table-cell office:value-type="float" office:value="1494.1866666666667" table:style-name="ce16">
            <text:p>1,494.19</text:p>
          </table:table-cell>
          <table:table-cell office:value-type="float" office:value="1743.2177777777779" table:style-name="ce16">
            <text:p>1,743.22</text:p>
          </table:table-cell>
          <table:table-cell office:value-type="float" office:value="1992.248888888889" table:style-name="ce16">
            <text:p>1,992.25</text:p>
          </table:table-cell>
          <table:table-cell office:value-type="float" office:value="2241.2800000000002" table:style-name="ce16">
            <text:p>2,241.28</text:p>
          </table:table-cell>
          <table:table-cell office:value-type="float" office:value="2739.3422222222225" table:style-name="ce16">
            <text:p>2,739.34</text:p>
          </table:table-cell>
          <table:table-cell office:value-type="float" office:value="3237.4044444444448" table:style-name="ce16">
            <text:p>3,237.40</text:p>
          </table:table-cell>
          <table:table-cell office:value-type="float" office:value="3735.4666666666672" table:style-name="ce16">
            <text:p>3,735.47</text:p>
          </table:table-cell>
          <table:table-cell office:value-type="float" office:value="4482.5600000000004" table:style-name="ce16">
            <text:p>4,482.5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437</text:p>
          </table:table-cell>
          <table:table-cell office:value-type="string" table:style-name="ce8">
            <text:p>E07000134</text:p>
          </table:table-cell>
          <table:table-cell office:value-type="string" table:style-name="ce17">
            <text:p>North West Leicestershire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eicestershire</text:p>
          </table:table-cell>
          <table:table-cell office:value-type="float" office:value="1487.1000000000001" table:style-name="ce16">
            <text:p>1,487.10</text:p>
          </table:table-cell>
          <table:table-cell office:value-type="float" office:value="1734.95" table:style-name="ce16">
            <text:p>1,734.95</text:p>
          </table:table-cell>
          <table:table-cell office:value-type="float" office:value="1982.8000000000002" table:style-name="ce16">
            <text:p>1,982.80</text:p>
          </table:table-cell>
          <table:table-cell office:value-type="float" office:value="2230.65" table:style-name="ce16">
            <text:p>2,230.65</text:p>
          </table:table-cell>
          <table:table-cell office:value-type="float" office:value="2726.3500000000004" table:style-name="ce16">
            <text:p>2,726.35</text:p>
          </table:table-cell>
          <table:table-cell office:value-type="float" office:value="3222.05" table:style-name="ce16">
            <text:p>3,222.05</text:p>
          </table:table-cell>
          <table:table-cell office:value-type="float" office:value="3717.75" table:style-name="ce16">
            <text:p>3,717.75</text:p>
          </table:table-cell>
          <table:table-cell office:value-type="float" office:value="4461.3" table:style-name="ce16">
            <text:p>4,461.3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438</text:p>
          </table:table-cell>
          <table:table-cell office:value-type="string" table:style-name="ce8">
            <text:p>E07000135</text:p>
          </table:table-cell>
          <table:table-cell office:value-type="string" table:style-name="ce17">
            <text:p>Oadby &amp; Wigston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eicestershire</text:p>
          </table:table-cell>
          <table:table-cell office:value-type="float" office:value="1482.3333333333333" table:style-name="ce16">
            <text:p>1,482.33</text:p>
          </table:table-cell>
          <table:table-cell office:value-type="float" office:value="1729.3888888888889" table:style-name="ce16">
            <text:p>1,729.39</text:p>
          </table:table-cell>
          <table:table-cell office:value-type="float" office:value="1976.4444444444443" table:style-name="ce16">
            <text:p>1,976.44</text:p>
          </table:table-cell>
          <table:table-cell office:value-type="float" office:value="2223.5" table:style-name="ce16">
            <text:p>2,223.50</text:p>
          </table:table-cell>
          <table:table-cell office:value-type="float" office:value="2717.6111111111113" table:style-name="ce16">
            <text:p>2,717.61</text:p>
          </table:table-cell>
          <table:table-cell office:value-type="float" office:value="3211.7222222222222" table:style-name="ce16">
            <text:p>3,211.72</text:p>
          </table:table-cell>
          <table:table-cell office:value-type="float" office:value="3705.8333333333335" table:style-name="ce16">
            <text:p>3,705.83</text:p>
          </table:table-cell>
          <table:table-cell office:value-type="float" office:value="4447" table:style-name="ce16">
            <text:p>4,447.0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531</text:p>
          </table:table-cell>
          <table:table-cell office:value-type="string" table:style-name="ce8">
            <text:p>E07000136</text:p>
          </table:table-cell>
          <table:table-cell office:value-type="string" table:style-name="ce17">
            <text:p>Boston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incolnshire</text:p>
          </table:table-cell>
          <table:table-cell office:value-type="float" office:value="1443.5666666666666" table:style-name="ce16">
            <text:p>1,443.57</text:p>
          </table:table-cell>
          <table:table-cell office:value-type="float" office:value="1684.161111111111" table:style-name="ce16">
            <text:p>1,684.16</text:p>
          </table:table-cell>
          <table:table-cell office:value-type="float" office:value="1924.7555555555555" table:style-name="ce16">
            <text:p>1,924.76</text:p>
          </table:table-cell>
          <table:table-cell office:value-type="float" office:value="2165.35" table:style-name="ce16">
            <text:p>2,165.35</text:p>
          </table:table-cell>
          <table:table-cell office:value-type="float" office:value="2646.5388888888888" table:style-name="ce16">
            <text:p>2,646.54</text:p>
          </table:table-cell>
          <table:table-cell office:value-type="float" office:value="3127.7277777777776" table:style-name="ce16">
            <text:p>3,127.73</text:p>
          </table:table-cell>
          <table:table-cell office:value-type="float" office:value="3608.9166666666665" table:style-name="ce16">
            <text:p>3,608.92</text:p>
          </table:table-cell>
          <table:table-cell office:value-type="float" office:value="4330.7" table:style-name="ce16">
            <text:p>4,330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532</text:p>
          </table:table-cell>
          <table:table-cell office:value-type="string" table:style-name="ce8">
            <text:p>E07000137</text:p>
          </table:table-cell>
          <table:table-cell office:value-type="string" table:style-name="ce17">
            <text:p>East Lindsey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incolnshire</text:p>
          </table:table-cell>
          <table:table-cell office:value-type="float" office:value="1419.1133333333335" table:style-name="ce16">
            <text:p>1,419.11</text:p>
          </table:table-cell>
          <table:table-cell office:value-type="float" office:value="1655.6322222222223" table:style-name="ce16">
            <text:p>1,655.63</text:p>
          </table:table-cell>
          <table:table-cell office:value-type="float" office:value="1892.1511111111113" table:style-name="ce16">
            <text:p>1,892.15</text:p>
          </table:table-cell>
          <table:table-cell office:value-type="float" office:value="2128.67" table:style-name="ce16">
            <text:p>2,128.67</text:p>
          </table:table-cell>
          <table:table-cell office:value-type="float" office:value="2601.7077777777781" table:style-name="ce16">
            <text:p>2,601.71</text:p>
          </table:table-cell>
          <table:table-cell office:value-type="float" office:value="3074.7455555555553" table:style-name="ce16">
            <text:p>3,074.75</text:p>
          </table:table-cell>
          <table:table-cell office:value-type="float" office:value="3547.7833333333338" table:style-name="ce16">
            <text:p>3,547.78</text:p>
          </table:table-cell>
          <table:table-cell office:value-type="float" office:value="4257.34" table:style-name="ce16">
            <text:p>4,257.3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533</text:p>
          </table:table-cell>
          <table:table-cell office:value-type="string" table:style-name="ce8">
            <text:p>E07000138</text:p>
          </table:table-cell>
          <table:table-cell office:value-type="string" table:style-name="ce17">
            <text:p>Lincoln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incolnshire</text:p>
          </table:table-cell>
          <table:table-cell office:value-type="float" office:value="1460.58" table:style-name="ce16">
            <text:p>1,460.58</text:p>
          </table:table-cell>
          <table:table-cell office:value-type="float" office:value="1704.01" table:style-name="ce16">
            <text:p>1,704.01</text:p>
          </table:table-cell>
          <table:table-cell office:value-type="float" office:value="1947.4399999999998" table:style-name="ce16">
            <text:p>1,947.44</text:p>
          </table:table-cell>
          <table:table-cell office:value-type="float" office:value="2190.87" table:style-name="ce16">
            <text:p>2,190.87</text:p>
          </table:table-cell>
          <table:table-cell office:value-type="float" office:value="2677.73" table:style-name="ce16">
            <text:p>2,677.73</text:p>
          </table:table-cell>
          <table:table-cell office:value-type="float" office:value="3164.5899999999997" table:style-name="ce16">
            <text:p>3,164.59</text:p>
          </table:table-cell>
          <table:table-cell office:value-type="float" office:value="3651.4499999999994" table:style-name="ce16">
            <text:p>3,651.45</text:p>
          </table:table-cell>
          <table:table-cell office:value-type="float" office:value="4381.74" table:style-name="ce16">
            <text:p>4,381.7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534</text:p>
          </table:table-cell>
          <table:table-cell office:value-type="string" table:style-name="ce8">
            <text:p>E07000139</text:p>
          </table:table-cell>
          <table:table-cell office:value-type="string" table:style-name="ce17">
            <text:p>North Kesteven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incolnshire</text:p>
          </table:table-cell>
          <table:table-cell office:value-type="float" office:value="1457.7666666666669" table:style-name="ce16">
            <text:p>1,457.77</text:p>
          </table:table-cell>
          <table:table-cell office:value-type="float" office:value="1700.7277777777779" table:style-name="ce16">
            <text:p>1,700.73</text:p>
          </table:table-cell>
          <table:table-cell office:value-type="float" office:value="1943.6888888888889" table:style-name="ce16">
            <text:p>1,943.69</text:p>
          </table:table-cell>
          <table:table-cell office:value-type="float" office:value="2186.65" table:style-name="ce16">
            <text:p>2,186.65</text:p>
          </table:table-cell>
          <table:table-cell office:value-type="float" office:value="2672.5722222222225" table:style-name="ce16">
            <text:p>2,672.57</text:p>
          </table:table-cell>
          <table:table-cell office:value-type="float" office:value="3158.4944444444445" table:style-name="ce16">
            <text:p>3,158.49</text:p>
          </table:table-cell>
          <table:table-cell office:value-type="float" office:value="3644.4166666666665" table:style-name="ce16">
            <text:p>3,644.42</text:p>
          </table:table-cell>
          <table:table-cell office:value-type="float" office:value="4373.3" table:style-name="ce16">
            <text:p>4,373.3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535</text:p>
          </table:table-cell>
          <table:table-cell office:value-type="string" table:style-name="ce8">
            <text:p>E07000140</text:p>
          </table:table-cell>
          <table:table-cell office:value-type="string" table:style-name="ce17">
            <text:p>South Holland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incolnshire</text:p>
          </table:table-cell>
          <table:table-cell office:value-type="float" office:value="1423.6000000000001" table:style-name="ce16">
            <text:p>1,423.60</text:p>
          </table:table-cell>
          <table:table-cell office:value-type="float" office:value="1660.8666666666668" table:style-name="ce16">
            <text:p>1,660.87</text:p>
          </table:table-cell>
          <table:table-cell office:value-type="float" office:value="1898.1333333333334" table:style-name="ce16">
            <text:p>1,898.13</text:p>
          </table:table-cell>
          <table:table-cell office:value-type="float" office:value="2135.4" table:style-name="ce16">
            <text:p>2,135.40</text:p>
          </table:table-cell>
          <table:table-cell office:value-type="float" office:value="2609.9333333333334" table:style-name="ce16">
            <text:p>2,609.93</text:p>
          </table:table-cell>
          <table:table-cell office:value-type="float" office:value="3084.4666666666667" table:style-name="ce16">
            <text:p>3,084.47</text:p>
          </table:table-cell>
          <table:table-cell office:value-type="float" office:value="3559" table:style-name="ce16">
            <text:p>3,559.00</text:p>
          </table:table-cell>
          <table:table-cell office:value-type="float" office:value="4270.8" table:style-name="ce16">
            <text:p>4,270.8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536</text:p>
          </table:table-cell>
          <table:table-cell office:value-type="string" table:style-name="ce8">
            <text:p>E07000141</text:p>
          </table:table-cell>
          <table:table-cell office:value-type="string" table:style-name="ce17">
            <text:p>South Kesteven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incolnshire</text:p>
          </table:table-cell>
          <table:table-cell office:value-type="float" office:value="1410.0066666666669" table:style-name="ce16">
            <text:p>1,410.01</text:p>
          </table:table-cell>
          <table:table-cell office:value-type="float" office:value="1645.0077777777778" table:style-name="ce16">
            <text:p>1,645.01</text:p>
          </table:table-cell>
          <table:table-cell office:value-type="float" office:value="1880.008888888889" table:style-name="ce16">
            <text:p>1,880.01</text:p>
          </table:table-cell>
          <table:table-cell office:value-type="float" office:value="2115.0100000000002" table:style-name="ce16">
            <text:p>2,115.01</text:p>
          </table:table-cell>
          <table:table-cell office:value-type="float" office:value="2585.0122222222221" table:style-name="ce16">
            <text:p>2,585.01</text:p>
          </table:table-cell>
          <table:table-cell office:value-type="float" office:value="3055.014444444445" table:style-name="ce16">
            <text:p>3,055.01</text:p>
          </table:table-cell>
          <table:table-cell office:value-type="float" office:value="3525.0166666666669" table:style-name="ce16">
            <text:p>3,525.02</text:p>
          </table:table-cell>
          <table:table-cell office:value-type="float" office:value="4230.0200000000004" table:style-name="ce16">
            <text:p>4,230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537</text:p>
          </table:table-cell>
          <table:table-cell office:value-type="string" table:style-name="ce8">
            <text:p>E07000142</text:p>
          </table:table-cell>
          <table:table-cell office:value-type="string" table:style-name="ce17">
            <text:p>West Lindsey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Lincolnshire</text:p>
          </table:table-cell>
          <table:table-cell office:value-type="float" office:value="1472.3933333333334" table:style-name="ce16">
            <text:p>1,472.39</text:p>
          </table:table-cell>
          <table:table-cell office:value-type="float" office:value="1717.7922222222223" table:style-name="ce16">
            <text:p>1,717.79</text:p>
          </table:table-cell>
          <table:table-cell office:value-type="float" office:value="1963.1911111111112" table:style-name="ce16">
            <text:p>1,963.19</text:p>
          </table:table-cell>
          <table:table-cell office:value-type="float" office:value="2208.59" table:style-name="ce16">
            <text:p>2,208.59</text:p>
          </table:table-cell>
          <table:table-cell office:value-type="float" office:value="2699.387777777778" table:style-name="ce16">
            <text:p>2,699.39</text:p>
          </table:table-cell>
          <table:table-cell office:value-type="float" office:value="3190.1855555555558" table:style-name="ce16">
            <text:p>3,190.19</text:p>
          </table:table-cell>
          <table:table-cell office:value-type="float" office:value="3680.983333333334" table:style-name="ce16">
            <text:p>3,680.98</text:p>
          </table:table-cell>
          <table:table-cell office:value-type="float" office:value="4417.18" table:style-name="ce16">
            <text:p>4,417.1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631</text:p>
          </table:table-cell>
          <table:table-cell office:value-type="string" table:style-name="ce8">
            <text:p>E07000143</text:p>
          </table:table-cell>
          <table:table-cell office:value-type="string" table:style-name="ce17">
            <text:p>Breckland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rfolk</text:p>
          </table:table-cell>
          <table:table-cell office:value-type="float" office:value="1479.5466666666669" table:style-name="ce16">
            <text:p>1,479.55</text:p>
          </table:table-cell>
          <table:table-cell office:value-type="float" office:value="1726.137777777778" table:style-name="ce16">
            <text:p>1,726.14</text:p>
          </table:table-cell>
          <table:table-cell office:value-type="float" office:value="1972.7288888888891" table:style-name="ce16">
            <text:p>1,972.73</text:p>
          </table:table-cell>
          <table:table-cell office:value-type="float" office:value="2219.3200000000002" table:style-name="ce16">
            <text:p>2,219.32</text:p>
          </table:table-cell>
          <table:table-cell office:value-type="float" office:value="2712.5022222222224" table:style-name="ce16">
            <text:p>2,712.50</text:p>
          </table:table-cell>
          <table:table-cell office:value-type="float" office:value="3205.684444444445" table:style-name="ce16">
            <text:p>3,205.68</text:p>
          </table:table-cell>
          <table:table-cell office:value-type="float" office:value="3698.8666666666668" table:style-name="ce16">
            <text:p>3,698.87</text:p>
          </table:table-cell>
          <table:table-cell office:value-type="float" office:value="4438.6400000000003" table:style-name="ce16">
            <text:p>4,438.6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632</text:p>
          </table:table-cell>
          <table:table-cell office:value-type="string" table:style-name="ce8">
            <text:p>E07000144</text:p>
          </table:table-cell>
          <table:table-cell office:value-type="string" table:style-name="ce17">
            <text:p>Broadland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rfolk</text:p>
          </table:table-cell>
          <table:table-cell office:value-type="float" office:value="1483.3133333333333" table:style-name="ce16">
            <text:p>1,483.31</text:p>
          </table:table-cell>
          <table:table-cell office:value-type="float" office:value="1730.5322222222221" table:style-name="ce16">
            <text:p>1,730.53</text:p>
          </table:table-cell>
          <table:table-cell office:value-type="float" office:value="1977.751111111111" table:style-name="ce16">
            <text:p>1,977.75</text:p>
          </table:table-cell>
          <table:table-cell office:value-type="float" office:value="2224.9699999999998" table:style-name="ce16">
            <text:p>2,224.97</text:p>
          </table:table-cell>
          <table:table-cell office:value-type="float" office:value="2719.4077777777775" table:style-name="ce16">
            <text:p>2,719.41</text:p>
          </table:table-cell>
          <table:table-cell office:value-type="float" office:value="3213.8455555555552" table:style-name="ce16">
            <text:p>3,213.85</text:p>
          </table:table-cell>
          <table:table-cell office:value-type="float" office:value="3708.2833333333328" table:style-name="ce16">
            <text:p>3,708.28</text:p>
          </table:table-cell>
          <table:table-cell office:value-type="float" office:value="4449.9399999999996" table:style-name="ce16">
            <text:p>4,449.9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633</text:p>
          </table:table-cell>
          <table:table-cell office:value-type="string" table:style-name="ce8">
            <text:p>E07000145</text:p>
          </table:table-cell>
          <table:table-cell office:value-type="string" table:style-name="ce17">
            <text:p>Great Yarmouth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rfolk</text:p>
          </table:table-cell>
          <table:table-cell office:value-type="float" office:value="1467.3200000000002" table:style-name="ce16">
            <text:p>1,467.32</text:p>
          </table:table-cell>
          <table:table-cell office:value-type="float" office:value="1711.8733333333334" table:style-name="ce16">
            <text:p>1,711.87</text:p>
          </table:table-cell>
          <table:table-cell office:value-type="float" office:value="1956.4266666666667" table:style-name="ce16">
            <text:p>1,956.43</text:p>
          </table:table-cell>
          <table:table-cell office:value-type="float" office:value="2200.98" table:style-name="ce16">
            <text:p>2,200.98</text:p>
          </table:table-cell>
          <table:table-cell office:value-type="float" office:value="2690.0866666666666" table:style-name="ce16">
            <text:p>2,690.09</text:p>
          </table:table-cell>
          <table:table-cell office:value-type="float" office:value="3179.1933333333336" table:style-name="ce16">
            <text:p>3,179.19</text:p>
          </table:table-cell>
          <table:table-cell office:value-type="float" office:value="3668.2999999999997" table:style-name="ce16">
            <text:p>3,668.30</text:p>
          </table:table-cell>
          <table:table-cell office:value-type="float" office:value="4401.96" table:style-name="ce16">
            <text:p>4,401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634</text:p>
          </table:table-cell>
          <table:table-cell office:value-type="string" table:style-name="ce8">
            <text:p>E07000146</text:p>
          </table:table-cell>
          <table:table-cell office:value-type="string" table:style-name="ce17">
            <text:p>King's Lynn &amp; West Norfolk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rfolk</text:p>
          </table:table-cell>
          <table:table-cell office:value-type="float" office:value="1477.1266666666666" table:style-name="ce16">
            <text:p>1,477.13</text:p>
          </table:table-cell>
          <table:table-cell office:value-type="float" office:value="1723.3144444444445" table:style-name="ce16">
            <text:p>1,723.31</text:p>
          </table:table-cell>
          <table:table-cell office:value-type="float" office:value="1969.5022222222224" table:style-name="ce16">
            <text:p>1,969.50</text:p>
          </table:table-cell>
          <table:table-cell office:value-type="float" office:value="2215.69" table:style-name="ce16">
            <text:p>2,215.69</text:p>
          </table:table-cell>
          <table:table-cell office:value-type="float" office:value="2708.0655555555554" table:style-name="ce16">
            <text:p>2,708.07</text:p>
          </table:table-cell>
          <table:table-cell office:value-type="float" office:value="3200.4411111111112" table:style-name="ce16">
            <text:p>3,200.44</text:p>
          </table:table-cell>
          <table:table-cell office:value-type="float" office:value="3692.8166666666666" table:style-name="ce16">
            <text:p>3,692.82</text:p>
          </table:table-cell>
          <table:table-cell office:value-type="float" office:value="4431.38" table:style-name="ce16">
            <text:p>4,431.3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635</text:p>
          </table:table-cell>
          <table:table-cell office:value-type="string" table:style-name="ce8">
            <text:p>E07000147</text:p>
          </table:table-cell>
          <table:table-cell office:value-type="string" table:style-name="ce17">
            <text:p>North Norfolk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rfolk</text:p>
          </table:table-cell>
          <table:table-cell office:value-type="float" office:value="1487.9866666666667" table:style-name="ce16">
            <text:p>1,487.99</text:p>
          </table:table-cell>
          <table:table-cell office:value-type="float" office:value="1735.9844444444445" table:style-name="ce16">
            <text:p>1,735.98</text:p>
          </table:table-cell>
          <table:table-cell office:value-type="float" office:value="1983.9822222222222" table:style-name="ce16">
            <text:p>1,983.98</text:p>
          </table:table-cell>
          <table:table-cell office:value-type="float" office:value="2231.98" table:style-name="ce16">
            <text:p>2,231.98</text:p>
          </table:table-cell>
          <table:table-cell office:value-type="float" office:value="2727.9755555555553" table:style-name="ce16">
            <text:p>2,727.98</text:p>
          </table:table-cell>
          <table:table-cell office:value-type="float" office:value="3223.9711111111114" table:style-name="ce16">
            <text:p>3,223.97</text:p>
          </table:table-cell>
          <table:table-cell office:value-type="float" office:value="3719.9666666666662" table:style-name="ce16">
            <text:p>3,719.97</text:p>
          </table:table-cell>
          <table:table-cell office:value-type="float" office:value="4463.96" table:style-name="ce16">
            <text:p>4,463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636</text:p>
          </table:table-cell>
          <table:table-cell office:value-type="string" table:style-name="ce8">
            <text:p>E07000148</text:p>
          </table:table-cell>
          <table:table-cell office:value-type="string" table:style-name="ce17">
            <text:p>Norwich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rfolk</text:p>
          </table:table-cell>
          <table:table-cell office:value-type="float" office:value="1523.4866666666667" table:style-name="ce16">
            <text:p>1,523.49</text:p>
          </table:table-cell>
          <table:table-cell office:value-type="float" office:value="1777.4011111111113" table:style-name="ce16">
            <text:p>1,777.40</text:p>
          </table:table-cell>
          <table:table-cell office:value-type="float" office:value="2031.3155555555556" table:style-name="ce16">
            <text:p>2,031.32</text:p>
          </table:table-cell>
          <table:table-cell office:value-type="float" office:value="2285.23" table:style-name="ce16">
            <text:p>2,285.23</text:p>
          </table:table-cell>
          <table:table-cell office:value-type="float" office:value="2793.0588888888888" table:style-name="ce16">
            <text:p>2,793.06</text:p>
          </table:table-cell>
          <table:table-cell office:value-type="float" office:value="3300.887777777778" table:style-name="ce16">
            <text:p>3,300.89</text:p>
          </table:table-cell>
          <table:table-cell office:value-type="float" office:value="3808.7166666666662" table:style-name="ce16">
            <text:p>3,808.72</text:p>
          </table:table-cell>
          <table:table-cell office:value-type="float" office:value="4570.46" table:style-name="ce16">
            <text:p>4,570.4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2637</text:p>
          </table:table-cell>
          <table:table-cell office:value-type="string" table:style-name="ce8">
            <text:p>E07000149</text:p>
          </table:table-cell>
          <table:table-cell office:value-type="string" table:style-name="ce17">
            <text:p>South Norfolk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rfolk</text:p>
          </table:table-cell>
          <table:table-cell office:value-type="float" office:value="1505.0866666666668" table:style-name="ce16">
            <text:p>1,505.09</text:p>
          </table:table-cell>
          <table:table-cell office:value-type="float" office:value="1755.9344444444444" table:style-name="ce16">
            <text:p>1,755.93</text:p>
          </table:table-cell>
          <table:table-cell office:value-type="float" office:value="2006.7822222222223" table:style-name="ce16">
            <text:p>2,006.78</text:p>
          </table:table-cell>
          <table:table-cell office:value-type="float" office:value="2257.63" table:style-name="ce16">
            <text:p>2,257.63</text:p>
          </table:table-cell>
          <table:table-cell office:value-type="float" office:value="2759.3255555555556" table:style-name="ce16">
            <text:p>2,759.33</text:p>
          </table:table-cell>
          <table:table-cell office:value-type="float" office:value="3261.0211111111112" table:style-name="ce16">
            <text:p>3,261.02</text:p>
          </table:table-cell>
          <table:table-cell office:value-type="float" office:value="3762.7166666666672" table:style-name="ce16">
            <text:p>3,762.72</text:p>
          </table:table-cell>
          <table:table-cell office:value-type="float" office:value="4515.26" table:style-name="ce16">
            <text:p>4,515.2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031</text:p>
          </table:table-cell>
          <table:table-cell office:value-type="string" table:style-name="ce8">
            <text:p>E07000170</text:p>
          </table:table-cell>
          <table:table-cell office:value-type="string" table:style-name="ce17">
            <text:p>Ashfield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ttinghamshire</text:p>
          </table:table-cell>
          <table:table-cell office:value-type="float" office:value="1599.8733333333334" table:style-name="ce16">
            <text:p>1,599.87</text:p>
          </table:table-cell>
          <table:table-cell office:value-type="float" office:value="1866.5188888888888" table:style-name="ce16">
            <text:p>1,866.52</text:p>
          </table:table-cell>
          <table:table-cell office:value-type="float" office:value="2133.1644444444446" table:style-name="ce16">
            <text:p>2,133.16</text:p>
          </table:table-cell>
          <table:table-cell office:value-type="float" office:value="2399.81" table:style-name="ce16">
            <text:p>2,399.81</text:p>
          </table:table-cell>
          <table:table-cell office:value-type="float" office:value="2933.1011111111111" table:style-name="ce16">
            <text:p>2,933.10</text:p>
          </table:table-cell>
          <table:table-cell office:value-type="float" office:value="3466.3922222222222" table:style-name="ce16">
            <text:p>3,466.39</text:p>
          </table:table-cell>
          <table:table-cell office:value-type="float" office:value="3999.6833333333334" table:style-name="ce16">
            <text:p>3,999.68</text:p>
          </table:table-cell>
          <table:table-cell office:value-type="float" office:value="4799.62" table:style-name="ce16">
            <text:p>4,799.6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032</text:p>
          </table:table-cell>
          <table:table-cell office:value-type="string" table:style-name="ce8">
            <text:p>E07000171</text:p>
          </table:table-cell>
          <table:table-cell office:value-type="string" table:style-name="ce17">
            <text:p>Bassetlaw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ttinghamshire</text:p>
          </table:table-cell>
          <table:table-cell office:value-type="float" office:value="1615.8333333333333" table:style-name="ce16">
            <text:p>1,615.83</text:p>
          </table:table-cell>
          <table:table-cell office:value-type="float" office:value="1885.1388888888889" table:style-name="ce16">
            <text:p>1,885.14</text:p>
          </table:table-cell>
          <table:table-cell office:value-type="float" office:value="2154.4444444444443" table:style-name="ce16">
            <text:p>2,154.44</text:p>
          </table:table-cell>
          <table:table-cell office:value-type="float" office:value="2423.75" table:style-name="ce16">
            <text:p>2,423.75</text:p>
          </table:table-cell>
          <table:table-cell office:value-type="float" office:value="2962.3611111111113" table:style-name="ce16">
            <text:p>2,962.36</text:p>
          </table:table-cell>
          <table:table-cell office:value-type="float" office:value="3500.9722222222222" table:style-name="ce16">
            <text:p>3,500.97</text:p>
          </table:table-cell>
          <table:table-cell office:value-type="float" office:value="4039.5833333333335" table:style-name="ce16">
            <text:p>4,039.58</text:p>
          </table:table-cell>
          <table:table-cell office:value-type="float" office:value="4847.5" table:style-name="ce16">
            <text:p>4,847.5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033</text:p>
          </table:table-cell>
          <table:table-cell office:value-type="string" table:style-name="ce8">
            <text:p>E07000172</text:p>
          </table:table-cell>
          <table:table-cell office:value-type="string" table:style-name="ce17">
            <text:p>Broxtowe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ttinghamshire</text:p>
          </table:table-cell>
          <table:table-cell office:value-type="float" office:value="1600.7266666666667" table:style-name="ce16">
            <text:p>1,600.73</text:p>
          </table:table-cell>
          <table:table-cell office:value-type="float" office:value="1867.5144444444445" table:style-name="ce16">
            <text:p>1,867.51</text:p>
          </table:table-cell>
          <table:table-cell office:value-type="float" office:value="2134.3022222222226" table:style-name="ce16">
            <text:p>2,134.30</text:p>
          </table:table-cell>
          <table:table-cell office:value-type="float" office:value="2401.09" table:style-name="ce16">
            <text:p>2,401.09</text:p>
          </table:table-cell>
          <table:table-cell office:value-type="float" office:value="2934.6655555555558" table:style-name="ce16">
            <text:p>2,934.67</text:p>
          </table:table-cell>
          <table:table-cell office:value-type="float" office:value="3468.2411111111114" table:style-name="ce16">
            <text:p>3,468.24</text:p>
          </table:table-cell>
          <table:table-cell office:value-type="float" office:value="4001.8166666666675" table:style-name="ce16">
            <text:p>4,001.82</text:p>
          </table:table-cell>
          <table:table-cell office:value-type="float" office:value="4802.18" table:style-name="ce16">
            <text:p>4,802.1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034</text:p>
          </table:table-cell>
          <table:table-cell office:value-type="string" table:style-name="ce8">
            <text:p>E07000173</text:p>
          </table:table-cell>
          <table:table-cell office:value-type="string" table:style-name="ce17">
            <text:p>Gedling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ttinghamshire</text:p>
          </table:table-cell>
          <table:table-cell office:value-type="float" office:value="1595.9533333333331" table:style-name="ce16">
            <text:p>1,595.95</text:p>
          </table:table-cell>
          <table:table-cell office:value-type="float" office:value="1861.9455555555553" table:style-name="ce16">
            <text:p>1,861.95</text:p>
          </table:table-cell>
          <table:table-cell office:value-type="float" office:value="2127.9377777777777" table:style-name="ce16">
            <text:p>2,127.94</text:p>
          </table:table-cell>
          <table:table-cell office:value-type="float" office:value="2393.9299999999998" table:style-name="ce16">
            <text:p>2,393.93</text:p>
          </table:table-cell>
          <table:table-cell office:value-type="float" office:value="2925.9144444444446" table:style-name="ce16">
            <text:p>2,925.91</text:p>
          </table:table-cell>
          <table:table-cell office:value-type="float" office:value="3457.8988888888885" table:style-name="ce16">
            <text:p>3,457.90</text:p>
          </table:table-cell>
          <table:table-cell office:value-type="float" office:value="3989.8833333333332" table:style-name="ce16">
            <text:p>3,989.88</text:p>
          </table:table-cell>
          <table:table-cell office:value-type="float" office:value="4787.8599999999997" table:style-name="ce16">
            <text:p>4,787.8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035</text:p>
          </table:table-cell>
          <table:table-cell office:value-type="string" table:style-name="ce8">
            <text:p>E07000174</text:p>
          </table:table-cell>
          <table:table-cell office:value-type="string" table:style-name="ce17">
            <text:p>Mansfield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ttinghamshire</text:p>
          </table:table-cell>
          <table:table-cell office:value-type="float" office:value="1590.4933333333331" table:style-name="ce16">
            <text:p>1,590.49</text:p>
          </table:table-cell>
          <table:table-cell office:value-type="float" office:value="1855.5755555555556" table:style-name="ce16">
            <text:p>1,855.58</text:p>
          </table:table-cell>
          <table:table-cell office:value-type="float" office:value="2120.6577777777775" table:style-name="ce16">
            <text:p>2,120.66</text:p>
          </table:table-cell>
          <table:table-cell office:value-type="float" office:value="2385.7399999999998" table:style-name="ce16">
            <text:p>2,385.74</text:p>
          </table:table-cell>
          <table:table-cell office:value-type="float" office:value="2915.9044444444444" table:style-name="ce16">
            <text:p>2,915.90</text:p>
          </table:table-cell>
          <table:table-cell office:value-type="float" office:value="3446.0688888888885" table:style-name="ce16">
            <text:p>3,446.07</text:p>
          </table:table-cell>
          <table:table-cell office:value-type="float" office:value="3976.2333333333331" table:style-name="ce16">
            <text:p>3,976.23</text:p>
          </table:table-cell>
          <table:table-cell office:value-type="float" office:value="4771.4799999999996" table:style-name="ce16">
            <text:p>4,771.4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036</text:p>
          </table:table-cell>
          <table:table-cell office:value-type="string" table:style-name="ce8">
            <text:p>E07000175</text:p>
          </table:table-cell>
          <table:table-cell office:value-type="string" table:style-name="ce17">
            <text:p>Newark &amp; Sherwood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ttinghamshire</text:p>
          </table:table-cell>
          <table:table-cell office:value-type="float" office:value="1645.0066666666669" table:style-name="ce16">
            <text:p>1,645.01</text:p>
          </table:table-cell>
          <table:table-cell office:value-type="float" office:value="1919.1744444444444" table:style-name="ce16">
            <text:p>1,919.17</text:p>
          </table:table-cell>
          <table:table-cell office:value-type="float" office:value="2193.3422222222225" table:style-name="ce16">
            <text:p>2,193.34</text:p>
          </table:table-cell>
          <table:table-cell office:value-type="float" office:value="2467.5100000000002" table:style-name="ce16">
            <text:p>2,467.51</text:p>
          </table:table-cell>
          <table:table-cell office:value-type="float" office:value="3015.8455555555556" table:style-name="ce16">
            <text:p>3,015.85</text:p>
          </table:table-cell>
          <table:table-cell office:value-type="float" office:value="3564.1811111111115" table:style-name="ce16">
            <text:p>3,564.18</text:p>
          </table:table-cell>
          <table:table-cell office:value-type="float" office:value="4112.5166666666664" table:style-name="ce16">
            <text:p>4,112.52</text:p>
          </table:table-cell>
          <table:table-cell office:value-type="float" office:value="4935.0200000000004" table:style-name="ce16">
            <text:p>4,935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038</text:p>
          </table:table-cell>
          <table:table-cell office:value-type="string" table:style-name="ce8">
            <text:p>E07000176</text:p>
          </table:table-cell>
          <table:table-cell office:value-type="string" table:style-name="ce17">
            <text:p>Rushcliffe</text:p>
          </table:table-cell>
          <table:table-cell office:value-type="string" table:style-name="ce5">
            <text:p>E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Nottinghamshire</text:p>
          </table:table-cell>
          <table:table-cell office:value-type="float" office:value="1611.0533333333333" table:style-name="ce16">
            <text:p>1,611.05</text:p>
          </table:table-cell>
          <table:table-cell office:value-type="float" office:value="1879.5622222222219" table:style-name="ce16">
            <text:p>1,879.56</text:p>
          </table:table-cell>
          <table:table-cell office:value-type="float" office:value="2148.0711111111109" table:style-name="ce16">
            <text:p>2,148.07</text:p>
          </table:table-cell>
          <table:table-cell office:value-type="float" office:value="2416.58" table:style-name="ce16">
            <text:p>2,416.58</text:p>
          </table:table-cell>
          <table:table-cell office:value-type="float" office:value="2953.5977777777775" table:style-name="ce16">
            <text:p>2,953.60</text:p>
          </table:table-cell>
          <table:table-cell office:value-type="float" office:value="3490.6155555555556" table:style-name="ce16">
            <text:p>3,490.62</text:p>
          </table:table-cell>
          <table:table-cell office:value-type="float" office:value="4027.6333333333332" table:style-name="ce16">
            <text:p>4,027.63</text:p>
          </table:table-cell>
          <table:table-cell office:value-type="float" office:value="4833.16" table:style-name="ce16">
            <text:p>4,833.1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131</text:p>
          </table:table-cell>
          <table:table-cell office:value-type="string" table:style-name="ce8">
            <text:p>E07000177</text:p>
          </table:table-cell>
          <table:table-cell office:value-type="string" table:style-name="ce17">
            <text:p>Cherwell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Oxfordshire</text:p>
          </table:table-cell>
          <table:table-cell office:value-type="float" office:value="1567.3400000000001" table:style-name="ce16">
            <text:p>1,567.34</text:p>
          </table:table-cell>
          <table:table-cell office:value-type="float" office:value="1828.5633333333333" table:style-name="ce16">
            <text:p>1,828.56</text:p>
          </table:table-cell>
          <table:table-cell office:value-type="float" office:value="2089.7866666666669" table:style-name="ce16">
            <text:p>2,089.79</text:p>
          </table:table-cell>
          <table:table-cell office:value-type="float" office:value="2351.0100000000002" table:style-name="ce16">
            <text:p>2,351.01</text:p>
          </table:table-cell>
          <table:table-cell office:value-type="float" office:value="2873.4566666666669" table:style-name="ce16">
            <text:p>2,873.46</text:p>
          </table:table-cell>
          <table:table-cell office:value-type="float" office:value="3395.9033333333336" table:style-name="ce16">
            <text:p>3,395.90</text:p>
          </table:table-cell>
          <table:table-cell office:value-type="float" office:value="3918.3500000000004" table:style-name="ce16">
            <text:p>3,918.35</text:p>
          </table:table-cell>
          <table:table-cell office:value-type="float" office:value="4702.0200000000004" table:style-name="ce16">
            <text:p>4,702.0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132</text:p>
          </table:table-cell>
          <table:table-cell office:value-type="string" table:style-name="ce8">
            <text:p>E07000178</text:p>
          </table:table-cell>
          <table:table-cell office:value-type="string" table:style-name="ce17">
            <text:p>Oxford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Oxfordshire</text:p>
          </table:table-cell>
          <table:table-cell office:value-type="float" office:value="1627.9399999999998" table:style-name="ce16">
            <text:p>1,627.94</text:p>
          </table:table-cell>
          <table:table-cell office:value-type="float" office:value="1899.2633333333333" table:style-name="ce16">
            <text:p>1,899.26</text:p>
          </table:table-cell>
          <table:table-cell office:value-type="float" office:value="2170.5866666666666" table:style-name="ce16">
            <text:p>2,170.59</text:p>
          </table:table-cell>
          <table:table-cell office:value-type="float" office:value="2441.91" table:style-name="ce16">
            <text:p>2,441.91</text:p>
          </table:table-cell>
          <table:table-cell office:value-type="float" office:value="2984.5566666666664" table:style-name="ce16">
            <text:p>2,984.56</text:p>
          </table:table-cell>
          <table:table-cell office:value-type="float" office:value="3527.2033333333329" table:style-name="ce16">
            <text:p>3,527.20</text:p>
          </table:table-cell>
          <table:table-cell office:value-type="float" office:value="4069.8499999999995" table:style-name="ce16">
            <text:p>4,069.85</text:p>
          </table:table-cell>
          <table:table-cell office:value-type="float" office:value="4883.82" table:style-name="ce16">
            <text:p>4,883.8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133</text:p>
          </table:table-cell>
          <table:table-cell office:value-type="string" table:style-name="ce8">
            <text:p>E07000179</text:p>
          </table:table-cell>
          <table:table-cell office:value-type="string" table:style-name="ce17">
            <text:p>South Oxfordshir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Oxfordshire</text:p>
          </table:table-cell>
          <table:table-cell office:value-type="float" office:value="1571.0333333333335" table:style-name="ce16">
            <text:p>1,571.03</text:p>
          </table:table-cell>
          <table:table-cell office:value-type="float" office:value="1832.8722222222225" table:style-name="ce16">
            <text:p>1,832.87</text:p>
          </table:table-cell>
          <table:table-cell office:value-type="float" office:value="2094.7111111111112" table:style-name="ce16">
            <text:p>2,094.71</text:p>
          </table:table-cell>
          <table:table-cell office:value-type="float" office:value="2356.5500000000002" table:style-name="ce16">
            <text:p>2,356.55</text:p>
          </table:table-cell>
          <table:table-cell office:value-type="float" office:value="2880.2277777777781" table:style-name="ce16">
            <text:p>2,880.23</text:p>
          </table:table-cell>
          <table:table-cell office:value-type="float" office:value="3403.9055555555556" table:style-name="ce16">
            <text:p>3,403.91</text:p>
          </table:table-cell>
          <table:table-cell office:value-type="float" office:value="3927.5833333333335" table:style-name="ce16">
            <text:p>3,927.58</text:p>
          </table:table-cell>
          <table:table-cell office:value-type="float" office:value="4713.1000000000004" table:style-name="ce16">
            <text:p>4,713.1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134</text:p>
          </table:table-cell>
          <table:table-cell office:value-type="string" table:style-name="ce8">
            <text:p>E07000180</text:p>
          </table:table-cell>
          <table:table-cell office:value-type="string" table:style-name="ce17">
            <text:p>Vale of White Hors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Oxfordshire</text:p>
          </table:table-cell>
          <table:table-cell office:value-type="float" office:value="1561.0466666666669" table:style-name="ce16">
            <text:p>1,561.05</text:p>
          </table:table-cell>
          <table:table-cell office:value-type="float" office:value="1821.2211111111112" table:style-name="ce16">
            <text:p>1,821.22</text:p>
          </table:table-cell>
          <table:table-cell office:value-type="float" office:value="2081.3955555555558" table:style-name="ce16">
            <text:p>2,081.40</text:p>
          </table:table-cell>
          <table:table-cell office:value-type="float" office:value="2341.5700000000002" table:style-name="ce16">
            <text:p>2,341.57</text:p>
          </table:table-cell>
          <table:table-cell office:value-type="float" office:value="2861.9188888888889" table:style-name="ce16">
            <text:p>2,861.92</text:p>
          </table:table-cell>
          <table:table-cell office:value-type="float" office:value="3382.2677777777781" table:style-name="ce16">
            <text:p>3,382.27</text:p>
          </table:table-cell>
          <table:table-cell office:value-type="float" office:value="3902.6166666666668" table:style-name="ce16">
            <text:p>3,902.62</text:p>
          </table:table-cell>
          <table:table-cell office:value-type="float" office:value="4683.1400000000003" table:style-name="ce16">
            <text:p>4,683.1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135</text:p>
          </table:table-cell>
          <table:table-cell office:value-type="string" table:style-name="ce8">
            <text:p>E07000181</text:p>
          </table:table-cell>
          <table:table-cell office:value-type="string" table:style-name="ce17">
            <text:p>West Oxfordshir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Oxfordshire</text:p>
          </table:table-cell>
          <table:table-cell office:value-type="float" office:value="1546.9066666666668" table:style-name="ce16">
            <text:p>1,546.91</text:p>
          </table:table-cell>
          <table:table-cell office:value-type="float" office:value="1804.7244444444445" table:style-name="ce16">
            <text:p>1,804.72</text:p>
          </table:table-cell>
          <table:table-cell office:value-type="float" office:value="2062.5422222222223" table:style-name="ce16">
            <text:p>2,062.54</text:p>
          </table:table-cell>
          <table:table-cell office:value-type="float" office:value="2320.36" table:style-name="ce16">
            <text:p>2,320.36</text:p>
          </table:table-cell>
          <table:table-cell office:value-type="float" office:value="2835.9955555555557" table:style-name="ce16">
            <text:p>2,836.00</text:p>
          </table:table-cell>
          <table:table-cell office:value-type="float" office:value="3351.6311111111113" table:style-name="ce16">
            <text:p>3,351.63</text:p>
          </table:table-cell>
          <table:table-cell office:value-type="float" office:value="3867.2666666666669" table:style-name="ce16">
            <text:p>3,867.27</text:p>
          </table:table-cell>
          <table:table-cell office:value-type="float" office:value="4640.72" table:style-name="ce16">
            <text:p>4,640.7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431</text:p>
          </table:table-cell>
          <table:table-cell office:value-type="string" table:style-name="ce8">
            <text:p>E07000192</text:p>
          </table:table-cell>
          <table:table-cell office:value-type="string" table:style-name="ce17">
            <text:p>Cannock Chase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taffordshire</text:p>
          </table:table-cell>
          <table:table-cell office:value-type="float" office:value="1452.0533333333333" table:style-name="ce16">
            <text:p>1,452.05</text:p>
          </table:table-cell>
          <table:table-cell office:value-type="float" office:value="1694.0622222222221" table:style-name="ce16">
            <text:p>1,694.06</text:p>
          </table:table-cell>
          <table:table-cell office:value-type="float" office:value="1936.0711111111111" table:style-name="ce16">
            <text:p>1,936.07</text:p>
          </table:table-cell>
          <table:table-cell office:value-type="float" office:value="2178.08" table:style-name="ce16">
            <text:p>2,178.08</text:p>
          </table:table-cell>
          <table:table-cell office:value-type="float" office:value="2662.0977777777775" table:style-name="ce16">
            <text:p>2,662.10</text:p>
          </table:table-cell>
          <table:table-cell office:value-type="float" office:value="3146.1155555555556" table:style-name="ce16">
            <text:p>3,146.12</text:p>
          </table:table-cell>
          <table:table-cell office:value-type="float" office:value="3630.1333333333332" table:style-name="ce16">
            <text:p>3,630.13</text:p>
          </table:table-cell>
          <table:table-cell office:value-type="float" office:value="4356.16" table:style-name="ce16">
            <text:p>4,356.1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432</text:p>
          </table:table-cell>
          <table:table-cell office:value-type="string" table:style-name="ce8">
            <text:p>E07000193</text:p>
          </table:table-cell>
          <table:table-cell office:value-type="string" table:style-name="ce17">
            <text:p>East Staffordshire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taffordshire</text:p>
          </table:table-cell>
          <table:table-cell office:value-type="float" office:value="1434.26" table:style-name="ce16">
            <text:p>1,434.26</text:p>
          </table:table-cell>
          <table:table-cell office:value-type="float" office:value="1673.3033333333333" table:style-name="ce16">
            <text:p>1,673.30</text:p>
          </table:table-cell>
          <table:table-cell office:value-type="float" office:value="1912.3466666666666" table:style-name="ce16">
            <text:p>1,912.35</text:p>
          </table:table-cell>
          <table:table-cell office:value-type="float" office:value="2151.39" table:style-name="ce16">
            <text:p>2,151.39</text:p>
          </table:table-cell>
          <table:table-cell office:value-type="float" office:value="2629.4766666666665" table:style-name="ce16">
            <text:p>2,629.48</text:p>
          </table:table-cell>
          <table:table-cell office:value-type="float" office:value="3107.5633333333335" table:style-name="ce16">
            <text:p>3,107.56</text:p>
          </table:table-cell>
          <table:table-cell office:value-type="float" office:value="3585.6499999999996" table:style-name="ce16">
            <text:p>3,585.65</text:p>
          </table:table-cell>
          <table:table-cell office:value-type="float" office:value="4302.78" table:style-name="ce16">
            <text:p>4,302.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433</text:p>
          </table:table-cell>
          <table:table-cell office:value-type="string" table:style-name="ce8">
            <text:p>E07000194</text:p>
          </table:table-cell>
          <table:table-cell office:value-type="string" table:style-name="ce17">
            <text:p>Lichfield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taffordshire</text:p>
          </table:table-cell>
          <table:table-cell office:value-type="float" office:value="1436.8" table:style-name="ce16">
            <text:p>1,436.80</text:p>
          </table:table-cell>
          <table:table-cell office:value-type="float" office:value="1676.2666666666664" table:style-name="ce16">
            <text:p>1,676.27</text:p>
          </table:table-cell>
          <table:table-cell office:value-type="float" office:value="1915.7333333333331" table:style-name="ce16">
            <text:p>1,915.73</text:p>
          </table:table-cell>
          <table:table-cell office:value-type="float" office:value="2155.1999999999998" table:style-name="ce16">
            <text:p>2,155.20</text:p>
          </table:table-cell>
          <table:table-cell office:value-type="float" office:value="2634.1333333333332" table:style-name="ce16">
            <text:p>2,634.13</text:p>
          </table:table-cell>
          <table:table-cell office:value-type="float" office:value="3113.0666666666666" table:style-name="ce16">
            <text:p>3,113.07</text:p>
          </table:table-cell>
          <table:table-cell office:value-type="float" office:value="3591.9999999999995" table:style-name="ce16">
            <text:p>3,592.00</text:p>
          </table:table-cell>
          <table:table-cell office:value-type="float" office:value="4310.3999999999996" table:style-name="ce16">
            <text:p>4,310.4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434</text:p>
          </table:table-cell>
          <table:table-cell office:value-type="string" table:style-name="ce8">
            <text:p>E07000195</text:p>
          </table:table-cell>
          <table:table-cell office:value-type="string" table:style-name="ce17">
            <text:p>Newcastle-under-Lyme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taffordshire</text:p>
          </table:table-cell>
          <table:table-cell office:value-type="float" office:value="1429.0600000000002" table:style-name="ce16">
            <text:p>1,429.06</text:p>
          </table:table-cell>
          <table:table-cell office:value-type="float" office:value="1667.2366666666667" table:style-name="ce16">
            <text:p>1,667.24</text:p>
          </table:table-cell>
          <table:table-cell office:value-type="float" office:value="1905.4133333333334" table:style-name="ce16">
            <text:p>1,905.41</text:p>
          </table:table-cell>
          <table:table-cell office:value-type="float" office:value="2143.59" table:style-name="ce16">
            <text:p>2,143.59</text:p>
          </table:table-cell>
          <table:table-cell office:value-type="float" office:value="2619.9433333333336" table:style-name="ce16">
            <text:p>2,619.94</text:p>
          </table:table-cell>
          <table:table-cell office:value-type="float" office:value="3096.2966666666671" table:style-name="ce16">
            <text:p>3,096.30</text:p>
          </table:table-cell>
          <table:table-cell office:value-type="float" office:value="3572.65" table:style-name="ce16">
            <text:p>3,572.65</text:p>
          </table:table-cell>
          <table:table-cell office:value-type="float" office:value="4287.18" table:style-name="ce16">
            <text:p>4,287.1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435</text:p>
          </table:table-cell>
          <table:table-cell office:value-type="string" table:style-name="ce8">
            <text:p>E07000196</text:p>
          </table:table-cell>
          <table:table-cell office:value-type="string" table:style-name="ce17">
            <text:p>South Staffordshire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taffordshire</text:p>
          </table:table-cell>
          <table:table-cell office:value-type="float" office:value="1410.2066666666667" table:style-name="ce16">
            <text:p>1,410.21</text:p>
          </table:table-cell>
          <table:table-cell office:value-type="float" office:value="1645.2411111111112" table:style-name="ce16">
            <text:p>1,645.24</text:p>
          </table:table-cell>
          <table:table-cell office:value-type="float" office:value="1880.2755555555555" table:style-name="ce16">
            <text:p>1,880.28</text:p>
          </table:table-cell>
          <table:table-cell office:value-type="float" office:value="2115.31" table:style-name="ce16">
            <text:p>2,115.31</text:p>
          </table:table-cell>
          <table:table-cell office:value-type="float" office:value="2585.3788888888889" table:style-name="ce16">
            <text:p>2,585.38</text:p>
          </table:table-cell>
          <table:table-cell office:value-type="float" office:value="3055.4477777777774" table:style-name="ce16">
            <text:p>3,055.45</text:p>
          </table:table-cell>
          <table:table-cell office:value-type="float" office:value="3525.5166666666664" table:style-name="ce16">
            <text:p>3,525.52</text:p>
          </table:table-cell>
          <table:table-cell office:value-type="float" office:value="4230.62" table:style-name="ce16">
            <text:p>4,230.6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436</text:p>
          </table:table-cell>
          <table:table-cell office:value-type="string" table:style-name="ce8">
            <text:p>E07000197</text:p>
          </table:table-cell>
          <table:table-cell office:value-type="string" table:style-name="ce17">
            <text:p>Stafford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taffordshire</text:p>
          </table:table-cell>
          <table:table-cell office:value-type="float" office:value="1405.1466666666665" table:style-name="ce16">
            <text:p>1,405.15</text:p>
          </table:table-cell>
          <table:table-cell office:value-type="float" office:value="1639.3377777777778" table:style-name="ce16">
            <text:p>1,639.34</text:p>
          </table:table-cell>
          <table:table-cell office:value-type="float" office:value="1873.5288888888888" table:style-name="ce16">
            <text:p>1,873.53</text:p>
          </table:table-cell>
          <table:table-cell office:value-type="float" office:value="2107.7199999999998" table:style-name="ce16">
            <text:p>2,107.72</text:p>
          </table:table-cell>
          <table:table-cell office:value-type="float" office:value="2576.1022222222218" table:style-name="ce16">
            <text:p>2,576.10</text:p>
          </table:table-cell>
          <table:table-cell office:value-type="float" office:value="3044.4844444444443" table:style-name="ce16">
            <text:p>3,044.48</text:p>
          </table:table-cell>
          <table:table-cell office:value-type="float" office:value="3512.8666666666663" table:style-name="ce16">
            <text:p>3,512.87</text:p>
          </table:table-cell>
          <table:table-cell office:value-type="float" office:value="4215.4399999999996" table:style-name="ce16">
            <text:p>4,215.4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437</text:p>
          </table:table-cell>
          <table:table-cell office:value-type="string" table:style-name="ce8">
            <text:p>E07000198</text:p>
          </table:table-cell>
          <table:table-cell office:value-type="string" table:style-name="ce17">
            <text:p>Staffordshire Moorlands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taffordshire</text:p>
          </table:table-cell>
          <table:table-cell office:value-type="float" office:value="1423.3333333333333" table:style-name="ce16">
            <text:p>1,423.33</text:p>
          </table:table-cell>
          <table:table-cell office:value-type="float" office:value="1660.5555555555557" table:style-name="ce16">
            <text:p>1,660.56</text:p>
          </table:table-cell>
          <table:table-cell office:value-type="float" office:value="1897.7777777777778" table:style-name="ce16">
            <text:p>1,897.78</text:p>
          </table:table-cell>
          <table:table-cell office:value-type="float" office:value="2135" table:style-name="ce16">
            <text:p>2,135.00</text:p>
          </table:table-cell>
          <table:table-cell office:value-type="float" office:value="2609.4444444444443" table:style-name="ce16">
            <text:p>2,609.44</text:p>
          </table:table-cell>
          <table:table-cell office:value-type="float" office:value="3083.8888888888887" table:style-name="ce16">
            <text:p>3,083.89</text:p>
          </table:table-cell>
          <table:table-cell office:value-type="float" office:value="3558.3333333333335" table:style-name="ce16">
            <text:p>3,558.33</text:p>
          </table:table-cell>
          <table:table-cell office:value-type="float" office:value="4270" table:style-name="ce16">
            <text:p>4,270.0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439</text:p>
          </table:table-cell>
          <table:table-cell office:value-type="string" table:style-name="ce8">
            <text:p>E07000199</text:p>
          </table:table-cell>
          <table:table-cell office:value-type="string" table:style-name="ce17">
            <text:p>Tamworth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taffordshire</text:p>
          </table:table-cell>
          <table:table-cell office:value-type="float" office:value="1405.12" table:style-name="ce16">
            <text:p>1,405.12</text:p>
          </table:table-cell>
          <table:table-cell office:value-type="float" office:value="1639.3066666666664" table:style-name="ce16">
            <text:p>1,639.31</text:p>
          </table:table-cell>
          <table:table-cell office:value-type="float" office:value="1873.4933333333331" table:style-name="ce16">
            <text:p>1,873.49</text:p>
          </table:table-cell>
          <table:table-cell office:value-type="float" office:value="2107.6799999999998" table:style-name="ce16">
            <text:p>2,107.68</text:p>
          </table:table-cell>
          <table:table-cell office:value-type="float" office:value="2576.0533333333333" table:style-name="ce16">
            <text:p>2,576.05</text:p>
          </table:table-cell>
          <table:table-cell office:value-type="float" office:value="3044.4266666666663" table:style-name="ce16">
            <text:p>3,044.43</text:p>
          </table:table-cell>
          <table:table-cell office:value-type="float" office:value="3512.7999999999997" table:style-name="ce16">
            <text:p>3,512.80</text:p>
          </table:table-cell>
          <table:table-cell office:value-type="float" office:value="4215.3599999999997" table:style-name="ce16">
            <text:p>4,215.3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531</text:p>
          </table:table-cell>
          <table:table-cell office:value-type="string" table:style-name="ce8">
            <text:p>E07000200</text:p>
          </table:table-cell>
          <table:table-cell office:value-type="string" table:style-name="ce17">
            <text:p>Babergh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ffolk</text:p>
          </table:table-cell>
          <table:table-cell office:value-type="float" office:value="1421.5933333333332" table:style-name="ce16">
            <text:p>1,421.59</text:p>
          </table:table-cell>
          <table:table-cell office:value-type="float" office:value="1658.5255555555555" table:style-name="ce16">
            <text:p>1,658.53</text:p>
          </table:table-cell>
          <table:table-cell office:value-type="float" office:value="1895.4577777777777" table:style-name="ce16">
            <text:p>1,895.46</text:p>
          </table:table-cell>
          <table:table-cell office:value-type="float" office:value="2132.39" table:style-name="ce16">
            <text:p>2,132.39</text:p>
          </table:table-cell>
          <table:table-cell office:value-type="float" office:value="2606.2544444444443" table:style-name="ce16">
            <text:p>2,606.25</text:p>
          </table:table-cell>
          <table:table-cell office:value-type="float" office:value="3080.1188888888887" table:style-name="ce16">
            <text:p>3,080.12</text:p>
          </table:table-cell>
          <table:table-cell office:value-type="float" office:value="3553.9833333333331" table:style-name="ce16">
            <text:p>3,553.98</text:p>
          </table:table-cell>
          <table:table-cell office:value-type="float" office:value="4264.78" table:style-name="ce16">
            <text:p>4,264.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538</text:p>
          </table:table-cell>
          <table:table-cell office:value-type="string" table:style-name="ce8">
            <text:p>E07000244</text:p>
          </table:table-cell>
          <table:table-cell office:value-type="string" table:style-name="ce17">
            <text:p>East Suffolk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ffolk</text:p>
          </table:table-cell>
          <table:table-cell office:value-type="float" office:value="1411.74" table:style-name="ce16">
            <text:p>1,411.74</text:p>
          </table:table-cell>
          <table:table-cell office:value-type="float" office:value="1647.03" table:style-name="ce16">
            <text:p>1,647.03</text:p>
          </table:table-cell>
          <table:table-cell office:value-type="float" office:value="1882.3200000000002" table:style-name="ce16">
            <text:p>1,882.32</text:p>
          </table:table-cell>
          <table:table-cell office:value-type="float" office:value="2117.61" table:style-name="ce16">
            <text:p>2,117.61</text:p>
          </table:table-cell>
          <table:table-cell office:value-type="float" office:value="2588.1900000000005" table:style-name="ce16">
            <text:p>2,588.19</text:p>
          </table:table-cell>
          <table:table-cell office:value-type="float" office:value="3058.77" table:style-name="ce16">
            <text:p>3,058.77</text:p>
          </table:table-cell>
          <table:table-cell office:value-type="float" office:value="3529.3500000000004" table:style-name="ce16">
            <text:p>3,529.35</text:p>
          </table:table-cell>
          <table:table-cell office:value-type="float" office:value="4235.22" table:style-name="ce16">
            <text:p>4,235.2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533</text:p>
          </table:table-cell>
          <table:table-cell office:value-type="string" table:style-name="ce8">
            <text:p>E07000202</text:p>
          </table:table-cell>
          <table:table-cell office:value-type="string" table:style-name="ce17">
            <text:p>Ipswich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ffolk</text:p>
          </table:table-cell>
          <table:table-cell office:value-type="float" office:value="1502.7" table:style-name="ce16">
            <text:p>1,502.70</text:p>
          </table:table-cell>
          <table:table-cell office:value-type="float" office:value="1753.1500000000003" table:style-name="ce16">
            <text:p>1,753.15</text:p>
          </table:table-cell>
          <table:table-cell office:value-type="float" office:value="2003.6000000000001" table:style-name="ce16">
            <text:p>2,003.60</text:p>
          </table:table-cell>
          <table:table-cell office:value-type="float" office:value="2254.0500000000002" table:style-name="ce16">
            <text:p>2,254.05</text:p>
          </table:table-cell>
          <table:table-cell office:value-type="float" office:value="2754.9500000000003" table:style-name="ce16">
            <text:p>2,754.95</text:p>
          </table:table-cell>
          <table:table-cell office:value-type="float" office:value="3255.8500000000004" table:style-name="ce16">
            <text:p>3,255.85</text:p>
          </table:table-cell>
          <table:table-cell office:value-type="float" office:value="3756.75" table:style-name="ce16">
            <text:p>3,756.75</text:p>
          </table:table-cell>
          <table:table-cell office:value-type="float" office:value="4508.1000000000004" table:style-name="ce16">
            <text:p>4,508.1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534</text:p>
          </table:table-cell>
          <table:table-cell office:value-type="string" table:style-name="ce8">
            <text:p>E07000203</text:p>
          </table:table-cell>
          <table:table-cell office:value-type="string" table:style-name="ce17">
            <text:p>Mid Suffolk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ffolk</text:p>
          </table:table-cell>
          <table:table-cell office:value-type="float" office:value="1407.6266666666666" table:style-name="ce16">
            <text:p>1,407.63</text:p>
          </table:table-cell>
          <table:table-cell office:value-type="float" office:value="1642.2311111111112" table:style-name="ce16">
            <text:p>1,642.23</text:p>
          </table:table-cell>
          <table:table-cell office:value-type="float" office:value="1876.8355555555556" table:style-name="ce16">
            <text:p>1,876.84</text:p>
          </table:table-cell>
          <table:table-cell office:value-type="float" office:value="2111.44" table:style-name="ce16">
            <text:p>2,111.44</text:p>
          </table:table-cell>
          <table:table-cell office:value-type="float" office:value="2580.6488888888889" table:style-name="ce16">
            <text:p>2,580.65</text:p>
          </table:table-cell>
          <table:table-cell office:value-type="float" office:value="3049.8577777777778" table:style-name="ce16">
            <text:p>3,049.86</text:p>
          </table:table-cell>
          <table:table-cell office:value-type="float" office:value="3519.0666666666671" table:style-name="ce16">
            <text:p>3,519.07</text:p>
          </table:table-cell>
          <table:table-cell office:value-type="float" office:value="4222.88" table:style-name="ce16">
            <text:p>4,222.8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539</text:p>
          </table:table-cell>
          <table:table-cell office:value-type="string" table:style-name="ce8">
            <text:p>E07000245</text:p>
          </table:table-cell>
          <table:table-cell office:value-type="string" table:style-name="ce17">
            <text:p>West Suffolk</text:p>
          </table:table-cell>
          <table:table-cell office:value-type="string" table:style-name="ce5">
            <text:p>E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ffolk</text:p>
          </table:table-cell>
          <table:table-cell office:value-type="float" office:value="1426.4066666666668" table:style-name="ce16">
            <text:p>1,426.41</text:p>
          </table:table-cell>
          <table:table-cell office:value-type="float" office:value="1664.1411111111111" table:style-name="ce16">
            <text:p>1,664.14</text:p>
          </table:table-cell>
          <table:table-cell office:value-type="float" office:value="1901.8755555555556" table:style-name="ce16">
            <text:p>1,901.88</text:p>
          </table:table-cell>
          <table:table-cell office:value-type="float" office:value="2139.61" table:style-name="ce16">
            <text:p>2,139.61</text:p>
          </table:table-cell>
          <table:table-cell office:value-type="float" office:value="2615.0788888888892" table:style-name="ce16">
            <text:p>2,615.08</text:p>
          </table:table-cell>
          <table:table-cell office:value-type="float" office:value="3090.5477777777778" table:style-name="ce16">
            <text:p>3,090.55</text:p>
          </table:table-cell>
          <table:table-cell office:value-type="float" office:value="3566.0166666666669" table:style-name="ce16">
            <text:p>3,566.02</text:p>
          </table:table-cell>
          <table:table-cell office:value-type="float" office:value="4279.22" table:style-name="ce16">
            <text:p>4,279.2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31</text:p>
          </table:table-cell>
          <table:table-cell office:value-type="string" table:style-name="ce8">
            <text:p>E07000207</text:p>
          </table:table-cell>
          <table:table-cell office:value-type="string" table:style-name="ce17">
            <text:p>Elmbridg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55.7666666666669" table:style-name="ce16">
            <text:p>1,555.77</text:p>
          </table:table-cell>
          <table:table-cell office:value-type="float" office:value="1815.0611111111111" table:style-name="ce16">
            <text:p>1,815.06</text:p>
          </table:table-cell>
          <table:table-cell office:value-type="float" office:value="2074.3555555555558" table:style-name="ce16">
            <text:p>2,074.36</text:p>
          </table:table-cell>
          <table:table-cell office:value-type="float" office:value="2333.65" table:style-name="ce16">
            <text:p>2,333.65</text:p>
          </table:table-cell>
          <table:table-cell office:value-type="float" office:value="2852.2388888888891" table:style-name="ce16">
            <text:p>2,852.24</text:p>
          </table:table-cell>
          <table:table-cell office:value-type="float" office:value="3370.827777777778" table:style-name="ce16">
            <text:p>3,370.83</text:p>
          </table:table-cell>
          <table:table-cell office:value-type="float" office:value="3889.4166666666665" table:style-name="ce16">
            <text:p>3,889.42</text:p>
          </table:table-cell>
          <table:table-cell office:value-type="float" office:value="4667.3" table:style-name="ce16">
            <text:p>4,667.3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32</text:p>
          </table:table-cell>
          <table:table-cell office:value-type="string" table:style-name="ce8">
            <text:p>E07000208</text:p>
          </table:table-cell>
          <table:table-cell office:value-type="string" table:style-name="ce17">
            <text:p>Epsom &amp; Ewell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38.8933333333334" table:style-name="ce16">
            <text:p>1,538.89</text:p>
          </table:table-cell>
          <table:table-cell office:value-type="float" office:value="1795.3755555555556" table:style-name="ce16">
            <text:p>1,795.38</text:p>
          </table:table-cell>
          <table:table-cell office:value-type="float" office:value="2051.8577777777778" table:style-name="ce16">
            <text:p>2,051.86</text:p>
          </table:table-cell>
          <table:table-cell office:value-type="float" office:value="2308.34" table:style-name="ce16">
            <text:p>2,308.34</text:p>
          </table:table-cell>
          <table:table-cell office:value-type="float" office:value="2821.3044444444445" table:style-name="ce16">
            <text:p>2,821.30</text:p>
          </table:table-cell>
          <table:table-cell office:value-type="float" office:value="3334.2688888888893" table:style-name="ce16">
            <text:p>3,334.27</text:p>
          </table:table-cell>
          <table:table-cell office:value-type="float" office:value="3847.233333333334" table:style-name="ce16">
            <text:p>3,847.23</text:p>
          </table:table-cell>
          <table:table-cell office:value-type="float" office:value="4616.68" table:style-name="ce16">
            <text:p>4,616.6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33</text:p>
          </table:table-cell>
          <table:table-cell office:value-type="string" table:style-name="ce8">
            <text:p>E07000209</text:p>
          </table:table-cell>
          <table:table-cell office:value-type="string" table:style-name="ce17">
            <text:p>Guildford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46.1666666666667" table:style-name="ce16">
            <text:p>1,546.17</text:p>
          </table:table-cell>
          <table:table-cell office:value-type="float" office:value="1803.8611111111111" table:style-name="ce16">
            <text:p>1,803.86</text:p>
          </table:table-cell>
          <table:table-cell office:value-type="float" office:value="2061.5555555555557" table:style-name="ce16">
            <text:p>2,061.56</text:p>
          </table:table-cell>
          <table:table-cell office:value-type="float" office:value="2319.25" table:style-name="ce16">
            <text:p>2,319.25</text:p>
          </table:table-cell>
          <table:table-cell office:value-type="float" office:value="2834.6388888888887" table:style-name="ce16">
            <text:p>2,834.64</text:p>
          </table:table-cell>
          <table:table-cell office:value-type="float" office:value="3350.0277777777778" table:style-name="ce16">
            <text:p>3,350.03</text:p>
          </table:table-cell>
          <table:table-cell office:value-type="float" office:value="3865.4166666666665" table:style-name="ce16">
            <text:p>3,865.42</text:p>
          </table:table-cell>
          <table:table-cell office:value-type="float" office:value="4638.5" table:style-name="ce16">
            <text:p>4,638.5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34</text:p>
          </table:table-cell>
          <table:table-cell office:value-type="string" table:style-name="ce8">
            <text:p>E07000210</text:p>
          </table:table-cell>
          <table:table-cell office:value-type="string" table:style-name="ce17">
            <text:p>Mole Valley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31.5" table:style-name="ce16">
            <text:p>1,531.50</text:p>
          </table:table-cell>
          <table:table-cell office:value-type="float" office:value="1786.75" table:style-name="ce16">
            <text:p>1,786.75</text:p>
          </table:table-cell>
          <table:table-cell office:value-type="float" office:value="2042" table:style-name="ce16">
            <text:p>2,042.00</text:p>
          </table:table-cell>
          <table:table-cell office:value-type="float" office:value="2297.25" table:style-name="ce16">
            <text:p>2,297.25</text:p>
          </table:table-cell>
          <table:table-cell office:value-type="float" office:value="2807.75" table:style-name="ce16">
            <text:p>2,807.75</text:p>
          </table:table-cell>
          <table:table-cell office:value-type="float" office:value="3318.25" table:style-name="ce16">
            <text:p>3,318.25</text:p>
          </table:table-cell>
          <table:table-cell office:value-type="float" office:value="3828.75" table:style-name="ce16">
            <text:p>3,828.75</text:p>
          </table:table-cell>
          <table:table-cell office:value-type="float" office:value="4594.5" table:style-name="ce16">
            <text:p>4,594.5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35</text:p>
          </table:table-cell>
          <table:table-cell office:value-type="string" table:style-name="ce8">
            <text:p>E07000211</text:p>
          </table:table-cell>
          <table:table-cell office:value-type="string" table:style-name="ce17">
            <text:p>Reigate &amp; Banstead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66.3200000000002" table:style-name="ce16">
            <text:p>1,566.32</text:p>
          </table:table-cell>
          <table:table-cell office:value-type="float" office:value="1827.3733333333334" table:style-name="ce16">
            <text:p>1,827.37</text:p>
          </table:table-cell>
          <table:table-cell office:value-type="float" office:value="2088.4266666666667" table:style-name="ce16">
            <text:p>2,088.43</text:p>
          </table:table-cell>
          <table:table-cell office:value-type="float" office:value="2349.48" table:style-name="ce16">
            <text:p>2,349.48</text:p>
          </table:table-cell>
          <table:table-cell office:value-type="float" office:value="2871.5866666666666" table:style-name="ce16">
            <text:p>2,871.59</text:p>
          </table:table-cell>
          <table:table-cell office:value-type="float" office:value="3393.6933333333336" table:style-name="ce16">
            <text:p>3,393.69</text:p>
          </table:table-cell>
          <table:table-cell office:value-type="float" office:value="3915.7999999999997" table:style-name="ce16">
            <text:p>3,915.80</text:p>
          </table:table-cell>
          <table:table-cell office:value-type="float" office:value="4698.96" table:style-name="ce16">
            <text:p>4,698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36</text:p>
          </table:table-cell>
          <table:table-cell office:value-type="string" table:style-name="ce8">
            <text:p>E07000212</text:p>
          </table:table-cell>
          <table:table-cell office:value-type="string" table:style-name="ce17">
            <text:p>Runnymed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15.08" table:style-name="ce16">
            <text:p>1,515.08</text:p>
          </table:table-cell>
          <table:table-cell office:value-type="float" office:value="1767.5933333333332" table:style-name="ce16">
            <text:p>1,767.59</text:p>
          </table:table-cell>
          <table:table-cell office:value-type="float" office:value="2020.1066666666666" table:style-name="ce16">
            <text:p>2,020.11</text:p>
          </table:table-cell>
          <table:table-cell office:value-type="float" office:value="2272.62" table:style-name="ce16">
            <text:p>2,272.62</text:p>
          </table:table-cell>
          <table:table-cell office:value-type="float" office:value="2777.6466666666665" table:style-name="ce16">
            <text:p>2,777.65</text:p>
          </table:table-cell>
          <table:table-cell office:value-type="float" office:value="3282.6733333333332" table:style-name="ce16">
            <text:p>3,282.67</text:p>
          </table:table-cell>
          <table:table-cell office:value-type="float" office:value="3787.6999999999994" table:style-name="ce16">
            <text:p>3,787.70</text:p>
          </table:table-cell>
          <table:table-cell office:value-type="float" office:value="4545.24" table:style-name="ce16">
            <text:p>4,545.2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37</text:p>
          </table:table-cell>
          <table:table-cell office:value-type="string" table:style-name="ce8">
            <text:p>E07000213</text:p>
          </table:table-cell>
          <table:table-cell office:value-type="string" table:style-name="ce17">
            <text:p>Spelthorn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36.3733333333334" table:style-name="ce16">
            <text:p>1,536.37</text:p>
          </table:table-cell>
          <table:table-cell office:value-type="float" office:value="1792.4355555555555" table:style-name="ce16">
            <text:p>1,792.44</text:p>
          </table:table-cell>
          <table:table-cell office:value-type="float" office:value="2048.4977777777776" table:style-name="ce16">
            <text:p>2,048.50</text:p>
          </table:table-cell>
          <table:table-cell office:value-type="float" office:value="2304.56" table:style-name="ce16">
            <text:p>2,304.56</text:p>
          </table:table-cell>
          <table:table-cell office:value-type="float" office:value="2816.6844444444446" table:style-name="ce16">
            <text:p>2,816.68</text:p>
          </table:table-cell>
          <table:table-cell office:value-type="float" office:value="3328.8088888888888" table:style-name="ce16">
            <text:p>3,328.81</text:p>
          </table:table-cell>
          <table:table-cell office:value-type="float" office:value="3840.9333333333334" table:style-name="ce16">
            <text:p>3,840.93</text:p>
          </table:table-cell>
          <table:table-cell office:value-type="float" office:value="4609.12" table:style-name="ce16">
            <text:p>4,609.1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38</text:p>
          </table:table-cell>
          <table:table-cell office:value-type="string" table:style-name="ce8">
            <text:p>E07000214</text:p>
          </table:table-cell>
          <table:table-cell office:value-type="string" table:style-name="ce17">
            <text:p>Surrey Heath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70.74" table:style-name="ce16">
            <text:p>1,570.74</text:p>
          </table:table-cell>
          <table:table-cell office:value-type="float" office:value="1832.53" table:style-name="ce16">
            <text:p>1,832.53</text:p>
          </table:table-cell>
          <table:table-cell office:value-type="float" office:value="2094.3200000000002" table:style-name="ce16">
            <text:p>2,094.32</text:p>
          </table:table-cell>
          <table:table-cell office:value-type="float" office:value="2356.11" table:style-name="ce16">
            <text:p>2,356.11</text:p>
          </table:table-cell>
          <table:table-cell office:value-type="float" office:value="2879.6900000000005" table:style-name="ce16">
            <text:p>2,879.69</text:p>
          </table:table-cell>
          <table:table-cell office:value-type="float" office:value="3403.27" table:style-name="ce16">
            <text:p>3,403.27</text:p>
          </table:table-cell>
          <table:table-cell office:value-type="float" office:value="3926.8500000000004" table:style-name="ce16">
            <text:p>3,926.85</text:p>
          </table:table-cell>
          <table:table-cell office:value-type="float" office:value="4712.22" table:style-name="ce16">
            <text:p>4,712.2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39</text:p>
          </table:table-cell>
          <table:table-cell office:value-type="string" table:style-name="ce8">
            <text:p>E07000215</text:p>
          </table:table-cell>
          <table:table-cell office:value-type="string" table:style-name="ce17">
            <text:p>Tandridge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72.4266666666667" table:style-name="ce16">
            <text:p>1,572.43</text:p>
          </table:table-cell>
          <table:table-cell office:value-type="float" office:value="1834.4977777777776" table:style-name="ce16">
            <text:p>1,834.50</text:p>
          </table:table-cell>
          <table:table-cell office:value-type="float" office:value="2096.568888888889" table:style-name="ce16">
            <text:p>2,096.57</text:p>
          </table:table-cell>
          <table:table-cell office:value-type="float" office:value="2358.64" table:style-name="ce16">
            <text:p>2,358.64</text:p>
          </table:table-cell>
          <table:table-cell office:value-type="float" office:value="2882.7822222222221" table:style-name="ce16">
            <text:p>2,882.78</text:p>
          </table:table-cell>
          <table:table-cell office:value-type="float" office:value="3406.9244444444444" table:style-name="ce16">
            <text:p>3,406.92</text:p>
          </table:table-cell>
          <table:table-cell office:value-type="float" office:value="3931.0666666666666" table:style-name="ce16">
            <text:p>3,931.07</text:p>
          </table:table-cell>
          <table:table-cell office:value-type="float" office:value="4717.28" table:style-name="ce16">
            <text:p>4,717.2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40</text:p>
          </table:table-cell>
          <table:table-cell office:value-type="string" table:style-name="ce8">
            <text:p>E07000216</text:p>
          </table:table-cell>
          <table:table-cell office:value-type="string" table:style-name="ce17">
            <text:p>Waverley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80.7333333333331" table:style-name="ce16">
            <text:p>1,580.73</text:p>
          </table:table-cell>
          <table:table-cell office:value-type="float" office:value="1844.1888888888889" table:style-name="ce16">
            <text:p>1,844.19</text:p>
          </table:table-cell>
          <table:table-cell office:value-type="float" office:value="2107.6444444444442" table:style-name="ce16">
            <text:p>2,107.64</text:p>
          </table:table-cell>
          <table:table-cell office:value-type="float" office:value="2371.1" table:style-name="ce16">
            <text:p>2,371.10</text:p>
          </table:table-cell>
          <table:table-cell office:value-type="float" office:value="2898.0111111111109" table:style-name="ce16">
            <text:p>2,898.01</text:p>
          </table:table-cell>
          <table:table-cell office:value-type="float" office:value="3424.922222222222" table:style-name="ce16">
            <text:p>3,424.92</text:p>
          </table:table-cell>
          <table:table-cell office:value-type="float" office:value="3951.8333333333335" table:style-name="ce16">
            <text:p>3,951.83</text:p>
          </table:table-cell>
          <table:table-cell office:value-type="float" office:value="4742.2" table:style-name="ce16">
            <text:p>4,742.2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641</text:p>
          </table:table-cell>
          <table:table-cell office:value-type="string" table:style-name="ce8">
            <text:p>E07000217</text:p>
          </table:table-cell>
          <table:table-cell office:value-type="string" table:style-name="ce17">
            <text:p>Woking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Surrey</text:p>
          </table:table-cell>
          <table:table-cell office:value-type="float" office:value="1581.0666666666666" table:style-name="ce16">
            <text:p>1,581.07</text:p>
          </table:table-cell>
          <table:table-cell office:value-type="float" office:value="1844.5777777777778" table:style-name="ce16">
            <text:p>1,844.58</text:p>
          </table:table-cell>
          <table:table-cell office:value-type="float" office:value="2108.088888888889" table:style-name="ce16">
            <text:p>2,108.09</text:p>
          </table:table-cell>
          <table:table-cell office:value-type="float" office:value="2371.6" table:style-name="ce16">
            <text:p>2,371.60</text:p>
          </table:table-cell>
          <table:table-cell office:value-type="float" office:value="2898.6222222222223" table:style-name="ce16">
            <text:p>2,898.62</text:p>
          </table:table-cell>
          <table:table-cell office:value-type="float" office:value="3425.6444444444442" table:style-name="ce16">
            <text:p>3,425.64</text:p>
          </table:table-cell>
          <table:table-cell office:value-type="float" office:value="3952.6666666666665" table:style-name="ce16">
            <text:p>3,952.67</text:p>
          </table:table-cell>
          <table:table-cell office:value-type="float" office:value="4743.2" table:style-name="ce16">
            <text:p>4,743.2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731</text:p>
          </table:table-cell>
          <table:table-cell office:value-type="string" table:style-name="ce8">
            <text:p>E07000218</text:p>
          </table:table-cell>
          <table:table-cell office:value-type="string" table:style-name="ce17">
            <text:p>North Warwickshire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arwickshire</text:p>
          </table:table-cell>
          <table:table-cell office:value-type="float" office:value="1546.2733333333333" table:style-name="ce16">
            <text:p>1,546.27</text:p>
          </table:table-cell>
          <table:table-cell office:value-type="float" office:value="1803.9855555555555" table:style-name="ce16">
            <text:p>1,803.99</text:p>
          </table:table-cell>
          <table:table-cell office:value-type="float" office:value="2061.6977777777774" table:style-name="ce16">
            <text:p>2,061.70</text:p>
          </table:table-cell>
          <table:table-cell office:value-type="float" office:value="2319.41" table:style-name="ce16">
            <text:p>2,319.41</text:p>
          </table:table-cell>
          <table:table-cell office:value-type="float" office:value="2834.8344444444442" table:style-name="ce16">
            <text:p>2,834.83</text:p>
          </table:table-cell>
          <table:table-cell office:value-type="float" office:value="3350.2588888888886" table:style-name="ce16">
            <text:p>3,350.26</text:p>
          </table:table-cell>
          <table:table-cell office:value-type="float" office:value="3865.6833333333325" table:style-name="ce16">
            <text:p>3,865.68</text:p>
          </table:table-cell>
          <table:table-cell office:value-type="float" office:value="4638.82" table:style-name="ce16">
            <text:p>4,638.8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732</text:p>
          </table:table-cell>
          <table:table-cell office:value-type="string" table:style-name="ce8">
            <text:p>E07000219</text:p>
          </table:table-cell>
          <table:table-cell office:value-type="string" table:style-name="ce17">
            <text:p>Nuneaton &amp; Bedworth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arwickshire</text:p>
          </table:table-cell>
          <table:table-cell office:value-type="float" office:value="1526.3266666666666" table:style-name="ce16">
            <text:p>1,526.33</text:p>
          </table:table-cell>
          <table:table-cell office:value-type="float" office:value="1780.7144444444443" table:style-name="ce16">
            <text:p>1,780.71</text:p>
          </table:table-cell>
          <table:table-cell office:value-type="float" office:value="2035.1022222222221" table:style-name="ce16">
            <text:p>2,035.10</text:p>
          </table:table-cell>
          <table:table-cell office:value-type="float" office:value="2289.4899999999998" table:style-name="ce16">
            <text:p>2,289.49</text:p>
          </table:table-cell>
          <table:table-cell office:value-type="float" office:value="2798.2655555555557" table:style-name="ce16">
            <text:p>2,798.27</text:p>
          </table:table-cell>
          <table:table-cell office:value-type="float" office:value="3307.0411111111107" table:style-name="ce16">
            <text:p>3,307.04</text:p>
          </table:table-cell>
          <table:table-cell office:value-type="float" office:value="3815.8166666666666" table:style-name="ce16">
            <text:p>3,815.82</text:p>
          </table:table-cell>
          <table:table-cell office:value-type="float" office:value="4578.9799999999996" table:style-name="ce16">
            <text:p>4,578.9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733</text:p>
          </table:table-cell>
          <table:table-cell office:value-type="string" table:style-name="ce8">
            <text:p>E07000220</text:p>
          </table:table-cell>
          <table:table-cell office:value-type="string" table:style-name="ce17">
            <text:p>Rugby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arwickshire</text:p>
          </table:table-cell>
          <table:table-cell office:value-type="float" office:value="1513.2466666666667" table:style-name="ce16">
            <text:p>1,513.25</text:p>
          </table:table-cell>
          <table:table-cell office:value-type="float" office:value="1765.4544444444446" table:style-name="ce16">
            <text:p>1,765.45</text:p>
          </table:table-cell>
          <table:table-cell office:value-type="float" office:value="2017.6622222222222" table:style-name="ce16">
            <text:p>2,017.66</text:p>
          </table:table-cell>
          <table:table-cell office:value-type="float" office:value="2269.87" table:style-name="ce16">
            <text:p>2,269.87</text:p>
          </table:table-cell>
          <table:table-cell office:value-type="float" office:value="2774.2855555555557" table:style-name="ce16">
            <text:p>2,774.29</text:p>
          </table:table-cell>
          <table:table-cell office:value-type="float" office:value="3278.701111111111" table:style-name="ce16">
            <text:p>3,278.70</text:p>
          </table:table-cell>
          <table:table-cell office:value-type="float" office:value="3783.1166666666663" table:style-name="ce16">
            <text:p>3,783.12</text:p>
          </table:table-cell>
          <table:table-cell office:value-type="float" office:value="4539.74" table:style-name="ce16">
            <text:p>4,539.7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734</text:p>
          </table:table-cell>
          <table:table-cell office:value-type="string" table:style-name="ce8">
            <text:p>E07000221</text:p>
          </table:table-cell>
          <table:table-cell office:value-type="string" table:style-name="ce17">
            <text:p>Stratford-on-Avon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arwickshire</text:p>
          </table:table-cell>
          <table:table-cell office:value-type="float" office:value="1509.2333333333331" table:style-name="ce16">
            <text:p>1,509.23</text:p>
          </table:table-cell>
          <table:table-cell office:value-type="float" office:value="1760.7722222222221" table:style-name="ce16">
            <text:p>1,760.77</text:p>
          </table:table-cell>
          <table:table-cell office:value-type="float" office:value="2012.3111111111111" table:style-name="ce16">
            <text:p>2,012.31</text:p>
          </table:table-cell>
          <table:table-cell office:value-type="float" office:value="2263.85" table:style-name="ce16">
            <text:p>2,263.85</text:p>
          </table:table-cell>
          <table:table-cell office:value-type="float" office:value="2766.9277777777775" table:style-name="ce16">
            <text:p>2,766.93</text:p>
          </table:table-cell>
          <table:table-cell office:value-type="float" office:value="3270.0055555555555" table:style-name="ce16">
            <text:p>3,270.01</text:p>
          </table:table-cell>
          <table:table-cell office:value-type="float" office:value="3773.0833333333335" table:style-name="ce16">
            <text:p>3,773.08</text:p>
          </table:table-cell>
          <table:table-cell office:value-type="float" office:value="4527.7" table:style-name="ce16">
            <text:p>4,527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735</text:p>
          </table:table-cell>
          <table:table-cell office:value-type="string" table:style-name="ce8">
            <text:p>E07000222</text:p>
          </table:table-cell>
          <table:table-cell office:value-type="string" table:style-name="ce17">
            <text:p>Warwick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arwickshire</text:p>
          </table:table-cell>
          <table:table-cell office:value-type="float" office:value="1498.4399999999998" table:style-name="ce16">
            <text:p>1,498.44</text:p>
          </table:table-cell>
          <table:table-cell office:value-type="float" office:value="1748.1799999999998" table:style-name="ce16">
            <text:p>1,748.18</text:p>
          </table:table-cell>
          <table:table-cell office:value-type="float" office:value="1997.9199999999998" table:style-name="ce16">
            <text:p>1,997.92</text:p>
          </table:table-cell>
          <table:table-cell office:value-type="float" office:value="2247.66" table:style-name="ce16">
            <text:p>2,247.66</text:p>
          </table:table-cell>
          <table:table-cell office:value-type="float" office:value="2747.14" table:style-name="ce16">
            <text:p>2,747.14</text:p>
          </table:table-cell>
          <table:table-cell office:value-type="float" office:value="3246.62" table:style-name="ce16">
            <text:p>3,246.62</text:p>
          </table:table-cell>
          <table:table-cell office:value-type="float" office:value="3746.0999999999995" table:style-name="ce16">
            <text:p>3,746.10</text:p>
          </table:table-cell>
          <table:table-cell office:value-type="float" office:value="4495.32" table:style-name="ce16">
            <text:p>4,495.3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831</text:p>
          </table:table-cell>
          <table:table-cell office:value-type="string" table:style-name="ce8">
            <text:p>E07000223</text:p>
          </table:table-cell>
          <table:table-cell office:value-type="string" table:style-name="ce17">
            <text:p>Adur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est Sussex</text:p>
          </table:table-cell>
          <table:table-cell office:value-type="float" office:value="1547.9866666666667" table:style-name="ce16">
            <text:p>1,547.99</text:p>
          </table:table-cell>
          <table:table-cell office:value-type="float" office:value="1805.9844444444445" table:style-name="ce16">
            <text:p>1,805.98</text:p>
          </table:table-cell>
          <table:table-cell office:value-type="float" office:value="2063.9822222222224" table:style-name="ce16">
            <text:p>2,063.98</text:p>
          </table:table-cell>
          <table:table-cell office:value-type="float" office:value="2321.98" table:style-name="ce16">
            <text:p>2,321.98</text:p>
          </table:table-cell>
          <table:table-cell office:value-type="float" office:value="2837.9755555555553" table:style-name="ce16">
            <text:p>2,837.98</text:p>
          </table:table-cell>
          <table:table-cell office:value-type="float" office:value="3353.9711111111114" table:style-name="ce16">
            <text:p>3,353.97</text:p>
          </table:table-cell>
          <table:table-cell office:value-type="float" office:value="3869.9666666666662" table:style-name="ce16">
            <text:p>3,869.97</text:p>
          </table:table-cell>
          <table:table-cell office:value-type="float" office:value="4643.96" table:style-name="ce16">
            <text:p>4,643.9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832</text:p>
          </table:table-cell>
          <table:table-cell office:value-type="string" table:style-name="ce8">
            <text:p>E07000224</text:p>
          </table:table-cell>
          <table:table-cell office:value-type="string" table:style-name="ce17">
            <text:p>Arun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est Sussex</text:p>
          </table:table-cell>
          <table:table-cell office:value-type="float" office:value="1507.9466666666667" table:style-name="ce16">
            <text:p>1,507.95</text:p>
          </table:table-cell>
          <table:table-cell office:value-type="float" office:value="1759.2711111111112" table:style-name="ce16">
            <text:p>1,759.27</text:p>
          </table:table-cell>
          <table:table-cell office:value-type="float" office:value="2010.5955555555556" table:style-name="ce16">
            <text:p>2,010.60</text:p>
          </table:table-cell>
          <table:table-cell office:value-type="float" office:value="2261.92" table:style-name="ce16">
            <text:p>2,261.92</text:p>
          </table:table-cell>
          <table:table-cell office:value-type="float" office:value="2764.568888888889" table:style-name="ce16">
            <text:p>2,764.57</text:p>
          </table:table-cell>
          <table:table-cell office:value-type="float" office:value="3267.2177777777779" table:style-name="ce16">
            <text:p>3,267.22</text:p>
          </table:table-cell>
          <table:table-cell office:value-type="float" office:value="3769.8666666666668" table:style-name="ce16">
            <text:p>3,769.87</text:p>
          </table:table-cell>
          <table:table-cell office:value-type="float" office:value="4523.84" table:style-name="ce16">
            <text:p>4,523.8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833</text:p>
          </table:table-cell>
          <table:table-cell office:value-type="string" table:style-name="ce8">
            <text:p>E07000225</text:p>
          </table:table-cell>
          <table:table-cell office:value-type="string" table:style-name="ce17">
            <text:p>Chichester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est Sussex</text:p>
          </table:table-cell>
          <table:table-cell office:value-type="float" office:value="1491.76" table:style-name="ce16">
            <text:p>1,491.76</text:p>
          </table:table-cell>
          <table:table-cell office:value-type="float" office:value="1740.3866666666665" table:style-name="ce16">
            <text:p>1,740.39</text:p>
          </table:table-cell>
          <table:table-cell office:value-type="float" office:value="1989.0133333333333" table:style-name="ce16">
            <text:p>1,989.01</text:p>
          </table:table-cell>
          <table:table-cell office:value-type="float" office:value="2237.64" table:style-name="ce16">
            <text:p>2,237.64</text:p>
          </table:table-cell>
          <table:table-cell office:value-type="float" office:value="2734.893333333333" table:style-name="ce16">
            <text:p>2,734.89</text:p>
          </table:table-cell>
          <table:table-cell office:value-type="float" office:value="3232.1466666666665" table:style-name="ce16">
            <text:p>3,232.15</text:p>
          </table:table-cell>
          <table:table-cell office:value-type="float" office:value="3729.3999999999996" table:style-name="ce16">
            <text:p>3,729.40</text:p>
          </table:table-cell>
          <table:table-cell office:value-type="float" office:value="4475.28" table:style-name="ce16">
            <text:p>4,475.2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834</text:p>
          </table:table-cell>
          <table:table-cell office:value-type="string" table:style-name="ce8">
            <text:p>E07000226</text:p>
          </table:table-cell>
          <table:table-cell office:value-type="string" table:style-name="ce17">
            <text:p>Crawley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est Sussex</text:p>
          </table:table-cell>
          <table:table-cell office:value-type="float" office:value="1466.64" table:style-name="ce16">
            <text:p>1,466.64</text:p>
          </table:table-cell>
          <table:table-cell office:value-type="float" office:value="1711.0800000000002" table:style-name="ce16">
            <text:p>1,711.08</text:p>
          </table:table-cell>
          <table:table-cell office:value-type="float" office:value="1955.52" table:style-name="ce16">
            <text:p>1,955.52</text:p>
          </table:table-cell>
          <table:table-cell office:value-type="float" office:value="2199.96" table:style-name="ce16">
            <text:p>2,199.96</text:p>
          </table:table-cell>
          <table:table-cell office:value-type="float" office:value="2688.84" table:style-name="ce16">
            <text:p>2,688.84</text:p>
          </table:table-cell>
          <table:table-cell office:value-type="float" office:value="3177.72" table:style-name="ce16">
            <text:p>3,177.72</text:p>
          </table:table-cell>
          <table:table-cell office:value-type="float" office:value="3666.6000000000004" table:style-name="ce16">
            <text:p>3,666.60</text:p>
          </table:table-cell>
          <table:table-cell office:value-type="float" office:value="4399.92" table:style-name="ce16">
            <text:p>4,399.9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835</text:p>
          </table:table-cell>
          <table:table-cell office:value-type="string" table:style-name="ce8">
            <text:p>E07000227</text:p>
          </table:table-cell>
          <table:table-cell office:value-type="string" table:style-name="ce17">
            <text:p>Horsham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est Sussex</text:p>
          </table:table-cell>
          <table:table-cell office:value-type="float" office:value="1475.2733333333333" table:style-name="ce16">
            <text:p>1,475.27</text:p>
          </table:table-cell>
          <table:table-cell office:value-type="float" office:value="1721.152222222222" table:style-name="ce16">
            <text:p>1,721.15</text:p>
          </table:table-cell>
          <table:table-cell office:value-type="float" office:value="1967.0311111111109" table:style-name="ce16">
            <text:p>1,967.03</text:p>
          </table:table-cell>
          <table:table-cell office:value-type="float" office:value="2212.91" table:style-name="ce16">
            <text:p>2,212.91</text:p>
          </table:table-cell>
          <table:table-cell office:value-type="float" office:value="2704.6677777777777" table:style-name="ce16">
            <text:p>2,704.67</text:p>
          </table:table-cell>
          <table:table-cell office:value-type="float" office:value="3196.4255555555555" table:style-name="ce16">
            <text:p>3,196.43</text:p>
          </table:table-cell>
          <table:table-cell office:value-type="float" office:value="3688.1833333333325" table:style-name="ce16">
            <text:p>3,688.18</text:p>
          </table:table-cell>
          <table:table-cell office:value-type="float" office:value="4425.82" table:style-name="ce16">
            <text:p>4,425.8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836</text:p>
          </table:table-cell>
          <table:table-cell office:value-type="string" table:style-name="ce8">
            <text:p>E07000228</text:p>
          </table:table-cell>
          <table:table-cell office:value-type="string" table:style-name="ce17">
            <text:p>Mid Sussex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est Sussex</text:p>
          </table:table-cell>
          <table:table-cell office:value-type="float" office:value="1497.28" table:style-name="ce16">
            <text:p>1,497.28</text:p>
          </table:table-cell>
          <table:table-cell office:value-type="float" office:value="1746.8266666666668" table:style-name="ce16">
            <text:p>1,746.83</text:p>
          </table:table-cell>
          <table:table-cell office:value-type="float" office:value="1996.3733333333334" table:style-name="ce16">
            <text:p>1,996.37</text:p>
          </table:table-cell>
          <table:table-cell office:value-type="float" office:value="2245.92" table:style-name="ce16">
            <text:p>2,245.92</text:p>
          </table:table-cell>
          <table:table-cell office:value-type="float" office:value="2745.0133333333338" table:style-name="ce16">
            <text:p>2,745.01</text:p>
          </table:table-cell>
          <table:table-cell office:value-type="float" office:value="3244.1066666666666" table:style-name="ce16">
            <text:p>3,244.11</text:p>
          </table:table-cell>
          <table:table-cell office:value-type="float" office:value="3743.2000000000003" table:style-name="ce16">
            <text:p>3,743.20</text:p>
          </table:table-cell>
          <table:table-cell office:value-type="float" office:value="4491.84" table:style-name="ce16">
            <text:p>4,491.8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3837</text:p>
          </table:table-cell>
          <table:table-cell office:value-type="string" table:style-name="ce8">
            <text:p>E07000229</text:p>
          </table:table-cell>
          <table:table-cell office:value-type="string" table:style-name="ce17">
            <text:p>Worthing</text:p>
          </table:table-cell>
          <table:table-cell office:value-type="string" table:style-name="ce5">
            <text:p>SE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est Sussex</text:p>
          </table:table-cell>
          <table:table-cell office:value-type="float" office:value="1490.3466666666666" table:style-name="ce16">
            <text:p>1,490.35</text:p>
          </table:table-cell>
          <table:table-cell office:value-type="float" office:value="1738.7377777777776" table:style-name="ce16">
            <text:p>1,738.74</text:p>
          </table:table-cell>
          <table:table-cell office:value-type="float" office:value="1987.1288888888889" table:style-name="ce16">
            <text:p>1,987.13</text:p>
          </table:table-cell>
          <table:table-cell office:value-type="float" office:value="2235.52" table:style-name="ce16">
            <text:p>2,235.52</text:p>
          </table:table-cell>
          <table:table-cell office:value-type="float" office:value="2732.3022222222226" table:style-name="ce16">
            <text:p>2,732.30</text:p>
          </table:table-cell>
          <table:table-cell office:value-type="float" office:value="3229.0844444444442" table:style-name="ce16">
            <text:p>3,229.08</text:p>
          </table:table-cell>
          <table:table-cell office:value-type="float" office:value="3725.8666666666668" table:style-name="ce16">
            <text:p>3,725.87</text:p>
          </table:table-cell>
          <table:table-cell office:value-type="float" office:value="4471.04" table:style-name="ce16">
            <text:p>4,471.0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831</text:p>
          </table:table-cell>
          <table:table-cell office:value-type="string" table:style-name="ce8">
            <text:p>E07000234</text:p>
          </table:table-cell>
          <table:table-cell office:value-type="string" table:style-name="ce17">
            <text:p>Bromsgrove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orcestershire</text:p>
          </table:table-cell>
          <table:table-cell office:value-type="float" office:value="1463.8999999999999" table:style-name="ce16">
            <text:p>1,463.90</text:p>
          </table:table-cell>
          <table:table-cell office:value-type="float" office:value="1707.8833333333332" table:style-name="ce16">
            <text:p>1,707.88</text:p>
          </table:table-cell>
          <table:table-cell office:value-type="float" office:value="1951.8666666666666" table:style-name="ce16">
            <text:p>1,951.87</text:p>
          </table:table-cell>
          <table:table-cell office:value-type="float" office:value="2195.85" table:style-name="ce16">
            <text:p>2,195.85</text:p>
          </table:table-cell>
          <table:table-cell office:value-type="float" office:value="2683.8166666666666" table:style-name="ce16">
            <text:p>2,683.82</text:p>
          </table:table-cell>
          <table:table-cell office:value-type="float" office:value="3171.7833333333333" table:style-name="ce16">
            <text:p>3,171.78</text:p>
          </table:table-cell>
          <table:table-cell office:value-type="float" office:value="3659.75" table:style-name="ce16">
            <text:p>3,659.75</text:p>
          </table:table-cell>
          <table:table-cell office:value-type="float" office:value="4391.7" table:style-name="ce16">
            <text:p>4,391.7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851</text:p>
          </table:table-cell>
          <table:table-cell office:value-type="string" table:style-name="ce8">
            <text:p>E07000235</text:p>
          </table:table-cell>
          <table:table-cell office:value-type="string" table:style-name="ce17">
            <text:p>Malvern Hills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orcestershire</text:p>
          </table:table-cell>
          <table:table-cell office:value-type="float" office:value="1453.8200000000002" table:style-name="ce16">
            <text:p>1,453.82</text:p>
          </table:table-cell>
          <table:table-cell office:value-type="float" office:value="1696.1233333333334" table:style-name="ce16">
            <text:p>1,696.12</text:p>
          </table:table-cell>
          <table:table-cell office:value-type="float" office:value="1938.4266666666667" table:style-name="ce16">
            <text:p>1,938.43</text:p>
          </table:table-cell>
          <table:table-cell office:value-type="float" office:value="2180.73" table:style-name="ce16">
            <text:p>2,180.73</text:p>
          </table:table-cell>
          <table:table-cell office:value-type="float" office:value="2665.3366666666666" table:style-name="ce16">
            <text:p>2,665.34</text:p>
          </table:table-cell>
          <table:table-cell office:value-type="float" office:value="3149.9433333333336" table:style-name="ce16">
            <text:p>3,149.94</text:p>
          </table:table-cell>
          <table:table-cell office:value-type="float" office:value="3634.55" table:style-name="ce16">
            <text:p>3,634.55</text:p>
          </table:table-cell>
          <table:table-cell office:value-type="float" office:value="4361.46" table:style-name="ce16">
            <text:p>4,361.46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835</text:p>
          </table:table-cell>
          <table:table-cell office:value-type="string" table:style-name="ce8">
            <text:p>E07000236</text:p>
          </table:table-cell>
          <table:table-cell office:value-type="string" table:style-name="ce17">
            <text:p>Redditch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orcestershire</text:p>
          </table:table-cell>
          <table:table-cell office:value-type="float" office:value="1457" table:style-name="ce16">
            <text:p>1,457.00</text:p>
          </table:table-cell>
          <table:table-cell office:value-type="float" office:value="1699.8333333333333" table:style-name="ce16">
            <text:p>1,699.83</text:p>
          </table:table-cell>
          <table:table-cell office:value-type="float" office:value="1942.6666666666667" table:style-name="ce16">
            <text:p>1,942.67</text:p>
          </table:table-cell>
          <table:table-cell office:value-type="float" office:value="2185.5" table:style-name="ce16">
            <text:p>2,185.50</text:p>
          </table:table-cell>
          <table:table-cell office:value-type="float" office:value="2671.1666666666665" table:style-name="ce16">
            <text:p>2,671.17</text:p>
          </table:table-cell>
          <table:table-cell office:value-type="float" office:value="3156.8333333333335" table:style-name="ce16">
            <text:p>3,156.83</text:p>
          </table:table-cell>
          <table:table-cell office:value-type="float" office:value="3642.5" table:style-name="ce16">
            <text:p>3,642.50</text:p>
          </table:table-cell>
          <table:table-cell office:value-type="float" office:value="4371" table:style-name="ce16">
            <text:p>4,371.0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837</text:p>
          </table:table-cell>
          <table:table-cell office:value-type="string" table:style-name="ce8">
            <text:p>E07000237</text:p>
          </table:table-cell>
          <table:table-cell office:value-type="string" table:style-name="ce17">
            <text:p>Worcester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orcestershire</text:p>
          </table:table-cell>
          <table:table-cell office:value-type="float" office:value="1421.08" table:style-name="ce16">
            <text:p>1,421.08</text:p>
          </table:table-cell>
          <table:table-cell office:value-type="float" office:value="1657.9266666666667" table:style-name="ce16">
            <text:p>1,657.93</text:p>
          </table:table-cell>
          <table:table-cell office:value-type="float" office:value="1894.7733333333333" table:style-name="ce16">
            <text:p>1,894.77</text:p>
          </table:table-cell>
          <table:table-cell office:value-type="float" office:value="2131.62" table:style-name="ce16">
            <text:p>2,131.62</text:p>
          </table:table-cell>
          <table:table-cell office:value-type="float" office:value="2605.3133333333335" table:style-name="ce16">
            <text:p>2,605.31</text:p>
          </table:table-cell>
          <table:table-cell office:value-type="float" office:value="3079.0066666666662" table:style-name="ce16">
            <text:p>3,079.01</text:p>
          </table:table-cell>
          <table:table-cell office:value-type="float" office:value="3552.7" table:style-name="ce16">
            <text:p>3,552.70</text:p>
          </table:table-cell>
          <table:table-cell office:value-type="float" office:value="4263.24" table:style-name="ce16">
            <text:p>4,263.24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838</text:p>
          </table:table-cell>
          <table:table-cell office:value-type="string" table:style-name="ce8">
            <text:p>E07000238</text:p>
          </table:table-cell>
          <table:table-cell office:value-type="string" table:style-name="ce17">
            <text:p>Wychavon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orcestershire</text:p>
          </table:table-cell>
          <table:table-cell office:value-type="float" office:value="1400.4333333333334" table:style-name="ce16">
            <text:p>1,400.43</text:p>
          </table:table-cell>
          <table:table-cell office:value-type="float" office:value="1633.838888888889" table:style-name="ce16">
            <text:p>1,633.84</text:p>
          </table:table-cell>
          <table:table-cell office:value-type="float" office:value="1867.2444444444445" table:style-name="ce16">
            <text:p>1,867.24</text:p>
          </table:table-cell>
          <table:table-cell office:value-type="float" office:value="2100.65" table:style-name="ce16">
            <text:p>2,100.65</text:p>
          </table:table-cell>
          <table:table-cell office:value-type="float" office:value="2567.4611111111112" table:style-name="ce16">
            <text:p>2,567.46</text:p>
          </table:table-cell>
          <table:table-cell office:value-type="float" office:value="3034.2722222222224" table:style-name="ce16">
            <text:p>3,034.27</text:p>
          </table:table-cell>
          <table:table-cell office:value-type="float" office:value="3501.0833333333335" table:style-name="ce16">
            <text:p>3,501.08</text:p>
          </table:table-cell>
          <table:table-cell office:value-type="float" office:value="4201.3" table:style-name="ce16">
            <text:p>4,201.3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8">
            <text:p>E1839</text:p>
          </table:table-cell>
          <table:table-cell office:value-type="string" table:style-name="ce8">
            <text:p>E07000239</text:p>
          </table:table-cell>
          <table:table-cell office:value-type="string" table:style-name="ce17">
            <text:p>Wyre Forest</text:p>
          </table:table-cell>
          <table:table-cell office:value-type="string" table:style-name="ce5">
            <text:p>WM</text:p>
          </table:table-cell>
          <table:table-cell office:value-type="string" table:style-name="ce15">
            <text:p>SD</text:p>
          </table:table-cell>
          <table:table-cell office:value-type="string" table:style-name="ce8">
            <text:p>Worcestershire</text:p>
          </table:table-cell>
          <table:table-cell office:value-type="float" office:value="1476.38" table:style-name="ce16">
            <text:p>1,476.38</text:p>
          </table:table-cell>
          <table:table-cell office:value-type="float" office:value="1722.4433333333336" table:style-name="ce16">
            <text:p>1,722.44</text:p>
          </table:table-cell>
          <table:table-cell office:value-type="float" office:value="1968.5066666666669" table:style-name="ce16">
            <text:p>1,968.51</text:p>
          </table:table-cell>
          <table:table-cell office:value-type="float" office:value="2214.5700000000002" table:style-name="ce16">
            <text:p>2,214.57</text:p>
          </table:table-cell>
          <table:table-cell office:value-type="float" office:value="2706.6966666666667" table:style-name="ce16">
            <text:p>2,706.70</text:p>
          </table:table-cell>
          <table:table-cell office:value-type="float" office:value="3198.8233333333337" table:style-name="ce16">
            <text:p>3,198.82</text:p>
          </table:table-cell>
          <table:table-cell office:value-type="float" office:value="3690.9500000000003" table:style-name="ce16">
            <text:p>3,690.95</text:p>
          </table:table-cell>
          <table:table-cell office:value-type="float" office:value="4429.1400000000003" table:style-name="ce16">
            <text:p>4,429.14</text:p>
          </table:table-cell>
          <table:table-cell table:style-name="ce5"/>
          <table:table-cell table:number-columns-repeated="16369"/>
        </table:table-row>
        <table:table-row table:number-rows-repeated="1048277" table:style-name="ro2">
          <table:table-cell table:number-columns-repeated="16384"/>
        </table:table-row>
      </table:table>
      <table:table table:name="Notes" table:style-name="ta2">
        <table:table-column table:style-name="co8" table:default-cell-style-name="ce7"/>
        <table:table-column table:style-name="co9" table:default-cell-style-name="ce7"/>
        <table:table-column table:style-name="co8" table:number-columns-repeated="16382" table:default-cell-style-name="ce7"/>
        <table:table-row table:style-name="ro1">
          <table:table-cell office:value-type="string" table:style-name="ce24">
            <text:p>Notes</text:p>
          </table:table-cell>
          <table:table-cell table:style-name="ce17"/>
          <table:table-cell table:number-columns-repeated="16382"/>
        </table:table-row>
        <table:table-row table:style-name="ro2">
          <table:table-cell office:value-type="string" table:style-name="ce17">
            <text:p>This worksheet contains one table with notes and definitions associated with Table 8.</text:p>
          </table:table-cell>
          <table:table-cell table:style-name="ce17"/>
          <table:table-cell table:number-columns-repeated="16382"/>
        </table:table-row>
        <table:table-row table:style-name="ro2">
          <table:table-cell office:value-type="string" table:style-name="ce12">
            <text:p>Note</text:p>
          </table:table-cell>
          <table:table-cell office:value-type="string" table:style-name="ce12">
            <text:p>Note text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[note a]</text:p>
          </table:table-cell>
          <table:table-cell office:value-type="string" table:style-name="ce26">
            <text:p>Figures include adult social care and parish precepts.</text:p>
          </table:table-cell>
          <table:table-cell table:number-columns-repeated="16382"/>
        </table:table-row>
        <table:table-row table:style-name="ro5">
          <table:table-cell office:value-type="string" table:style-name="ce25">
            <text:p>[note b]</text:p>
          </table:table-cell>
          <table:table-cell office:value-type="string" table:style-name="ce26">
            <text:p>The ratios of other bands to Band D are: A 6/9; B 7/9; C 8/9; E 11/9; F 13/9; G 15/9; H 18/9.</text:p>
          </table:table-cell>
          <table:table-cell table:number-columns-repeated="16382"/>
        </table:table-row>
        <table:table-row table:number-rows-repeated="1048571" table:style-name="ro4">
          <table:table-cell table:number-columns-repeated="16384"/>
        </table:table-row>
      </table:table>
      <table:database-ranges>
        <table:database-range table:target-range-address="Table_8.A3:Table_8.O299" table:name="Table2" table:display-filter-buttons="false"/>
        <table:database-range table:target-range-address="Notes.A3:Notes.B5" table:name="Note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0" number:min-decimal-places="0" number:min-integer-digits="1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rmal_London" style:family="table-cell" style:data-style-name="N36">
      <style:table-cell-properties style:vertical-align="automatic" fo:background-color="transparent"/>
      <style:text-properties fo:color="#000000" style:font-name="Courier" style:font-name-asian="Courier" style:font-name-complex="Courier" fo:font-size="10pt" style:font-size-asian="10pt" style:font-size-complex="10pt" style:font-family-generic="modern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4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5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6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7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8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/></text:span><text:span text:style-name="T1">OFFICIAL-SENSITIVE</text:span><text:span text:style-name="T1"> </text:span><text:span text:style-name="T1">-</text:span><text:span text:style-name="T1"> </text:span><text:span text:style-name="T1">DLUHC</text:span><text:span text:style-name="T1"> </text:span><text:span text:style-name="T1">USE</text:span><text:span text:style-name="T1"> </text:span><text:span text:style-name="T1">ONLY</text:span><text:span text:style-name="T2">#</text:span></text:p>
        <text:p/>
      </style:header>
      <style:header-left style:display="false"/>
      <style:header-first/>
      <style:footer>
        <text:p/>
        <text:p><text:span text:style-name="T3">#</text:span><text:span text:style-name="T4"> </text:span><text:span text:style-name="T4">OFFICIAL-SENSITIVE</text:span><text:span text:style-name="T4"> </text:span><text:span text:style-name="T4">-</text:span><text:span text:style-name="T4"> </text:span><text:span text:style-name="T4">DLUHC</text:span><text:span text:style-name="T4"> </text:span><text:span text:style-name="T4">USE</text:span><text:span text:style-name="T4"> </text:span><text:span text:style-name="T4">ONLY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5"><text:s/></text:span><text:span text:style-name="T5">OFFICIAL-SENSITIVE</text:span><text:span text:style-name="T5"> </text:span><text:span text:style-name="T5">-</text:span><text:span text:style-name="T5"> </text:span><text:span text:style-name="T5">DLUHC</text:span><text:span text:style-name="T5"> </text:span><text:span text:style-name="T5">USE</text:span><text:span text:style-name="T5"> </text:span><text:span text:style-name="T5">ONLY</text:span><text:span text:style-name="T6">#</text:span></text:p>
        <text:p/>
      </style:header>
      <style:header-left style:display="false"/>
      <style:header-first/>
      <style:footer>
        <text:p/>
        <text:p><text:span text:style-name="T7">#</text:span><text:span text:style-name="T8"> </text:span><text:span text:style-name="T8">OFFICIAL-SENSITIVE</text:span><text:span text:style-name="T8"> </text:span><text:span text:style-name="T8">-</text:span><text:span text:style-name="T8"> </text:span><text:span text:style-name="T8">DLUHC</text:span><text:span text:style-name="T8"> </text:span><text:span text:style-name="T8">USE</text:span><text:span text:style-name="T8"> </text:span><text:span text:style-name="T8">ONLY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dc:description/>
    <dc:subject/>
    <meta:initial-creator>Benjamin Rees</meta:initial-creator>
    <dc:creator>Olivia McDonnell</dc:creator>
    <meta:creation-date>2015-06-05T18:17:20Z</meta:creation-date>
    <dc:date>2024-03-20T10:27:38Z</dc:date>
    <meta:user-defined meta:name="ContentTypeId">0x010100ECCB7E1F660E4D499F35AD51896216AD</meta:user-defined>
    <meta:user-defined meta:name="MediaServiceImageTags"/>
  </office:meta>
</office:document-meta>
</file>